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72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4.39cm"/>
    </style:style>
    <style:style style:name="co4" style:family="table-column">
      <style:table-column-properties fo:break-before="auto" style:column-width="4.419cm"/>
    </style:style>
    <style:style style:name="co5" style:family="table-column">
      <style:table-column-properties fo:break-before="auto" style:column-width="3.944cm"/>
    </style:style>
    <style:style style:name="co6" style:family="table-column">
      <style:table-column-properties fo:break-before="auto" style:column-width="3.664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4.083cm"/>
    </style:style>
    <style:style style:name="co9" style:family="table-column">
      <style:table-column-properties fo:break-before="auto" style:column-width="3.385cm"/>
    </style:style>
    <style:style style:name="co10" style:family="table-column">
      <style:table-column-properties fo:break-before="auto" style:column-width="2.489cm"/>
    </style:style>
    <style:style style:name="co11" style:family="table-column">
      <style:table-column-properties fo:break-before="auto" style:column-width="1.93cm"/>
    </style:style>
    <style:style style:name="co12" style:family="table-column">
      <style:table-column-properties fo:break-before="auto" style:column-width="2.545cm"/>
    </style:style>
    <style:style style:name="co13" style:family="table-column">
      <style:table-column-properties fo:break-before="auto" style:column-width="2.208cm"/>
    </style:style>
    <style:style style:name="co14" style:family="table-column">
      <style:table-column-properties fo:break-before="auto" style:column-width="3.104cm"/>
    </style:style>
    <style:style style:name="co15" style:family="table-column">
      <style:table-column-properties fo:break-before="auto" style:column-width="3.692cm"/>
    </style:style>
    <style:style style:name="co16" style:family="table-column">
      <style:table-column-properties fo:break-before="auto" style:column-width="1.986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013cm"/>
    </style:style>
    <style:style style:name="co19" style:family="table-column">
      <style:table-column-properties fo:break-before="auto" style:column-width="2.071cm"/>
    </style:style>
    <style:style style:name="co20" style:family="table-column">
      <style:table-column-properties fo:break-before="auto" style:column-width="7.02cm"/>
    </style:style>
    <style:style style:name="co21" style:family="table-column">
      <style:table-column-properties fo:break-before="auto" style:column-width="1.699cm"/>
    </style:style>
    <style:style style:name="co22" style:family="table-column">
      <style:table-column-properties fo:break-before="auto" style:column-width="1.621cm"/>
    </style:style>
    <style:style style:name="co23" style:family="table-column">
      <style:table-column-properties fo:break-before="auto" style:column-width="2.517cm"/>
    </style:style>
    <style:style style:name="co24" style:family="table-column">
      <style:table-column-properties fo:break-before="auto" style:column-width="2.406cm"/>
    </style:style>
    <style:style style:name="co25" style:family="table-column">
      <style:table-column-properties fo:break-before="auto" style:column-width="2.321cm"/>
    </style:style>
    <style:style style:name="co26" style:family="table-column">
      <style:table-column-properties fo:break-before="auto" style:column-width="2.992cm"/>
    </style:style>
    <style:style style:name="co27" style:family="table-column">
      <style:table-column-properties fo:break-before="auto" style:column-width="3.383cm"/>
    </style:style>
    <style:style style:name="co28" style:family="table-column">
      <style:table-column-properties fo:break-before="auto" style:column-width="3.524cm"/>
    </style:style>
    <style:style style:name="co29" style:family="table-column">
      <style:table-column-properties fo:break-before="auto" style:column-width="3.246cm"/>
    </style:style>
    <style:style style:name="co30" style:family="table-column">
      <style:table-column-properties fo:break-before="auto" style:column-width="2.574cm"/>
    </style:style>
    <style:style style:name="co31" style:family="table-column">
      <style:table-column-properties fo:break-before="auto" style:column-width="2.097cm"/>
    </style:style>
    <style:style style:name="co32" style:family="table-column">
      <style:table-column-properties fo:break-before="auto" style:column-width="2.461cm"/>
    </style:style>
    <style:style style:name="co33" style:family="table-column">
      <style:table-column-properties fo:break-before="auto" style:column-width="2.069cm"/>
    </style:style>
    <style:style style:name="co34" style:family="table-column">
      <style:table-column-properties fo:break-before="auto" style:column-width="2.432cm"/>
    </style:style>
    <style:style style:name="co39" style:family="table-column">
      <style:table-column-properties fo:break-before="auto" style:column-width="5.539cm"/>
    </style:style>
    <style:style style:name="co40" style:family="table-column">
      <style:table-column-properties fo:break-before="auto" style:column-width="2.182cm"/>
    </style:style>
    <style:style style:name="co41" style:family="table-column">
      <style:table-column-properties fo:break-before="auto" style:column-width="3.831cm"/>
    </style:style>
    <style:style style:name="co42" style:family="table-column">
      <style:table-column-properties fo:break-before="auto" style:column-width="1.51cm"/>
    </style:style>
    <style:style style:name="co43" style:family="table-column">
      <style:table-column-properties fo:break-before="auto" style:column-width="3.803cm"/>
    </style:style>
    <style:style style:name="co44" style:family="table-column">
      <style:table-column-properties fo:break-before="auto" style:column-width="3.244cm"/>
    </style:style>
    <style:style style:name="co45" style:family="table-column">
      <style:table-column-properties fo:break-before="auto" style:column-width="3.161cm"/>
    </style:style>
    <style:style style:name="co46" style:family="table-column">
      <style:table-column-properties fo:break-before="auto" style:column-width="3.607cm"/>
    </style:style>
    <style:style style:name="co47" style:family="table-column">
      <style:table-column-properties fo:break-before="auto" style:column-width="3.41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1.693cm" fo:break-before="auto" style:use-optimal-row-height="fals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PageStyle_5f_земельный_20_участок">
      <style:table-properties table:display="true" style:writing-mode="lr-tb"/>
    </style:style>
    <style:style style:name="ta2" style:family="table" style:master-page-name="PageStyle_5f_Мног_5f_колич_5f_блоков">
      <style:table-properties table:display="true" style:writing-mode="lr-tb"/>
    </style:style>
    <style:style style:name="ta3" style:family="table" style:master-page-name="PageStyle_5f_Много_5f_кол_5f_бло_5f_огр">
      <style:table-properties table:display="true" style:writing-mode="lr-tb"/>
    </style:style>
    <style:style style:name="ta4" style:family="table" style:master-page-name="PageStyle_5f_Много_5f_кол_5f_энерг_5f_огр">
      <style:table-properties table:display="true" style:writing-mode="lr-tb"/>
    </style:style>
    <style:style style:name="ta5" style:family="table" style:master-page-name="PageStyle_5f_блоки_5f_площади_5f_огражд">
      <style:table-properties table:display="true" style:writing-mode="lr-tb"/>
    </style:style>
    <style:style style:name="ta6" style:family="table" style:master-page-name="PageStyle_5f_Мног_5f_колич_5f_квартир">
      <style:table-properties table:display="true" style:writing-mode="lr-tb"/>
    </style:style>
    <style:style style:name="ta7" style:family="table" style:master-page-name="PageStyle_5f_Мног_5f_электро">
      <style:table-properties table:display="true" style:writing-mode="lr-tb"/>
    </style:style>
    <style:style style:name="ta8" style:family="table" style:master-page-name="PageStyle_5f_Мног_5f_колич_5f_жителей">
      <style:table-properties table:display="true" style:writing-mode="lr-tb"/>
    </style:style>
    <style:style style:name="ta9" style:family="table" style:master-page-name="PageStyle_5f_Мног_5f_колич_5f_кухня">
      <style:table-properties table:display="true" style:writing-mode="lr-tb"/>
    </style:style>
    <style:style style:name="ta10" style:family="table" style:master-page-name="PageStyle_5f_Мног_5f_потреб_5f_вода">
      <style:table-properties table:display="true" style:writing-mode="lr-tb"/>
    </style:style>
    <style:style style:name="ta11" style:family="table" style:master-page-name="PageStyle_5f_Мног_5f_вода_5f_нагрев">
      <style:table-properties table:display="true" style:writing-mode="lr-tb"/>
    </style:style>
    <style:style style:name="ta12" style:family="table" style:master-page-name="PageStyle_5f_Мног_5f_показ_5f_благоуст_5f_норматив">
      <style:table-properties table:display="true" style:writing-mode="lr-tb"/>
    </style:style>
    <style:style style:name="ta14" style:family="table" style:master-page-name="PageStyle_5f_Осн._5f_характ_5f_ки_5f_малоэт_5f_кварт">
      <style:table-properties table:display="true" style:writing-mode="lr-tb"/>
    </style:style>
    <style:style style:name="ta15" style:family="table" style:master-page-name="PageStyle_5f_1тип_28_3кв_29_">
      <style:table-properties table:display="true" style:writing-mode="lr-tb"/>
    </style:style>
    <style:style style:name="ta16" style:family="table" style:master-page-name="PageStyle_5f_2тип_28_4кв_29_">
      <style:table-properties table:display="true" style:writing-mode="lr-tb"/>
    </style:style>
    <style:style style:name="ta17" style:family="table" style:master-page-name="PageStyle_5f_У_5f_1тип_28_3кв_29_">
      <style:table-properties table:display="true" style:writing-mode="lr-tb"/>
    </style:style>
    <style:style style:name="ta18" style:family="table" style:master-page-name="PageStyle_5f_У_5f_2тип_28_4кв_29_">
      <style:table-properties table:display="true" style:writing-mode="lr-tb"/>
    </style:style>
    <style:style style:name="ta19" style:family="table" style:master-page-name="PageStyle_5f_Малоэтажка_5f_площади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" style:family="table-cell" style:parent-style-name="Default" style:data-style-name="N100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2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0.74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2.49pt solid #000000" style:cell-protect="protected" style:print-content="tru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rotation-align="none"/>
    </style:style>
    <style:style style:name="ce5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60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</style:style>
    <style:style style:name="ce61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style:cell-protect="protected" style:print-content="true" style:rotation-align="none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68" style:family="table-cell" style:parent-style-name="Default">
      <style:table-cell-properties style:diagonal-bl-tr="none" style:diagonal-tl-br="none" fo:border="0.74pt solid #000000" style:rotation-align="none"/>
    </style:style>
    <style:style style:name="ce6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8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8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8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9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9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97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9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2" style:family="table-cell" style:parent-style-name="Default">
      <style:table-cell-properties fo:border-bottom="0.74pt solid #000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0.74pt solid #000000"/>
    </style:style>
    <style:style style:name="ce1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style:diagonal-bl-tr="none" style:diagonal-tl-br="none" fo:border-left="2.49pt solid #000000" fo:border-right="none" style:rotation-align="none" fo:border-top="none"/>
    </style:style>
    <style:style style:name="ce128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1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3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7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0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1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</style:style>
    <style:style style:name="ce142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4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6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0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2" style:family="table-cell" style:parent-style-name="Default" style:data-style-name="N100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4" style:family="table-cell" style:parent-style-name="Default" style:data-style-name="N100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0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</style:style>
    <style:style style:name="ce3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11" style:family="table-cell" style:parent-style-name="Default" style:data-style-name="N100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14" style:family="table-cell" style:parent-style-name="Default" style:data-style-name="N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6" style:family="table-cell" style:parent-style-name="Default" style:data-style-name="N2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3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3" style:family="table-cell" style:parent-style-name="Default">
      <style:table-cell-properties fo:border-bottom="2.49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6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0.74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7" style:family="table-cell" style:parent-style-name="Default">
      <style:table-cell-properties style:cell-protect="protected" style:print-content="tru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8" style:family="table-cell" style:parent-style-name="Default">
      <style:table-cell-properties fo:border-bottom="2.49pt solid #000000" style:cell-protect="protected" style:print-content="tru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0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2" style:family="table-cell" style:parent-style-name="Default" style:data-style-name="N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3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4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5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6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8" style:family="table-cell" style:parent-style-name="Default" style:data-style-name="N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9" style:family="table-cell" style:parent-style-name="Default">
      <style:table-cell-properties style:rotation-align="none"/>
    </style:style>
    <style:style style:name="ce340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</style:style>
    <style:style style:name="ce341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</style:style>
    <style:style style:name="ce342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3" style:family="table-cell" style:parent-style-name="Default">
      <style:table-cell-properties fo:border-bottom="none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4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5" style:family="table-cell" style:parent-style-name="Default">
      <style:table-cell-properties style:cell-protect="protected" style:print-content="true" style:rotation-align="none"/>
    </style:style>
    <style:style style:name="ce3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49" style:family="table-cell" style:parent-style-name="Default">
      <style:table-cell-properties style:diagonal-bl-tr="none" style:diagonal-tl-br="none" fo:border="0.74pt solid #000000" style:rotation-align="none"/>
    </style:style>
    <style:style style:name="ce35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2" style:family="table-cell" style:parent-style-name="Default" style:data-style-name="N100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0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6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6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7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7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7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2.49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78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8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548235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39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400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1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0" style:family="table-cell" style:parent-style-name="Default" style:data-style-name="N156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4" style:family="table-cell" style:parent-style-name="Default">
      <style:table-cell-properties fo:border-bottom="0.74pt solid #000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5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6" style:family="table-cell" style:parent-style-name="Default">
      <style:table-cell-properties fo:border-bottom="0.74pt solid #000000" style:diagonal-bl-tr="none" style:diagonal-tl-br="none" fo:border-left="2.49pt solid #000000" fo:border-right="0.74pt solid #000000" style:rotation-align="none" fo:border-top="0.74pt solid #000000"/>
    </style:style>
    <style:style style:name="ce4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9" style:family="table-cell" style:parent-style-name="Default">
      <style:table-cell-properties fo:border-bottom="0.74pt solid #000000" style:diagonal-bl-tr="none" style:diagonal-tl-br="none" fo:border-left="2.49pt solid #000000" fo:border-right="none" style:rotation-align="none" fo:border-top="none"/>
    </style:style>
    <style:style style:name="ce410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3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5" style:family="table-cell" style:parent-style-name="Default">
      <style:table-cell-properties fo:border-bottom="none" style:cell-protect="protected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9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0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2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3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</style:style>
    <style:style style:name="ce424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5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27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8" style:family="table-cell" style:parent-style-name="Default">
      <style:table-cell-properties fo:border-bottom="2.49pt solid #000000" style:cell-protect="protected" style:print-content="tru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земельный участок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16377" table:default-cell-style-name="Default"/>
        <table:table-row table:style-name="ro1">
          <table:table-cell table:style-name="ce282" office:value-type="string" calcext:value-type="string" table:number-columns-spanned="1" table:number-rows-spanned="2">
            <text:p>Номер микрорайона</text:p>
          </table:table-cell>
          <table:table-cell table:style-name="ce282" office:value-type="string" calcext:value-type="string" table:number-columns-spanned="1" table:number-rows-spanned="2">
            <text:p>Номер дома</text:p>
          </table:table-cell>
          <table:table-cell table:style-name="ce282" office:value-type="string" calcext:value-type="string" table:number-columns-spanned="1" table:number-rows-spanned="2">
            <text:p>Минимальный размер </text:p>
          </table:table-cell>
          <table:table-cell table:style-name="ce282" office:value-type="string" calcext:value-type="string" table:number-columns-spanned="1" table:number-rows-spanned="2">
            <text:p>Максимальный размер</text:p>
          </table:table-cell>
          <table:table-cell table:style-name="ce282" office:value-type="string" calcext:value-type="string" table:number-columns-spanned="1" table:number-rows-spanned="2">
            <text:p>Фактический размер</text:p>
          </table:table-cell>
          <table:table-cell table:style-name="ce282" office:value-type="string" calcext:value-type="string" table:number-columns-spanned="1" table:number-rows-spanned="2">
            <text:p>Площадь застройки</text:p>
          </table:table-cell>
          <table:table-cell table:style-name="ce282" office:value-type="string" calcext:value-type="string" table:number-columns-spanned="2" table:number-rows-spanned="1">
            <text:p>Процент застройки</text:p>
          </table:table-cell>
          <table:covered-table-cell table:style-name="ce289"/>
          <table:table-cell table:number-columns-repeated="16376"/>
        </table:table-row>
        <table:table-row table:style-name="ro1">
          <table:covered-table-cell table:number-columns-repeated="6" table:style-name="ce283"/>
          <table:table-cell table:style-name="ce282" office:value-type="string" calcext:value-type="string">
            <text:p>Норматив</text:p>
          </table:table-cell>
          <table:table-cell table:style-name="ce282" office:value-type="string" calcext:value-type="string">
            <text:p>Факт</text:p>
          </table:table-cell>
          <table:table-cell table:number-columns-repeated="16376"/>
        </table:table-row>
        <table:table-row table:style-name="ro1">
          <table:table-cell table:style-name="ce284" office:value-type="string" calcext:value-type="string" table:number-columns-spanned="1" table:number-rows-spanned="5">
            <text:p>1</text:p>
          </table:table-cell>
          <table:table-cell table:style-name="ce287" office:value-type="string" calcext:value-type="string">
            <text:p>1-1</text:p>
          </table:table-cell>
          <table:table-cell table:style-name="ce288" office:value-type="float" office:value="500" calcext:value-type="float">
            <text:p>500</text:p>
          </table:table-cell>
          <table:table-cell table:style-name="ce288" office:value-type="string" calcext:value-type="string">
            <text:p>-</text:p>
          </table:table-cell>
          <table:table-cell table:style-name="ce288" office:value-type="float" office:value="15115" calcext:value-type="float">
            <text:p>15115</text:p>
          </table:table-cell>
          <table:table-cell table:style-name="ce288" office:value-type="float" office:value="3185" calcext:value-type="float">
            <text:p>3185</text:p>
          </table:table-cell>
          <table:table-cell table:style-name="ce288" office:value-type="float" office:value="50" calcext:value-type="float">
            <text:p>50</text:p>
          </table:table-cell>
          <table:table-cell table:style-name="ce290" table:formula="of:=[.F3]/[.E3]*100" office:value-type="float" office:value="21.0717829970228" calcext:value-type="float">
            <text:p>21</text:p>
          </table:table-cell>
          <table:table-cell table:number-columns-repeated="16376"/>
        </table:table-row>
        <table:table-row table:style-name="ro1">
          <table:covered-table-cell table:style-name="ce285"/>
          <table:table-cell table:style-name="ce287" office:value-type="string" calcext:value-type="string">
            <text:p>1-2</text:p>
          </table:table-cell>
          <table:table-cell table:style-name="ce288" office:value-type="float" office:value="500" calcext:value-type="float">
            <text:p>500</text:p>
          </table:table-cell>
          <table:table-cell table:style-name="ce288" office:value-type="string" calcext:value-type="string">
            <text:p>-</text:p>
          </table:table-cell>
          <table:table-cell table:style-name="ce288" office:value-type="float" office:value="18988" calcext:value-type="float">
            <text:p>18988</text:p>
          </table:table-cell>
          <table:table-cell table:style-name="ce288" office:value-type="float" office:value="3535" calcext:value-type="float">
            <text:p>3535</text:p>
          </table:table-cell>
          <table:table-cell table:style-name="ce288" office:value-type="float" office:value="50" calcext:value-type="float">
            <text:p>50</text:p>
          </table:table-cell>
          <table:table-cell table:style-name="ce290" table:formula="of:=[.F4]/[.E4]*100" office:value-type="float" office:value="18.6170212765957" calcext:value-type="float">
            <text:p>19</text:p>
          </table:table-cell>
          <table:table-cell table:number-columns-repeated="16376"/>
        </table:table-row>
        <table:table-row table:style-name="ro1">
          <table:covered-table-cell table:style-name="ce285"/>
          <table:table-cell table:style-name="ce287" office:value-type="string" calcext:value-type="string">
            <text:p>1-3</text:p>
          </table:table-cell>
          <table:table-cell table:style-name="ce288" office:value-type="float" office:value="500" calcext:value-type="float">
            <text:p>500</text:p>
          </table:table-cell>
          <table:table-cell table:style-name="ce288" office:value-type="string" calcext:value-type="string">
            <text:p>-</text:p>
          </table:table-cell>
          <table:table-cell table:style-name="ce288" office:value-type="float" office:value="11699" calcext:value-type="float">
            <text:p>11699</text:p>
          </table:table-cell>
          <table:table-cell table:style-name="ce288" office:value-type="float" office:value="3184" calcext:value-type="float">
            <text:p>3184</text:p>
          </table:table-cell>
          <table:table-cell table:style-name="ce288" office:value-type="float" office:value="50" calcext:value-type="float">
            <text:p>50</text:p>
          </table:table-cell>
          <table:table-cell table:style-name="ce290" table:formula="of:=[.F5]/[.E5]*100" office:value-type="float" office:value="27.2160013676383" calcext:value-type="float">
            <text:p>27</text:p>
          </table:table-cell>
          <table:table-cell table:number-columns-repeated="16376"/>
        </table:table-row>
        <table:table-row table:style-name="ro1">
          <table:covered-table-cell table:style-name="ce285"/>
          <table:table-cell table:style-name="ce287" office:value-type="string" calcext:value-type="string">
            <text:p>1-4</text:p>
          </table:table-cell>
          <table:table-cell table:style-name="ce288" office:value-type="float" office:value="500" calcext:value-type="float">
            <text:p>500</text:p>
          </table:table-cell>
          <table:table-cell table:style-name="ce288" office:value-type="string" calcext:value-type="string">
            <text:p>-</text:p>
          </table:table-cell>
          <table:table-cell table:style-name="ce288" office:value-type="float" office:value="9275" calcext:value-type="float">
            <text:p>9275</text:p>
          </table:table-cell>
          <table:table-cell table:style-name="ce288" office:value-type="float" office:value="2122" calcext:value-type="float">
            <text:p>2122</text:p>
          </table:table-cell>
          <table:table-cell table:style-name="ce288" office:value-type="float" office:value="50" calcext:value-type="float">
            <text:p>50</text:p>
          </table:table-cell>
          <table:table-cell table:style-name="ce290" table:formula="of:=[.F6]/[.E6]*100" office:value-type="float" office:value="22.8787061994609" calcext:value-type="float">
            <text:p>23</text:p>
          </table:table-cell>
          <table:table-cell table:number-columns-repeated="16376"/>
        </table:table-row>
        <table:table-row table:style-name="ro1">
          <table:covered-table-cell table:style-name="ce286"/>
          <table:table-cell table:style-name="ce287" office:value-type="string" calcext:value-type="string">
            <text:p>1-5</text:p>
          </table:table-cell>
          <table:table-cell table:style-name="ce288" office:value-type="float" office:value="500" calcext:value-type="float">
            <text:p>500</text:p>
          </table:table-cell>
          <table:table-cell table:style-name="ce288" office:value-type="string" calcext:value-type="string">
            <text:p>-</text:p>
          </table:table-cell>
          <table:table-cell table:style-name="ce288" office:value-type="float" office:value="8403" calcext:value-type="float">
            <text:p>8403</text:p>
          </table:table-cell>
          <table:table-cell table:style-name="ce288" office:value-type="float" office:value="1769" calcext:value-type="float">
            <text:p>1769</text:p>
          </table:table-cell>
          <table:table-cell table:style-name="ce288" office:value-type="float" office:value="50" calcext:value-type="float">
            <text:p>50</text:p>
          </table:table-cell>
          <table:table-cell table:style-name="ce290" table:formula="of:=[.F7]/[.E7]*100" office:value-type="float" office:value="21.0520052362252" calcext:value-type="float">
            <text:p>21</text:p>
          </table:table-cell>
          <table:table-cell table:number-columns-repeated="16376"/>
        </table:table-row>
        <table:table-row table:style-name="ro1">
          <table:table-cell table:style-name="ce284" office:value-type="string" calcext:value-type="string" table:number-columns-spanned="1" table:number-rows-spanned="3">
            <text:p>2</text:p>
          </table:table-cell>
          <table:table-cell table:style-name="ce287" office:value-type="string" calcext:value-type="string">
            <text:p>2-1</text:p>
          </table:table-cell>
          <table:table-cell table:style-name="ce288" office:value-type="float" office:value="500" calcext:value-type="float">
            <text:p>500</text:p>
          </table:table-cell>
          <table:table-cell table:style-name="ce288" office:value-type="string" calcext:value-type="string">
            <text:p>-</text:p>
          </table:table-cell>
          <table:table-cell table:style-name="ce288" office:value-type="float" office:value="14293" calcext:value-type="float">
            <text:p>14293</text:p>
          </table:table-cell>
          <table:table-cell table:style-name="ce288" office:value-type="float" office:value="3182" calcext:value-type="float">
            <text:p>3182</text:p>
          </table:table-cell>
          <table:table-cell table:style-name="ce288" office:value-type="float" office:value="50" calcext:value-type="float">
            <text:p>50</text:p>
          </table:table-cell>
          <table:table-cell table:style-name="ce290" table:formula="of:=[.F8]/[.E8]*100" office:value-type="float" office:value="22.2626460505142" calcext:value-type="float">
            <text:p>22</text:p>
          </table:table-cell>
          <table:table-cell table:number-columns-repeated="16376"/>
        </table:table-row>
        <table:table-row table:style-name="ro1">
          <table:covered-table-cell table:style-name="ce285"/>
          <table:table-cell table:style-name="ce287" office:value-type="string" calcext:value-type="string">
            <text:p>2-2</text:p>
          </table:table-cell>
          <table:table-cell table:style-name="ce288" office:value-type="float" office:value="500" calcext:value-type="float">
            <text:p>500</text:p>
          </table:table-cell>
          <table:table-cell table:style-name="ce288" office:value-type="string" calcext:value-type="string">
            <text:p>-</text:p>
          </table:table-cell>
          <table:table-cell table:style-name="ce288" office:value-type="float" office:value="14293" calcext:value-type="float">
            <text:p>14293</text:p>
          </table:table-cell>
          <table:table-cell table:style-name="ce288" office:value-type="float" office:value="3182" calcext:value-type="float">
            <text:p>3182</text:p>
          </table:table-cell>
          <table:table-cell table:style-name="ce288" office:value-type="float" office:value="50" calcext:value-type="float">
            <text:p>50</text:p>
          </table:table-cell>
          <table:table-cell table:style-name="ce290" table:formula="of:=[.F9]/[.E9]*100" office:value-type="float" office:value="22.2626460505142" calcext:value-type="float">
            <text:p>22</text:p>
          </table:table-cell>
          <table:table-cell table:number-columns-repeated="16376"/>
        </table:table-row>
        <table:table-row table:style-name="ro1">
          <table:covered-table-cell table:style-name="ce286"/>
          <table:table-cell table:style-name="ce287" office:value-type="string" calcext:value-type="string">
            <text:p>2-3</text:p>
          </table:table-cell>
          <table:table-cell table:style-name="ce288" office:value-type="float" office:value="500" calcext:value-type="float">
            <text:p>500</text:p>
          </table:table-cell>
          <table:table-cell table:style-name="ce288" office:value-type="string" calcext:value-type="string">
            <text:p>-</text:p>
          </table:table-cell>
          <table:table-cell table:style-name="ce288" office:value-type="float" office:value="11651" calcext:value-type="float">
            <text:p>11651</text:p>
          </table:table-cell>
          <table:table-cell table:style-name="ce288" office:value-type="float" office:value="3182" calcext:value-type="float">
            <text:p>3182</text:p>
          </table:table-cell>
          <table:table-cell table:style-name="ce288" office:value-type="float" office:value="50" calcext:value-type="float">
            <text:p>50</text:p>
          </table:table-cell>
          <table:table-cell table:style-name="ce290" table:formula="of:=[.F10]/[.E10]*100" office:value-type="float" office:value="27.3109604325809" calcext:value-type="float">
            <text:p>27</text:p>
          </table:table-cell>
          <table:table-cell table:number-columns-repeated="16376"/>
        </table:table-row>
        <table:table-row table:style-name="ro1">
          <table:table-cell table:style-name="ce284" office:value-type="string" calcext:value-type="string" table:number-columns-spanned="1" table:number-rows-spanned="3">
            <text:p>3</text:p>
          </table:table-cell>
          <table:table-cell table:style-name="ce287" office:value-type="string" calcext:value-type="string">
            <text:p>3-1</text:p>
          </table:table-cell>
          <table:table-cell table:style-name="ce288" office:value-type="float" office:value="500" calcext:value-type="float">
            <text:p>500</text:p>
          </table:table-cell>
          <table:table-cell table:style-name="ce288" office:value-type="string" calcext:value-type="string">
            <text:p>-</text:p>
          </table:table-cell>
          <table:table-cell table:style-name="ce288" office:value-type="float" office:value="13878" calcext:value-type="float">
            <text:p>13878</text:p>
          </table:table-cell>
          <table:table-cell table:style-name="ce288" office:value-type="float" office:value="3182" calcext:value-type="float">
            <text:p>3182</text:p>
          </table:table-cell>
          <table:table-cell table:style-name="ce288" office:value-type="float" office:value="50" calcext:value-type="float">
            <text:p>50</text:p>
          </table:table-cell>
          <table:table-cell table:style-name="ce290" table:formula="of:=[.F11]/[.E11]*100" office:value-type="float" office:value="22.9283758466638" calcext:value-type="float">
            <text:p>23</text:p>
          </table:table-cell>
          <table:table-cell table:number-columns-repeated="16376"/>
        </table:table-row>
        <table:table-row table:style-name="ro1">
          <table:covered-table-cell table:style-name="ce285"/>
          <table:table-cell table:style-name="ce287" office:value-type="string" calcext:value-type="string">
            <text:p>3-2</text:p>
          </table:table-cell>
          <table:table-cell table:style-name="ce288" office:value-type="float" office:value="500" calcext:value-type="float">
            <text:p>500</text:p>
          </table:table-cell>
          <table:table-cell table:style-name="ce288" office:value-type="string" calcext:value-type="string">
            <text:p>-</text:p>
          </table:table-cell>
          <table:table-cell table:style-name="ce288" office:value-type="float" office:value="13842" calcext:value-type="float">
            <text:p>13842</text:p>
          </table:table-cell>
          <table:table-cell table:style-name="ce288" office:value-type="float" office:value="3182" calcext:value-type="float">
            <text:p>3182</text:p>
          </table:table-cell>
          <table:table-cell table:style-name="ce288" office:value-type="float" office:value="50" calcext:value-type="float">
            <text:p>50</text:p>
          </table:table-cell>
          <table:table-cell table:style-name="ce290" table:formula="of:=[.F12]/[.E12]*100" office:value-type="float" office:value="22.9880075133651" calcext:value-type="float">
            <text:p>23</text:p>
          </table:table-cell>
          <table:table-cell table:number-columns-repeated="16376"/>
        </table:table-row>
        <table:table-row table:style-name="ro1">
          <table:covered-table-cell table:style-name="ce286"/>
          <table:table-cell table:style-name="ce287" office:value-type="string" calcext:value-type="string">
            <text:p>3-3</text:p>
          </table:table-cell>
          <table:table-cell table:style-name="ce288" office:value-type="float" office:value="500" calcext:value-type="float">
            <text:p>500</text:p>
          </table:table-cell>
          <table:table-cell table:style-name="ce288" office:value-type="string" calcext:value-type="string">
            <text:p>-</text:p>
          </table:table-cell>
          <table:table-cell table:style-name="ce288" office:value-type="float" office:value="20869" calcext:value-type="float">
            <text:p>20869</text:p>
          </table:table-cell>
          <table:table-cell table:style-name="ce288" office:value-type="float" office:value="3528" calcext:value-type="float">
            <text:p>3528</text:p>
          </table:table-cell>
          <table:table-cell table:style-name="ce288" office:value-type="float" office:value="50" calcext:value-type="float">
            <text:p>50</text:p>
          </table:table-cell>
          <table:table-cell table:style-name="ce290" table:formula="of:=[.F13]/[.E13]*100" office:value-type="float" office:value="16.9054578561503" calcext:value-type="float">
            <text:p>17</text:p>
          </table:table-cell>
          <table:table-cell table:number-columns-repeated="16376"/>
        </table:table-row>
        <table:table-row table:style-name="ro1">
          <table:table-cell table:style-name="ce287" office:value-type="string" calcext:value-type="string">
            <text:p>ИТОГО</text:p>
          </table:table-cell>
          <table:table-cell table:style-name="ce287"/>
          <table:table-cell table:style-name="ce288" table:number-columns-repeated="2"/>
          <table:table-cell table:style-name="ce288" table:formula="of:=SUM([.E3:.E13])" office:value-type="float" office:value="152306" calcext:value-type="float">
            <text:p>152306</text:p>
          </table:table-cell>
          <table:table-cell table:style-name="ce288" table:formula="of:=SUM([.F3:.F13])" office:value-type="float" office:value="33233" calcext:value-type="float">
            <text:p>33233</text:p>
          </table:table-cell>
          <table:table-cell table:style-name="ce288"/>
          <table:table-cell table:style-name="ce290" table:formula="of:=[.F14]/[.E14]*100" office:value-type="float" office:value="21.8198889078566" calcext:value-type="float">
            <text:p>22</text:p>
          </table:table-cell>
          <table:table-cell table:number-columns-repeated="16376"/>
        </table:table-row>
        <table:table-row table:style-name="ro3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Мног_колич_блоков" table:style-name="ta2"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7" table:number-columns-repeated="16378" table:default-cell-style-name="Default"/>
        <table:table-row table:style-name="ro1">
          <table:table-cell table:style-name="ce282" office:value-type="string" calcext:value-type="string" table:number-columns-spanned="1" table:number-rows-spanned="2">
            <text:p>Номер_микрорайона</text:p>
          </table:table-cell>
          <table:table-cell table:style-name="ce282" office:value-type="string" calcext:value-type="string" table:number-columns-spanned="1" table:number-rows-spanned="2">
            <text:p>Номер дома</text:p>
          </table:table-cell>
          <table:table-cell table:style-name="ce288" office:value-type="string" calcext:value-type="string" table:number-columns-spanned="4" table:number-rows-spanned="1">
            <text:p>Количество блоков, единиц</text:p>
          </table:table-cell>
          <table:covered-table-cell table:number-columns-repeated="2" table:style-name="ce292"/>
          <table:covered-table-cell table:style-name="ce293"/>
          <table:table-cell table:number-columns-repeated="16378"/>
        </table:table-row>
        <table:table-row table:style-name="ro1">
          <table:covered-table-cell table:number-columns-repeated="2" table:style-name="ce283"/>
          <table:table-cell table:style-name="ce291" office:value-type="string" calcext:value-type="string">
            <text:p>Тип_1 (3кв)</text:p>
          </table:table-cell>
          <table:table-cell table:style-name="ce291" office:value-type="string" calcext:value-type="string">
            <text:p>Тип_2(4кв)</text:p>
          </table:table-cell>
          <table:table-cell table:style-name="ce291" office:value-type="string" calcext:value-type="string">
            <text:p>У_Тип_1(3кв)</text:p>
          </table:table-cell>
          <table:table-cell table:style-name="ce291" office:value-type="string" calcext:value-type="string">
            <text:p>У_Тип2(4кв)</text:p>
          </table:table-cell>
          <table:table-cell table:number-columns-repeated="16378"/>
        </table:table-row>
        <table:table-row table:style-name="ro1">
          <table:table-cell table:style-name="ce284" office:value-type="string" calcext:value-type="string" table:number-columns-spanned="1" table:number-rows-spanned="5">
            <text:p>1</text:p>
          </table:table-cell>
          <table:table-cell table:style-name="ce287" office:value-type="string" calcext:value-type="string">
            <text:p>1-1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8" calcext:value-type="float">
            <text:p>8</text:p>
          </table:table-cell>
          <table:table-cell table:style-name="ce291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covered-table-cell table:style-name="ce285"/>
          <table:table-cell table:style-name="ce287" office:value-type="string" calcext:value-type="string">
            <text:p>1-2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9" calcext:value-type="float">
            <text:p>9</text:p>
          </table:table-cell>
          <table:table-cell table:style-name="ce291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covered-table-cell table:style-name="ce285"/>
          <table:table-cell table:style-name="ce287" office:value-type="string" calcext:value-type="string">
            <text:p>1-3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7" calcext:value-type="float">
            <text:p>7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covered-table-cell table:style-name="ce285"/>
          <table:table-cell table:style-name="ce287" office:value-type="string" calcext:value-type="string">
            <text:p>1-4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5" calcext:value-type="float">
            <text:p>5</text:p>
          </table:table-cell>
          <table:table-cell table:style-name="ce291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covered-table-cell table:style-name="ce286"/>
          <table:table-cell table:style-name="ce287" office:value-type="string" calcext:value-type="string">
            <text:p>1-5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4" calcext:value-type="float">
            <text:p>4</text:p>
          </table:table-cell>
          <table:table-cell table:style-name="ce291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284" office:value-type="string" calcext:value-type="string" table:number-columns-spanned="1" table:number-rows-spanned="3">
            <text:p>2</text:p>
          </table:table-cell>
          <table:table-cell table:style-name="ce287" office:value-type="string" calcext:value-type="string">
            <text:p>2-1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7" calcext:value-type="float">
            <text:p>7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covered-table-cell table:style-name="ce285"/>
          <table:table-cell table:style-name="ce287" office:value-type="string" calcext:value-type="string">
            <text:p>2-2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7" calcext:value-type="float">
            <text:p>7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covered-table-cell table:style-name="ce286"/>
          <table:table-cell table:style-name="ce287" office:value-type="string" calcext:value-type="string">
            <text:p>2-3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7" calcext:value-type="float">
            <text:p>7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284" office:value-type="string" calcext:value-type="string" table:number-columns-spanned="1" table:number-rows-spanned="3">
            <text:p>3</text:p>
          </table:table-cell>
          <table:table-cell table:style-name="ce287" office:value-type="string" calcext:value-type="string">
            <text:p>3-1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7" calcext:value-type="float">
            <text:p>7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covered-table-cell table:style-name="ce285"/>
          <table:table-cell table:style-name="ce287" office:value-type="string" calcext:value-type="string">
            <text:p>3-2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7" calcext:value-type="float">
            <text:p>7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covered-table-cell table:style-name="ce286"/>
          <table:table-cell table:style-name="ce287" office:value-type="string" calcext:value-type="string">
            <text:p>3-3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9" calcext:value-type="float">
            <text:p>9</text:p>
          </table:table-cell>
          <table:table-cell table:style-name="ce291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287" office:value-type="string" calcext:value-type="string">
            <text:p>ИТОГО</text:p>
          </table:table-cell>
          <table:table-cell table:style-name="ce287"/>
          <table:table-cell table:style-name="ce291" table:formula="of:=SUM([.C3:.C13])" office:value-type="float" office:value="0" calcext:value-type="float">
            <text:p>0</text:p>
          </table:table-cell>
          <table:table-cell table:style-name="ce291" table:formula="of:=SUM([.D3:.D13])" office:value-type="float" office:value="77" calcext:value-type="float">
            <text:p>77</text:p>
          </table:table-cell>
          <table:table-cell table:style-name="ce291" table:formula="of:=SUM([.E3:.E13])" office:value-type="float" office:value="17" calcext:value-type="float">
            <text:p>17</text:p>
          </table:table-cell>
          <table:table-cell table:style-name="ce291" table:formula="of:=SUM([.F3:.F13])" office:value-type="float" office:value="0" calcext:value-type="float">
            <text:p>0</text:p>
          </table:table-cell>
          <table:table-cell table:number-columns-repeated="16378"/>
        </table:table-row>
        <table:table-row table:style-name="ro3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Много_кол_бло_огр" table:style-name="ta3"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7" table:number-columns-repeated="16377" table:default-cell-style-name="Default"/>
        <table:table-row table:style-name="ro1">
          <table:table-cell table:style-name="ce294" office:value-type="string" calcext:value-type="string" table:number-columns-spanned="1" table:number-rows-spanned="3">
            <text:p>Номер_микрорайона</text:p>
          </table:table-cell>
          <table:table-cell table:style-name="ce282" office:value-type="string" calcext:value-type="string" table:number-columns-spanned="1" table:number-rows-spanned="3">
            <text:p>Номер участка</text:p>
          </table:table-cell>
          <table:table-cell table:style-name="ce288" office:value-type="string" calcext:value-type="string" table:number-columns-spanned="6" table:number-rows-spanned="1">
            <text:p>Количество секций на земельном участке, единиц</text:p>
          </table:table-cell>
          <table:covered-table-cell table:number-columns-repeated="4" table:style-name="ce292"/>
          <table:covered-table-cell table:style-name="ce293"/>
          <table:table-cell table:number-columns-repeated="16376"/>
        </table:table-row>
        <table:table-row table:style-name="ro1">
          <table:covered-table-cell table:style-name="ce295"/>
          <table:covered-table-cell table:style-name="ce296"/>
          <table:table-cell table:style-name="ce298" office:value-type="string" calcext:value-type="string" table:number-columns-spanned="2" table:number-rows-spanned="1">
            <text:p>Тип_1 (3кв)</text:p>
          </table:table-cell>
          <table:covered-table-cell table:style-name="ce300"/>
          <table:table-cell table:style-name="ce298" office:value-type="string" calcext:value-type="string" table:number-columns-spanned="2" table:number-rows-spanned="1">
            <text:p>Тип_2(4кв)</text:p>
          </table:table-cell>
          <table:covered-table-cell table:style-name="ce300"/>
          <table:table-cell table:style-name="ce298" office:value-type="string" calcext:value-type="string" table:number-columns-spanned="2" table:number-rows-spanned="1">
            <text:p>У_Тип_1(3кв)</text:p>
          </table:table-cell>
          <table:covered-table-cell table:style-name="ce300"/>
          <table:table-cell table:number-columns-repeated="16376"/>
        </table:table-row>
        <table:table-row table:style-name="ro1">
          <table:covered-table-cell table:style-name="ce295"/>
          <table:covered-table-cell table:style-name="ce283"/>
          <table:table-cell table:style-name="ce299" office:value-type="string" calcext:value-type="string">
            <text:p>промежут</text:p>
          </table:table-cell>
          <table:table-cell table:style-name="ce299" office:value-type="string" calcext:value-type="string">
            <text:p>концевой</text:p>
          </table:table-cell>
          <table:table-cell table:style-name="ce299" office:value-type="string" calcext:value-type="string">
            <text:p>промежут</text:p>
          </table:table-cell>
          <table:table-cell table:style-name="ce299" office:value-type="string" calcext:value-type="string">
            <text:p>концевой</text:p>
          </table:table-cell>
          <table:table-cell table:style-name="ce299" office:value-type="string" calcext:value-type="string">
            <text:p>промежут</text:p>
          </table:table-cell>
          <table:table-cell table:style-name="ce299" office:value-type="string" calcext:value-type="string">
            <text:p>концевой</text:p>
          </table:table-cell>
          <table:table-cell table:number-columns-repeated="16376"/>
        </table:table-row>
        <table:table-row table:style-name="ro1">
          <table:table-cell table:style-name="ce284" office:value-type="string" calcext:value-type="string" table:number-columns-spanned="1" table:number-rows-spanned="5">
            <text:p>1</text:p>
          </table:table-cell>
          <table:table-cell table:style-name="ce297" office:value-type="string" calcext:value-type="string">
            <text:p>1-1</text:p>
          </table:table-cell>
          <table:table-cell table:number-columns-repeated="2" table:style-name="ce291" office:value-type="float" office:value="0" calcext:value-type="float">
            <text:p>0</text:p>
          </table:table-cell>
          <table:table-cell table:style-name="ce291" office:value-type="float" office:value="6" calcext:value-type="float">
            <text:p>6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covered-table-cell table:style-name="ce285"/>
          <table:table-cell table:style-name="ce287" office:value-type="string" calcext:value-type="string">
            <text:p>1-2</text:p>
          </table:table-cell>
          <table:table-cell table:number-columns-repeated="2" table:style-name="ce291" office:value-type="float" office:value="0" calcext:value-type="float">
            <text:p>0</text:p>
          </table:table-cell>
          <table:table-cell table:style-name="ce291" office:value-type="float" office:value="7" calcext:value-type="float">
            <text:p>7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covered-table-cell table:style-name="ce285"/>
          <table:table-cell table:style-name="ce287" office:value-type="string" calcext:value-type="string">
            <text:p>1-3</text:p>
          </table:table-cell>
          <table:table-cell table:number-columns-repeated="2" table:style-name="ce291" office:value-type="float" office:value="0" calcext:value-type="float">
            <text:p>0</text:p>
          </table:table-cell>
          <table:table-cell table:style-name="ce291" office:value-type="float" office:value="5" calcext:value-type="float">
            <text:p>5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covered-table-cell table:style-name="ce285"/>
          <table:table-cell table:style-name="ce287" office:value-type="string" calcext:value-type="string">
            <text:p>1-4</text:p>
          </table:table-cell>
          <table:table-cell table:number-columns-repeated="2" table:style-name="ce291" office:value-type="float" office:value="0" calcext:value-type="float">
            <text:p>0</text:p>
          </table:table-cell>
          <table:table-cell table:style-name="ce291" office:value-type="float" office:value="3" calcext:value-type="float">
            <text:p>3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covered-table-cell table:style-name="ce286"/>
          <table:table-cell table:style-name="ce287" office:value-type="string" calcext:value-type="string">
            <text:p>1-5</text:p>
          </table:table-cell>
          <table:table-cell table:number-columns-repeated="2" table:style-name="ce291" office:value-type="float" office:value="0" calcext:value-type="float">
            <text:p>0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84" office:value-type="string" calcext:value-type="string" table:number-columns-spanned="1" table:number-rows-spanned="3">
            <text:p>2</text:p>
          </table:table-cell>
          <table:table-cell table:style-name="ce287" office:value-type="string" calcext:value-type="string">
            <text:p>2-1</text:p>
          </table:table-cell>
          <table:table-cell table:number-columns-repeated="2" table:style-name="ce291" office:value-type="float" office:value="0" calcext:value-type="float">
            <text:p>0</text:p>
          </table:table-cell>
          <table:table-cell table:style-name="ce291" office:value-type="float" office:value="5" calcext:value-type="float">
            <text:p>5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covered-table-cell table:style-name="ce285"/>
          <table:table-cell table:style-name="ce287" office:value-type="string" calcext:value-type="string">
            <text:p>2-2</text:p>
          </table:table-cell>
          <table:table-cell table:number-columns-repeated="2" table:style-name="ce291" office:value-type="float" office:value="0" calcext:value-type="float">
            <text:p>0</text:p>
          </table:table-cell>
          <table:table-cell table:style-name="ce291" office:value-type="float" office:value="5" calcext:value-type="float">
            <text:p>5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covered-table-cell table:style-name="ce286"/>
          <table:table-cell table:style-name="ce287" office:value-type="string" calcext:value-type="string">
            <text:p>2-3</text:p>
          </table:table-cell>
          <table:table-cell table:number-columns-repeated="2" table:style-name="ce291" office:value-type="float" office:value="0" calcext:value-type="float">
            <text:p>0</text:p>
          </table:table-cell>
          <table:table-cell table:style-name="ce291" office:value-type="float" office:value="5" calcext:value-type="float">
            <text:p>5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84" office:value-type="string" calcext:value-type="string" table:number-columns-spanned="1" table:number-rows-spanned="3">
            <text:p>3</text:p>
          </table:table-cell>
          <table:table-cell table:style-name="ce287" office:value-type="string" calcext:value-type="string">
            <text:p>3-1</text:p>
          </table:table-cell>
          <table:table-cell table:number-columns-repeated="2" table:style-name="ce291" office:value-type="float" office:value="0" calcext:value-type="float">
            <text:p>0</text:p>
          </table:table-cell>
          <table:table-cell table:style-name="ce291" office:value-type="float" office:value="5" calcext:value-type="float">
            <text:p>5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covered-table-cell table:style-name="ce285"/>
          <table:table-cell table:style-name="ce287" office:value-type="string" calcext:value-type="string">
            <text:p>3-2</text:p>
          </table:table-cell>
          <table:table-cell table:number-columns-repeated="2" table:style-name="ce291" office:value-type="float" office:value="0" calcext:value-type="float">
            <text:p>0</text:p>
          </table:table-cell>
          <table:table-cell table:style-name="ce291" office:value-type="float" office:value="5" calcext:value-type="float">
            <text:p>5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covered-table-cell table:style-name="ce286"/>
          <table:table-cell table:style-name="ce287" office:value-type="string" calcext:value-type="string">
            <text:p>3-3</text:p>
          </table:table-cell>
          <table:table-cell table:number-columns-repeated="2" table:style-name="ce291" office:value-type="float" office:value="0" calcext:value-type="float">
            <text:p>0</text:p>
          </table:table-cell>
          <table:table-cell table:style-name="ce291" office:value-type="float" office:value="7" calcext:value-type="float">
            <text:p>7</text:p>
          </table:table-cell>
          <table:table-cell table:style-name="ce291" office:value-type="float" office:value="2" calcext:value-type="float">
            <text:p>2</text:p>
          </table:table-cell>
          <table:table-cell table:style-name="ce291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87" office:value-type="string" calcext:value-type="string">
            <text:p>ИТОГО</text:p>
          </table:table-cell>
          <table:table-cell table:style-name="ce287"/>
          <table:table-cell table:style-name="ce291" table:formula="of:=SUM([.C4:.C14])" office:value-type="float" office:value="0" calcext:value-type="float">
            <text:p>0</text:p>
          </table:table-cell>
          <table:table-cell table:style-name="ce291" table:formula="of:=SUM([.D4:.D14])" office:value-type="float" office:value="0" calcext:value-type="float">
            <text:p>0</text:p>
          </table:table-cell>
          <table:table-cell table:style-name="ce291" table:formula="of:=SUM([.E4:.E14])" office:value-type="float" office:value="55" calcext:value-type="float">
            <text:p>55</text:p>
          </table:table-cell>
          <table:table-cell table:style-name="ce291" table:formula="of:=SUM([.F4:.F14])" office:value-type="float" office:value="22" calcext:value-type="float">
            <text:p>22</text:p>
          </table:table-cell>
          <table:table-cell table:style-name="ce291" table:formula="of:=SUM([.G4:.G14])" office:value-type="float" office:value="17" calcext:value-type="float">
            <text:p>17</text:p>
          </table:table-cell>
          <table:table-cell table:style-name="ce291" table:formula="of:=SUM([.H4:.H14])" office:value-type="float" office:value="0" calcext:value-type="float">
            <text:p>0</text:p>
          </table:table-cell>
          <table:table-cell table:number-columns-repeated="16376"/>
        </table:table-row>
        <table:table-row table:style-name="ro3" table:number-rows-repeated="104856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Много_кол_энерг_огр" table:style-name="ta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visibility="collapse" table:number-columns-repeated="2" table:default-cell-style-name="ce325"/>
        <table:table-column table:style-name="co17" table:visibility="collapse" table:number-columns-repeated="13" table:default-cell-style-name="Default"/>
        <table:table-column table:style-name="co13" table:default-cell-style-name="Default"/>
        <table:table-column table:style-name="co7" table:number-columns-repeated="3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7" table:number-columns-repeated="16280" table:default-cell-style-name="Default"/>
        <table:table-row table:style-name="ro1">
          <table:table-cell table:style-name="ce301" office:value-type="string" calcext:value-type="string" table:number-columns-spanned="1" table:number-rows-spanned="3">
            <text:p>Номер_микрорайона</text:p>
          </table:table-cell>
          <table:table-cell table:style-name="ce305" office:value-type="string" calcext:value-type="string" table:number-columns-spanned="1" table:number-rows-spanned="3">
            <text:p>Номер дома</text:p>
          </table:table-cell>
          <table:table-cell table:style-name="ce299" office:value-type="string" calcext:value-type="string" table:number-columns-spanned="12" table:number-rows-spanned="1">
            <text:p>Тип_1 (3кв) - промежуточный</text:p>
          </table:table-cell>
          <table:covered-table-cell table:number-columns-repeated="11" table:style-name="ce299"/>
          <table:table-cell table:style-name="ce299" office:value-type="string" calcext:value-type="string" table:number-columns-spanned="12" table:number-rows-spanned="1">
            <text:p>Тип_1 (3кв) - концевой</text:p>
          </table:table-cell>
          <table:covered-table-cell table:number-columns-repeated="11" table:style-name="ce299"/>
          <table:table-cell table:style-name="ce299" office:value-type="string" calcext:value-type="string" table:number-columns-spanned="12" table:number-rows-spanned="1">
            <text:p>Тип_2 (4кв) - промежуточный</text:p>
          </table:table-cell>
          <table:covered-table-cell table:number-columns-repeated="11" table:style-name="ce299"/>
          <table:table-cell table:style-name="ce299" office:value-type="string" calcext:value-type="string" table:number-columns-spanned="12" table:number-rows-spanned="1">
            <text:p>Тип_2 (4кв) - концевые</text:p>
          </table:table-cell>
          <table:covered-table-cell table:number-columns-repeated="11" table:style-name="ce299"/>
          <table:table-cell table:style-name="ce299" office:value-type="string" calcext:value-type="string" table:number-columns-spanned="12" table:number-rows-spanned="1">
            <text:p>У_Тип_1 (3кв) - промежуточный</text:p>
          </table:table-cell>
          <table:covered-table-cell table:number-columns-repeated="11" table:style-name="ce299"/>
          <table:table-cell table:style-name="ce299" office:value-type="string" calcext:value-type="string" table:number-columns-spanned="12" table:number-rows-spanned="1">
            <text:p>У_Тип_1 (3кв) - концевой</text:p>
          </table:table-cell>
          <table:covered-table-cell table:number-columns-repeated="11" table:style-name="ce299"/>
          <table:table-cell table:style-name="ce305" office:value-type="string" calcext:value-type="string" table:number-columns-spanned="1" table:number-rows-spanned="3">
            <text:p>Этажность</text:p>
          </table:table-cell>
          <table:table-cell table:style-name="ce306" office:value-type="string" calcext:value-type="string" table:number-columns-spanned="6" table:number-rows-spanned="2">
            <text:p>Общая площадь ограждающих конструкций</text:p>
          </table:table-cell>
          <table:covered-table-cell table:number-columns-repeated="5" table:style-name="ce306"/>
          <table:table-cell table:style-name="ce305" office:value-type="string" calcext:value-type="string" table:number-columns-spanned="1" table:number-rows-spanned="3">
            <text:p>t, внутр</text:p>
          </table:table-cell>
          <table:table-cell table:style-name="ce305" office:value-type="string" calcext:value-type="string" table:number-columns-spanned="1" table:number-rows-spanned="3">
            <text:p>t, нар.</text:p>
          </table:table-cell>
          <table:table-cell table:style-name="ce306" office:value-type="string" calcext:value-type="string" table:number-columns-spanned="6" table:number-rows-spanned="2">
            <text:p>R</text:p>
          </table:table-cell>
          <table:covered-table-cell table:number-columns-repeated="5" table:style-name="ce306"/>
          <table:table-cell table:style-name="ce288" table:number-columns-spanned="7" table:number-rows-spanned="2"/>
          <table:covered-table-cell table:number-columns-repeated="6" table:style-name="ce288"/>
          <table:table-cell table:style-name="ce333" table:number-columns-repeated="8"/>
          <table:table-cell table:number-columns-repeated="16280"/>
        </table:table-row>
        <table:table-row table:style-name="ro1">
          <table:covered-table-cell table:style-name="ce282"/>
          <table:covered-table-cell table:style-name="ce306"/>
          <table:table-cell table:style-name="ce299" office:value-type="string" calcext:value-type="string" table:number-columns-spanned="6" table:number-rows-spanned="1">
            <text:p>1 этаж</text:p>
          </table:table-cell>
          <table:covered-table-cell table:number-columns-repeated="5" table:style-name="ce299"/>
          <table:table-cell table:style-name="ce299" office:value-type="string" calcext:value-type="string" table:number-columns-spanned="6" table:number-rows-spanned="1">
            <text:p>2 этаж</text:p>
          </table:table-cell>
          <table:covered-table-cell table:number-columns-repeated="5" table:style-name="ce299"/>
          <table:table-cell table:style-name="ce299" office:value-type="string" calcext:value-type="string" table:number-columns-spanned="6" table:number-rows-spanned="1">
            <text:p>1 этаж</text:p>
          </table:table-cell>
          <table:covered-table-cell table:number-columns-repeated="5" table:style-name="ce299"/>
          <table:table-cell table:style-name="ce299" office:value-type="string" calcext:value-type="string" table:number-columns-spanned="6" table:number-rows-spanned="1">
            <text:p>2 этаж</text:p>
          </table:table-cell>
          <table:covered-table-cell table:number-columns-repeated="5" table:style-name="ce299"/>
          <table:table-cell table:style-name="ce299" office:value-type="string" calcext:value-type="string" table:number-columns-spanned="6" table:number-rows-spanned="1">
            <text:p>1 этаж</text:p>
          </table:table-cell>
          <table:covered-table-cell table:number-columns-repeated="5" table:style-name="ce299"/>
          <table:table-cell table:style-name="ce299" office:value-type="string" calcext:value-type="string" table:number-columns-spanned="6" table:number-rows-spanned="1">
            <text:p>2 этаж</text:p>
          </table:table-cell>
          <table:covered-table-cell table:number-columns-repeated="5" table:style-name="ce299"/>
          <table:table-cell table:style-name="ce299" office:value-type="string" calcext:value-type="string" table:number-columns-spanned="6" table:number-rows-spanned="1">
            <text:p>1 этаж</text:p>
          </table:table-cell>
          <table:covered-table-cell table:number-columns-repeated="5" table:style-name="ce299"/>
          <table:table-cell table:style-name="ce299" office:value-type="string" calcext:value-type="string" table:number-columns-spanned="6" table:number-rows-spanned="1">
            <text:p>2 этаж</text:p>
          </table:table-cell>
          <table:covered-table-cell table:number-columns-repeated="5" table:style-name="ce299"/>
          <table:table-cell table:style-name="ce299" office:value-type="string" calcext:value-type="string" table:number-columns-spanned="6" table:number-rows-spanned="1">
            <text:p>1 этаж</text:p>
          </table:table-cell>
          <table:covered-table-cell table:number-columns-repeated="5" table:style-name="ce299"/>
          <table:table-cell table:style-name="ce299" office:value-type="string" calcext:value-type="string" table:number-columns-spanned="6" table:number-rows-spanned="1">
            <text:p>2 этаж</text:p>
          </table:table-cell>
          <table:covered-table-cell table:number-columns-repeated="5" table:style-name="ce299"/>
          <table:table-cell table:style-name="ce299" office:value-type="string" calcext:value-type="string" table:number-columns-spanned="6" table:number-rows-spanned="1">
            <text:p>1 этаж</text:p>
          </table:table-cell>
          <table:covered-table-cell table:number-columns-repeated="5" table:style-name="ce299"/>
          <table:table-cell table:style-name="ce299" office:value-type="string" calcext:value-type="string" table:number-columns-spanned="6" table:number-rows-spanned="1">
            <text:p>2 этаж</text:p>
          </table:table-cell>
          <table:covered-table-cell table:number-columns-repeated="5" table:style-name="ce299"/>
          <table:covered-table-cell table:style-name="ce282"/>
          <table:covered-table-cell table:number-columns-repeated="6" table:style-name="ce306"/>
          <table:covered-table-cell table:number-columns-repeated="2" table:style-name="ce282"/>
          <table:covered-table-cell table:number-columns-repeated="6" table:style-name="ce306"/>
          <table:covered-table-cell table:number-columns-repeated="7" table:style-name="ce288"/>
          <table:table-cell table:style-name="ce333" table:number-columns-repeated="8"/>
          <table:table-cell table:number-columns-repeated="16280"/>
        </table:table-row>
        <table:table-row table:style-name="ro1">
          <table:covered-table-cell table:style-name="ce301"/>
          <table:covered-table-cell table:style-name="ce305"/>
          <table:table-cell table:style-name="ce313" office:value-type="string" calcext:value-type="string">
            <text:p>стена</text:p>
          </table:table-cell>
          <table:table-cell table:style-name="ce313" office:value-type="string" calcext:value-type="string">
            <text:p>окна_стеновые</text:p>
          </table:table-cell>
          <table:table-cell table:style-name="ce313" office:value-type="string" calcext:value-type="string">
            <text:p>окна_лоджии</text:p>
          </table:table-cell>
          <table:table-cell table:style-name="ce313" office:value-type="string" calcext:value-type="string">
            <text:p>двери</text:p>
          </table:table-cell>
          <table:table-cell table:style-name="ce317" office:value-type="string" calcext:value-type="string">
            <text:p>перекрытия_пол</text:p>
          </table:table-cell>
          <table:table-cell table:style-name="ce317" office:value-type="string" calcext:value-type="string">
            <text:p>перекрытия_чердак</text:p>
          </table:table-cell>
          <table:table-cell table:style-name="ce313" office:value-type="string" calcext:value-type="string">
            <text:p>стена</text:p>
          </table:table-cell>
          <table:table-cell table:style-name="ce313" office:value-type="string" calcext:value-type="string">
            <text:p>окна_стеновые</text:p>
          </table:table-cell>
          <table:table-cell table:style-name="ce313" office:value-type="string" calcext:value-type="string">
            <text:p>окна_лоджии</text:p>
          </table:table-cell>
          <table:table-cell table:style-name="ce313" office:value-type="string" calcext:value-type="string">
            <text:p>двери</text:p>
          </table:table-cell>
          <table:table-cell table:style-name="ce317" office:value-type="string" calcext:value-type="string">
            <text:p>перекрытия_пол</text:p>
          </table:table-cell>
          <table:table-cell table:style-name="ce317" office:value-type="string" calcext:value-type="string">
            <text:p>перекрытия_чердак</text:p>
          </table:table-cell>
          <table:table-cell table:style-name="ce313" office:value-type="string" calcext:value-type="string">
            <text:p>стена</text:p>
          </table:table-cell>
          <table:table-cell table:style-name="ce313" office:value-type="string" calcext:value-type="string">
            <text:p>окна_стеновые</text:p>
          </table:table-cell>
          <table:table-cell table:style-name="ce313" office:value-type="string" calcext:value-type="string">
            <text:p>окна_лоджии</text:p>
          </table:table-cell>
          <table:table-cell table:style-name="ce313" office:value-type="string" calcext:value-type="string">
            <text:p>двери</text:p>
          </table:table-cell>
          <table:table-cell table:style-name="ce317" office:value-type="string" calcext:value-type="string">
            <text:p>перекрытия_пол</text:p>
          </table:table-cell>
          <table:table-cell table:style-name="ce317" office:value-type="string" calcext:value-type="string">
            <text:p>перекрытия_чердак</text:p>
          </table:table-cell>
          <table:table-cell table:style-name="ce313" office:value-type="string" calcext:value-type="string">
            <text:p>стена</text:p>
          </table:table-cell>
          <table:table-cell table:style-name="ce313" office:value-type="string" calcext:value-type="string">
            <text:p>окна_стеновые</text:p>
          </table:table-cell>
          <table:table-cell table:style-name="ce313" office:value-type="string" calcext:value-type="string">
            <text:p>окна_лоджии</text:p>
          </table:table-cell>
          <table:table-cell table:style-name="ce313" office:value-type="string" calcext:value-type="string">
            <text:p>двери</text:p>
          </table:table-cell>
          <table:table-cell table:style-name="ce317" office:value-type="string" calcext:value-type="string">
            <text:p>перекрытия_пол</text:p>
          </table:table-cell>
          <table:table-cell table:style-name="ce317" office:value-type="string" calcext:value-type="string">
            <text:p>перекрытия_чердак</text:p>
          </table:table-cell>
          <table:table-cell table:style-name="ce313" office:value-type="string" calcext:value-type="string">
            <text:p>стена</text:p>
          </table:table-cell>
          <table:table-cell table:style-name="ce313" office:value-type="string" calcext:value-type="string">
            <text:p>окна_стеновые</text:p>
          </table:table-cell>
          <table:table-cell table:style-name="ce313" office:value-type="string" calcext:value-type="string">
            <text:p>окна_лоджии</text:p>
          </table:table-cell>
          <table:table-cell table:style-name="ce313" office:value-type="string" calcext:value-type="string">
            <text:p>двери</text:p>
          </table:table-cell>
          <table:table-cell table:style-name="ce317" office:value-type="string" calcext:value-type="string">
            <text:p>перекрытия_пол</text:p>
          </table:table-cell>
          <table:table-cell table:style-name="ce317" office:value-type="string" calcext:value-type="string">
            <text:p>перекрытия_чердак</text:p>
          </table:table-cell>
          <table:table-cell table:style-name="ce313" office:value-type="string" calcext:value-type="string">
            <text:p>стена</text:p>
          </table:table-cell>
          <table:table-cell table:style-name="ce313" office:value-type="string" calcext:value-type="string">
            <text:p>окна_стеновые</text:p>
          </table:table-cell>
          <table:table-cell table:style-name="ce313" office:value-type="string" calcext:value-type="string">
            <text:p>окна_лоджии</text:p>
          </table:table-cell>
          <table:table-cell table:style-name="ce313" office:value-type="string" calcext:value-type="string">
            <text:p>двери</text:p>
          </table:table-cell>
          <table:table-cell table:style-name="ce317" office:value-type="string" calcext:value-type="string">
            <text:p>перекрытия_пол</text:p>
          </table:table-cell>
          <table:table-cell table:style-name="ce317" office:value-type="string" calcext:value-type="string">
            <text:p>перекрытия_чердак</text:p>
          </table:table-cell>
          <table:table-cell table:style-name="ce313" office:value-type="string" calcext:value-type="string">
            <text:p>стена</text:p>
          </table:table-cell>
          <table:table-cell table:style-name="ce313" office:value-type="string" calcext:value-type="string">
            <text:p>окна_стеновые</text:p>
          </table:table-cell>
          <table:table-cell table:style-name="ce313" office:value-type="string" calcext:value-type="string">
            <text:p>окна_лоджии</text:p>
          </table:table-cell>
          <table:table-cell table:style-name="ce313" office:value-type="string" calcext:value-type="string">
            <text:p>двери</text:p>
          </table:table-cell>
          <table:table-cell table:style-name="ce317" office:value-type="string" calcext:value-type="string">
            <text:p>перекрытия_пол</text:p>
          </table:table-cell>
          <table:table-cell table:style-name="ce317" office:value-type="string" calcext:value-type="string">
            <text:p>перекрытия_чердак</text:p>
          </table:table-cell>
          <table:table-cell table:style-name="ce313" office:value-type="string" calcext:value-type="string">
            <text:p>стена</text:p>
          </table:table-cell>
          <table:table-cell table:style-name="ce313" office:value-type="string" calcext:value-type="string">
            <text:p>окна_стеновые</text:p>
          </table:table-cell>
          <table:table-cell table:style-name="ce313" office:value-type="string" calcext:value-type="string">
            <text:p>окна_лоджии</text:p>
          </table:table-cell>
          <table:table-cell table:style-name="ce313" office:value-type="string" calcext:value-type="string">
            <text:p>двери</text:p>
          </table:table-cell>
          <table:table-cell table:style-name="ce317" office:value-type="string" calcext:value-type="string">
            <text:p>перекрытия_пол</text:p>
          </table:table-cell>
          <table:table-cell table:style-name="ce317" office:value-type="string" calcext:value-type="string">
            <text:p>перекрытия_чердак</text:p>
          </table:table-cell>
          <table:table-cell table:style-name="ce313" office:value-type="string" calcext:value-type="string">
            <text:p>стена</text:p>
          </table:table-cell>
          <table:table-cell table:style-name="ce313" office:value-type="string" calcext:value-type="string">
            <text:p>окна_стеновые</text:p>
          </table:table-cell>
          <table:table-cell table:style-name="ce313" office:value-type="string" calcext:value-type="string">
            <text:p>окна_лоджии</text:p>
          </table:table-cell>
          <table:table-cell table:style-name="ce313" office:value-type="string" calcext:value-type="string">
            <text:p>двери</text:p>
          </table:table-cell>
          <table:table-cell table:style-name="ce317" office:value-type="string" calcext:value-type="string">
            <text:p>перекрытия_пол</text:p>
          </table:table-cell>
          <table:table-cell table:style-name="ce317" office:value-type="string" calcext:value-type="string">
            <text:p>перекрытия_чердак</text:p>
          </table:table-cell>
          <table:table-cell table:style-name="ce313" office:value-type="string" calcext:value-type="string">
            <text:p>стена</text:p>
          </table:table-cell>
          <table:table-cell table:style-name="ce313" office:value-type="string" calcext:value-type="string">
            <text:p>окна_стеновые</text:p>
          </table:table-cell>
          <table:table-cell table:style-name="ce313" office:value-type="string" calcext:value-type="string">
            <text:p>окна_лоджии</text:p>
          </table:table-cell>
          <table:table-cell table:style-name="ce313" office:value-type="string" calcext:value-type="string">
            <text:p>двери</text:p>
          </table:table-cell>
          <table:table-cell table:style-name="ce317" office:value-type="string" calcext:value-type="string">
            <text:p>перекрытия_пол</text:p>
          </table:table-cell>
          <table:table-cell table:style-name="ce317" office:value-type="string" calcext:value-type="string">
            <text:p>перекрытия_чердак</text:p>
          </table:table-cell>
          <table:table-cell table:style-name="ce313" office:value-type="string" calcext:value-type="string">
            <text:p>стена</text:p>
          </table:table-cell>
          <table:table-cell table:style-name="ce313" office:value-type="string" calcext:value-type="string">
            <text:p>окна_стеновые</text:p>
          </table:table-cell>
          <table:table-cell table:style-name="ce313" office:value-type="string" calcext:value-type="string">
            <text:p>окна_лоджии</text:p>
          </table:table-cell>
          <table:table-cell table:style-name="ce313" office:value-type="string" calcext:value-type="string">
            <text:p>двери</text:p>
          </table:table-cell>
          <table:table-cell table:style-name="ce317" office:value-type="string" calcext:value-type="string">
            <text:p>перекрытия_пол</text:p>
          </table:table-cell>
          <table:table-cell table:style-name="ce317" office:value-type="string" calcext:value-type="string">
            <text:p>перекрытия_чердак</text:p>
          </table:table-cell>
          <table:table-cell table:style-name="ce313" office:value-type="string" calcext:value-type="string">
            <text:p>стена</text:p>
          </table:table-cell>
          <table:table-cell table:style-name="ce313" office:value-type="string" calcext:value-type="string">
            <text:p>окна_стеновые</text:p>
          </table:table-cell>
          <table:table-cell table:style-name="ce313" office:value-type="string" calcext:value-type="string">
            <text:p>окна_лоджии</text:p>
          </table:table-cell>
          <table:table-cell table:style-name="ce313" office:value-type="string" calcext:value-type="string">
            <text:p>двери</text:p>
          </table:table-cell>
          <table:table-cell table:style-name="ce317" office:value-type="string" calcext:value-type="string">
            <text:p>перекрытия_пол</text:p>
          </table:table-cell>
          <table:table-cell table:style-name="ce317" office:value-type="string" calcext:value-type="string">
            <text:p>перекрытия_чердак</text:p>
          </table:table-cell>
          <table:covered-table-cell table:style-name="ce301"/>
          <table:table-cell table:style-name="ce313" office:value-type="string" calcext:value-type="string">
            <text:p>стена</text:p>
          </table:table-cell>
          <table:table-cell table:style-name="ce313" office:value-type="string" calcext:value-type="string">
            <text:p>окна_стеновые</text:p>
          </table:table-cell>
          <table:table-cell table:style-name="ce313" office:value-type="string" calcext:value-type="string">
            <text:p>окна_лоджии</text:p>
          </table:table-cell>
          <table:table-cell table:style-name="ce313" office:value-type="string" calcext:value-type="string">
            <text:p>двери</text:p>
          </table:table-cell>
          <table:table-cell table:style-name="ce317" office:value-type="string" calcext:value-type="string">
            <text:p>перекрытия_пол</text:p>
          </table:table-cell>
          <table:table-cell table:style-name="ce317" office:value-type="string" calcext:value-type="string">
            <text:p>перекрытия_чердак</text:p>
          </table:table-cell>
          <table:covered-table-cell table:number-columns-repeated="2" table:style-name="ce301"/>
          <table:table-cell table:style-name="ce313" office:value-type="string" calcext:value-type="string">
            <text:p>стена</text:p>
          </table:table-cell>
          <table:table-cell table:style-name="ce313" office:value-type="string" calcext:value-type="string">
            <text:p>окна_стеновые</text:p>
          </table:table-cell>
          <table:table-cell table:style-name="ce313" office:value-type="string" calcext:value-type="string">
            <text:p>окна_лоджии</text:p>
          </table:table-cell>
          <table:table-cell table:style-name="ce313" office:value-type="string" calcext:value-type="string">
            <text:p>двери</text:p>
          </table:table-cell>
          <table:table-cell table:style-name="ce317" office:value-type="string" calcext:value-type="string">
            <text:p>перекрытия_пол</text:p>
          </table:table-cell>
          <table:table-cell table:style-name="ce317" office:value-type="string" calcext:value-type="string">
            <text:p>перекрытия_чердак</text:p>
          </table:table-cell>
          <table:table-cell table:style-name="ce313" office:value-type="string" calcext:value-type="string">
            <text:p>стена</text:p>
          </table:table-cell>
          <table:table-cell table:style-name="ce313" office:value-type="string" calcext:value-type="string">
            <text:p>окна_стеновые</text:p>
          </table:table-cell>
          <table:table-cell table:style-name="ce313" office:value-type="string" calcext:value-type="string">
            <text:p>окна_лоджии</text:p>
          </table:table-cell>
          <table:table-cell table:style-name="ce313" office:value-type="string" calcext:value-type="string">
            <text:p>двери</text:p>
          </table:table-cell>
          <table:table-cell table:style-name="ce317" office:value-type="string" calcext:value-type="string">
            <text:p>перекрытия_пол</text:p>
          </table:table-cell>
          <table:table-cell table:style-name="ce317" office:value-type="string" calcext:value-type="string">
            <text:p>перекрытия_чердак</text:p>
          </table:table-cell>
          <table:table-cell table:style-name="ce331" office:value-type="string" calcext:value-type="string">
            <text:p>ВСЕГО</text:p>
          </table:table-cell>
          <table:table-cell table:style-name="ce333" office:value-type="string" calcext:value-type="string">
            <text:p>вт</text:p>
          </table:table-cell>
          <table:table-cell table:style-name="ce333" office:value-type="string" calcext:value-type="string">
            <text:p>ккал</text:p>
          </table:table-cell>
          <table:table-cell table:style-name="ce333" office:value-type="string" calcext:value-type="string">
            <text:p>ГКал/час</text:p>
          </table:table-cell>
          <table:table-cell table:style-name="ce333" office:value-type="string" calcext:value-type="string">
            <text:p>куб/час</text:p>
          </table:table-cell>
          <table:table-cell table:style-name="ce333" office:value-type="string" calcext:value-type="string">
            <text:p>вт/час</text:p>
          </table:table-cell>
          <table:table-cell table:style-name="ce333" office:value-type="string" calcext:value-type="string">
            <text:p>ГКал/час</text:p>
          </table:table-cell>
          <table:table-cell table:style-name="ce333" office:value-type="string" calcext:value-type="string">
            <text:p>куб. м/час</text:p>
          </table:table-cell>
          <table:table-cell table:style-name="ce345" office:value-type="string" calcext:value-type="string">
            <text:p>куб.м/час</text:p>
          </table:table-cell>
          <table:table-cell office:value-type="string" calcext:value-type="string">
            <text:p>вт/час</text:p>
          </table:table-cell>
          <table:table-cell table:number-columns-repeated="16279"/>
        </table:table-row>
        <table:table-row table:style-name="ro1">
          <table:table-cell table:style-name="ce302" office:value-type="string" calcext:value-type="string" table:number-columns-spanned="1" table:number-rows-spanned="5">
            <text:p>1</text:p>
          </table:table-cell>
          <table:table-cell table:style-name="ce307" office:value-type="string" calcext:value-type="string">
            <text:p>1-1</text:p>
          </table:table-cell>
          <table:table-cell table:style-name="ce314" table:formula="of:=[$Много_кол_бло_огр.$C4]*[$блоки_площади_огражд.$B3]" office:value-type="float" office:value="0" calcext:value-type="float">
            <text:p>0,00</text:p>
          </table:table-cell>
          <table:table-cell table:style-name="ce314" table:formula="of:=[$Много_кол_бло_огр.$C4]*[$блоки_площади_огражд.$B3]" office:value-type="float" office:value="0" calcext:value-type="float">
            <text:p>0,00</text:p>
          </table:table-cell>
          <table:table-cell table:style-name="ce314" table:formula="of:=[$Много_кол_бло_огр.$C4]*[$блоки_площади_огражд.$B3]" office:value-type="float" office:value="0" calcext:value-type="float">
            <text:p>0,00</text:p>
          </table:table-cell>
          <table:table-cell table:style-name="ce314" table:formula="of:=[$Много_кол_бло_огр.$C4]*[$блоки_площади_огражд.$B3]" office:value-type="float" office:value="0" calcext:value-type="float">
            <text:p>0,00</text:p>
          </table:table-cell>
          <table:table-cell table:style-name="ce314" table:formula="of:=[$Много_кол_бло_огр.$C4]*[$блоки_площади_огражд.$B3]" office:value-type="float" office:value="0" calcext:value-type="float">
            <text:p>0,00</text:p>
          </table:table-cell>
          <table:table-cell table:style-name="ce314" table:formula="of:=[$Много_кол_бло_огр.$C4]*[$блоки_площади_огражд.$B3]" office:value-type="float" office:value="0" calcext:value-type="float">
            <text:p>0,00</text:p>
          </table:table-cell>
          <table:table-cell table:style-name="ce318" table:formula="of:=[$Много_кол_бло_огр.$D4]*[$блоки_площади_огражд.B$4]" office:value-type="float" office:value="0" calcext:value-type="float">
            <text:p>0</text:p>
          </table:table-cell>
          <table:table-cell table:style-name="ce318" table:formula="of:=[$Много_кол_бло_огр.$D4]*[$блоки_площади_огражд.C$4]" office:value-type="float" office:value="0" calcext:value-type="float">
            <text:p>0</text:p>
          </table:table-cell>
          <table:table-cell table:style-name="ce318" table:formula="of:=[$Много_кол_бло_огр.$D4]*[$блоки_площади_огражд.D$4]" office:value-type="float" office:value="0" calcext:value-type="float">
            <text:p>0</text:p>
          </table:table-cell>
          <table:table-cell table:style-name="ce318" table:formula="of:=[$Много_кол_бло_огр.$D4]*[$блоки_площади_огражд.E$4]" office:value-type="float" office:value="0" calcext:value-type="float">
            <text:p>0</text:p>
          </table:table-cell>
          <table:table-cell table:style-name="ce318" table:formula="of:=[$Много_кол_бло_огр.$D4]*[$блоки_площади_огражд.F$4]" office:value-type="float" office:value="0" calcext:value-type="float">
            <text:p>0</text:p>
          </table:table-cell>
          <table:table-cell table:style-name="ce318" table:formula="of:=[$Много_кол_бло_огр.$D4]*[$блоки_площади_огражд.G$4]" office:value-type="float" office:value="0" calcext:value-type="float">
            <text:p>0</text:p>
          </table:table-cell>
          <table:table-cell table:style-name="ce314" table:formula="of:=[$Много_кол_бло_огр.$D4]*[$блоки_площади_огражд.B$5]" office:value-type="float" office:value="0" calcext:value-type="float">
            <text:p>0,00</text:p>
          </table:table-cell>
          <table:table-cell table:style-name="ce314" table:formula="of:=[$Много_кол_бло_огр.$D4]*[$блоки_площади_огражд.C$5]" office:value-type="float" office:value="0" calcext:value-type="float">
            <text:p>0,00</text:p>
          </table:table-cell>
          <table:table-cell table:style-name="ce314" table:formula="of:=[$Много_кол_бло_огр.$D4]*[$блоки_площади_огражд.D$5]" office:value-type="float" office:value="0" calcext:value-type="float">
            <text:p>0,00</text:p>
          </table:table-cell>
          <table:table-cell table:style-name="ce314" table:formula="of:=[$Много_кол_бло_огр.$D4]*[$блоки_площади_огражд.E$5]" office:value-type="float" office:value="0" calcext:value-type="float">
            <text:p>0,00</text:p>
          </table:table-cell>
          <table:table-cell table:style-name="ce314" table:formula="of:=[$Много_кол_бло_огр.$D4]*[$блоки_площади_огражд.F$5]" office:value-type="float" office:value="0" calcext:value-type="float">
            <text:p>0,00</text:p>
          </table:table-cell>
          <table:table-cell table:style-name="ce314" table:formula="of:=[$Много_кол_бло_огр.$D4]*[$блоки_площади_огражд.G$5]" office:value-type="float" office:value="0" calcext:value-type="float">
            <text:p>0,00</text:p>
          </table:table-cell>
          <table:table-cell table:style-name="ce318" table:formula="of:=[$Много_кол_бло_огр.$D4]*[$блоки_площади_огражд.B$6]" office:value-type="float" office:value="0" calcext:value-type="float">
            <text:p>0</text:p>
          </table:table-cell>
          <table:table-cell table:style-name="ce318" table:formula="of:=[$Много_кол_бло_огр.$D4]*[$блоки_площади_огражд.C$6]" office:value-type="float" office:value="0" calcext:value-type="float">
            <text:p>0</text:p>
          </table:table-cell>
          <table:table-cell table:style-name="ce318" table:formula="of:=[$Много_кол_бло_огр.$D4]*[$блоки_площади_огражд.D$6]" office:value-type="float" office:value="0" calcext:value-type="float">
            <text:p>0</text:p>
          </table:table-cell>
          <table:table-cell table:style-name="ce318" table:formula="of:=[$Много_кол_бло_огр.$D4]*[$блоки_площади_огражд.E$6]" office:value-type="float" office:value="0" calcext:value-type="float">
            <text:p>0</text:p>
          </table:table-cell>
          <table:table-cell table:style-name="ce318" table:formula="of:=[$Много_кол_бло_огр.$D4]*[$блоки_площади_огражд.F$6]" office:value-type="float" office:value="0" calcext:value-type="float">
            <text:p>0</text:p>
          </table:table-cell>
          <table:table-cell table:style-name="ce318" table:formula="of:=[$Много_кол_бло_огр.$D4]*[$блоки_площади_огражд.G$6]" office:value-type="float" office:value="0" calcext:value-type="float">
            <text:p>0</text:p>
          </table:table-cell>
          <table:table-cell table:style-name="ce314" table:formula="of:=[$Много_кол_бло_огр.$E4]*[$блоки_площади_огражд.B$7]" office:value-type="float" office:value="513.6" calcext:value-type="float">
            <text:p>513,60</text:p>
          </table:table-cell>
          <table:table-cell table:style-name="ce314" table:formula="of:=[$Много_кол_бло_огр.$E4]*[$блоки_площади_огражд.C$7]" office:value-type="float" office:value="321.6" calcext:value-type="float">
            <text:p>321,60</text:p>
          </table:table-cell>
          <table:table-cell table:style-name="ce314" table:formula="of:=[$Много_кол_бло_огр.$E4]*[$блоки_площади_огражд.D$7]" office:value-type="float" office:value="208.08" calcext:value-type="float">
            <text:p>208,08</text:p>
          </table:table-cell>
          <table:table-cell table:style-name="ce314" table:formula="of:=[$Много_кол_бло_огр.$E4]*[$блоки_площади_огражд.E$7]" office:value-type="float" office:value="15.12" calcext:value-type="float">
            <text:p>15,12</text:p>
          </table:table-cell>
          <table:table-cell table:style-name="ce314" table:formula="of:=[$Много_кол_бло_огр.$E4]*[$блоки_площади_огражд.F$7]" office:value-type="float" office:value="2119.8" calcext:value-type="float">
            <text:p>2119,80</text:p>
          </table:table-cell>
          <table:table-cell table:style-name="ce314" table:formula="of:=[$Много_кол_бло_огр.$E4]*[$блоки_площади_огражд.G$7]" office:value-type="float" office:value="0" calcext:value-type="float">
            <text:p>0,00</text:p>
          </table:table-cell>
          <table:table-cell table:style-name="ce318" table:formula="of:=[$Много_кол_бло_огр.$E4]*[$блоки_площади_огражд.B$8]" office:value-type="float" office:value="514.32" calcext:value-type="float">
            <text:p>514,32</text:p>
          </table:table-cell>
          <table:table-cell table:style-name="ce318" table:formula="of:=[$Много_кол_бло_огр.$E4]*[$блоки_площади_огражд.C$8]" office:value-type="float" office:value="336" calcext:value-type="float">
            <text:p>336</text:p>
          </table:table-cell>
          <table:table-cell table:style-name="ce318" table:formula="of:=[$Много_кол_бло_огр.$E4]*[$блоки_площади_огражд.D$8]" office:value-type="float" office:value="208.08" calcext:value-type="float">
            <text:p>208,08</text:p>
          </table:table-cell>
          <table:table-cell table:style-name="ce318" table:formula="of:=[$Много_кол_бло_огр.$E4]*[$блоки_площади_огражд.E$8]" office:value-type="float" office:value="0" calcext:value-type="float">
            <text:p>0</text:p>
          </table:table-cell>
          <table:table-cell table:style-name="ce318" table:formula="of:=[$Много_кол_бло_огр.$E4]*[$блоки_площади_огражд.F$8]" office:value-type="float" office:value="0" calcext:value-type="float">
            <text:p>0</text:p>
          </table:table-cell>
          <table:table-cell table:style-name="ce318" table:formula="of:=[$Много_кол_бло_огр.$E4]*[$блоки_площади_огражд.G$8]" office:value-type="float" office:value="2119.8" calcext:value-type="float">
            <text:p>2119,8</text:p>
          </table:table-cell>
          <table:table-cell table:style-name="ce314" table:formula="of:=[$Много_кол_бло_огр.$F4]*[$блоки_площади_огражд.B$9]" office:value-type="float" office:value="260.96" calcext:value-type="float">
            <text:p>260,96</text:p>
          </table:table-cell>
          <table:table-cell table:style-name="ce314" table:formula="of:=[$Много_кол_бло_огр.$F4]*[$блоки_площади_огражд.C$9]" office:value-type="float" office:value="107.2" calcext:value-type="float">
            <text:p>107,20</text:p>
          </table:table-cell>
          <table:table-cell table:style-name="ce314" table:formula="of:=[$Много_кол_бло_огр.$F4]*[$блоки_площади_огражд.D$9]" office:value-type="float" office:value="83.16" calcext:value-type="float">
            <text:p>83,16</text:p>
          </table:table-cell>
          <table:table-cell table:style-name="ce314" table:formula="of:=[$Много_кол_бло_огр.$F4]*[$блоки_площади_огражд.E$9]" office:value-type="float" office:value="5.04" calcext:value-type="float">
            <text:p>5,04</text:p>
          </table:table-cell>
          <table:table-cell table:style-name="ce314" table:formula="of:=[$Много_кол_бло_огр.$F4]*[$блоки_площади_огражд.F$9]" office:value-type="float" office:value="706.6" calcext:value-type="float">
            <text:p>706,60</text:p>
          </table:table-cell>
          <table:table-cell table:style-name="ce314" table:formula="of:=[$Много_кол_бло_огр.$F4]*[$блоки_площади_огражд.G$9]" office:value-type="float" office:value="0" calcext:value-type="float">
            <text:p>0,00</text:p>
          </table:table-cell>
          <table:table-cell table:style-name="ce318" table:formula="of:=[$Много_кол_бло_огр.$F4]*[$блоки_площади_огражд.B$10]" office:value-type="float" office:value="261.2" calcext:value-type="float">
            <text:p>261,2</text:p>
          </table:table-cell>
          <table:table-cell table:style-name="ce318" table:formula="of:=[$Много_кол_бло_огр.$F4]*[$блоки_площади_огражд.C$10]" office:value-type="float" office:value="112" calcext:value-type="float">
            <text:p>112</text:p>
          </table:table-cell>
          <table:table-cell table:style-name="ce318" table:formula="of:=[$Много_кол_бло_огр.$F4]*[$блоки_площади_огражд.D$10]" office:value-type="float" office:value="83.16" calcext:value-type="float">
            <text:p>83,16</text:p>
          </table:table-cell>
          <table:table-cell table:style-name="ce318" table:formula="of:=[$Много_кол_бло_огр.$F4]*[$блоки_площади_огражд.E$10]" office:value-type="float" office:value="0" calcext:value-type="float">
            <text:p>0</text:p>
          </table:table-cell>
          <table:table-cell table:style-name="ce318" table:formula="of:=[$Много_кол_бло_огр.$F4]*[$блоки_площади_огражд.F$10]" office:value-type="float" office:value="0" calcext:value-type="float">
            <text:p>0</text:p>
          </table:table-cell>
          <table:table-cell table:style-name="ce318" table:formula="of:=[$Много_кол_бло_огр.$F4]*[$блоки_площади_огражд.G$10]" office:value-type="float" office:value="706.6" calcext:value-type="float">
            <text:p>706,6</text:p>
          </table:table-cell>
          <table:table-cell table:style-name="ce314" table:formula="of:=[$Много_кол_бло_огр.$G4]*[$блоки_площади_огражд.B$11]" office:value-type="float" office:value="107.42" calcext:value-type="float">
            <text:p>107,42</text:p>
          </table:table-cell>
          <table:table-cell table:style-name="ce314" table:formula="of:=[$Много_кол_бло_огр.$G4]*[$блоки_площади_огражд.C$11]" office:value-type="float" office:value="44.56" calcext:value-type="float">
            <text:p>44,56</text:p>
          </table:table-cell>
          <table:table-cell table:style-name="ce314" table:formula="of:=[$Много_кол_бло_огр.$G4]*[$блоки_площади_огражд.D$11]" office:value-type="float" office:value="30.42" calcext:value-type="float">
            <text:p>30,42</text:p>
          </table:table-cell>
          <table:table-cell table:style-name="ce314" table:formula="of:=[$Много_кол_бло_огр.$G4]*[$блоки_площади_огражд.E$11]" office:value-type="float" office:value="2.52" calcext:value-type="float">
            <text:p>2,52</text:p>
          </table:table-cell>
          <table:table-cell table:style-name="ce314" table:formula="of:=[$Много_кол_бло_огр.$G4]*[$блоки_площади_огражд.F$11]" office:value-type="float" office:value="355.8" calcext:value-type="float">
            <text:p>355,80</text:p>
          </table:table-cell>
          <table:table-cell table:style-name="ce314" table:formula="of:=[$Много_кол_бло_огр.$G4]*[$блоки_площади_огражд.G$11]" office:value-type="float" office:value="0" calcext:value-type="float">
            <text:p>0,00</text:p>
          </table:table-cell>
          <table:table-cell table:style-name="ce318" table:formula="of:=[$Много_кол_бло_огр.$G4]*[$блоки_площади_огражд.B$12]" office:value-type="float" office:value="105.54" calcext:value-type="float">
            <text:p>105,54</text:p>
          </table:table-cell>
          <table:table-cell table:style-name="ce318" table:formula="of:=[$Много_кол_бло_огр.$G4]*[$блоки_площади_огражд.C$12]" office:value-type="float" office:value="48.96" calcext:value-type="float">
            <text:p>48,96</text:p>
          </table:table-cell>
          <table:table-cell table:style-name="ce318" table:formula="of:=[$Много_кол_бло_огр.$G4]*[$блоки_площади_огражд.D$12]" office:value-type="float" office:value="30.42" calcext:value-type="float">
            <text:p>30,42</text:p>
          </table:table-cell>
          <table:table-cell table:style-name="ce318" table:formula="of:=[$Много_кол_бло_огр.$G4]*[$блоки_площади_огражд.E$12]" office:value-type="float" office:value="0" calcext:value-type="float">
            <text:p>0</text:p>
          </table:table-cell>
          <table:table-cell table:style-name="ce318" table:formula="of:=[$Много_кол_бло_огр.$G4]*[$блоки_площади_огражд.F$12]" office:value-type="float" office:value="0" calcext:value-type="float">
            <text:p>0</text:p>
          </table:table-cell>
          <table:table-cell table:style-name="ce318" table:formula="of:=[$Много_кол_бло_огр.$G4]*[$блоки_площади_огражд.G$12]" office:value-type="float" office:value="355.8" calcext:value-type="float">
            <text:p>355,8</text:p>
          </table:table-cell>
          <table:table-cell table:style-name="ce314" table:formula="of:=[$Много_кол_бло_огр.$H4]*[$блоки_площади_огражд.B$13]" office:value-type="float" office:value="0" calcext:value-type="float">
            <text:p>0,00</text:p>
          </table:table-cell>
          <table:table-cell table:style-name="ce314" table:formula="of:=[$Много_кол_бло_огр.$H4]*[$блоки_площади_огражд.C$13]" office:value-type="float" office:value="0" calcext:value-type="float">
            <text:p>0,00</text:p>
          </table:table-cell>
          <table:table-cell table:style-name="ce314" table:formula="of:=[$Много_кол_бло_огр.$H4]*[$блоки_площади_огражд.D$13]" office:value-type="float" office:value="0" calcext:value-type="float">
            <text:p>0,00</text:p>
          </table:table-cell>
          <table:table-cell table:style-name="ce314" table:formula="of:=[$Много_кол_бло_огр.$H4]*[$блоки_площади_огражд.E$13]" office:value-type="float" office:value="0" calcext:value-type="float">
            <text:p>0,00</text:p>
          </table:table-cell>
          <table:table-cell table:style-name="ce314" table:formula="of:=[$Много_кол_бло_огр.$H4]*[$блоки_площади_огражд.F$13]" office:value-type="float" office:value="0" calcext:value-type="float">
            <text:p>0,00</text:p>
          </table:table-cell>
          <table:table-cell table:style-name="ce314" table:formula="of:=[$Много_кол_бло_огр.$H4]*[$блоки_площади_огражд.G$13]" office:value-type="float" office:value="0" calcext:value-type="float">
            <text:p>0,00</text:p>
          </table:table-cell>
          <table:table-cell table:style-name="ce318" table:formula="of:=[$Много_кол_бло_огр.$H4]*[$блоки_площади_огражд.B$14]" office:value-type="float" office:value="0" calcext:value-type="float">
            <text:p>0</text:p>
          </table:table-cell>
          <table:table-cell table:style-name="ce318" table:formula="of:=[$Много_кол_бло_огр.$H4]*[$блоки_площади_огражд.C$14]" office:value-type="float" office:value="0" calcext:value-type="float">
            <text:p>0</text:p>
          </table:table-cell>
          <table:table-cell table:style-name="ce318" table:formula="of:=[$Много_кол_бло_огр.$H4]*[$блоки_площади_огражд.D$14]" office:value-type="float" office:value="0" calcext:value-type="float">
            <text:p>0</text:p>
          </table:table-cell>
          <table:table-cell table:style-name="ce318" table:formula="of:=[$Много_кол_бло_огр.$H4]*[$блоки_площади_огражд.E$14]" office:value-type="float" office:value="0" calcext:value-type="float">
            <text:p>0</text:p>
          </table:table-cell>
          <table:table-cell table:style-name="ce318" table:formula="of:=[$Много_кол_бло_огр.$H4]*[$блоки_площади_огражд.F$14]" office:value-type="float" office:value="0" calcext:value-type="float">
            <text:p>0</text:p>
          </table:table-cell>
          <table:table-cell table:style-name="ce318" table:formula="of:=[$Много_кол_бло_огр.$H4]*[$блоки_площади_огражд.G$14]" office:value-type="float" office:value="0" calcext:value-type="float">
            <text:p>0</text:p>
          </table:table-cell>
          <table:table-cell table:style-name="ce320" office:value-type="float" office:value="8" calcext:value-type="float">
            <text:p>8</text:p>
          </table:table-cell>
          <table:table-cell table:style-name="ce314" table:formula="of:=[.C4]+[.I4]*([.$BW4]-1)+[.O4]+[.U4]*([.$BW4]-1)+[.AA4]+[.AG4]*([.$BW4]-1)+[.AM4]+[.AS4]*([.$BW4]-1)+[.AY4]+[.BE4]*([.$BW4]-1)+[.BK4]+[.BQ4]*([.$BW4]-1)" office:value-type="float" office:value="7049.4" calcext:value-type="float">
            <text:p>7049,40</text:p>
          </table:table-cell>
          <table:table-cell table:style-name="ce314" table:formula="of:=[.D4]+[.J4]*([.$BW4]-1)+[.P4]+[.V4]*([.$BW4]-1)+[.AB4]+[.AH4]*([.$BW4]-1)+[.AN4]+[.AT4]*([.$BW4]-1)+[.AZ4]+[.BF4]*([.$BW4]-1)+[.BL4]+[.BR4]*([.$BW4]-1)" office:value-type="float" office:value="3952.08" calcext:value-type="float">
            <text:p>3952,08</text:p>
          </table:table-cell>
          <table:table-cell table:style-name="ce314" table:formula="of:=[.E4]+[.K4]*([.$BW4]-1)+[.Q4]+[.W4]*([.$BW4]-1)+[.AC4]+[.AI4]*([.$BW4]-1)+[.AO4]+[.AU4]*([.$BW4]-1)+[.BA4]+[.BG4]*([.$BW4]-1)+[.BM4]+[.BS4]*([.$BW4]-1)" office:value-type="float" office:value="2573.28" calcext:value-type="float">
            <text:p>2573,28</text:p>
          </table:table-cell>
          <table:table-cell table:style-name="ce314" table:formula="of:=[.F4]+[.L4]*([.$BW4]-1)+[.R4]+[.X4]*([.$BW4]-1)+[.AD4]+[.AJ4]*([.$BW4]-1)+[.AP4]+[.AV4]*([.$BW4]-1)+[.BB4]+[.BH4]*([.$BW4]-1)+[.BN4]+[.BT4]*([.$BW4]-1)" office:value-type="float" office:value="22.68" calcext:value-type="float">
            <text:p>22,68</text:p>
          </table:table-cell>
          <table:table-cell table:style-name="ce314" table:formula="of:=[.G4]+[.M4]+[.S4]+[.Y4]+[.AE4]+[.AK4]+[.AQ4]+[.AW4]+[.BC4]+[.BI4]+[.BO4]+[.BU4]" office:value-type="float" office:value="3182.2" calcext:value-type="float">
            <text:p>3182,20</text:p>
          </table:table-cell>
          <table:table-cell table:style-name="ce314" table:formula="of:=[.H4]+[.N4]+[.T4]+[.Z4]+[.AF4]+[.AL4]+[.AR4]+[.AX4]+[.BD4]+[.BJ4]+[.BP4]+[.BV4]" office:value-type="float" office:value="3182.2" calcext:value-type="float">
            <text:p>3182,20</text:p>
          </table:table-cell>
          <table:table-cell table:style-name="ce318" office:value-type="float" office:value="22" calcext:value-type="float">
            <text:p>22</text:p>
          </table:table-cell>
          <table:table-cell table:style-name="ce318" office:value-type="float" office:value="-34" calcext:value-type="float">
            <text:p>-34</text:p>
          </table:table-cell>
          <table:table-cell table:style-name="ce326" office:value-type="float" office:value="3.85" calcext:value-type="float">
            <text:p>3,85</text:p>
          </table:table-cell>
          <table:table-cell table:style-name="ce329" office:value-type="float" office:value="0.47" calcext:value-type="float">
            <text:p>0,47</text:p>
          </table:table-cell>
          <table:table-cell table:style-name="ce329" office:value-type="float" office:value="0.28" calcext:value-type="float">
            <text:p>0,28</text:p>
          </table:table-cell>
          <table:table-cell table:style-name="ce329" office:value-type="float" office:value="0.47" calcext:value-type="float">
            <text:p>0,47</text:p>
          </table:table-cell>
          <table:table-cell table:number-columns-repeated="2" table:style-name="ce329" office:value-type="float" office:value="1.36" calcext:value-type="float">
            <text:p>1,36</text:p>
          </table:table-cell>
          <table:table-cell table:style-name="ce329" table:formula="of:=[.BX4]*(([.$CD4]-[.$CE4])/[.CF4])" office:value-type="float" office:value="102536.727272727" calcext:value-type="float">
            <text:p>102536,727272727</text:p>
          </table:table-cell>
          <table:table-cell table:style-name="ce329" table:formula="of:=[.BY4]*(([.$CD4]-[.$CE4])/[.CG4])" office:value-type="float" office:value="470886.127659575" calcext:value-type="float">
            <text:p>470886,127659575</text:p>
          </table:table-cell>
          <table:table-cell table:style-name="ce329" table:formula="of:=[.BZ4]*(([.$CD4]-[.$CE4])/[.CH4])" office:value-type="float" office:value="514656" calcext:value-type="float">
            <text:p>514656</text:p>
          </table:table-cell>
          <table:table-cell table:style-name="ce329" table:formula="of:=[.CA4]*(([.$CD4]-[.$CE4])/[.CI4])" office:value-type="float" office:value="2702.29787234043" calcext:value-type="float">
            <text:p>2702,29787234043</text:p>
          </table:table-cell>
          <table:table-cell table:style-name="ce329" table:formula="of:=[.CB4]*(([.$CD4]-[.$CE4])/[.CJ4])" office:value-type="float" office:value="131031.764705882" calcext:value-type="float">
            <text:p>131031,764705882</text:p>
          </table:table-cell>
          <table:table-cell table:style-name="ce329" table:formula="of:=[.CC4]*(([.$CD4]-[.$CE4])/[.CK4])" office:value-type="float" office:value="131031.764705882" calcext:value-type="float">
            <text:p>131031,764705882</text:p>
          </table:table-cell>
          <table:table-cell table:style-name="ce314" table:formula="of:=SUM([.CL4:.CQ4])" office:value-type="float" office:value="1352844.68221641" calcext:value-type="float">
            <text:p>1352844,68</text:p>
          </table:table-cell>
          <table:table-cell table:style-name="ce334" table:number-columns-repeated="2"/>
          <table:table-cell table:style-name="ce334" table:formula="of:=[.CT4]*0.000001" office:value-type="float" office:value="0" calcext:value-type="float">
            <text:p>0</text:p>
          </table:table-cell>
          <table:table-cell table:style-name="ce334"/>
          <table:table-cell table:style-name="ce334" office:value-type="float" office:value="2250146.3" calcext:value-type="float">
            <text:p>2250146,3</text:p>
          </table:table-cell>
          <table:table-cell table:style-name="ce334" table:formula="of:=[.CW4]*0.000001*0.859845" office:value-type="float" office:value="1.9347770453235" calcext:value-type="float">
            <text:p>1,9347770453235</text:p>
          </table:table-cell>
          <table:table-cell table:style-name="ce342" table:formula="of:=[.CX4]*154" office:value-type="float" office:value="297.955664979819" calcext:value-type="float">
            <text:p>297,955664979819</text:p>
          </table:table-cell>
          <table:table-cell table:style-name="ce333"/>
          <table:table-cell table:number-columns-repeated="16280"/>
        </table:table-row>
        <table:table-row table:style-name="ro1">
          <table:covered-table-cell table:style-name="ce303"/>
          <table:table-cell table:style-name="ce287" office:value-type="string" calcext:value-type="string">
            <text:p>1-2</text:p>
          </table:table-cell>
          <table:table-cell table:style-name="ce315" table:formula="of:=[$Много_кол_бло_огр.$C5]*[$блоки_площади_огражд.$B4]" office:value-type="float" office:value="0" calcext:value-type="float">
            <text:p>0,00</text:p>
          </table:table-cell>
          <table:table-cell table:style-name="ce315" table:formula="of:=[$Много_кол_бло_огр.$C5]*[$блоки_площади_огражд.$B4]" office:value-type="float" office:value="0" calcext:value-type="float">
            <text:p>0,00</text:p>
          </table:table-cell>
          <table:table-cell table:style-name="ce315" table:formula="of:=[$Много_кол_бло_огр.$C5]*[$блоки_площади_огражд.$B4]" office:value-type="float" office:value="0" calcext:value-type="float">
            <text:p>0,00</text:p>
          </table:table-cell>
          <table:table-cell table:style-name="ce315" table:formula="of:=[$Много_кол_бло_огр.$C5]*[$блоки_площади_огражд.$B4]" office:value-type="float" office:value="0" calcext:value-type="float">
            <text:p>0,00</text:p>
          </table:table-cell>
          <table:table-cell table:style-name="ce315" table:formula="of:=[$Много_кол_бло_огр.$C5]*[$блоки_площади_огражд.$B4]" office:value-type="float" office:value="0" calcext:value-type="float">
            <text:p>0,00</text:p>
          </table:table-cell>
          <table:table-cell table:style-name="ce315" table:formula="of:=[$Много_кол_бло_огр.$C5]*[$блоки_площади_огражд.$B4]" office:value-type="float" office:value="0" calcext:value-type="float">
            <text:p>0,00</text:p>
          </table:table-cell>
          <table:table-cell table:style-name="ce288" table:formula="of:=[$Много_кол_бло_огр.$D5]*[$блоки_площади_огражд.B$4]" office:value-type="float" office:value="0" calcext:value-type="float">
            <text:p>0</text:p>
          </table:table-cell>
          <table:table-cell table:style-name="ce288" table:formula="of:=[$Много_кол_бло_огр.$D5]*[$блоки_площади_огражд.C$4]" office:value-type="float" office:value="0" calcext:value-type="float">
            <text:p>0</text:p>
          </table:table-cell>
          <table:table-cell table:style-name="ce288" table:formula="of:=[$Много_кол_бло_огр.$D5]*[$блоки_площади_огражд.D$4]" office:value-type="float" office:value="0" calcext:value-type="float">
            <text:p>0</text:p>
          </table:table-cell>
          <table:table-cell table:style-name="ce288" table:formula="of:=[$Много_кол_бло_огр.$D5]*[$блоки_площади_огражд.E$4]" office:value-type="float" office:value="0" calcext:value-type="float">
            <text:p>0</text:p>
          </table:table-cell>
          <table:table-cell table:style-name="ce288" table:formula="of:=[$Много_кол_бло_огр.$D5]*[$блоки_площади_огражд.F$4]" office:value-type="float" office:value="0" calcext:value-type="float">
            <text:p>0</text:p>
          </table:table-cell>
          <table:table-cell table:style-name="ce288" table:formula="of:=[$Много_кол_бло_огр.$D5]*[$блоки_площади_огражд.G$4]" office:value-type="float" office:value="0" calcext:value-type="float">
            <text:p>0</text:p>
          </table:table-cell>
          <table:table-cell table:style-name="ce315" table:formula="of:=[$Много_кол_бло_огр.$D5]*[$блоки_площади_огражд.B$5]" office:value-type="float" office:value="0" calcext:value-type="float">
            <text:p>0,00</text:p>
          </table:table-cell>
          <table:table-cell table:style-name="ce315" table:formula="of:=[$Много_кол_бло_огр.$D5]*[$блоки_площади_огражд.C$5]" office:value-type="float" office:value="0" calcext:value-type="float">
            <text:p>0,00</text:p>
          </table:table-cell>
          <table:table-cell table:style-name="ce315" table:formula="of:=[$Много_кол_бло_огр.$D5]*[$блоки_площади_огражд.D$5]" office:value-type="float" office:value="0" calcext:value-type="float">
            <text:p>0,00</text:p>
          </table:table-cell>
          <table:table-cell table:style-name="ce315" table:formula="of:=[$Много_кол_бло_огр.$D5]*[$блоки_площади_огражд.E$5]" office:value-type="float" office:value="0" calcext:value-type="float">
            <text:p>0,00</text:p>
          </table:table-cell>
          <table:table-cell table:style-name="ce315" table:formula="of:=[$Много_кол_бло_огр.$D5]*[$блоки_площади_огражд.F$5]" office:value-type="float" office:value="0" calcext:value-type="float">
            <text:p>0,00</text:p>
          </table:table-cell>
          <table:table-cell table:style-name="ce315" table:formula="of:=[$Много_кол_бло_огр.$D5]*[$блоки_площади_огражд.G$5]" office:value-type="float" office:value="0" calcext:value-type="float">
            <text:p>0,00</text:p>
          </table:table-cell>
          <table:table-cell table:style-name="ce288" table:formula="of:=[$Много_кол_бло_огр.$D5]*[$блоки_площади_огражд.B$6]" office:value-type="float" office:value="0" calcext:value-type="float">
            <text:p>0</text:p>
          </table:table-cell>
          <table:table-cell table:style-name="ce288" table:formula="of:=[$Много_кол_бло_огр.$D5]*[$блоки_площади_огражд.C$6]" office:value-type="float" office:value="0" calcext:value-type="float">
            <text:p>0</text:p>
          </table:table-cell>
          <table:table-cell table:style-name="ce288" table:formula="of:=[$Много_кол_бло_огр.$D5]*[$блоки_площади_огражд.D$6]" office:value-type="float" office:value="0" calcext:value-type="float">
            <text:p>0</text:p>
          </table:table-cell>
          <table:table-cell table:style-name="ce288" table:formula="of:=[$Много_кол_бло_огр.$D5]*[$блоки_площади_огражд.E$6]" office:value-type="float" office:value="0" calcext:value-type="float">
            <text:p>0</text:p>
          </table:table-cell>
          <table:table-cell table:style-name="ce288" table:formula="of:=[$Много_кол_бло_огр.$D5]*[$блоки_площади_огражд.F$6]" office:value-type="float" office:value="0" calcext:value-type="float">
            <text:p>0</text:p>
          </table:table-cell>
          <table:table-cell table:style-name="ce288" table:formula="of:=[$Много_кол_бло_огр.$D5]*[$блоки_площади_огражд.G$6]" office:value-type="float" office:value="0" calcext:value-type="float">
            <text:p>0</text:p>
          </table:table-cell>
          <table:table-cell table:style-name="ce315" table:formula="of:=[$Много_кол_бло_огр.$E5]*[$блоки_площади_огражд.B$7]" office:value-type="float" office:value="599.2" calcext:value-type="float">
            <text:p>599,20</text:p>
          </table:table-cell>
          <table:table-cell table:style-name="ce315" table:formula="of:=[$Много_кол_бло_огр.$E5]*[$блоки_площади_огражд.C$7]" office:value-type="float" office:value="375.2" calcext:value-type="float">
            <text:p>375,20</text:p>
          </table:table-cell>
          <table:table-cell table:style-name="ce315" table:formula="of:=[$Много_кол_бло_огр.$E5]*[$блоки_площади_огражд.D$7]" office:value-type="float" office:value="242.76" calcext:value-type="float">
            <text:p>242,76</text:p>
          </table:table-cell>
          <table:table-cell table:style-name="ce315" table:formula="of:=[$Много_кол_бло_огр.$E5]*[$блоки_площади_огражд.E$7]" office:value-type="float" office:value="17.64" calcext:value-type="float">
            <text:p>17,64</text:p>
          </table:table-cell>
          <table:table-cell table:style-name="ce315" table:formula="of:=[$Много_кол_бло_огр.$E5]*[$блоки_площади_огражд.F$7]" office:value-type="float" office:value="2473.1" calcext:value-type="float">
            <text:p>2473,10</text:p>
          </table:table-cell>
          <table:table-cell table:style-name="ce315" table:formula="of:=[$Много_кол_бло_огр.$E5]*[$блоки_площади_огражд.G$7]" office:value-type="float" office:value="0" calcext:value-type="float">
            <text:p>0,00</text:p>
          </table:table-cell>
          <table:table-cell table:style-name="ce288" table:formula="of:=[$Много_кол_бло_огр.$E5]*[$блоки_площади_огражд.B$8]" office:value-type="float" office:value="600.04" calcext:value-type="float">
            <text:p>600,04</text:p>
          </table:table-cell>
          <table:table-cell table:style-name="ce288" table:formula="of:=[$Много_кол_бло_огр.$E5]*[$блоки_площади_огражд.C$8]" office:value-type="float" office:value="392" calcext:value-type="float">
            <text:p>392</text:p>
          </table:table-cell>
          <table:table-cell table:style-name="ce288" table:formula="of:=[$Много_кол_бло_огр.$E5]*[$блоки_площади_огражд.D$8]" office:value-type="float" office:value="242.76" calcext:value-type="float">
            <text:p>242,76</text:p>
          </table:table-cell>
          <table:table-cell table:style-name="ce288" table:formula="of:=[$Много_кол_бло_огр.$E5]*[$блоки_площади_огражд.E$8]" office:value-type="float" office:value="0" calcext:value-type="float">
            <text:p>0</text:p>
          </table:table-cell>
          <table:table-cell table:style-name="ce288" table:formula="of:=[$Много_кол_бло_огр.$E5]*[$блоки_площади_огражд.F$8]" office:value-type="float" office:value="0" calcext:value-type="float">
            <text:p>0</text:p>
          </table:table-cell>
          <table:table-cell table:style-name="ce288" table:formula="of:=[$Много_кол_бло_огр.$E5]*[$блоки_площади_огражд.G$8]" office:value-type="float" office:value="2473.1" calcext:value-type="float">
            <text:p>2473,1</text:p>
          </table:table-cell>
          <table:table-cell table:style-name="ce315" table:formula="of:=[$Много_кол_бло_огр.$F5]*[$блоки_площади_огражд.B$9]" office:value-type="float" office:value="260.96" calcext:value-type="float">
            <text:p>260,96</text:p>
          </table:table-cell>
          <table:table-cell table:style-name="ce315" table:formula="of:=[$Много_кол_бло_огр.$F5]*[$блоки_площади_огражд.C$9]" office:value-type="float" office:value="107.2" calcext:value-type="float">
            <text:p>107,20</text:p>
          </table:table-cell>
          <table:table-cell table:style-name="ce315" table:formula="of:=[$Много_кол_бло_огр.$F5]*[$блоки_площади_огражд.D$9]" office:value-type="float" office:value="83.16" calcext:value-type="float">
            <text:p>83,16</text:p>
          </table:table-cell>
          <table:table-cell table:style-name="ce315" table:formula="of:=[$Много_кол_бло_огр.$F5]*[$блоки_площади_огражд.E$9]" office:value-type="float" office:value="5.04" calcext:value-type="float">
            <text:p>5,04</text:p>
          </table:table-cell>
          <table:table-cell table:style-name="ce315" table:formula="of:=[$Много_кол_бло_огр.$F5]*[$блоки_площади_огражд.F$9]" office:value-type="float" office:value="706.6" calcext:value-type="float">
            <text:p>706,60</text:p>
          </table:table-cell>
          <table:table-cell table:style-name="ce315" table:formula="of:=[$Много_кол_бло_огр.$F5]*[$блоки_площади_огражд.G$9]" office:value-type="float" office:value="0" calcext:value-type="float">
            <text:p>0,00</text:p>
          </table:table-cell>
          <table:table-cell table:style-name="ce288" table:formula="of:=[$Много_кол_бло_огр.$F5]*[$блоки_площади_огражд.B$10]" office:value-type="float" office:value="261.2" calcext:value-type="float">
            <text:p>261,2</text:p>
          </table:table-cell>
          <table:table-cell table:style-name="ce288" table:formula="of:=[$Много_кол_бло_огр.$F5]*[$блоки_площади_огражд.C$10]" office:value-type="float" office:value="112" calcext:value-type="float">
            <text:p>112</text:p>
          </table:table-cell>
          <table:table-cell table:style-name="ce288" table:formula="of:=[$Много_кол_бло_огр.$F5]*[$блоки_площади_огражд.D$10]" office:value-type="float" office:value="83.16" calcext:value-type="float">
            <text:p>83,16</text:p>
          </table:table-cell>
          <table:table-cell table:style-name="ce288" table:formula="of:=[$Много_кол_бло_огр.$F5]*[$блоки_площади_огражд.E$10]" office:value-type="float" office:value="0" calcext:value-type="float">
            <text:p>0</text:p>
          </table:table-cell>
          <table:table-cell table:style-name="ce288" table:formula="of:=[$Много_кол_бло_огр.$F5]*[$блоки_площади_огражд.F$10]" office:value-type="float" office:value="0" calcext:value-type="float">
            <text:p>0</text:p>
          </table:table-cell>
          <table:table-cell table:style-name="ce288" table:formula="of:=[$Много_кол_бло_огр.$F5]*[$блоки_площади_огражд.G$10]" office:value-type="float" office:value="706.6" calcext:value-type="float">
            <text:p>706,6</text:p>
          </table:table-cell>
          <table:table-cell table:style-name="ce315" table:formula="of:=[$Много_кол_бло_огр.$G5]*[$блоки_площади_огражд.B$11]" office:value-type="float" office:value="107.42" calcext:value-type="float">
            <text:p>107,42</text:p>
          </table:table-cell>
          <table:table-cell table:style-name="ce315" table:formula="of:=[$Много_кол_бло_огр.$G5]*[$блоки_площади_огражд.C$11]" office:value-type="float" office:value="44.56" calcext:value-type="float">
            <text:p>44,56</text:p>
          </table:table-cell>
          <table:table-cell table:style-name="ce315" table:formula="of:=[$Много_кол_бло_огр.$G5]*[$блоки_площади_огражд.D$11]" office:value-type="float" office:value="30.42" calcext:value-type="float">
            <text:p>30,42</text:p>
          </table:table-cell>
          <table:table-cell table:style-name="ce315" table:formula="of:=[$Много_кол_бло_огр.$G5]*[$блоки_площади_огражд.E$11]" office:value-type="float" office:value="2.52" calcext:value-type="float">
            <text:p>2,52</text:p>
          </table:table-cell>
          <table:table-cell table:style-name="ce315" table:formula="of:=[$Много_кол_бло_огр.$G5]*[$блоки_площади_огражд.F$11]" office:value-type="float" office:value="355.8" calcext:value-type="float">
            <text:p>355,80</text:p>
          </table:table-cell>
          <table:table-cell table:style-name="ce315" table:formula="of:=[$Много_кол_бло_огр.$G5]*[$блоки_площади_огражд.G$11]" office:value-type="float" office:value="0" calcext:value-type="float">
            <text:p>0,00</text:p>
          </table:table-cell>
          <table:table-cell table:style-name="ce288" table:formula="of:=[$Много_кол_бло_огр.$G5]*[$блоки_площади_огражд.B$12]" office:value-type="float" office:value="105.54" calcext:value-type="float">
            <text:p>105,54</text:p>
          </table:table-cell>
          <table:table-cell table:style-name="ce288" table:formula="of:=[$Много_кол_бло_огр.$G5]*[$блоки_площади_огражд.C$12]" office:value-type="float" office:value="48.96" calcext:value-type="float">
            <text:p>48,96</text:p>
          </table:table-cell>
          <table:table-cell table:style-name="ce288" table:formula="of:=[$Много_кол_бло_огр.$G5]*[$блоки_площади_огражд.D$12]" office:value-type="float" office:value="30.42" calcext:value-type="float">
            <text:p>30,42</text:p>
          </table:table-cell>
          <table:table-cell table:style-name="ce288" table:formula="of:=[$Много_кол_бло_огр.$G5]*[$блоки_площади_огражд.E$12]" office:value-type="float" office:value="0" calcext:value-type="float">
            <text:p>0</text:p>
          </table:table-cell>
          <table:table-cell table:style-name="ce288" table:formula="of:=[$Много_кол_бло_огр.$G5]*[$блоки_площади_огражд.F$12]" office:value-type="float" office:value="0" calcext:value-type="float">
            <text:p>0</text:p>
          </table:table-cell>
          <table:table-cell table:style-name="ce288" table:formula="of:=[$Много_кол_бло_огр.$G5]*[$блоки_площади_огражд.G$12]" office:value-type="float" office:value="355.8" calcext:value-type="float">
            <text:p>355,8</text:p>
          </table:table-cell>
          <table:table-cell table:style-name="ce315" table:formula="of:=[$Много_кол_бло_огр.$H5]*[$блоки_площади_огражд.B$13]" office:value-type="float" office:value="0" calcext:value-type="float">
            <text:p>0,00</text:p>
          </table:table-cell>
          <table:table-cell table:style-name="ce315" table:formula="of:=[$Много_кол_бло_огр.$H5]*[$блоки_площади_огражд.C$13]" office:value-type="float" office:value="0" calcext:value-type="float">
            <text:p>0,00</text:p>
          </table:table-cell>
          <table:table-cell table:style-name="ce315" table:formula="of:=[$Много_кол_бло_огр.$H5]*[$блоки_площади_огражд.D$13]" office:value-type="float" office:value="0" calcext:value-type="float">
            <text:p>0,00</text:p>
          </table:table-cell>
          <table:table-cell table:style-name="ce315" table:formula="of:=[$Много_кол_бло_огр.$H5]*[$блоки_площади_огражд.E$13]" office:value-type="float" office:value="0" calcext:value-type="float">
            <text:p>0,00</text:p>
          </table:table-cell>
          <table:table-cell table:style-name="ce315" table:formula="of:=[$Много_кол_бло_огр.$H5]*[$блоки_площади_огражд.F$13]" office:value-type="float" office:value="0" calcext:value-type="float">
            <text:p>0,00</text:p>
          </table:table-cell>
          <table:table-cell table:style-name="ce315" table:formula="of:=[$Много_кол_бло_огр.$H5]*[$блоки_площади_огражд.G$13]" office:value-type="float" office:value="0" calcext:value-type="float">
            <text:p>0,00</text:p>
          </table:table-cell>
          <table:table-cell table:style-name="ce288" table:formula="of:=[$Много_кол_бло_огр.$H5]*[$блоки_площади_огражд.B$14]" office:value-type="float" office:value="0" calcext:value-type="float">
            <text:p>0</text:p>
          </table:table-cell>
          <table:table-cell table:style-name="ce288" table:formula="of:=[$Много_кол_бло_огр.$H5]*[$блоки_площади_огражд.C$14]" office:value-type="float" office:value="0" calcext:value-type="float">
            <text:p>0</text:p>
          </table:table-cell>
          <table:table-cell table:style-name="ce288" table:formula="of:=[$Много_кол_бло_огр.$H5]*[$блоки_площади_огражд.D$14]" office:value-type="float" office:value="0" calcext:value-type="float">
            <text:p>0</text:p>
          </table:table-cell>
          <table:table-cell table:style-name="ce288" table:formula="of:=[$Много_кол_бло_огр.$H5]*[$блоки_площади_огражд.E$14]" office:value-type="float" office:value="0" calcext:value-type="float">
            <text:p>0</text:p>
          </table:table-cell>
          <table:table-cell table:style-name="ce288" table:formula="of:=[$Много_кол_бло_огр.$H5]*[$блоки_площади_огражд.F$14]" office:value-type="float" office:value="0" calcext:value-type="float">
            <text:p>0</text:p>
          </table:table-cell>
          <table:table-cell table:style-name="ce288" table:formula="of:=[$Много_кол_бло_огр.$H5]*[$блоки_площади_огражд.G$14]" office:value-type="float" office:value="0" calcext:value-type="float">
            <text:p>0</text:p>
          </table:table-cell>
          <table:table-cell table:style-name="ce282" office:value-type="float" office:value="8" calcext:value-type="float">
            <text:p>8</text:p>
          </table:table-cell>
          <table:table-cell table:style-name="ce315" table:formula="of:=[.C5]+[.I5]*([.$BW5]-1)+[.O5]+[.U5]*([.$BW5]-1)+[.AA5]+[.AG5]*([.$BW5]-1)+[.AM5]+[.AS5]*([.$BW5]-1)+[.AY5]+[.BE5]*([.$BW5]-1)+[.BK5]+[.BQ5]*([.$BW5]-1)" office:value-type="float" office:value="7735.04" calcext:value-type="float">
            <text:p>7735,04</text:p>
          </table:table-cell>
          <table:table-cell table:style-name="ce315" table:formula="of:=[.D5]+[.J5]*([.$BW5]-1)+[.P5]+[.V5]*([.$BW5]-1)+[.AB5]+[.AH5]*([.$BW5]-1)+[.AN5]+[.AT5]*([.$BW5]-1)+[.AZ5]+[.BF5]*([.$BW5]-1)+[.BL5]+[.BR5]*([.$BW5]-1)" office:value-type="float" office:value="4397.68" calcext:value-type="float">
            <text:p>4397,68</text:p>
          </table:table-cell>
          <table:table-cell table:style-name="ce315" table:formula="of:=[.E5]+[.K5]*([.$BW5]-1)+[.Q5]+[.W5]*([.$BW5]-1)+[.AC5]+[.AI5]*([.$BW5]-1)+[.AO5]+[.AU5]*([.$BW5]-1)+[.BA5]+[.BG5]*([.$BW5]-1)+[.BM5]+[.BS5]*([.$BW5]-1)" office:value-type="float" office:value="2850.72" calcext:value-type="float">
            <text:p>2850,72</text:p>
          </table:table-cell>
          <table:table-cell table:style-name="ce315" table:formula="of:=[.F5]+[.L5]*([.$BW5]-1)+[.R5]+[.X5]*([.$BW5]-1)+[.AD5]+[.AJ5]*([.$BW5]-1)+[.AP5]+[.AV5]*([.$BW5]-1)+[.BB5]+[.BH5]*([.$BW5]-1)+[.BN5]+[.BT5]*([.$BW5]-1)" office:value-type="float" office:value="25.2" calcext:value-type="float">
            <text:p>25,20</text:p>
          </table:table-cell>
          <table:table-cell table:style-name="ce315" table:formula="of:=[.G5]+[.M5]+[.S5]+[.Y5]+[.AE5]+[.AK5]+[.AQ5]+[.AW5]+[.BC5]+[.BI5]+[.BO5]+[.BU5]" office:value-type="float" office:value="3535.5" calcext:value-type="float">
            <text:p>3535,50</text:p>
          </table:table-cell>
          <table:table-cell table:style-name="ce315" table:formula="of:=[.H5]+[.N5]+[.T5]+[.Z5]+[.AF5]+[.AL5]+[.AR5]+[.AX5]+[.BD5]+[.BJ5]+[.BP5]+[.BV5]" office:value-type="float" office:value="3535.5" calcext:value-type="float">
            <text:p>3535,50</text:p>
          </table:table-cell>
          <table:table-cell table:style-name="ce322" office:value-type="float" office:value="22" calcext:value-type="float">
            <text:p>22</text:p>
          </table:table-cell>
          <table:table-cell table:style-name="ce322" office:value-type="float" office:value="-34" calcext:value-type="float">
            <text:p>-34</text:p>
          </table:table-cell>
          <table:table-cell table:style-name="ce327" office:value-type="float" office:value="3.85" calcext:value-type="float">
            <text:p>3,85</text:p>
          </table:table-cell>
          <table:table-cell table:style-name="ce327" office:value-type="float" office:value="0.47" calcext:value-type="float">
            <text:p>0,47</text:p>
          </table:table-cell>
          <table:table-cell table:style-name="ce327" office:value-type="float" office:value="0.28" calcext:value-type="float">
            <text:p>0,28</text:p>
          </table:table-cell>
          <table:table-cell table:style-name="ce327" office:value-type="float" office:value="0.47" calcext:value-type="float">
            <text:p>0,47</text:p>
          </table:table-cell>
          <table:table-cell table:number-columns-repeated="2" table:style-name="ce327" office:value-type="float" office:value="1.36" calcext:value-type="float">
            <text:p>1,36</text:p>
          </table:table-cell>
          <table:table-cell table:style-name="ce291" table:formula="of:=[.BX5]*(([.$CD5]-[.$CE5])/[.CF5])" office:value-type="float" office:value="112509.672727273" calcext:value-type="float">
            <text:p>112509,672727273</text:p>
          </table:table-cell>
          <table:table-cell table:style-name="ce291" table:formula="of:=[.BY5]*(([.$CD5]-[.$CE5])/[.CG5])" office:value-type="float" office:value="523978.893617021" calcext:value-type="float">
            <text:p>523978,893617021</text:p>
          </table:table-cell>
          <table:table-cell table:style-name="ce291" table:formula="of:=[.BZ5]*(([.$CD5]-[.$CE5])/[.CH5])" office:value-type="float" office:value="570144" calcext:value-type="float">
            <text:p>570144</text:p>
          </table:table-cell>
          <table:table-cell table:style-name="ce291" table:formula="of:=[.CA5]*(([.$CD5]-[.$CE5])/[.CI5])" office:value-type="float" office:value="3002.55319148936" calcext:value-type="float">
            <text:p>3002,55319148936</text:p>
          </table:table-cell>
          <table:table-cell table:style-name="ce291" table:formula="of:=[.CB5]*(([.$CD5]-[.$CE5])/[.CJ5])" office:value-type="float" office:value="145579.411764706" calcext:value-type="float">
            <text:p>145579,411764706</text:p>
          </table:table-cell>
          <table:table-cell table:style-name="ce291" table:formula="of:=[.CC5]*(([.$CD5]-[.$CE5])/[.CK5])" office:value-type="float" office:value="145579.411764706" calcext:value-type="float">
            <text:p>145579,411764706</text:p>
          </table:table-cell>
          <table:table-cell table:style-name="ce315" table:formula="of:=SUM([.CL5:.CQ5])" office:value-type="float" office:value="1500793.9430652" calcext:value-type="float">
            <text:p>1500793,94</text:p>
          </table:table-cell>
          <table:table-cell table:style-name="ce333" table:number-columns-repeated="2"/>
          <table:table-cell table:style-name="ce333" table:formula="of:=[.CT5]*0.000001" office:value-type="float" office:value="0" calcext:value-type="float">
            <text:p>0</text:p>
          </table:table-cell>
          <table:table-cell table:style-name="ce333"/>
          <table:table-cell table:style-name="ce339" office:value-type="float" office:value="2503923.26" calcext:value-type="float">
            <text:p>2503923,26</text:p>
          </table:table-cell>
          <table:table-cell table:style-name="ce333" table:formula="of:=[.CW5]*0.000001*0.859845" office:value-type="float" office:value="2.1529858954947" calcext:value-type="float">
            <text:p>2,1529858954947</text:p>
          </table:table-cell>
          <table:table-cell table:style-name="ce343" table:formula="of:=[.CX5]*154" office:value-type="float" office:value="331.559827906184" calcext:value-type="float">
            <text:p>331,559827906184</text:p>
          </table:table-cell>
          <table:table-cell table:style-name="ce333"/>
          <table:table-cell table:number-columns-repeated="16280"/>
        </table:table-row>
        <table:table-row table:style-name="ro1">
          <table:covered-table-cell table:style-name="ce303"/>
          <table:table-cell table:style-name="ce287" office:value-type="string" calcext:value-type="string">
            <text:p>1-3</text:p>
          </table:table-cell>
          <table:table-cell table:style-name="ce315" table:formula="of:=[$Много_кол_бло_огр.$C6]*[$блоки_площади_огражд.$B5]" office:value-type="float" office:value="0" calcext:value-type="float">
            <text:p>0,00</text:p>
          </table:table-cell>
          <table:table-cell table:style-name="ce315" table:formula="of:=[$Много_кол_бло_огр.$C6]*[$блоки_площади_огражд.$B5]" office:value-type="float" office:value="0" calcext:value-type="float">
            <text:p>0,00</text:p>
          </table:table-cell>
          <table:table-cell table:style-name="ce315" table:formula="of:=[$Много_кол_бло_огр.$C6]*[$блоки_площади_огражд.$B5]" office:value-type="float" office:value="0" calcext:value-type="float">
            <text:p>0,00</text:p>
          </table:table-cell>
          <table:table-cell table:style-name="ce315" table:formula="of:=[$Много_кол_бло_огр.$C6]*[$блоки_площади_огражд.$B5]" office:value-type="float" office:value="0" calcext:value-type="float">
            <text:p>0,00</text:p>
          </table:table-cell>
          <table:table-cell table:style-name="ce315" table:formula="of:=[$Много_кол_бло_огр.$C6]*[$блоки_площади_огражд.$B5]" office:value-type="float" office:value="0" calcext:value-type="float">
            <text:p>0,00</text:p>
          </table:table-cell>
          <table:table-cell table:style-name="ce315" table:formula="of:=[$Много_кол_бло_огр.$C6]*[$блоки_площади_огражд.$B5]" office:value-type="float" office:value="0" calcext:value-type="float">
            <text:p>0,00</text:p>
          </table:table-cell>
          <table:table-cell table:style-name="ce288" table:formula="of:=[$Много_кол_бло_огр.$D6]*[$блоки_площади_огражд.B$4]" office:value-type="float" office:value="0" calcext:value-type="float">
            <text:p>0</text:p>
          </table:table-cell>
          <table:table-cell table:style-name="ce288" table:formula="of:=[$Много_кол_бло_огр.$D6]*[$блоки_площади_огражд.C$4]" office:value-type="float" office:value="0" calcext:value-type="float">
            <text:p>0</text:p>
          </table:table-cell>
          <table:table-cell table:style-name="ce288" table:formula="of:=[$Много_кол_бло_огр.$D6]*[$блоки_площади_огражд.D$4]" office:value-type="float" office:value="0" calcext:value-type="float">
            <text:p>0</text:p>
          </table:table-cell>
          <table:table-cell table:style-name="ce288" table:formula="of:=[$Много_кол_бло_огр.$D6]*[$блоки_площади_огражд.E$4]" office:value-type="float" office:value="0" calcext:value-type="float">
            <text:p>0</text:p>
          </table:table-cell>
          <table:table-cell table:style-name="ce288" table:formula="of:=[$Много_кол_бло_огр.$D6]*[$блоки_площади_огражд.F$4]" office:value-type="float" office:value="0" calcext:value-type="float">
            <text:p>0</text:p>
          </table:table-cell>
          <table:table-cell table:style-name="ce288" table:formula="of:=[$Много_кол_бло_огр.$D6]*[$блоки_площади_огражд.G$4]" office:value-type="float" office:value="0" calcext:value-type="float">
            <text:p>0</text:p>
          </table:table-cell>
          <table:table-cell table:style-name="ce315" table:formula="of:=[$Много_кол_бло_огр.$D6]*[$блоки_площади_огражд.B$5]" office:value-type="float" office:value="0" calcext:value-type="float">
            <text:p>0,00</text:p>
          </table:table-cell>
          <table:table-cell table:style-name="ce315" table:formula="of:=[$Много_кол_бло_огр.$D6]*[$блоки_площади_огражд.C$5]" office:value-type="float" office:value="0" calcext:value-type="float">
            <text:p>0,00</text:p>
          </table:table-cell>
          <table:table-cell table:style-name="ce315" table:formula="of:=[$Много_кол_бло_огр.$D6]*[$блоки_площади_огражд.D$5]" office:value-type="float" office:value="0" calcext:value-type="float">
            <text:p>0,00</text:p>
          </table:table-cell>
          <table:table-cell table:style-name="ce315" table:formula="of:=[$Много_кол_бло_огр.$D6]*[$блоки_площади_огражд.E$5]" office:value-type="float" office:value="0" calcext:value-type="float">
            <text:p>0,00</text:p>
          </table:table-cell>
          <table:table-cell table:style-name="ce315" table:formula="of:=[$Много_кол_бло_огр.$D6]*[$блоки_площади_огражд.F$5]" office:value-type="float" office:value="0" calcext:value-type="float">
            <text:p>0,00</text:p>
          </table:table-cell>
          <table:table-cell table:style-name="ce315" table:formula="of:=[$Много_кол_бло_огр.$D6]*[$блоки_площади_огражд.G$5]" office:value-type="float" office:value="0" calcext:value-type="float">
            <text:p>0,00</text:p>
          </table:table-cell>
          <table:table-cell table:style-name="ce288" table:formula="of:=[$Много_кол_бло_огр.$D6]*[$блоки_площади_огражд.B$6]" office:value-type="float" office:value="0" calcext:value-type="float">
            <text:p>0</text:p>
          </table:table-cell>
          <table:table-cell table:style-name="ce288" table:formula="of:=[$Много_кол_бло_огр.$D6]*[$блоки_площади_огражд.C$6]" office:value-type="float" office:value="0" calcext:value-type="float">
            <text:p>0</text:p>
          </table:table-cell>
          <table:table-cell table:style-name="ce288" table:formula="of:=[$Много_кол_бло_огр.$D6]*[$блоки_площади_огражд.D$6]" office:value-type="float" office:value="0" calcext:value-type="float">
            <text:p>0</text:p>
          </table:table-cell>
          <table:table-cell table:style-name="ce288" table:formula="of:=[$Много_кол_бло_огр.$D6]*[$блоки_площади_огражд.E$6]" office:value-type="float" office:value="0" calcext:value-type="float">
            <text:p>0</text:p>
          </table:table-cell>
          <table:table-cell table:style-name="ce288" table:formula="of:=[$Много_кол_бло_огр.$D6]*[$блоки_площади_огражд.F$6]" office:value-type="float" office:value="0" calcext:value-type="float">
            <text:p>0</text:p>
          </table:table-cell>
          <table:table-cell table:style-name="ce288" table:formula="of:=[$Много_кол_бло_огр.$D6]*[$блоки_площади_огражд.G$6]" office:value-type="float" office:value="0" calcext:value-type="float">
            <text:p>0</text:p>
          </table:table-cell>
          <table:table-cell table:style-name="ce315" table:formula="of:=[$Много_кол_бло_огр.$E6]*[$блоки_площади_огражд.B$7]" office:value-type="float" office:value="428" calcext:value-type="float">
            <text:p>428,00</text:p>
          </table:table-cell>
          <table:table-cell table:style-name="ce315" table:formula="of:=[$Много_кол_бло_огр.$E6]*[$блоки_площади_огражд.C$7]" office:value-type="float" office:value="268" calcext:value-type="float">
            <text:p>268,00</text:p>
          </table:table-cell>
          <table:table-cell table:style-name="ce315" table:formula="of:=[$Много_кол_бло_огр.$E6]*[$блоки_площади_огражд.D$7]" office:value-type="float" office:value="173.4" calcext:value-type="float">
            <text:p>173,40</text:p>
          </table:table-cell>
          <table:table-cell table:style-name="ce315" table:formula="of:=[$Много_кол_бло_огр.$E6]*[$блоки_площади_огражд.E$7]" office:value-type="float" office:value="12.6" calcext:value-type="float">
            <text:p>12,60</text:p>
          </table:table-cell>
          <table:table-cell table:style-name="ce315" table:formula="of:=[$Много_кол_бло_огр.$E6]*[$блоки_площади_огражд.F$7]" office:value-type="float" office:value="1766.5" calcext:value-type="float">
            <text:p>1766,50</text:p>
          </table:table-cell>
          <table:table-cell table:style-name="ce315" table:formula="of:=[$Много_кол_бло_огр.$E6]*[$блоки_площади_огражд.G$7]" office:value-type="float" office:value="0" calcext:value-type="float">
            <text:p>0,00</text:p>
          </table:table-cell>
          <table:table-cell table:style-name="ce288" table:formula="of:=[$Много_кол_бло_огр.$E6]*[$блоки_площади_огражд.B$8]" office:value-type="float" office:value="428.6" calcext:value-type="float">
            <text:p>428,6</text:p>
          </table:table-cell>
          <table:table-cell table:style-name="ce288" table:formula="of:=[$Много_кол_бло_огр.$E6]*[$блоки_площади_огражд.C$8]" office:value-type="float" office:value="280" calcext:value-type="float">
            <text:p>280</text:p>
          </table:table-cell>
          <table:table-cell table:style-name="ce288" table:formula="of:=[$Много_кол_бло_огр.$E6]*[$блоки_площади_огражд.D$8]" office:value-type="float" office:value="173.4" calcext:value-type="float">
            <text:p>173,4</text:p>
          </table:table-cell>
          <table:table-cell table:style-name="ce288" table:formula="of:=[$Много_кол_бло_огр.$E6]*[$блоки_площади_огражд.E$8]" office:value-type="float" office:value="0" calcext:value-type="float">
            <text:p>0</text:p>
          </table:table-cell>
          <table:table-cell table:style-name="ce288" table:formula="of:=[$Много_кол_бло_огр.$E6]*[$блоки_площади_огражд.F$8]" office:value-type="float" office:value="0" calcext:value-type="float">
            <text:p>0</text:p>
          </table:table-cell>
          <table:table-cell table:style-name="ce288" table:formula="of:=[$Много_кол_бло_огр.$E6]*[$блоки_площади_огражд.G$8]" office:value-type="float" office:value="1766.5" calcext:value-type="float">
            <text:p>1766,5</text:p>
          </table:table-cell>
          <table:table-cell table:style-name="ce315" table:formula="of:=[$Много_кол_бло_огр.$F6]*[$блоки_площади_огражд.B$9]" office:value-type="float" office:value="260.96" calcext:value-type="float">
            <text:p>260,96</text:p>
          </table:table-cell>
          <table:table-cell table:style-name="ce315" table:formula="of:=[$Много_кол_бло_огр.$F6]*[$блоки_площади_огражд.C$9]" office:value-type="float" office:value="107.2" calcext:value-type="float">
            <text:p>107,20</text:p>
          </table:table-cell>
          <table:table-cell table:style-name="ce315" table:formula="of:=[$Много_кол_бло_огр.$F6]*[$блоки_площади_огражд.D$9]" office:value-type="float" office:value="83.16" calcext:value-type="float">
            <text:p>83,16</text:p>
          </table:table-cell>
          <table:table-cell table:style-name="ce315" table:formula="of:=[$Много_кол_бло_огр.$F6]*[$блоки_площади_огражд.E$9]" office:value-type="float" office:value="5.04" calcext:value-type="float">
            <text:p>5,04</text:p>
          </table:table-cell>
          <table:table-cell table:style-name="ce315" table:formula="of:=[$Много_кол_бло_огр.$F6]*[$блоки_площади_огражд.F$9]" office:value-type="float" office:value="706.6" calcext:value-type="float">
            <text:p>706,60</text:p>
          </table:table-cell>
          <table:table-cell table:style-name="ce315" table:formula="of:=[$Много_кол_бло_огр.$F6]*[$блоки_площади_огражд.G$9]" office:value-type="float" office:value="0" calcext:value-type="float">
            <text:p>0,00</text:p>
          </table:table-cell>
          <table:table-cell table:style-name="ce288" table:formula="of:=[$Много_кол_бло_огр.$F6]*[$блоки_площади_огражд.B$10]" office:value-type="float" office:value="261.2" calcext:value-type="float">
            <text:p>261,2</text:p>
          </table:table-cell>
          <table:table-cell table:style-name="ce288" table:formula="of:=[$Много_кол_бло_огр.$F6]*[$блоки_площади_огражд.C$10]" office:value-type="float" office:value="112" calcext:value-type="float">
            <text:p>112</text:p>
          </table:table-cell>
          <table:table-cell table:style-name="ce288" table:formula="of:=[$Много_кол_бло_огр.$F6]*[$блоки_площади_огражд.D$10]" office:value-type="float" office:value="83.16" calcext:value-type="float">
            <text:p>83,16</text:p>
          </table:table-cell>
          <table:table-cell table:style-name="ce288" table:formula="of:=[$Много_кол_бло_огр.$F6]*[$блоки_площади_огражд.E$10]" office:value-type="float" office:value="0" calcext:value-type="float">
            <text:p>0</text:p>
          </table:table-cell>
          <table:table-cell table:style-name="ce288" table:formula="of:=[$Много_кол_бло_огр.$F6]*[$блоки_площади_огражд.F$10]" office:value-type="float" office:value="0" calcext:value-type="float">
            <text:p>0</text:p>
          </table:table-cell>
          <table:table-cell table:style-name="ce288" table:formula="of:=[$Много_кол_бло_огр.$F6]*[$блоки_площади_огражд.G$10]" office:value-type="float" office:value="706.6" calcext:value-type="float">
            <text:p>706,6</text:p>
          </table:table-cell>
          <table:table-cell table:style-name="ce315" table:formula="of:=[$Много_кол_бло_огр.$G6]*[$блоки_площади_огражд.B$11]" office:value-type="float" office:value="214.84" calcext:value-type="float">
            <text:p>214,84</text:p>
          </table:table-cell>
          <table:table-cell table:style-name="ce315" table:formula="of:=[$Много_кол_бло_огр.$G6]*[$блоки_площади_огражд.C$11]" office:value-type="float" office:value="89.12" calcext:value-type="float">
            <text:p>89,12</text:p>
          </table:table-cell>
          <table:table-cell table:style-name="ce315" table:formula="of:=[$Много_кол_бло_огр.$G6]*[$блоки_площади_огражд.D$11]" office:value-type="float" office:value="60.84" calcext:value-type="float">
            <text:p>60,84</text:p>
          </table:table-cell>
          <table:table-cell table:style-name="ce315" table:formula="of:=[$Много_кол_бло_огр.$G6]*[$блоки_площади_огражд.E$11]" office:value-type="float" office:value="5.04" calcext:value-type="float">
            <text:p>5,04</text:p>
          </table:table-cell>
          <table:table-cell table:style-name="ce315" table:formula="of:=[$Много_кол_бло_огр.$G6]*[$блоки_площади_огражд.F$11]" office:value-type="float" office:value="711.6" calcext:value-type="float">
            <text:p>711,60</text:p>
          </table:table-cell>
          <table:table-cell table:style-name="ce315" table:formula="of:=[$Много_кол_бло_огр.$G6]*[$блоки_площади_огражд.G$11]" office:value-type="float" office:value="0" calcext:value-type="float">
            <text:p>0,00</text:p>
          </table:table-cell>
          <table:table-cell table:style-name="ce288" table:formula="of:=[$Много_кол_бло_огр.$G6]*[$блоки_площади_огражд.B$12]" office:value-type="float" office:value="211.08" calcext:value-type="float">
            <text:p>211,08</text:p>
          </table:table-cell>
          <table:table-cell table:style-name="ce288" table:formula="of:=[$Много_кол_бло_огр.$G6]*[$блоки_площади_огражд.C$12]" office:value-type="float" office:value="97.92" calcext:value-type="float">
            <text:p>97,92</text:p>
          </table:table-cell>
          <table:table-cell table:style-name="ce288" table:formula="of:=[$Много_кол_бло_огр.$G6]*[$блоки_площади_огражд.D$12]" office:value-type="float" office:value="60.84" calcext:value-type="float">
            <text:p>60,84</text:p>
          </table:table-cell>
          <table:table-cell table:style-name="ce288" table:formula="of:=[$Много_кол_бло_огр.$G6]*[$блоки_площади_огражд.E$12]" office:value-type="float" office:value="0" calcext:value-type="float">
            <text:p>0</text:p>
          </table:table-cell>
          <table:table-cell table:style-name="ce288" table:formula="of:=[$Много_кол_бло_огр.$G6]*[$блоки_площади_огражд.F$12]" office:value-type="float" office:value="0" calcext:value-type="float">
            <text:p>0</text:p>
          </table:table-cell>
          <table:table-cell table:style-name="ce288" table:formula="of:=[$Много_кол_бло_огр.$G6]*[$блоки_площади_огражд.G$12]" office:value-type="float" office:value="711.6" calcext:value-type="float">
            <text:p>711,6</text:p>
          </table:table-cell>
          <table:table-cell table:style-name="ce315" table:formula="of:=[$Много_кол_бло_огр.$H6]*[$блоки_площади_огражд.B$13]" office:value-type="float" office:value="0" calcext:value-type="float">
            <text:p>0,00</text:p>
          </table:table-cell>
          <table:table-cell table:style-name="ce315" table:formula="of:=[$Много_кол_бло_огр.$H6]*[$блоки_площади_огражд.C$13]" office:value-type="float" office:value="0" calcext:value-type="float">
            <text:p>0,00</text:p>
          </table:table-cell>
          <table:table-cell table:style-name="ce315" table:formula="of:=[$Много_кол_бло_огр.$H6]*[$блоки_площади_огражд.D$13]" office:value-type="float" office:value="0" calcext:value-type="float">
            <text:p>0,00</text:p>
          </table:table-cell>
          <table:table-cell table:style-name="ce315" table:formula="of:=[$Много_кол_бло_огр.$H6]*[$блоки_площади_огражд.E$13]" office:value-type="float" office:value="0" calcext:value-type="float">
            <text:p>0,00</text:p>
          </table:table-cell>
          <table:table-cell table:style-name="ce315" table:formula="of:=[$Много_кол_бло_огр.$H6]*[$блоки_площади_огражд.F$13]" office:value-type="float" office:value="0" calcext:value-type="float">
            <text:p>0,00</text:p>
          </table:table-cell>
          <table:table-cell table:style-name="ce315" table:formula="of:=[$Много_кол_бло_огр.$H6]*[$блоки_площади_огражд.G$13]" office:value-type="float" office:value="0" calcext:value-type="float">
            <text:p>0,00</text:p>
          </table:table-cell>
          <table:table-cell table:style-name="ce288" table:formula="of:=[$Много_кол_бло_огр.$H6]*[$блоки_площади_огражд.B$14]" office:value-type="float" office:value="0" calcext:value-type="float">
            <text:p>0</text:p>
          </table:table-cell>
          <table:table-cell table:style-name="ce288" table:formula="of:=[$Много_кол_бло_огр.$H6]*[$блоки_площади_огражд.C$14]" office:value-type="float" office:value="0" calcext:value-type="float">
            <text:p>0</text:p>
          </table:table-cell>
          <table:table-cell table:style-name="ce288" table:formula="of:=[$Много_кол_бло_огр.$H6]*[$блоки_площади_огражд.D$14]" office:value-type="float" office:value="0" calcext:value-type="float">
            <text:p>0</text:p>
          </table:table-cell>
          <table:table-cell table:style-name="ce288" table:formula="of:=[$Много_кол_бло_огр.$H6]*[$блоки_площади_огражд.E$14]" office:value-type="float" office:value="0" calcext:value-type="float">
            <text:p>0</text:p>
          </table:table-cell>
          <table:table-cell table:style-name="ce288" table:formula="of:=[$Много_кол_бло_огр.$H6]*[$блоки_площади_огражд.F$14]" office:value-type="float" office:value="0" calcext:value-type="float">
            <text:p>0</text:p>
          </table:table-cell>
          <table:table-cell table:style-name="ce288" table:formula="of:=[$Много_кол_бло_огр.$H6]*[$блоки_площади_огражд.G$14]" office:value-type="float" office:value="0" calcext:value-type="float">
            <text:p>0</text:p>
          </table:table-cell>
          <table:table-cell table:style-name="ce282" office:value-type="float" office:value="8" calcext:value-type="float">
            <text:p>8</text:p>
          </table:table-cell>
          <table:table-cell table:style-name="ce315" table:formula="of:=[.C6]+[.I6]*([.$BW6]-1)+[.O6]+[.U6]*([.$BW6]-1)+[.AA6]+[.AG6]*([.$BW6]-1)+[.AM6]+[.AS6]*([.$BW6]-1)+[.AY6]+[.BE6]*([.$BW6]-1)+[.BK6]+[.BQ6]*([.$BW6]-1)" office:value-type="float" office:value="7209.96" calcext:value-type="float">
            <text:p>7209,96</text:p>
          </table:table-cell>
          <table:table-cell table:style-name="ce315" table:formula="of:=[.D6]+[.J6]*([.$BW6]-1)+[.P6]+[.V6]*([.$BW6]-1)+[.AB6]+[.AH6]*([.$BW6]-1)+[.AN6]+[.AT6]*([.$BW6]-1)+[.AZ6]+[.BF6]*([.$BW6]-1)+[.BL6]+[.BR6]*([.$BW6]-1)" office:value-type="float" office:value="3893.76" calcext:value-type="float">
            <text:p>3893,76</text:p>
          </table:table-cell>
          <table:table-cell table:style-name="ce315" table:formula="of:=[.E6]+[.K6]*([.$BW6]-1)+[.Q6]+[.W6]*([.$BW6]-1)+[.AC6]+[.AI6]*([.$BW6]-1)+[.AO6]+[.AU6]*([.$BW6]-1)+[.BA6]+[.BG6]*([.$BW6]-1)+[.BM6]+[.BS6]*([.$BW6]-1)" office:value-type="float" office:value="2539.2" calcext:value-type="float">
            <text:p>2539,20</text:p>
          </table:table-cell>
          <table:table-cell table:style-name="ce315" table:formula="of:=[.F6]+[.L6]*([.$BW6]-1)+[.R6]+[.X6]*([.$BW6]-1)+[.AD6]+[.AJ6]*([.$BW6]-1)+[.AP6]+[.AV6]*([.$BW6]-1)+[.BB6]+[.BH6]*([.$BW6]-1)+[.BN6]+[.BT6]*([.$BW6]-1)" office:value-type="float" office:value="22.68" calcext:value-type="float">
            <text:p>22,68</text:p>
          </table:table-cell>
          <table:table-cell table:style-name="ce315" table:formula="of:=[.G6]+[.M6]+[.S6]+[.Y6]+[.AE6]+[.AK6]+[.AQ6]+[.AW6]+[.BC6]+[.BI6]+[.BO6]+[.BU6]" office:value-type="float" office:value="3184.7" calcext:value-type="float">
            <text:p>3184,70</text:p>
          </table:table-cell>
          <table:table-cell table:style-name="ce315" table:formula="of:=[.H6]+[.N6]+[.T6]+[.Z6]+[.AF6]+[.AL6]+[.AR6]+[.AX6]+[.BD6]+[.BJ6]+[.BP6]+[.BV6]" office:value-type="float" office:value="3184.7" calcext:value-type="float">
            <text:p>3184,70</text:p>
          </table:table-cell>
          <table:table-cell table:style-name="ce322" office:value-type="float" office:value="22" calcext:value-type="float">
            <text:p>22</text:p>
          </table:table-cell>
          <table:table-cell table:style-name="ce322" office:value-type="float" office:value="-34" calcext:value-type="float">
            <text:p>-34</text:p>
          </table:table-cell>
          <table:table-cell table:style-name="ce327" office:value-type="float" office:value="3.85" calcext:value-type="float">
            <text:p>3,85</text:p>
          </table:table-cell>
          <table:table-cell table:style-name="ce327" office:value-type="float" office:value="0.47" calcext:value-type="float">
            <text:p>0,47</text:p>
          </table:table-cell>
          <table:table-cell table:style-name="ce327" office:value-type="float" office:value="0.28" calcext:value-type="float">
            <text:p>0,28</text:p>
          </table:table-cell>
          <table:table-cell table:style-name="ce327" office:value-type="float" office:value="0.47" calcext:value-type="float">
            <text:p>0,47</text:p>
          </table:table-cell>
          <table:table-cell table:number-columns-repeated="2" table:style-name="ce327" office:value-type="float" office:value="1.36" calcext:value-type="float">
            <text:p>1,36</text:p>
          </table:table-cell>
          <table:table-cell table:style-name="ce291" table:formula="of:=[.BX6]*(([.$CD6]-[.$CE6])/[.CF6])" office:value-type="float" office:value="104872.145454545" calcext:value-type="float">
            <text:p>104872,145454545</text:p>
          </table:table-cell>
          <table:table-cell table:style-name="ce291" table:formula="of:=[.BY6]*(([.$CD6]-[.$CE6])/[.CG6])" office:value-type="float" office:value="463937.361702128" calcext:value-type="float">
            <text:p>463937,361702128</text:p>
          </table:table-cell>
          <table:table-cell table:style-name="ce291" table:formula="of:=[.BZ6]*(([.$CD6]-[.$CE6])/[.CH6])" office:value-type="float" office:value="507840" calcext:value-type="float">
            <text:p>507840</text:p>
          </table:table-cell>
          <table:table-cell table:style-name="ce291" table:formula="of:=[.CA6]*(([.$CD6]-[.$CE6])/[.CI6])" office:value-type="float" office:value="2702.29787234043" calcext:value-type="float">
            <text:p>2702,29787234043</text:p>
          </table:table-cell>
          <table:table-cell table:style-name="ce291" table:formula="of:=[.CB6]*(([.$CD6]-[.$CE6])/[.CJ6])" office:value-type="float" office:value="131134.705882353" calcext:value-type="float">
            <text:p>131134,705882353</text:p>
          </table:table-cell>
          <table:table-cell table:style-name="ce291" table:formula="of:=[.CC6]*(([.$CD6]-[.$CE6])/[.CK6])" office:value-type="float" office:value="131134.705882353" calcext:value-type="float">
            <text:p>131134,705882353</text:p>
          </table:table-cell>
          <table:table-cell table:style-name="ce315" table:formula="of:=SUM([.CL6:.CQ6])" office:value-type="float" office:value="1341621.21679372" calcext:value-type="float">
            <text:p>1341621,22</text:p>
          </table:table-cell>
          <table:table-cell table:style-name="ce333" table:number-columns-repeated="2"/>
          <table:table-cell table:style-name="ce333" table:formula="of:=[.CT6]*0.000001" office:value-type="float" office:value="0" calcext:value-type="float">
            <text:p>0</text:p>
          </table:table-cell>
          <table:table-cell table:style-name="ce333"/>
          <table:table-cell table:style-name="ce339" office:value-type="float" office:value="2221270.97" calcext:value-type="float">
            <text:p>2221270,97</text:p>
          </table:table-cell>
          <table:table-cell table:style-name="ce333" table:formula="of:=[.CW6]*0.000001*0.859845" office:value-type="float" office:value="1.90994873719965" calcext:value-type="float">
            <text:p>1,90994873719965</text:p>
          </table:table-cell>
          <table:table-cell table:style-name="ce343" table:formula="of:=[.CX6]*154" office:value-type="float" office:value="294.132105528746" calcext:value-type="float">
            <text:p>294,132105528746</text:p>
          </table:table-cell>
          <table:table-cell table:style-name="ce333"/>
          <table:table-cell table:number-columns-repeated="16280"/>
        </table:table-row>
        <table:table-row table:style-name="ro1">
          <table:covered-table-cell table:style-name="ce303"/>
          <table:table-cell table:style-name="ce287" office:value-type="string" calcext:value-type="string">
            <text:p>1-4</text:p>
          </table:table-cell>
          <table:table-cell table:style-name="ce315" table:formula="of:=[$Много_кол_бло_огр.$C7]*[$блоки_площади_огражд.$B6]" office:value-type="float" office:value="0" calcext:value-type="float">
            <text:p>0,00</text:p>
          </table:table-cell>
          <table:table-cell table:style-name="ce315" table:formula="of:=[$Много_кол_бло_огр.$C7]*[$блоки_площади_огражд.$B6]" office:value-type="float" office:value="0" calcext:value-type="float">
            <text:p>0,00</text:p>
          </table:table-cell>
          <table:table-cell table:style-name="ce315" table:formula="of:=[$Много_кол_бло_огр.$C7]*[$блоки_площади_огражд.$B6]" office:value-type="float" office:value="0" calcext:value-type="float">
            <text:p>0,00</text:p>
          </table:table-cell>
          <table:table-cell table:style-name="ce315" table:formula="of:=[$Много_кол_бло_огр.$C7]*[$блоки_площади_огражд.$B6]" office:value-type="float" office:value="0" calcext:value-type="float">
            <text:p>0,00</text:p>
          </table:table-cell>
          <table:table-cell table:style-name="ce315" table:formula="of:=[$Много_кол_бло_огр.$C7]*[$блоки_площади_огражд.$B6]" office:value-type="float" office:value="0" calcext:value-type="float">
            <text:p>0,00</text:p>
          </table:table-cell>
          <table:table-cell table:style-name="ce315" table:formula="of:=[$Много_кол_бло_огр.$C7]*[$блоки_площади_огражд.$B6]" office:value-type="float" office:value="0" calcext:value-type="float">
            <text:p>0,00</text:p>
          </table:table-cell>
          <table:table-cell table:style-name="ce288" table:formula="of:=[$Много_кол_бло_огр.$D7]*[$блоки_площади_огражд.B$4]" office:value-type="float" office:value="0" calcext:value-type="float">
            <text:p>0</text:p>
          </table:table-cell>
          <table:table-cell table:style-name="ce288" table:formula="of:=[$Много_кол_бло_огр.$D7]*[$блоки_площади_огражд.C$4]" office:value-type="float" office:value="0" calcext:value-type="float">
            <text:p>0</text:p>
          </table:table-cell>
          <table:table-cell table:style-name="ce288" table:formula="of:=[$Много_кол_бло_огр.$D7]*[$блоки_площади_огражд.D$4]" office:value-type="float" office:value="0" calcext:value-type="float">
            <text:p>0</text:p>
          </table:table-cell>
          <table:table-cell table:style-name="ce288" table:formula="of:=[$Много_кол_бло_огр.$D7]*[$блоки_площади_огражд.E$4]" office:value-type="float" office:value="0" calcext:value-type="float">
            <text:p>0</text:p>
          </table:table-cell>
          <table:table-cell table:style-name="ce288" table:formula="of:=[$Много_кол_бло_огр.$D7]*[$блоки_площади_огражд.F$4]" office:value-type="float" office:value="0" calcext:value-type="float">
            <text:p>0</text:p>
          </table:table-cell>
          <table:table-cell table:style-name="ce288" table:formula="of:=[$Много_кол_бло_огр.$D7]*[$блоки_площади_огражд.G$4]" office:value-type="float" office:value="0" calcext:value-type="float">
            <text:p>0</text:p>
          </table:table-cell>
          <table:table-cell table:style-name="ce315" table:formula="of:=[$Много_кол_бло_огр.$D7]*[$блоки_площади_огражд.B$5]" office:value-type="float" office:value="0" calcext:value-type="float">
            <text:p>0,00</text:p>
          </table:table-cell>
          <table:table-cell table:style-name="ce315" table:formula="of:=[$Много_кол_бло_огр.$D7]*[$блоки_площади_огражд.C$5]" office:value-type="float" office:value="0" calcext:value-type="float">
            <text:p>0,00</text:p>
          </table:table-cell>
          <table:table-cell table:style-name="ce315" table:formula="of:=[$Много_кол_бло_огр.$D7]*[$блоки_площади_огражд.D$5]" office:value-type="float" office:value="0" calcext:value-type="float">
            <text:p>0,00</text:p>
          </table:table-cell>
          <table:table-cell table:style-name="ce315" table:formula="of:=[$Много_кол_бло_огр.$D7]*[$блоки_площади_огражд.E$5]" office:value-type="float" office:value="0" calcext:value-type="float">
            <text:p>0,00</text:p>
          </table:table-cell>
          <table:table-cell table:style-name="ce315" table:formula="of:=[$Много_кол_бло_огр.$D7]*[$блоки_площади_огражд.F$5]" office:value-type="float" office:value="0" calcext:value-type="float">
            <text:p>0,00</text:p>
          </table:table-cell>
          <table:table-cell table:style-name="ce315" table:formula="of:=[$Много_кол_бло_огр.$D7]*[$блоки_площади_огражд.G$5]" office:value-type="float" office:value="0" calcext:value-type="float">
            <text:p>0,00</text:p>
          </table:table-cell>
          <table:table-cell table:style-name="ce288" table:formula="of:=[$Много_кол_бло_огр.$D7]*[$блоки_площади_огражд.B$6]" office:value-type="float" office:value="0" calcext:value-type="float">
            <text:p>0</text:p>
          </table:table-cell>
          <table:table-cell table:style-name="ce288" table:formula="of:=[$Много_кол_бло_огр.$D7]*[$блоки_площади_огражд.C$6]" office:value-type="float" office:value="0" calcext:value-type="float">
            <text:p>0</text:p>
          </table:table-cell>
          <table:table-cell table:style-name="ce288" table:formula="of:=[$Много_кол_бло_огр.$D7]*[$блоки_площади_огражд.D$6]" office:value-type="float" office:value="0" calcext:value-type="float">
            <text:p>0</text:p>
          </table:table-cell>
          <table:table-cell table:style-name="ce288" table:formula="of:=[$Много_кол_бло_огр.$D7]*[$блоки_площади_огражд.E$6]" office:value-type="float" office:value="0" calcext:value-type="float">
            <text:p>0</text:p>
          </table:table-cell>
          <table:table-cell table:style-name="ce288" table:formula="of:=[$Много_кол_бло_огр.$D7]*[$блоки_площади_огражд.F$6]" office:value-type="float" office:value="0" calcext:value-type="float">
            <text:p>0</text:p>
          </table:table-cell>
          <table:table-cell table:style-name="ce288" table:formula="of:=[$Много_кол_бло_огр.$D7]*[$блоки_площади_огражд.G$6]" office:value-type="float" office:value="0" calcext:value-type="float">
            <text:p>0</text:p>
          </table:table-cell>
          <table:table-cell table:style-name="ce315" table:formula="of:=[$Много_кол_бло_огр.$E7]*[$блоки_площади_огражд.B$7]" office:value-type="float" office:value="256.8" calcext:value-type="float">
            <text:p>256,80</text:p>
          </table:table-cell>
          <table:table-cell table:style-name="ce315" table:formula="of:=[$Много_кол_бло_огр.$E7]*[$блоки_площади_огражд.C$7]" office:value-type="float" office:value="160.8" calcext:value-type="float">
            <text:p>160,80</text:p>
          </table:table-cell>
          <table:table-cell table:style-name="ce315" table:formula="of:=[$Много_кол_бло_огр.$E7]*[$блоки_площади_огражд.D$7]" office:value-type="float" office:value="104.04" calcext:value-type="float">
            <text:p>104,04</text:p>
          </table:table-cell>
          <table:table-cell table:style-name="ce315" table:formula="of:=[$Много_кол_бло_огр.$E7]*[$блоки_площади_огражд.E$7]" office:value-type="float" office:value="7.56" calcext:value-type="float">
            <text:p>7,56</text:p>
          </table:table-cell>
          <table:table-cell table:style-name="ce315" table:formula="of:=[$Много_кол_бло_огр.$E7]*[$блоки_площади_огражд.F$7]" office:value-type="float" office:value="1059.9" calcext:value-type="float">
            <text:p>1059,90</text:p>
          </table:table-cell>
          <table:table-cell table:style-name="ce315" table:formula="of:=[$Много_кол_бло_огр.$E7]*[$блоки_площади_огражд.G$7]" office:value-type="float" office:value="0" calcext:value-type="float">
            <text:p>0,00</text:p>
          </table:table-cell>
          <table:table-cell table:style-name="ce288" table:formula="of:=[$Много_кол_бло_огр.$E7]*[$блоки_площади_огражд.B$8]" office:value-type="float" office:value="257.16" calcext:value-type="float">
            <text:p>257,16</text:p>
          </table:table-cell>
          <table:table-cell table:style-name="ce288" table:formula="of:=[$Много_кол_бло_огр.$E7]*[$блоки_площади_огражд.C$8]" office:value-type="float" office:value="168" calcext:value-type="float">
            <text:p>168</text:p>
          </table:table-cell>
          <table:table-cell table:style-name="ce288" table:formula="of:=[$Много_кол_бло_огр.$E7]*[$блоки_площади_огражд.D$8]" office:value-type="float" office:value="104.04" calcext:value-type="float">
            <text:p>104,04</text:p>
          </table:table-cell>
          <table:table-cell table:style-name="ce288" table:formula="of:=[$Много_кол_бло_огр.$E7]*[$блоки_площади_огражд.E$8]" office:value-type="float" office:value="0" calcext:value-type="float">
            <text:p>0</text:p>
          </table:table-cell>
          <table:table-cell table:style-name="ce288" table:formula="of:=[$Много_кол_бло_огр.$E7]*[$блоки_площади_огражд.F$8]" office:value-type="float" office:value="0" calcext:value-type="float">
            <text:p>0</text:p>
          </table:table-cell>
          <table:table-cell table:style-name="ce288" table:formula="of:=[$Много_кол_бло_огр.$E7]*[$блоки_площади_огражд.G$8]" office:value-type="float" office:value="1059.9" calcext:value-type="float">
            <text:p>1059,9</text:p>
          </table:table-cell>
          <table:table-cell table:style-name="ce315" table:formula="of:=[$Много_кол_бло_огр.$F7]*[$блоки_площади_огражд.B$9]" office:value-type="float" office:value="260.96" calcext:value-type="float">
            <text:p>260,96</text:p>
          </table:table-cell>
          <table:table-cell table:style-name="ce315" table:formula="of:=[$Много_кол_бло_огр.$F7]*[$блоки_площади_огражд.C$9]" office:value-type="float" office:value="107.2" calcext:value-type="float">
            <text:p>107,20</text:p>
          </table:table-cell>
          <table:table-cell table:style-name="ce315" table:formula="of:=[$Много_кол_бло_огр.$F7]*[$блоки_площади_огражд.D$9]" office:value-type="float" office:value="83.16" calcext:value-type="float">
            <text:p>83,16</text:p>
          </table:table-cell>
          <table:table-cell table:style-name="ce315" table:formula="of:=[$Много_кол_бло_огр.$F7]*[$блоки_площади_огражд.E$9]" office:value-type="float" office:value="5.04" calcext:value-type="float">
            <text:p>5,04</text:p>
          </table:table-cell>
          <table:table-cell table:style-name="ce315" table:formula="of:=[$Много_кол_бло_огр.$F7]*[$блоки_площади_огражд.F$9]" office:value-type="float" office:value="706.6" calcext:value-type="float">
            <text:p>706,60</text:p>
          </table:table-cell>
          <table:table-cell table:style-name="ce315" table:formula="of:=[$Много_кол_бло_огр.$F7]*[$блоки_площади_огражд.G$9]" office:value-type="float" office:value="0" calcext:value-type="float">
            <text:p>0,00</text:p>
          </table:table-cell>
          <table:table-cell table:style-name="ce288" table:formula="of:=[$Много_кол_бло_огр.$F7]*[$блоки_площади_огражд.B$10]" office:value-type="float" office:value="261.2" calcext:value-type="float">
            <text:p>261,2</text:p>
          </table:table-cell>
          <table:table-cell table:style-name="ce288" table:formula="of:=[$Много_кол_бло_огр.$F7]*[$блоки_площади_огражд.C$10]" office:value-type="float" office:value="112" calcext:value-type="float">
            <text:p>112</text:p>
          </table:table-cell>
          <table:table-cell table:style-name="ce288" table:formula="of:=[$Много_кол_бло_огр.$F7]*[$блоки_площади_огражд.D$10]" office:value-type="float" office:value="83.16" calcext:value-type="float">
            <text:p>83,16</text:p>
          </table:table-cell>
          <table:table-cell table:style-name="ce288" table:formula="of:=[$Много_кол_бло_огр.$F7]*[$блоки_площади_огражд.E$10]" office:value-type="float" office:value="0" calcext:value-type="float">
            <text:p>0</text:p>
          </table:table-cell>
          <table:table-cell table:style-name="ce288" table:formula="of:=[$Много_кол_бло_огр.$F7]*[$блоки_площади_огражд.F$10]" office:value-type="float" office:value="0" calcext:value-type="float">
            <text:p>0</text:p>
          </table:table-cell>
          <table:table-cell table:style-name="ce288" table:formula="of:=[$Много_кол_бло_огр.$F7]*[$блоки_площади_огражд.G$10]" office:value-type="float" office:value="706.6" calcext:value-type="float">
            <text:p>706,6</text:p>
          </table:table-cell>
          <table:table-cell table:style-name="ce315" table:formula="of:=[$Много_кол_бло_огр.$G7]*[$блоки_площади_огражд.B$11]" office:value-type="float" office:value="107.42" calcext:value-type="float">
            <text:p>107,42</text:p>
          </table:table-cell>
          <table:table-cell table:style-name="ce315" table:formula="of:=[$Много_кол_бло_огр.$G7]*[$блоки_площади_огражд.C$11]" office:value-type="float" office:value="44.56" calcext:value-type="float">
            <text:p>44,56</text:p>
          </table:table-cell>
          <table:table-cell table:style-name="ce315" table:formula="of:=[$Много_кол_бло_огр.$G7]*[$блоки_площади_огражд.D$11]" office:value-type="float" office:value="30.42" calcext:value-type="float">
            <text:p>30,42</text:p>
          </table:table-cell>
          <table:table-cell table:style-name="ce315" table:formula="of:=[$Много_кол_бло_огр.$G7]*[$блоки_площади_огражд.E$11]" office:value-type="float" office:value="2.52" calcext:value-type="float">
            <text:p>2,52</text:p>
          </table:table-cell>
          <table:table-cell table:style-name="ce315" table:formula="of:=[$Много_кол_бло_огр.$G7]*[$блоки_площади_огражд.F$11]" office:value-type="float" office:value="355.8" calcext:value-type="float">
            <text:p>355,80</text:p>
          </table:table-cell>
          <table:table-cell table:style-name="ce315" table:formula="of:=[$Много_кол_бло_огр.$G7]*[$блоки_площади_огражд.G$11]" office:value-type="float" office:value="0" calcext:value-type="float">
            <text:p>0,00</text:p>
          </table:table-cell>
          <table:table-cell table:style-name="ce288" table:formula="of:=[$Много_кол_бло_огр.$G7]*[$блоки_площади_огражд.B$12]" office:value-type="float" office:value="105.54" calcext:value-type="float">
            <text:p>105,54</text:p>
          </table:table-cell>
          <table:table-cell table:style-name="ce288" table:formula="of:=[$Много_кол_бло_огр.$G7]*[$блоки_площади_огражд.C$12]" office:value-type="float" office:value="48.96" calcext:value-type="float">
            <text:p>48,96</text:p>
          </table:table-cell>
          <table:table-cell table:style-name="ce288" table:formula="of:=[$Много_кол_бло_огр.$G7]*[$блоки_площади_огражд.D$12]" office:value-type="float" office:value="30.42" calcext:value-type="float">
            <text:p>30,42</text:p>
          </table:table-cell>
          <table:table-cell table:style-name="ce288" table:formula="of:=[$Много_кол_бло_огр.$G7]*[$блоки_площади_огражд.E$12]" office:value-type="float" office:value="0" calcext:value-type="float">
            <text:p>0</text:p>
          </table:table-cell>
          <table:table-cell table:style-name="ce288" table:formula="of:=[$Много_кол_бло_огр.$G7]*[$блоки_площади_огражд.F$12]" office:value-type="float" office:value="0" calcext:value-type="float">
            <text:p>0</text:p>
          </table:table-cell>
          <table:table-cell table:style-name="ce288" table:formula="of:=[$Много_кол_бло_огр.$G7]*[$блоки_площади_огражд.G$12]" office:value-type="float" office:value="355.8" calcext:value-type="float">
            <text:p>355,8</text:p>
          </table:table-cell>
          <table:table-cell table:style-name="ce315" table:formula="of:=[$Много_кол_бло_огр.$H7]*[$блоки_площади_огражд.B$13]" office:value-type="float" office:value="0" calcext:value-type="float">
            <text:p>0,00</text:p>
          </table:table-cell>
          <table:table-cell table:style-name="ce315" table:formula="of:=[$Много_кол_бло_огр.$H7]*[$блоки_площади_огражд.C$13]" office:value-type="float" office:value="0" calcext:value-type="float">
            <text:p>0,00</text:p>
          </table:table-cell>
          <table:table-cell table:style-name="ce315" table:formula="of:=[$Много_кол_бло_огр.$H7]*[$блоки_площади_огражд.D$13]" office:value-type="float" office:value="0" calcext:value-type="float">
            <text:p>0,00</text:p>
          </table:table-cell>
          <table:table-cell table:style-name="ce315" table:formula="of:=[$Много_кол_бло_огр.$H7]*[$блоки_площади_огражд.E$13]" office:value-type="float" office:value="0" calcext:value-type="float">
            <text:p>0,00</text:p>
          </table:table-cell>
          <table:table-cell table:style-name="ce315" table:formula="of:=[$Много_кол_бло_огр.$H7]*[$блоки_площади_огражд.F$13]" office:value-type="float" office:value="0" calcext:value-type="float">
            <text:p>0,00</text:p>
          </table:table-cell>
          <table:table-cell table:style-name="ce315" table:formula="of:=[$Много_кол_бло_огр.$H7]*[$блоки_площади_огражд.G$13]" office:value-type="float" office:value="0" calcext:value-type="float">
            <text:p>0,00</text:p>
          </table:table-cell>
          <table:table-cell table:style-name="ce288" table:formula="of:=[$Много_кол_бло_огр.$H7]*[$блоки_площади_огражд.B$14]" office:value-type="float" office:value="0" calcext:value-type="float">
            <text:p>0</text:p>
          </table:table-cell>
          <table:table-cell table:style-name="ce288" table:formula="of:=[$Много_кол_бло_огр.$H7]*[$блоки_площади_огражд.C$14]" office:value-type="float" office:value="0" calcext:value-type="float">
            <text:p>0</text:p>
          </table:table-cell>
          <table:table-cell table:style-name="ce288" table:formula="of:=[$Много_кол_бло_огр.$H7]*[$блоки_площади_огражд.D$14]" office:value-type="float" office:value="0" calcext:value-type="float">
            <text:p>0</text:p>
          </table:table-cell>
          <table:table-cell table:style-name="ce288" table:formula="of:=[$Много_кол_бло_огр.$H7]*[$блоки_площади_огражд.E$14]" office:value-type="float" office:value="0" calcext:value-type="float">
            <text:p>0</text:p>
          </table:table-cell>
          <table:table-cell table:style-name="ce288" table:formula="of:=[$Много_кол_бло_огр.$H7]*[$блоки_площади_огражд.F$14]" office:value-type="float" office:value="0" calcext:value-type="float">
            <text:p>0</text:p>
          </table:table-cell>
          <table:table-cell table:style-name="ce288" table:formula="of:=[$Много_кол_бло_огр.$H7]*[$блоки_площади_огражд.G$14]" office:value-type="float" office:value="0" calcext:value-type="float">
            <text:p>0</text:p>
          </table:table-cell>
          <table:table-cell table:style-name="ce282" office:value-type="float" office:value="8" calcext:value-type="float">
            <text:p>8</text:p>
          </table:table-cell>
          <table:table-cell table:style-name="ce315" table:formula="of:=[.C7]+[.I7]*([.$BW7]-1)+[.O7]+[.U7]*([.$BW7]-1)+[.AA7]+[.AG7]*([.$BW7]-1)+[.AM7]+[.AS7]*([.$BW7]-1)+[.AY7]+[.BE7]*([.$BW7]-1)+[.BK7]+[.BQ7]*([.$BW7]-1)" office:value-type="float" office:value="4992.48" calcext:value-type="float">
            <text:p>4992,48</text:p>
          </table:table-cell>
          <table:table-cell table:style-name="ce315" table:formula="of:=[.D7]+[.J7]*([.$BW7]-1)+[.P7]+[.V7]*([.$BW7]-1)+[.AB7]+[.AH7]*([.$BW7]-1)+[.AN7]+[.AT7]*([.$BW7]-1)+[.AZ7]+[.BF7]*([.$BW7]-1)+[.BL7]+[.BR7]*([.$BW7]-1)" office:value-type="float" office:value="2615.28" calcext:value-type="float">
            <text:p>2615,28</text:p>
          </table:table-cell>
          <table:table-cell table:style-name="ce315" table:formula="of:=[.E7]+[.K7]*([.$BW7]-1)+[.Q7]+[.W7]*([.$BW7]-1)+[.AC7]+[.AI7]*([.$BW7]-1)+[.AO7]+[.AU7]*([.$BW7]-1)+[.BA7]+[.BG7]*([.$BW7]-1)+[.BM7]+[.BS7]*([.$BW7]-1)" office:value-type="float" office:value="1740.96" calcext:value-type="float">
            <text:p>1740,96</text:p>
          </table:table-cell>
          <table:table-cell table:style-name="ce315" table:formula="of:=[.F7]+[.L7]*([.$BW7]-1)+[.R7]+[.X7]*([.$BW7]-1)+[.AD7]+[.AJ7]*([.$BW7]-1)+[.AP7]+[.AV7]*([.$BW7]-1)+[.BB7]+[.BH7]*([.$BW7]-1)+[.BN7]+[.BT7]*([.$BW7]-1)" office:value-type="float" office:value="15.12" calcext:value-type="float">
            <text:p>15,12</text:p>
          </table:table-cell>
          <table:table-cell table:style-name="ce315" table:formula="of:=[.G7]+[.M7]+[.S7]+[.Y7]+[.AE7]+[.AK7]+[.AQ7]+[.AW7]+[.BC7]+[.BI7]+[.BO7]+[.BU7]" office:value-type="float" office:value="2122.3" calcext:value-type="float">
            <text:p>2122,30</text:p>
          </table:table-cell>
          <table:table-cell table:style-name="ce315" table:formula="of:=[.H7]+[.N7]+[.T7]+[.Z7]+[.AF7]+[.AL7]+[.AR7]+[.AX7]+[.BD7]+[.BJ7]+[.BP7]+[.BV7]" office:value-type="float" office:value="2122.3" calcext:value-type="float">
            <text:p>2122,30</text:p>
          </table:table-cell>
          <table:table-cell table:style-name="ce322" office:value-type="float" office:value="22" calcext:value-type="float">
            <text:p>22</text:p>
          </table:table-cell>
          <table:table-cell table:style-name="ce322" office:value-type="float" office:value="-34" calcext:value-type="float">
            <text:p>-34</text:p>
          </table:table-cell>
          <table:table-cell table:style-name="ce327" office:value-type="float" office:value="3.85" calcext:value-type="float">
            <text:p>3,85</text:p>
          </table:table-cell>
          <table:table-cell table:style-name="ce327" office:value-type="float" office:value="0.47" calcext:value-type="float">
            <text:p>0,47</text:p>
          </table:table-cell>
          <table:table-cell table:style-name="ce327" office:value-type="float" office:value="0.28" calcext:value-type="float">
            <text:p>0,28</text:p>
          </table:table-cell>
          <table:table-cell table:style-name="ce327" office:value-type="float" office:value="0.47" calcext:value-type="float">
            <text:p>0,47</text:p>
          </table:table-cell>
          <table:table-cell table:number-columns-repeated="2" table:style-name="ce327" office:value-type="float" office:value="1.36" calcext:value-type="float">
            <text:p>1,36</text:p>
          </table:table-cell>
          <table:table-cell table:style-name="ce291" table:formula="of:=[.BX7]*(([.$CD7]-[.$CE7])/[.CF7])" office:value-type="float" office:value="72617.8909090909" calcext:value-type="float">
            <text:p>72617,8909090909</text:p>
          </table:table-cell>
          <table:table-cell table:style-name="ce291" table:formula="of:=[.BY7]*(([.$CD7]-[.$CE7])/[.CG7])" office:value-type="float" office:value="311607.829787234" calcext:value-type="float">
            <text:p>311607,829787234</text:p>
          </table:table-cell>
          <table:table-cell table:style-name="ce291" table:formula="of:=[.BZ7]*(([.$CD7]-[.$CE7])/[.CH7])" office:value-type="float" office:value="348192" calcext:value-type="float">
            <text:p>348192</text:p>
          </table:table-cell>
          <table:table-cell table:style-name="ce291" table:formula="of:=[.CA7]*(([.$CD7]-[.$CE7])/[.CI7])" office:value-type="float" office:value="1801.53191489362" calcext:value-type="float">
            <text:p>1801,53191489362</text:p>
          </table:table-cell>
          <table:table-cell table:style-name="ce291" table:formula="of:=[.CB7]*(([.$CD7]-[.$CE7])/[.CJ7])" office:value-type="float" office:value="87388.8235294118" calcext:value-type="float">
            <text:p>87388,8235294118</text:p>
          </table:table-cell>
          <table:table-cell table:style-name="ce291" table:formula="of:=[.CC7]*(([.$CD7]-[.$CE7])/[.CK7])" office:value-type="float" office:value="87388.8235294118" calcext:value-type="float">
            <text:p>87388,8235294118</text:p>
          </table:table-cell>
          <table:table-cell table:style-name="ce315" table:formula="of:=SUM([.CL7:.CQ7])" office:value-type="float" office:value="908996.899670042" calcext:value-type="float">
            <text:p>908996,90</text:p>
          </table:table-cell>
          <table:table-cell table:style-name="ce333" table:number-columns-repeated="2"/>
          <table:table-cell table:style-name="ce333" table:formula="of:=[.CT7]*0.000001" office:value-type="float" office:value="0" calcext:value-type="float">
            <text:p>0</text:p>
          </table:table-cell>
          <table:table-cell table:style-name="ce333"/>
          <table:table-cell table:style-name="ce339" office:value-type="float" office:value="1498939.42" calcext:value-type="float">
            <text:p>1498939,42</text:p>
          </table:table-cell>
          <table:table-cell table:style-name="ce333" table:formula="of:=[.CW7]*0.000001*0.859845" office:value-type="float" office:value="1.2888555655899" calcext:value-type="float">
            <text:p>1,2888555655899</text:p>
          </table:table-cell>
          <table:table-cell table:style-name="ce343" table:formula="of:=[.CX7]*154" office:value-type="float" office:value="198.483757100845" calcext:value-type="float">
            <text:p>198,483757100845</text:p>
          </table:table-cell>
          <table:table-cell table:style-name="ce333"/>
          <table:table-cell table:number-columns-repeated="16280"/>
        </table:table-row>
        <table:table-row table:style-name="ro1">
          <table:covered-table-cell table:style-name="ce304"/>
          <table:table-cell table:style-name="ce308" office:value-type="string" calcext:value-type="string">
            <text:p>1-5</text:p>
          </table:table-cell>
          <table:table-cell table:style-name="ce316" table:formula="of:=[$Много_кол_бло_огр.$C8]*[$блоки_площади_огражд.$B7]" office:value-type="float" office:value="0" calcext:value-type="float">
            <text:p>0,00</text:p>
          </table:table-cell>
          <table:table-cell table:style-name="ce316" table:formula="of:=[$Много_кол_бло_огр.$C8]*[$блоки_площади_огражд.$B7]" office:value-type="float" office:value="0" calcext:value-type="float">
            <text:p>0,00</text:p>
          </table:table-cell>
          <table:table-cell table:style-name="ce316" table:formula="of:=[$Много_кол_бло_огр.$C8]*[$блоки_площади_огражд.$B7]" office:value-type="float" office:value="0" calcext:value-type="float">
            <text:p>0,00</text:p>
          </table:table-cell>
          <table:table-cell table:style-name="ce316" table:formula="of:=[$Много_кол_бло_огр.$C8]*[$блоки_площади_огражд.$B7]" office:value-type="float" office:value="0" calcext:value-type="float">
            <text:p>0,00</text:p>
          </table:table-cell>
          <table:table-cell table:style-name="ce316" table:formula="of:=[$Много_кол_бло_огр.$C8]*[$блоки_площади_огражд.$B7]" office:value-type="float" office:value="0" calcext:value-type="float">
            <text:p>0,00</text:p>
          </table:table-cell>
          <table:table-cell table:style-name="ce316" table:formula="of:=[$Много_кол_бло_огр.$C8]*[$блоки_площади_огражд.$B7]" office:value-type="float" office:value="0" calcext:value-type="float">
            <text:p>0,00</text:p>
          </table:table-cell>
          <table:table-cell table:style-name="ce319" table:formula="of:=[$Много_кол_бло_огр.$D8]*[$блоки_площади_огражд.B$4]" office:value-type="float" office:value="0" calcext:value-type="float">
            <text:p>0</text:p>
          </table:table-cell>
          <table:table-cell table:style-name="ce319" table:formula="of:=[$Много_кол_бло_огр.$D8]*[$блоки_площади_огражд.C$4]" office:value-type="float" office:value="0" calcext:value-type="float">
            <text:p>0</text:p>
          </table:table-cell>
          <table:table-cell table:style-name="ce319" table:formula="of:=[$Много_кол_бло_огр.$D8]*[$блоки_площади_огражд.D$4]" office:value-type="float" office:value="0" calcext:value-type="float">
            <text:p>0</text:p>
          </table:table-cell>
          <table:table-cell table:style-name="ce319" table:formula="of:=[$Много_кол_бло_огр.$D8]*[$блоки_площади_огражд.E$4]" office:value-type="float" office:value="0" calcext:value-type="float">
            <text:p>0</text:p>
          </table:table-cell>
          <table:table-cell table:style-name="ce319" table:formula="of:=[$Много_кол_бло_огр.$D8]*[$блоки_площади_огражд.F$4]" office:value-type="float" office:value="0" calcext:value-type="float">
            <text:p>0</text:p>
          </table:table-cell>
          <table:table-cell table:style-name="ce319" table:formula="of:=[$Много_кол_бло_огр.$D8]*[$блоки_площади_огражд.G$4]" office:value-type="float" office:value="0" calcext:value-type="float">
            <text:p>0</text:p>
          </table:table-cell>
          <table:table-cell table:style-name="ce316" table:formula="of:=[$Много_кол_бло_огр.$D8]*[$блоки_площади_огражд.B$5]" office:value-type="float" office:value="0" calcext:value-type="float">
            <text:p>0,00</text:p>
          </table:table-cell>
          <table:table-cell table:style-name="ce316" table:formula="of:=[$Много_кол_бло_огр.$D8]*[$блоки_площади_огражд.C$5]" office:value-type="float" office:value="0" calcext:value-type="float">
            <text:p>0,00</text:p>
          </table:table-cell>
          <table:table-cell table:style-name="ce316" table:formula="of:=[$Много_кол_бло_огр.$D8]*[$блоки_площади_огражд.D$5]" office:value-type="float" office:value="0" calcext:value-type="float">
            <text:p>0,00</text:p>
          </table:table-cell>
          <table:table-cell table:style-name="ce316" table:formula="of:=[$Много_кол_бло_огр.$D8]*[$блоки_площади_огражд.E$5]" office:value-type="float" office:value="0" calcext:value-type="float">
            <text:p>0,00</text:p>
          </table:table-cell>
          <table:table-cell table:style-name="ce316" table:formula="of:=[$Много_кол_бло_огр.$D8]*[$блоки_площади_огражд.F$5]" office:value-type="float" office:value="0" calcext:value-type="float">
            <text:p>0,00</text:p>
          </table:table-cell>
          <table:table-cell table:style-name="ce316" table:formula="of:=[$Много_кол_бло_огр.$D8]*[$блоки_площади_огражд.G$5]" office:value-type="float" office:value="0" calcext:value-type="float">
            <text:p>0,00</text:p>
          </table:table-cell>
          <table:table-cell table:style-name="ce319" table:formula="of:=[$Много_кол_бло_огр.$D8]*[$блоки_площади_огражд.B$6]" office:value-type="float" office:value="0" calcext:value-type="float">
            <text:p>0</text:p>
          </table:table-cell>
          <table:table-cell table:style-name="ce319" table:formula="of:=[$Много_кол_бло_огр.$D8]*[$блоки_площади_огражд.C$6]" office:value-type="float" office:value="0" calcext:value-type="float">
            <text:p>0</text:p>
          </table:table-cell>
          <table:table-cell table:style-name="ce319" table:formula="of:=[$Много_кол_бло_огр.$D8]*[$блоки_площади_огражд.D$6]" office:value-type="float" office:value="0" calcext:value-type="float">
            <text:p>0</text:p>
          </table:table-cell>
          <table:table-cell table:style-name="ce319" table:formula="of:=[$Много_кол_бло_огр.$D8]*[$блоки_площади_огражд.E$6]" office:value-type="float" office:value="0" calcext:value-type="float">
            <text:p>0</text:p>
          </table:table-cell>
          <table:table-cell table:style-name="ce319" table:formula="of:=[$Много_кол_бло_огр.$D8]*[$блоки_площади_огражд.F$6]" office:value-type="float" office:value="0" calcext:value-type="float">
            <text:p>0</text:p>
          </table:table-cell>
          <table:table-cell table:style-name="ce319" table:formula="of:=[$Много_кол_бло_огр.$D8]*[$блоки_площади_огражд.G$6]" office:value-type="float" office:value="0" calcext:value-type="float">
            <text:p>0</text:p>
          </table:table-cell>
          <table:table-cell table:style-name="ce316" table:formula="of:=[$Много_кол_бло_огр.$E8]*[$блоки_площади_огражд.B$7]" office:value-type="float" office:value="171.2" calcext:value-type="float">
            <text:p>171,20</text:p>
          </table:table-cell>
          <table:table-cell table:style-name="ce316" table:formula="of:=[$Много_кол_бло_огр.$E8]*[$блоки_площади_огражд.C$7]" office:value-type="float" office:value="107.2" calcext:value-type="float">
            <text:p>107,20</text:p>
          </table:table-cell>
          <table:table-cell table:style-name="ce316" table:formula="of:=[$Много_кол_бло_огр.$E8]*[$блоки_площади_огражд.D$7]" office:value-type="float" office:value="69.36" calcext:value-type="float">
            <text:p>69,36</text:p>
          </table:table-cell>
          <table:table-cell table:style-name="ce316" table:formula="of:=[$Много_кол_бло_огр.$E8]*[$блоки_площади_огражд.E$7]" office:value-type="float" office:value="5.04" calcext:value-type="float">
            <text:p>5,04</text:p>
          </table:table-cell>
          <table:table-cell table:style-name="ce316" table:formula="of:=[$Много_кол_бло_огр.$E8]*[$блоки_площади_огражд.F$7]" office:value-type="float" office:value="706.6" calcext:value-type="float">
            <text:p>706,60</text:p>
          </table:table-cell>
          <table:table-cell table:style-name="ce316" table:formula="of:=[$Много_кол_бло_огр.$E8]*[$блоки_площади_огражд.G$7]" office:value-type="float" office:value="0" calcext:value-type="float">
            <text:p>0,00</text:p>
          </table:table-cell>
          <table:table-cell table:style-name="ce319" table:formula="of:=[$Много_кол_бло_огр.$E8]*[$блоки_площади_огражд.B$8]" office:value-type="float" office:value="171.44" calcext:value-type="float">
            <text:p>171,44</text:p>
          </table:table-cell>
          <table:table-cell table:style-name="ce319" table:formula="of:=[$Много_кол_бло_огр.$E8]*[$блоки_площади_огражд.C$8]" office:value-type="float" office:value="112" calcext:value-type="float">
            <text:p>112</text:p>
          </table:table-cell>
          <table:table-cell table:style-name="ce319" table:formula="of:=[$Много_кол_бло_огр.$E8]*[$блоки_площади_огражд.D$8]" office:value-type="float" office:value="69.36" calcext:value-type="float">
            <text:p>69,36</text:p>
          </table:table-cell>
          <table:table-cell table:style-name="ce319" table:formula="of:=[$Много_кол_бло_огр.$E8]*[$блоки_площади_огражд.E$8]" office:value-type="float" office:value="0" calcext:value-type="float">
            <text:p>0</text:p>
          </table:table-cell>
          <table:table-cell table:style-name="ce319" table:formula="of:=[$Много_кол_бло_огр.$E8]*[$блоки_площади_огражд.F$8]" office:value-type="float" office:value="0" calcext:value-type="float">
            <text:p>0</text:p>
          </table:table-cell>
          <table:table-cell table:style-name="ce319" table:formula="of:=[$Много_кол_бло_огр.$E8]*[$блоки_площади_огражд.G$8]" office:value-type="float" office:value="706.6" calcext:value-type="float">
            <text:p>706,6</text:p>
          </table:table-cell>
          <table:table-cell table:style-name="ce316" table:formula="of:=[$Много_кол_бло_огр.$F8]*[$блоки_площади_огражд.B$9]" office:value-type="float" office:value="260.96" calcext:value-type="float">
            <text:p>260,96</text:p>
          </table:table-cell>
          <table:table-cell table:style-name="ce316" table:formula="of:=[$Много_кол_бло_огр.$F8]*[$блоки_площади_огражд.C$9]" office:value-type="float" office:value="107.2" calcext:value-type="float">
            <text:p>107,20</text:p>
          </table:table-cell>
          <table:table-cell table:style-name="ce316" table:formula="of:=[$Много_кол_бло_огр.$F8]*[$блоки_площади_огражд.D$9]" office:value-type="float" office:value="83.16" calcext:value-type="float">
            <text:p>83,16</text:p>
          </table:table-cell>
          <table:table-cell table:style-name="ce316" table:formula="of:=[$Много_кол_бло_огр.$F8]*[$блоки_площади_огражд.E$9]" office:value-type="float" office:value="5.04" calcext:value-type="float">
            <text:p>5,04</text:p>
          </table:table-cell>
          <table:table-cell table:style-name="ce316" table:formula="of:=[$Много_кол_бло_огр.$F8]*[$блоки_площади_огражд.F$9]" office:value-type="float" office:value="706.6" calcext:value-type="float">
            <text:p>706,60</text:p>
          </table:table-cell>
          <table:table-cell table:style-name="ce316" table:formula="of:=[$Много_кол_бло_огр.$F8]*[$блоки_площади_огражд.G$9]" office:value-type="float" office:value="0" calcext:value-type="float">
            <text:p>0,00</text:p>
          </table:table-cell>
          <table:table-cell table:style-name="ce319" table:formula="of:=[$Много_кол_бло_огр.$F8]*[$блоки_площади_огражд.B$10]" office:value-type="float" office:value="261.2" calcext:value-type="float">
            <text:p>261,2</text:p>
          </table:table-cell>
          <table:table-cell table:style-name="ce319" table:formula="of:=[$Много_кол_бло_огр.$F8]*[$блоки_площади_огражд.C$10]" office:value-type="float" office:value="112" calcext:value-type="float">
            <text:p>112</text:p>
          </table:table-cell>
          <table:table-cell table:style-name="ce319" table:formula="of:=[$Много_кол_бло_огр.$F8]*[$блоки_площади_огражд.D$10]" office:value-type="float" office:value="83.16" calcext:value-type="float">
            <text:p>83,16</text:p>
          </table:table-cell>
          <table:table-cell table:style-name="ce319" table:formula="of:=[$Много_кол_бло_огр.$F8]*[$блоки_площади_огражд.E$10]" office:value-type="float" office:value="0" calcext:value-type="float">
            <text:p>0</text:p>
          </table:table-cell>
          <table:table-cell table:style-name="ce319" table:formula="of:=[$Много_кол_бло_огр.$F8]*[$блоки_площади_огражд.F$10]" office:value-type="float" office:value="0" calcext:value-type="float">
            <text:p>0</text:p>
          </table:table-cell>
          <table:table-cell table:style-name="ce319" table:formula="of:=[$Много_кол_бло_огр.$F8]*[$блоки_площади_огражд.G$10]" office:value-type="float" office:value="706.6" calcext:value-type="float">
            <text:p>706,6</text:p>
          </table:table-cell>
          <table:table-cell table:style-name="ce316" table:formula="of:=[$Много_кол_бло_огр.$G8]*[$блоки_площади_огражд.B$11]" office:value-type="float" office:value="107.42" calcext:value-type="float">
            <text:p>107,42</text:p>
          </table:table-cell>
          <table:table-cell table:style-name="ce316" table:formula="of:=[$Много_кол_бло_огр.$G8]*[$блоки_площади_огражд.C$11]" office:value-type="float" office:value="44.56" calcext:value-type="float">
            <text:p>44,56</text:p>
          </table:table-cell>
          <table:table-cell table:style-name="ce316" table:formula="of:=[$Много_кол_бло_огр.$G8]*[$блоки_площади_огражд.D$11]" office:value-type="float" office:value="30.42" calcext:value-type="float">
            <text:p>30,42</text:p>
          </table:table-cell>
          <table:table-cell table:style-name="ce316" table:formula="of:=[$Много_кол_бло_огр.$G8]*[$блоки_площади_огражд.E$11]" office:value-type="float" office:value="2.52" calcext:value-type="float">
            <text:p>2,52</text:p>
          </table:table-cell>
          <table:table-cell table:style-name="ce316" table:formula="of:=[$Много_кол_бло_огр.$G8]*[$блоки_площади_огражд.F$11]" office:value-type="float" office:value="355.8" calcext:value-type="float">
            <text:p>355,80</text:p>
          </table:table-cell>
          <table:table-cell table:style-name="ce316" table:formula="of:=[$Много_кол_бло_огр.$G8]*[$блоки_площади_огражд.G$11]" office:value-type="float" office:value="0" calcext:value-type="float">
            <text:p>0,00</text:p>
          </table:table-cell>
          <table:table-cell table:style-name="ce319" table:formula="of:=[$Много_кол_бло_огр.$G8]*[$блоки_площади_огражд.B$12]" office:value-type="float" office:value="105.54" calcext:value-type="float">
            <text:p>105,54</text:p>
          </table:table-cell>
          <table:table-cell table:style-name="ce319" table:formula="of:=[$Много_кол_бло_огр.$G8]*[$блоки_площади_огражд.C$12]" office:value-type="float" office:value="48.96" calcext:value-type="float">
            <text:p>48,96</text:p>
          </table:table-cell>
          <table:table-cell table:style-name="ce319" table:formula="of:=[$Много_кол_бло_огр.$G8]*[$блоки_площади_огражд.D$12]" office:value-type="float" office:value="30.42" calcext:value-type="float">
            <text:p>30,42</text:p>
          </table:table-cell>
          <table:table-cell table:style-name="ce319" table:formula="of:=[$Много_кол_бло_огр.$G8]*[$блоки_площади_огражд.E$12]" office:value-type="float" office:value="0" calcext:value-type="float">
            <text:p>0</text:p>
          </table:table-cell>
          <table:table-cell table:style-name="ce319" table:formula="of:=[$Много_кол_бло_огр.$G8]*[$блоки_площади_огражд.F$12]" office:value-type="float" office:value="0" calcext:value-type="float">
            <text:p>0</text:p>
          </table:table-cell>
          <table:table-cell table:style-name="ce319" table:formula="of:=[$Много_кол_бло_огр.$G8]*[$блоки_площади_огражд.G$12]" office:value-type="float" office:value="355.8" calcext:value-type="float">
            <text:p>355,8</text:p>
          </table:table-cell>
          <table:table-cell table:style-name="ce316" table:formula="of:=[$Много_кол_бло_огр.$H8]*[$блоки_площади_огражд.B$13]" office:value-type="float" office:value="0" calcext:value-type="float">
            <text:p>0,00</text:p>
          </table:table-cell>
          <table:table-cell table:style-name="ce316" table:formula="of:=[$Много_кол_бло_огр.$H8]*[$блоки_площади_огражд.C$13]" office:value-type="float" office:value="0" calcext:value-type="float">
            <text:p>0,00</text:p>
          </table:table-cell>
          <table:table-cell table:style-name="ce316" table:formula="of:=[$Много_кол_бло_огр.$H8]*[$блоки_площади_огражд.D$13]" office:value-type="float" office:value="0" calcext:value-type="float">
            <text:p>0,00</text:p>
          </table:table-cell>
          <table:table-cell table:style-name="ce316" table:formula="of:=[$Много_кол_бло_огр.$H8]*[$блоки_площади_огражд.E$13]" office:value-type="float" office:value="0" calcext:value-type="float">
            <text:p>0,00</text:p>
          </table:table-cell>
          <table:table-cell table:style-name="ce316" table:formula="of:=[$Много_кол_бло_огр.$H8]*[$блоки_площади_огражд.F$13]" office:value-type="float" office:value="0" calcext:value-type="float">
            <text:p>0,00</text:p>
          </table:table-cell>
          <table:table-cell table:style-name="ce316" table:formula="of:=[$Много_кол_бло_огр.$H8]*[$блоки_площади_огражд.G$13]" office:value-type="float" office:value="0" calcext:value-type="float">
            <text:p>0,00</text:p>
          </table:table-cell>
          <table:table-cell table:style-name="ce319" table:formula="of:=[$Много_кол_бло_огр.$H8]*[$блоки_площади_огражд.B$14]" office:value-type="float" office:value="0" calcext:value-type="float">
            <text:p>0</text:p>
          </table:table-cell>
          <table:table-cell table:style-name="ce319" table:formula="of:=[$Много_кол_бло_огр.$H8]*[$блоки_площади_огражд.C$14]" office:value-type="float" office:value="0" calcext:value-type="float">
            <text:p>0</text:p>
          </table:table-cell>
          <table:table-cell table:style-name="ce319" table:formula="of:=[$Много_кол_бло_огр.$H8]*[$блоки_площади_огражд.D$14]" office:value-type="float" office:value="0" calcext:value-type="float">
            <text:p>0</text:p>
          </table:table-cell>
          <table:table-cell table:style-name="ce319" table:formula="of:=[$Много_кол_бло_огр.$H8]*[$блоки_площади_огражд.E$14]" office:value-type="float" office:value="0" calcext:value-type="float">
            <text:p>0</text:p>
          </table:table-cell>
          <table:table-cell table:style-name="ce319" table:formula="of:=[$Много_кол_бло_огр.$H8]*[$блоки_площади_огражд.F$14]" office:value-type="float" office:value="0" calcext:value-type="float">
            <text:p>0</text:p>
          </table:table-cell>
          <table:table-cell table:style-name="ce319" table:formula="of:=[$Много_кол_бло_огр.$H8]*[$блоки_площади_огражд.G$14]" office:value-type="float" office:value="0" calcext:value-type="float">
            <text:p>0</text:p>
          </table:table-cell>
          <table:table-cell table:style-name="ce321" office:value-type="float" office:value="8" calcext:value-type="float">
            <text:p>8</text:p>
          </table:table-cell>
          <table:table-cell table:style-name="ce316" table:formula="of:=[.C8]+[.I8]*([.$BW8]-1)+[.O8]+[.U8]*([.$BW8]-1)+[.AA8]+[.AG8]*([.$BW8]-1)+[.AM8]+[.AS8]*([.$BW8]-1)+[.AY8]+[.BE8]*([.$BW8]-1)+[.BK8]+[.BQ8]*([.$BW8]-1)" office:value-type="float" office:value="4306.84" calcext:value-type="float">
            <text:p>4306,84</text:p>
          </table:table-cell>
          <table:table-cell table:style-name="ce316" table:formula="of:=[.D8]+[.J8]*([.$BW8]-1)+[.P8]+[.V8]*([.$BW8]-1)+[.AB8]+[.AH8]*([.$BW8]-1)+[.AN8]+[.AT8]*([.$BW8]-1)+[.AZ8]+[.BF8]*([.$BW8]-1)+[.BL8]+[.BR8]*([.$BW8]-1)" office:value-type="float" office:value="2169.68" calcext:value-type="float">
            <text:p>2169,68</text:p>
          </table:table-cell>
          <table:table-cell table:style-name="ce316" table:formula="of:=[.E8]+[.K8]*([.$BW8]-1)+[.Q8]+[.W8]*([.$BW8]-1)+[.AC8]+[.AI8]*([.$BW8]-1)+[.AO8]+[.AU8]*([.$BW8]-1)+[.BA8]+[.BG8]*([.$BW8]-1)+[.BM8]+[.BS8]*([.$BW8]-1)" office:value-type="float" office:value="1463.52" calcext:value-type="float">
            <text:p>1463,52</text:p>
          </table:table-cell>
          <table:table-cell table:style-name="ce316" table:formula="of:=[.F8]+[.L8]*([.$BW8]-1)+[.R8]+[.X8]*([.$BW8]-1)+[.AD8]+[.AJ8]*([.$BW8]-1)+[.AP8]+[.AV8]*([.$BW8]-1)+[.BB8]+[.BH8]*([.$BW8]-1)+[.BN8]+[.BT8]*([.$BW8]-1)" office:value-type="float" office:value="12.6" calcext:value-type="float">
            <text:p>12,60</text:p>
          </table:table-cell>
          <table:table-cell table:style-name="ce316" table:formula="of:=[.G8]+[.M8]+[.S8]+[.Y8]+[.AE8]+[.AK8]+[.AQ8]+[.AW8]+[.BC8]+[.BI8]+[.BO8]+[.BU8]" office:value-type="float" office:value="1769" calcext:value-type="float">
            <text:p>1769,00</text:p>
          </table:table-cell>
          <table:table-cell table:style-name="ce316" table:formula="of:=[.H8]+[.N8]+[.T8]+[.Z8]+[.AF8]+[.AL8]+[.AR8]+[.AX8]+[.BD8]+[.BJ8]+[.BP8]+[.BV8]" office:value-type="float" office:value="1769" calcext:value-type="float">
            <text:p>1769,00</text:p>
          </table:table-cell>
          <table:table-cell table:style-name="ce323" office:value-type="float" office:value="22" calcext:value-type="float">
            <text:p>22</text:p>
          </table:table-cell>
          <table:table-cell table:style-name="ce323" office:value-type="float" office:value="-34" calcext:value-type="float">
            <text:p>-34</text:p>
          </table:table-cell>
          <table:table-cell table:style-name="ce328" office:value-type="float" office:value="3.85" calcext:value-type="float">
            <text:p>3,85</text:p>
          </table:table-cell>
          <table:table-cell table:style-name="ce328" office:value-type="float" office:value="0.47" calcext:value-type="float">
            <text:p>0,47</text:p>
          </table:table-cell>
          <table:table-cell table:style-name="ce328" office:value-type="float" office:value="0.28" calcext:value-type="float">
            <text:p>0,28</text:p>
          </table:table-cell>
          <table:table-cell table:style-name="ce328" office:value-type="float" office:value="0.47" calcext:value-type="float">
            <text:p>0,47</text:p>
          </table:table-cell>
          <table:table-cell table:number-columns-repeated="2" table:style-name="ce328" office:value-type="float" office:value="1.36" calcext:value-type="float">
            <text:p>1,36</text:p>
          </table:table-cell>
          <table:table-cell table:style-name="ce330" table:formula="of:=[.BX8]*(([.$CD8]-[.$CE8])/[.CF8])" office:value-type="float" office:value="62644.9454545455" calcext:value-type="float">
            <text:p>62644,9454545455</text:p>
          </table:table-cell>
          <table:table-cell table:style-name="ce330" table:formula="of:=[.BY8]*(([.$CD8]-[.$CE8])/[.CG8])" office:value-type="float" office:value="258515.063829787" calcext:value-type="float">
            <text:p>258515,063829787</text:p>
          </table:table-cell>
          <table:table-cell table:style-name="ce330" table:formula="of:=[.BZ8]*(([.$CD8]-[.$CE8])/[.CH8])" office:value-type="float" office:value="292704" calcext:value-type="float">
            <text:p>292704</text:p>
          </table:table-cell>
          <table:table-cell table:style-name="ce330" table:formula="of:=[.CA8]*(([.$CD8]-[.$CE8])/[.CI8])" office:value-type="float" office:value="1501.27659574468" calcext:value-type="float">
            <text:p>1501,27659574468</text:p>
          </table:table-cell>
          <table:table-cell table:style-name="ce330" table:formula="of:=[.CB8]*(([.$CD8]-[.$CE8])/[.CJ8])" office:value-type="float" office:value="72841.1764705882" calcext:value-type="float">
            <text:p>72841,1764705882</text:p>
          </table:table-cell>
          <table:table-cell table:style-name="ce330" table:formula="of:=[.CC8]*(([.$CD8]-[.$CE8])/[.CK8])" office:value-type="float" office:value="72841.1764705882" calcext:value-type="float">
            <text:p>72841,1764705882</text:p>
          </table:table-cell>
          <table:table-cell table:style-name="ce316" table:formula="of:=SUM([.CL8:.CQ8])" office:value-type="float" office:value="761047.638821254" calcext:value-type="float">
            <text:p>761047,64</text:p>
          </table:table-cell>
          <table:table-cell table:style-name="ce335" table:number-columns-repeated="2"/>
          <table:table-cell table:style-name="ce335" table:formula="of:=[.CT8]*0.000001" office:value-type="float" office:value="0" calcext:value-type="float">
            <text:p>0</text:p>
          </table:table-cell>
          <table:table-cell table:style-name="ce335"/>
          <table:table-cell table:style-name="ce340" office:value-type="float" office:value="1255384.84" calcext:value-type="float">
            <text:p>1255384,84</text:p>
          </table:table-cell>
          <table:table-cell table:style-name="ce335" table:formula="of:=[.CW8]*0.000001*0.859845" office:value-type="float" office:value="1.0794363777498" calcext:value-type="float">
            <text:p>1,0794363777498</text:p>
          </table:table-cell>
          <table:table-cell table:style-name="ce344" table:formula="of:=[.CX8]*154" office:value-type="float" office:value="166.233202173469" calcext:value-type="float">
            <text:p>166,233202173469</text:p>
          </table:table-cell>
          <table:table-cell table:style-name="ce333" table:formula="of:=SUM([.CY4:.CY8])" office:value-type="float" office:value="1288.36455768906" calcext:value-type="float">
            <text:p>1288,36455768906</text:p>
          </table:table-cell>
          <table:table-cell table:formula="of:=(SUM([.CW4:.CW8]))*0.000001" office:value-type="float" office:value="9.72966479" calcext:value-type="float">
            <text:p>9,72966479</text:p>
          </table:table-cell>
          <table:table-cell table:number-columns-repeated="16279"/>
        </table:table-row>
        <table:table-row table:style-name="ro1">
          <table:table-cell table:style-name="ce302" office:value-type="string" calcext:value-type="string" table:number-columns-spanned="1" table:number-rows-spanned="3">
            <text:p>2</text:p>
          </table:table-cell>
          <table:table-cell table:style-name="ce309" office:value-type="string" calcext:value-type="string">
            <text:p>2-1</text:p>
          </table:table-cell>
          <table:table-cell table:style-name="ce314" table:formula="of:=[$Много_кол_бло_огр.$C9]*[$блоки_площади_огражд.$B8]" office:value-type="float" office:value="0" calcext:value-type="float">
            <text:p>0,00</text:p>
          </table:table-cell>
          <table:table-cell table:style-name="ce314" table:formula="of:=[$Много_кол_бло_огр.$C9]*[$блоки_площади_огражд.$B8]" office:value-type="float" office:value="0" calcext:value-type="float">
            <text:p>0,00</text:p>
          </table:table-cell>
          <table:table-cell table:style-name="ce314" table:formula="of:=[$Много_кол_бло_огр.$C9]*[$блоки_площади_огражд.$B8]" office:value-type="float" office:value="0" calcext:value-type="float">
            <text:p>0,00</text:p>
          </table:table-cell>
          <table:table-cell table:style-name="ce314" table:formula="of:=[$Много_кол_бло_огр.$C9]*[$блоки_площади_огражд.$B8]" office:value-type="float" office:value="0" calcext:value-type="float">
            <text:p>0,00</text:p>
          </table:table-cell>
          <table:table-cell table:style-name="ce314" table:formula="of:=[$Много_кол_бло_огр.$C9]*[$блоки_площади_огражд.$B8]" office:value-type="float" office:value="0" calcext:value-type="float">
            <text:p>0,00</text:p>
          </table:table-cell>
          <table:table-cell table:style-name="ce314" table:formula="of:=[$Много_кол_бло_огр.$C9]*[$блоки_площади_огражд.$B8]" office:value-type="float" office:value="0" calcext:value-type="float">
            <text:p>0,00</text:p>
          </table:table-cell>
          <table:table-cell table:style-name="ce318" table:formula="of:=[$Много_кол_бло_огр.$D9]*[$блоки_площади_огражд.B$4]" office:value-type="float" office:value="0" calcext:value-type="float">
            <text:p>0</text:p>
          </table:table-cell>
          <table:table-cell table:style-name="ce318" table:formula="of:=[$Много_кол_бло_огр.$D9]*[$блоки_площади_огражд.C$4]" office:value-type="float" office:value="0" calcext:value-type="float">
            <text:p>0</text:p>
          </table:table-cell>
          <table:table-cell table:style-name="ce318" table:formula="of:=[$Много_кол_бло_огр.$D9]*[$блоки_площади_огражд.D$4]" office:value-type="float" office:value="0" calcext:value-type="float">
            <text:p>0</text:p>
          </table:table-cell>
          <table:table-cell table:style-name="ce318" table:formula="of:=[$Много_кол_бло_огр.$D9]*[$блоки_площади_огражд.E$4]" office:value-type="float" office:value="0" calcext:value-type="float">
            <text:p>0</text:p>
          </table:table-cell>
          <table:table-cell table:style-name="ce318" table:formula="of:=[$Много_кол_бло_огр.$D9]*[$блоки_площади_огражд.F$4]" office:value-type="float" office:value="0" calcext:value-type="float">
            <text:p>0</text:p>
          </table:table-cell>
          <table:table-cell table:style-name="ce318" table:formula="of:=[$Много_кол_бло_огр.$D9]*[$блоки_площади_огражд.G$4]" office:value-type="float" office:value="0" calcext:value-type="float">
            <text:p>0</text:p>
          </table:table-cell>
          <table:table-cell table:style-name="ce314" table:formula="of:=[$Много_кол_бло_огр.$D9]*[$блоки_площади_огражд.B$5]" office:value-type="float" office:value="0" calcext:value-type="float">
            <text:p>0,00</text:p>
          </table:table-cell>
          <table:table-cell table:style-name="ce314" table:formula="of:=[$Много_кол_бло_огр.$D9]*[$блоки_площади_огражд.C$5]" office:value-type="float" office:value="0" calcext:value-type="float">
            <text:p>0,00</text:p>
          </table:table-cell>
          <table:table-cell table:style-name="ce314" table:formula="of:=[$Много_кол_бло_огр.$D9]*[$блоки_площади_огражд.D$5]" office:value-type="float" office:value="0" calcext:value-type="float">
            <text:p>0,00</text:p>
          </table:table-cell>
          <table:table-cell table:style-name="ce314" table:formula="of:=[$Много_кол_бло_огр.$D9]*[$блоки_площади_огражд.E$5]" office:value-type="float" office:value="0" calcext:value-type="float">
            <text:p>0,00</text:p>
          </table:table-cell>
          <table:table-cell table:style-name="ce314" table:formula="of:=[$Много_кол_бло_огр.$D9]*[$блоки_площади_огражд.F$5]" office:value-type="float" office:value="0" calcext:value-type="float">
            <text:p>0,00</text:p>
          </table:table-cell>
          <table:table-cell table:style-name="ce314" table:formula="of:=[$Много_кол_бло_огр.$D9]*[$блоки_площади_огражд.G$5]" office:value-type="float" office:value="0" calcext:value-type="float">
            <text:p>0,00</text:p>
          </table:table-cell>
          <table:table-cell table:style-name="ce318" table:formula="of:=[$Много_кол_бло_огр.$D9]*[$блоки_площади_огражд.B$6]" office:value-type="float" office:value="0" calcext:value-type="float">
            <text:p>0</text:p>
          </table:table-cell>
          <table:table-cell table:style-name="ce318" table:formula="of:=[$Много_кол_бло_огр.$D9]*[$блоки_площади_огражд.C$6]" office:value-type="float" office:value="0" calcext:value-type="float">
            <text:p>0</text:p>
          </table:table-cell>
          <table:table-cell table:style-name="ce318" table:formula="of:=[$Много_кол_бло_огр.$D9]*[$блоки_площади_огражд.D$6]" office:value-type="float" office:value="0" calcext:value-type="float">
            <text:p>0</text:p>
          </table:table-cell>
          <table:table-cell table:style-name="ce318" table:formula="of:=[$Много_кол_бло_огр.$D9]*[$блоки_площади_огражд.E$6]" office:value-type="float" office:value="0" calcext:value-type="float">
            <text:p>0</text:p>
          </table:table-cell>
          <table:table-cell table:style-name="ce318" table:formula="of:=[$Много_кол_бло_огр.$D9]*[$блоки_площади_огражд.F$6]" office:value-type="float" office:value="0" calcext:value-type="float">
            <text:p>0</text:p>
          </table:table-cell>
          <table:table-cell table:style-name="ce318" table:formula="of:=[$Много_кол_бло_огр.$D9]*[$блоки_площади_огражд.G$6]" office:value-type="float" office:value="0" calcext:value-type="float">
            <text:p>0</text:p>
          </table:table-cell>
          <table:table-cell table:style-name="ce314" table:formula="of:=[$Много_кол_бло_огр.$E9]*[$блоки_площади_огражд.B$7]" office:value-type="float" office:value="428" calcext:value-type="float">
            <text:p>428,00</text:p>
          </table:table-cell>
          <table:table-cell table:style-name="ce314" table:formula="of:=[$Много_кол_бло_огр.$E9]*[$блоки_площади_огражд.C$7]" office:value-type="float" office:value="268" calcext:value-type="float">
            <text:p>268,00</text:p>
          </table:table-cell>
          <table:table-cell table:style-name="ce314" table:formula="of:=[$Много_кол_бло_огр.$E9]*[$блоки_площади_огражд.D$7]" office:value-type="float" office:value="173.4" calcext:value-type="float">
            <text:p>173,40</text:p>
          </table:table-cell>
          <table:table-cell table:style-name="ce314" table:formula="of:=[$Много_кол_бло_огр.$E9]*[$блоки_площади_огражд.E$7]" office:value-type="float" office:value="12.6" calcext:value-type="float">
            <text:p>12,60</text:p>
          </table:table-cell>
          <table:table-cell table:style-name="ce314" table:formula="of:=[$Много_кол_бло_огр.$E9]*[$блоки_площади_огражд.F$7]" office:value-type="float" office:value="1766.5" calcext:value-type="float">
            <text:p>1766,50</text:p>
          </table:table-cell>
          <table:table-cell table:style-name="ce314" table:formula="of:=[$Много_кол_бло_огр.$E9]*[$блоки_площади_огражд.G$7]" office:value-type="float" office:value="0" calcext:value-type="float">
            <text:p>0,00</text:p>
          </table:table-cell>
          <table:table-cell table:style-name="ce318" table:formula="of:=[$Много_кол_бло_огр.$E9]*[$блоки_площади_огражд.B$8]" office:value-type="float" office:value="428.6" calcext:value-type="float">
            <text:p>428,6</text:p>
          </table:table-cell>
          <table:table-cell table:style-name="ce318" table:formula="of:=[$Много_кол_бло_огр.$E9]*[$блоки_площади_огражд.C$8]" office:value-type="float" office:value="280" calcext:value-type="float">
            <text:p>280</text:p>
          </table:table-cell>
          <table:table-cell table:style-name="ce318" table:formula="of:=[$Много_кол_бло_огр.$E9]*[$блоки_площади_огражд.D$8]" office:value-type="float" office:value="173.4" calcext:value-type="float">
            <text:p>173,4</text:p>
          </table:table-cell>
          <table:table-cell table:style-name="ce318" table:formula="of:=[$Много_кол_бло_огр.$E9]*[$блоки_площади_огражд.E$8]" office:value-type="float" office:value="0" calcext:value-type="float">
            <text:p>0</text:p>
          </table:table-cell>
          <table:table-cell table:style-name="ce318" table:formula="of:=[$Много_кол_бло_огр.$E9]*[$блоки_площади_огражд.F$8]" office:value-type="float" office:value="0" calcext:value-type="float">
            <text:p>0</text:p>
          </table:table-cell>
          <table:table-cell table:style-name="ce318" table:formula="of:=[$Много_кол_бло_огр.$E9]*[$блоки_площади_огражд.G$8]" office:value-type="float" office:value="1766.5" calcext:value-type="float">
            <text:p>1766,5</text:p>
          </table:table-cell>
          <table:table-cell table:style-name="ce314" table:formula="of:=[$Много_кол_бло_огр.$F9]*[$блоки_площади_огражд.B$9]" office:value-type="float" office:value="260.96" calcext:value-type="float">
            <text:p>260,96</text:p>
          </table:table-cell>
          <table:table-cell table:style-name="ce314" table:formula="of:=[$Много_кол_бло_огр.$F9]*[$блоки_площади_огражд.C$9]" office:value-type="float" office:value="107.2" calcext:value-type="float">
            <text:p>107,20</text:p>
          </table:table-cell>
          <table:table-cell table:style-name="ce314" table:formula="of:=[$Много_кол_бло_огр.$F9]*[$блоки_площади_огражд.D$9]" office:value-type="float" office:value="83.16" calcext:value-type="float">
            <text:p>83,16</text:p>
          </table:table-cell>
          <table:table-cell table:style-name="ce314" table:formula="of:=[$Много_кол_бло_огр.$F9]*[$блоки_площади_огражд.E$9]" office:value-type="float" office:value="5.04" calcext:value-type="float">
            <text:p>5,04</text:p>
          </table:table-cell>
          <table:table-cell table:style-name="ce314" table:formula="of:=[$Много_кол_бло_огр.$F9]*[$блоки_площади_огражд.F$9]" office:value-type="float" office:value="706.6" calcext:value-type="float">
            <text:p>706,60</text:p>
          </table:table-cell>
          <table:table-cell table:style-name="ce314" table:formula="of:=[$Много_кол_бло_огр.$F9]*[$блоки_площади_огражд.G$9]" office:value-type="float" office:value="0" calcext:value-type="float">
            <text:p>0,00</text:p>
          </table:table-cell>
          <table:table-cell table:style-name="ce318" table:formula="of:=[$Много_кол_бло_огр.$F9]*[$блоки_площади_огражд.B$10]" office:value-type="float" office:value="261.2" calcext:value-type="float">
            <text:p>261,2</text:p>
          </table:table-cell>
          <table:table-cell table:style-name="ce318" table:formula="of:=[$Много_кол_бло_огр.$F9]*[$блоки_площади_огражд.C$10]" office:value-type="float" office:value="112" calcext:value-type="float">
            <text:p>112</text:p>
          </table:table-cell>
          <table:table-cell table:style-name="ce318" table:formula="of:=[$Много_кол_бло_огр.$F9]*[$блоки_площади_огражд.D$10]" office:value-type="float" office:value="83.16" calcext:value-type="float">
            <text:p>83,16</text:p>
          </table:table-cell>
          <table:table-cell table:style-name="ce318" table:formula="of:=[$Много_кол_бло_огр.$F9]*[$блоки_площади_огражд.E$10]" office:value-type="float" office:value="0" calcext:value-type="float">
            <text:p>0</text:p>
          </table:table-cell>
          <table:table-cell table:style-name="ce318" table:formula="of:=[$Много_кол_бло_огр.$F9]*[$блоки_площади_огражд.F$10]" office:value-type="float" office:value="0" calcext:value-type="float">
            <text:p>0</text:p>
          </table:table-cell>
          <table:table-cell table:style-name="ce318" table:formula="of:=[$Много_кол_бло_огр.$F9]*[$блоки_площади_огражд.G$10]" office:value-type="float" office:value="706.6" calcext:value-type="float">
            <text:p>706,6</text:p>
          </table:table-cell>
          <table:table-cell table:style-name="ce314" table:formula="of:=[$Много_кол_бло_огр.$G9]*[$блоки_площади_огражд.B$11]" office:value-type="float" office:value="214.84" calcext:value-type="float">
            <text:p>214,84</text:p>
          </table:table-cell>
          <table:table-cell table:style-name="ce314" table:formula="of:=[$Много_кол_бло_огр.$G9]*[$блоки_площади_огражд.C$11]" office:value-type="float" office:value="89.12" calcext:value-type="float">
            <text:p>89,12</text:p>
          </table:table-cell>
          <table:table-cell table:style-name="ce314" table:formula="of:=[$Много_кол_бло_огр.$G9]*[$блоки_площади_огражд.D$11]" office:value-type="float" office:value="60.84" calcext:value-type="float">
            <text:p>60,84</text:p>
          </table:table-cell>
          <table:table-cell table:style-name="ce314" table:formula="of:=[$Много_кол_бло_огр.$G9]*[$блоки_площади_огражд.E$11]" office:value-type="float" office:value="5.04" calcext:value-type="float">
            <text:p>5,04</text:p>
          </table:table-cell>
          <table:table-cell table:style-name="ce314" table:formula="of:=[$Много_кол_бло_огр.$G9]*[$блоки_площади_огражд.F$11]" office:value-type="float" office:value="711.6" calcext:value-type="float">
            <text:p>711,60</text:p>
          </table:table-cell>
          <table:table-cell table:style-name="ce314" table:formula="of:=[$Много_кол_бло_огр.$G9]*[$блоки_площади_огражд.G$11]" office:value-type="float" office:value="0" calcext:value-type="float">
            <text:p>0,00</text:p>
          </table:table-cell>
          <table:table-cell table:style-name="ce318" table:formula="of:=[$Много_кол_бло_огр.$G9]*[$блоки_площади_огражд.B$12]" office:value-type="float" office:value="211.08" calcext:value-type="float">
            <text:p>211,08</text:p>
          </table:table-cell>
          <table:table-cell table:style-name="ce318" table:formula="of:=[$Много_кол_бло_огр.$G9]*[$блоки_площади_огражд.C$12]" office:value-type="float" office:value="97.92" calcext:value-type="float">
            <text:p>97,92</text:p>
          </table:table-cell>
          <table:table-cell table:style-name="ce318" table:formula="of:=[$Много_кол_бло_огр.$G9]*[$блоки_площади_огражд.D$12]" office:value-type="float" office:value="60.84" calcext:value-type="float">
            <text:p>60,84</text:p>
          </table:table-cell>
          <table:table-cell table:style-name="ce318" table:formula="of:=[$Много_кол_бло_огр.$G9]*[$блоки_площади_огражд.E$12]" office:value-type="float" office:value="0" calcext:value-type="float">
            <text:p>0</text:p>
          </table:table-cell>
          <table:table-cell table:style-name="ce318" table:formula="of:=[$Много_кол_бло_огр.$G9]*[$блоки_площади_огражд.F$12]" office:value-type="float" office:value="0" calcext:value-type="float">
            <text:p>0</text:p>
          </table:table-cell>
          <table:table-cell table:style-name="ce318" table:formula="of:=[$Много_кол_бло_огр.$G9]*[$блоки_площади_огражд.G$12]" office:value-type="float" office:value="711.6" calcext:value-type="float">
            <text:p>711,6</text:p>
          </table:table-cell>
          <table:table-cell table:style-name="ce314" table:formula="of:=[$Много_кол_бло_огр.$H9]*[$блоки_площади_огражд.B$13]" office:value-type="float" office:value="0" calcext:value-type="float">
            <text:p>0,00</text:p>
          </table:table-cell>
          <table:table-cell table:style-name="ce314" table:formula="of:=[$Много_кол_бло_огр.$H9]*[$блоки_площади_огражд.C$13]" office:value-type="float" office:value="0" calcext:value-type="float">
            <text:p>0,00</text:p>
          </table:table-cell>
          <table:table-cell table:style-name="ce314" table:formula="of:=[$Много_кол_бло_огр.$H9]*[$блоки_площади_огражд.D$13]" office:value-type="float" office:value="0" calcext:value-type="float">
            <text:p>0,00</text:p>
          </table:table-cell>
          <table:table-cell table:style-name="ce314" table:formula="of:=[$Много_кол_бло_огр.$H9]*[$блоки_площади_огражд.E$13]" office:value-type="float" office:value="0" calcext:value-type="float">
            <text:p>0,00</text:p>
          </table:table-cell>
          <table:table-cell table:style-name="ce314" table:formula="of:=[$Много_кол_бло_огр.$H9]*[$блоки_площади_огражд.F$13]" office:value-type="float" office:value="0" calcext:value-type="float">
            <text:p>0,00</text:p>
          </table:table-cell>
          <table:table-cell table:style-name="ce314" table:formula="of:=[$Много_кол_бло_огр.$H9]*[$блоки_площади_огражд.G$13]" office:value-type="float" office:value="0" calcext:value-type="float">
            <text:p>0,00</text:p>
          </table:table-cell>
          <table:table-cell table:style-name="ce318" table:formula="of:=[$Много_кол_бло_огр.$H9]*[$блоки_площади_огражд.B$14]" office:value-type="float" office:value="0" calcext:value-type="float">
            <text:p>0</text:p>
          </table:table-cell>
          <table:table-cell table:style-name="ce318" table:formula="of:=[$Много_кол_бло_огр.$H9]*[$блоки_площади_огражд.C$14]" office:value-type="float" office:value="0" calcext:value-type="float">
            <text:p>0</text:p>
          </table:table-cell>
          <table:table-cell table:style-name="ce318" table:formula="of:=[$Много_кол_бло_огр.$H9]*[$блоки_площади_огражд.D$14]" office:value-type="float" office:value="0" calcext:value-type="float">
            <text:p>0</text:p>
          </table:table-cell>
          <table:table-cell table:style-name="ce318" table:formula="of:=[$Много_кол_бло_огр.$H9]*[$блоки_площади_огражд.E$14]" office:value-type="float" office:value="0" calcext:value-type="float">
            <text:p>0</text:p>
          </table:table-cell>
          <table:table-cell table:style-name="ce318" table:formula="of:=[$Много_кол_бло_огр.$H9]*[$блоки_площади_огражд.F$14]" office:value-type="float" office:value="0" calcext:value-type="float">
            <text:p>0</text:p>
          </table:table-cell>
          <table:table-cell table:style-name="ce318" table:formula="of:=[$Много_кол_бло_огр.$H9]*[$блоки_площади_огражд.G$14]" office:value-type="float" office:value="0" calcext:value-type="float">
            <text:p>0</text:p>
          </table:table-cell>
          <table:table-cell table:style-name="ce320" office:value-type="float" office:value="8" calcext:value-type="float">
            <text:p>8</text:p>
          </table:table-cell>
          <table:table-cell table:style-name="ce314" table:formula="of:=[.C9]+[.I9]*([.$BW9]-1)+[.O9]+[.U9]*([.$BW9]-1)+[.AA9]+[.AG9]*([.$BW9]-1)+[.AM9]+[.AS9]*([.$BW9]-1)+[.AY9]+[.BE9]*([.$BW9]-1)+[.BK9]+[.BQ9]*([.$BW9]-1)" office:value-type="float" office:value="7209.96" calcext:value-type="float">
            <text:p>7209,96</text:p>
          </table:table-cell>
          <table:table-cell table:style-name="ce314" table:formula="of:=[.D9]+[.J9]*([.$BW9]-1)+[.P9]+[.V9]*([.$BW9]-1)+[.AB9]+[.AH9]*([.$BW9]-1)+[.AN9]+[.AT9]*([.$BW9]-1)+[.AZ9]+[.BF9]*([.$BW9]-1)+[.BL9]+[.BR9]*([.$BW9]-1)" office:value-type="float" office:value="3893.76" calcext:value-type="float">
            <text:p>3893,76</text:p>
          </table:table-cell>
          <table:table-cell table:style-name="ce314" table:formula="of:=[.E9]+[.K9]*([.$BW9]-1)+[.Q9]+[.W9]*([.$BW9]-1)+[.AC9]+[.AI9]*([.$BW9]-1)+[.AO9]+[.AU9]*([.$BW9]-1)+[.BA9]+[.BG9]*([.$BW9]-1)+[.BM9]+[.BS9]*([.$BW9]-1)" office:value-type="float" office:value="2539.2" calcext:value-type="float">
            <text:p>2539,20</text:p>
          </table:table-cell>
          <table:table-cell table:style-name="ce314" table:formula="of:=[.F9]+[.L9]*([.$BW9]-1)+[.R9]+[.X9]*([.$BW9]-1)+[.AD9]+[.AJ9]*([.$BW9]-1)+[.AP9]+[.AV9]*([.$BW9]-1)+[.BB9]+[.BH9]*([.$BW9]-1)+[.BN9]+[.BT9]*([.$BW9]-1)" office:value-type="float" office:value="22.68" calcext:value-type="float">
            <text:p>22,68</text:p>
          </table:table-cell>
          <table:table-cell table:style-name="ce314" table:formula="of:=[.G9]+[.M9]+[.S9]+[.Y9]+[.AE9]+[.AK9]+[.AQ9]+[.AW9]+[.BC9]+[.BI9]+[.BO9]+[.BU9]" office:value-type="float" office:value="3184.7" calcext:value-type="float">
            <text:p>3184,70</text:p>
          </table:table-cell>
          <table:table-cell table:style-name="ce314" table:formula="of:=[.H9]+[.N9]+[.T9]+[.Z9]+[.AF9]+[.AL9]+[.AR9]+[.AX9]+[.BD9]+[.BJ9]+[.BP9]+[.BV9]" office:value-type="float" office:value="3184.7" calcext:value-type="float">
            <text:p>3184,70</text:p>
          </table:table-cell>
          <table:table-cell table:style-name="ce324" office:value-type="float" office:value="22" calcext:value-type="float">
            <text:p>22</text:p>
          </table:table-cell>
          <table:table-cell table:style-name="ce324" office:value-type="float" office:value="-34" calcext:value-type="float">
            <text:p>-34</text:p>
          </table:table-cell>
          <table:table-cell table:style-name="ce326" office:value-type="float" office:value="3.85" calcext:value-type="float">
            <text:p>3,85</text:p>
          </table:table-cell>
          <table:table-cell table:style-name="ce326" office:value-type="float" office:value="0.47" calcext:value-type="float">
            <text:p>0,47</text:p>
          </table:table-cell>
          <table:table-cell table:style-name="ce326" office:value-type="float" office:value="0.28" calcext:value-type="float">
            <text:p>0,28</text:p>
          </table:table-cell>
          <table:table-cell table:style-name="ce326" office:value-type="float" office:value="0.47" calcext:value-type="float">
            <text:p>0,47</text:p>
          </table:table-cell>
          <table:table-cell table:number-columns-repeated="2" table:style-name="ce326" office:value-type="float" office:value="1.36" calcext:value-type="float">
            <text:p>1,36</text:p>
          </table:table-cell>
          <table:table-cell table:style-name="ce329" table:formula="of:=[.BX9]*(([.$CD9]-[.$CE9])/[.CF9])" office:value-type="float" office:value="104872.145454545" calcext:value-type="float">
            <text:p>104872,145454545</text:p>
          </table:table-cell>
          <table:table-cell table:style-name="ce329" table:formula="of:=[.BY9]*(([.$CD9]-[.$CE9])/[.CG9])" office:value-type="float" office:value="463937.361702128" calcext:value-type="float">
            <text:p>463937,361702128</text:p>
          </table:table-cell>
          <table:table-cell table:style-name="ce329" table:formula="of:=[.BZ9]*(([.$CD9]-[.$CE9])/[.CH9])" office:value-type="float" office:value="507840" calcext:value-type="float">
            <text:p>507840</text:p>
          </table:table-cell>
          <table:table-cell table:style-name="ce329" table:formula="of:=[.CA9]*(([.$CD9]-[.$CE9])/[.CI9])" office:value-type="float" office:value="2702.29787234043" calcext:value-type="float">
            <text:p>2702,29787234043</text:p>
          </table:table-cell>
          <table:table-cell table:style-name="ce329" table:formula="of:=[.CB9]*(([.$CD9]-[.$CE9])/[.CJ9])" office:value-type="float" office:value="131134.705882353" calcext:value-type="float">
            <text:p>131134,705882353</text:p>
          </table:table-cell>
          <table:table-cell table:style-name="ce329" table:formula="of:=[.CC9]*(([.$CD9]-[.$CE9])/[.CK9])" office:value-type="float" office:value="131134.705882353" calcext:value-type="float">
            <text:p>131134,705882353</text:p>
          </table:table-cell>
          <table:table-cell table:style-name="ce314" table:formula="of:=SUM([.CL9:.CQ9])" office:value-type="float" office:value="1341621.21679372" calcext:value-type="float">
            <text:p>1341621,22</text:p>
          </table:table-cell>
          <table:table-cell table:style-name="ce334" table:number-columns-repeated="2"/>
          <table:table-cell table:style-name="ce334" table:formula="of:=[.CT9]*0.000001" office:value-type="float" office:value="0" calcext:value-type="float">
            <text:p>0</text:p>
          </table:table-cell>
          <table:table-cell table:style-name="ce334"/>
          <table:table-cell table:style-name="ce341" office:value-type="float" office:value="2221270.97" calcext:value-type="float">
            <text:p>2221270,97</text:p>
          </table:table-cell>
          <table:table-cell table:style-name="ce334" table:formula="of:=[.CW9]*0.000001*0.859845" office:value-type="float" office:value="1.90994873719965" calcext:value-type="float">
            <text:p>1,90994873719965</text:p>
          </table:table-cell>
          <table:table-cell table:style-name="ce342" table:formula="of:=[.CX9]*154" office:value-type="float" office:value="294.132105528746" calcext:value-type="float">
            <text:p>294,132105528746</text:p>
          </table:table-cell>
          <table:table-cell table:style-name="ce333"/>
          <table:table-cell table:number-columns-repeated="16280"/>
        </table:table-row>
        <table:table-row table:style-name="ro1">
          <table:covered-table-cell table:style-name="ce303"/>
          <table:table-cell table:style-name="ce310" office:value-type="string" calcext:value-type="string">
            <text:p>2-2</text:p>
          </table:table-cell>
          <table:table-cell table:style-name="ce315" table:formula="of:=[$Много_кол_бло_огр.$C10]*[$блоки_площади_огражд.$B9]" office:value-type="float" office:value="0" calcext:value-type="float">
            <text:p>0,00</text:p>
          </table:table-cell>
          <table:table-cell table:style-name="ce315" table:formula="of:=[$Много_кол_бло_огр.$C10]*[$блоки_площади_огражд.$B9]" office:value-type="float" office:value="0" calcext:value-type="float">
            <text:p>0,00</text:p>
          </table:table-cell>
          <table:table-cell table:style-name="ce315" table:formula="of:=[$Много_кол_бло_огр.$C10]*[$блоки_площади_огражд.$B9]" office:value-type="float" office:value="0" calcext:value-type="float">
            <text:p>0,00</text:p>
          </table:table-cell>
          <table:table-cell table:style-name="ce315" table:formula="of:=[$Много_кол_бло_огр.$C10]*[$блоки_площади_огражд.$B9]" office:value-type="float" office:value="0" calcext:value-type="float">
            <text:p>0,00</text:p>
          </table:table-cell>
          <table:table-cell table:style-name="ce315" table:formula="of:=[$Много_кол_бло_огр.$C10]*[$блоки_площади_огражд.$B9]" office:value-type="float" office:value="0" calcext:value-type="float">
            <text:p>0,00</text:p>
          </table:table-cell>
          <table:table-cell table:style-name="ce315" table:formula="of:=[$Много_кол_бло_огр.$C10]*[$блоки_площади_огражд.$B9]" office:value-type="float" office:value="0" calcext:value-type="float">
            <text:p>0,00</text:p>
          </table:table-cell>
          <table:table-cell table:style-name="ce288" table:formula="of:=[$Много_кол_бло_огр.$D10]*[$блоки_площади_огражд.B$4]" office:value-type="float" office:value="0" calcext:value-type="float">
            <text:p>0</text:p>
          </table:table-cell>
          <table:table-cell table:style-name="ce288" table:formula="of:=[$Много_кол_бло_огр.$D10]*[$блоки_площади_огражд.C$4]" office:value-type="float" office:value="0" calcext:value-type="float">
            <text:p>0</text:p>
          </table:table-cell>
          <table:table-cell table:style-name="ce288" table:formula="of:=[$Много_кол_бло_огр.$D10]*[$блоки_площади_огражд.D$4]" office:value-type="float" office:value="0" calcext:value-type="float">
            <text:p>0</text:p>
          </table:table-cell>
          <table:table-cell table:style-name="ce288" table:formula="of:=[$Много_кол_бло_огр.$D10]*[$блоки_площади_огражд.E$4]" office:value-type="float" office:value="0" calcext:value-type="float">
            <text:p>0</text:p>
          </table:table-cell>
          <table:table-cell table:style-name="ce288" table:formula="of:=[$Много_кол_бло_огр.$D10]*[$блоки_площади_огражд.F$4]" office:value-type="float" office:value="0" calcext:value-type="float">
            <text:p>0</text:p>
          </table:table-cell>
          <table:table-cell table:style-name="ce288" table:formula="of:=[$Много_кол_бло_огр.$D10]*[$блоки_площади_огражд.G$4]" office:value-type="float" office:value="0" calcext:value-type="float">
            <text:p>0</text:p>
          </table:table-cell>
          <table:table-cell table:style-name="ce315" table:formula="of:=[$Много_кол_бло_огр.$D10]*[$блоки_площади_огражд.B$5]" office:value-type="float" office:value="0" calcext:value-type="float">
            <text:p>0,00</text:p>
          </table:table-cell>
          <table:table-cell table:style-name="ce315" table:formula="of:=[$Много_кол_бло_огр.$D10]*[$блоки_площади_огражд.C$5]" office:value-type="float" office:value="0" calcext:value-type="float">
            <text:p>0,00</text:p>
          </table:table-cell>
          <table:table-cell table:style-name="ce315" table:formula="of:=[$Много_кол_бло_огр.$D10]*[$блоки_площади_огражд.D$5]" office:value-type="float" office:value="0" calcext:value-type="float">
            <text:p>0,00</text:p>
          </table:table-cell>
          <table:table-cell table:style-name="ce315" table:formula="of:=[$Много_кол_бло_огр.$D10]*[$блоки_площади_огражд.E$5]" office:value-type="float" office:value="0" calcext:value-type="float">
            <text:p>0,00</text:p>
          </table:table-cell>
          <table:table-cell table:style-name="ce315" table:formula="of:=[$Много_кол_бло_огр.$D10]*[$блоки_площади_огражд.F$5]" office:value-type="float" office:value="0" calcext:value-type="float">
            <text:p>0,00</text:p>
          </table:table-cell>
          <table:table-cell table:style-name="ce315" table:formula="of:=[$Много_кол_бло_огр.$D10]*[$блоки_площади_огражд.G$5]" office:value-type="float" office:value="0" calcext:value-type="float">
            <text:p>0,00</text:p>
          </table:table-cell>
          <table:table-cell table:style-name="ce288" table:formula="of:=[$Много_кол_бло_огр.$D10]*[$блоки_площади_огражд.B$6]" office:value-type="float" office:value="0" calcext:value-type="float">
            <text:p>0</text:p>
          </table:table-cell>
          <table:table-cell table:style-name="ce288" table:formula="of:=[$Много_кол_бло_огр.$D10]*[$блоки_площади_огражд.C$6]" office:value-type="float" office:value="0" calcext:value-type="float">
            <text:p>0</text:p>
          </table:table-cell>
          <table:table-cell table:style-name="ce288" table:formula="of:=[$Много_кол_бло_огр.$D10]*[$блоки_площади_огражд.D$6]" office:value-type="float" office:value="0" calcext:value-type="float">
            <text:p>0</text:p>
          </table:table-cell>
          <table:table-cell table:style-name="ce288" table:formula="of:=[$Много_кол_бло_огр.$D10]*[$блоки_площади_огражд.E$6]" office:value-type="float" office:value="0" calcext:value-type="float">
            <text:p>0</text:p>
          </table:table-cell>
          <table:table-cell table:style-name="ce288" table:formula="of:=[$Много_кол_бло_огр.$D10]*[$блоки_площади_огражд.F$6]" office:value-type="float" office:value="0" calcext:value-type="float">
            <text:p>0</text:p>
          </table:table-cell>
          <table:table-cell table:style-name="ce288" table:formula="of:=[$Много_кол_бло_огр.$D10]*[$блоки_площади_огражд.G$6]" office:value-type="float" office:value="0" calcext:value-type="float">
            <text:p>0</text:p>
          </table:table-cell>
          <table:table-cell table:style-name="ce315" table:formula="of:=[$Много_кол_бло_огр.$E10]*[$блоки_площади_огражд.B$7]" office:value-type="float" office:value="428" calcext:value-type="float">
            <text:p>428,00</text:p>
          </table:table-cell>
          <table:table-cell table:style-name="ce315" table:formula="of:=[$Много_кол_бло_огр.$E10]*[$блоки_площади_огражд.C$7]" office:value-type="float" office:value="268" calcext:value-type="float">
            <text:p>268,00</text:p>
          </table:table-cell>
          <table:table-cell table:style-name="ce315" table:formula="of:=[$Много_кол_бло_огр.$E10]*[$блоки_площади_огражд.D$7]" office:value-type="float" office:value="173.4" calcext:value-type="float">
            <text:p>173,40</text:p>
          </table:table-cell>
          <table:table-cell table:style-name="ce315" table:formula="of:=[$Много_кол_бло_огр.$E10]*[$блоки_площади_огражд.E$7]" office:value-type="float" office:value="12.6" calcext:value-type="float">
            <text:p>12,60</text:p>
          </table:table-cell>
          <table:table-cell table:style-name="ce315" table:formula="of:=[$Много_кол_бло_огр.$E10]*[$блоки_площади_огражд.F$7]" office:value-type="float" office:value="1766.5" calcext:value-type="float">
            <text:p>1766,50</text:p>
          </table:table-cell>
          <table:table-cell table:style-name="ce315" table:formula="of:=[$Много_кол_бло_огр.$E10]*[$блоки_площади_огражд.G$7]" office:value-type="float" office:value="0" calcext:value-type="float">
            <text:p>0,00</text:p>
          </table:table-cell>
          <table:table-cell table:style-name="ce288" table:formula="of:=[$Много_кол_бло_огр.$E10]*[$блоки_площади_огражд.B$8]" office:value-type="float" office:value="428.6" calcext:value-type="float">
            <text:p>428,6</text:p>
          </table:table-cell>
          <table:table-cell table:style-name="ce288" table:formula="of:=[$Много_кол_бло_огр.$E10]*[$блоки_площади_огражд.C$8]" office:value-type="float" office:value="280" calcext:value-type="float">
            <text:p>280</text:p>
          </table:table-cell>
          <table:table-cell table:style-name="ce288" table:formula="of:=[$Много_кол_бло_огр.$E10]*[$блоки_площади_огражд.D$8]" office:value-type="float" office:value="173.4" calcext:value-type="float">
            <text:p>173,4</text:p>
          </table:table-cell>
          <table:table-cell table:style-name="ce288" table:formula="of:=[$Много_кол_бло_огр.$E10]*[$блоки_площади_огражд.E$8]" office:value-type="float" office:value="0" calcext:value-type="float">
            <text:p>0</text:p>
          </table:table-cell>
          <table:table-cell table:style-name="ce288" table:formula="of:=[$Много_кол_бло_огр.$E10]*[$блоки_площади_огражд.F$8]" office:value-type="float" office:value="0" calcext:value-type="float">
            <text:p>0</text:p>
          </table:table-cell>
          <table:table-cell table:style-name="ce288" table:formula="of:=[$Много_кол_бло_огр.$E10]*[$блоки_площади_огражд.G$8]" office:value-type="float" office:value="1766.5" calcext:value-type="float">
            <text:p>1766,5</text:p>
          </table:table-cell>
          <table:table-cell table:style-name="ce315" table:formula="of:=[$Много_кол_бло_огр.$F10]*[$блоки_площади_огражд.B$9]" office:value-type="float" office:value="260.96" calcext:value-type="float">
            <text:p>260,96</text:p>
          </table:table-cell>
          <table:table-cell table:style-name="ce315" table:formula="of:=[$Много_кол_бло_огр.$F10]*[$блоки_площади_огражд.C$9]" office:value-type="float" office:value="107.2" calcext:value-type="float">
            <text:p>107,20</text:p>
          </table:table-cell>
          <table:table-cell table:style-name="ce315" table:formula="of:=[$Много_кол_бло_огр.$F10]*[$блоки_площади_огражд.D$9]" office:value-type="float" office:value="83.16" calcext:value-type="float">
            <text:p>83,16</text:p>
          </table:table-cell>
          <table:table-cell table:style-name="ce315" table:formula="of:=[$Много_кол_бло_огр.$F10]*[$блоки_площади_огражд.E$9]" office:value-type="float" office:value="5.04" calcext:value-type="float">
            <text:p>5,04</text:p>
          </table:table-cell>
          <table:table-cell table:style-name="ce315" table:formula="of:=[$Много_кол_бло_огр.$F10]*[$блоки_площади_огражд.F$9]" office:value-type="float" office:value="706.6" calcext:value-type="float">
            <text:p>706,60</text:p>
          </table:table-cell>
          <table:table-cell table:style-name="ce315" table:formula="of:=[$Много_кол_бло_огр.$F10]*[$блоки_площади_огражд.G$9]" office:value-type="float" office:value="0" calcext:value-type="float">
            <text:p>0,00</text:p>
          </table:table-cell>
          <table:table-cell table:style-name="ce288" table:formula="of:=[$Много_кол_бло_огр.$F10]*[$блоки_площади_огражд.B$10]" office:value-type="float" office:value="261.2" calcext:value-type="float">
            <text:p>261,2</text:p>
          </table:table-cell>
          <table:table-cell table:style-name="ce288" table:formula="of:=[$Много_кол_бло_огр.$F10]*[$блоки_площади_огражд.C$10]" office:value-type="float" office:value="112" calcext:value-type="float">
            <text:p>112</text:p>
          </table:table-cell>
          <table:table-cell table:style-name="ce288" table:formula="of:=[$Много_кол_бло_огр.$F10]*[$блоки_площади_огражд.D$10]" office:value-type="float" office:value="83.16" calcext:value-type="float">
            <text:p>83,16</text:p>
          </table:table-cell>
          <table:table-cell table:style-name="ce288" table:formula="of:=[$Много_кол_бло_огр.$F10]*[$блоки_площади_огражд.E$10]" office:value-type="float" office:value="0" calcext:value-type="float">
            <text:p>0</text:p>
          </table:table-cell>
          <table:table-cell table:style-name="ce288" table:formula="of:=[$Много_кол_бло_огр.$F10]*[$блоки_площади_огражд.F$10]" office:value-type="float" office:value="0" calcext:value-type="float">
            <text:p>0</text:p>
          </table:table-cell>
          <table:table-cell table:style-name="ce288" table:formula="of:=[$Много_кол_бло_огр.$F10]*[$блоки_площади_огражд.G$10]" office:value-type="float" office:value="706.6" calcext:value-type="float">
            <text:p>706,6</text:p>
          </table:table-cell>
          <table:table-cell table:style-name="ce315" table:formula="of:=[$Много_кол_бло_огр.$G10]*[$блоки_площади_огражд.B$11]" office:value-type="float" office:value="214.84" calcext:value-type="float">
            <text:p>214,84</text:p>
          </table:table-cell>
          <table:table-cell table:style-name="ce315" table:formula="of:=[$Много_кол_бло_огр.$G10]*[$блоки_площади_огражд.C$11]" office:value-type="float" office:value="89.12" calcext:value-type="float">
            <text:p>89,12</text:p>
          </table:table-cell>
          <table:table-cell table:style-name="ce315" table:formula="of:=[$Много_кол_бло_огр.$G10]*[$блоки_площади_огражд.D$11]" office:value-type="float" office:value="60.84" calcext:value-type="float">
            <text:p>60,84</text:p>
          </table:table-cell>
          <table:table-cell table:style-name="ce315" table:formula="of:=[$Много_кол_бло_огр.$G10]*[$блоки_площади_огражд.E$11]" office:value-type="float" office:value="5.04" calcext:value-type="float">
            <text:p>5,04</text:p>
          </table:table-cell>
          <table:table-cell table:style-name="ce315" table:formula="of:=[$Много_кол_бло_огр.$G10]*[$блоки_площади_огражд.F$11]" office:value-type="float" office:value="711.6" calcext:value-type="float">
            <text:p>711,60</text:p>
          </table:table-cell>
          <table:table-cell table:style-name="ce315" table:formula="of:=[$Много_кол_бло_огр.$G10]*[$блоки_площади_огражд.G$11]" office:value-type="float" office:value="0" calcext:value-type="float">
            <text:p>0,00</text:p>
          </table:table-cell>
          <table:table-cell table:style-name="ce288" table:formula="of:=[$Много_кол_бло_огр.$G10]*[$блоки_площади_огражд.B$12]" office:value-type="float" office:value="211.08" calcext:value-type="float">
            <text:p>211,08</text:p>
          </table:table-cell>
          <table:table-cell table:style-name="ce288" table:formula="of:=[$Много_кол_бло_огр.$G10]*[$блоки_площади_огражд.C$12]" office:value-type="float" office:value="97.92" calcext:value-type="float">
            <text:p>97,92</text:p>
          </table:table-cell>
          <table:table-cell table:style-name="ce288" table:formula="of:=[$Много_кол_бло_огр.$G10]*[$блоки_площади_огражд.D$12]" office:value-type="float" office:value="60.84" calcext:value-type="float">
            <text:p>60,84</text:p>
          </table:table-cell>
          <table:table-cell table:style-name="ce288" table:formula="of:=[$Много_кол_бло_огр.$G10]*[$блоки_площади_огражд.E$12]" office:value-type="float" office:value="0" calcext:value-type="float">
            <text:p>0</text:p>
          </table:table-cell>
          <table:table-cell table:style-name="ce288" table:formula="of:=[$Много_кол_бло_огр.$G10]*[$блоки_площади_огражд.F$12]" office:value-type="float" office:value="0" calcext:value-type="float">
            <text:p>0</text:p>
          </table:table-cell>
          <table:table-cell table:style-name="ce288" table:formula="of:=[$Много_кол_бло_огр.$G10]*[$блоки_площади_огражд.G$12]" office:value-type="float" office:value="711.6" calcext:value-type="float">
            <text:p>711,6</text:p>
          </table:table-cell>
          <table:table-cell table:style-name="ce315" table:formula="of:=[$Много_кол_бло_огр.$H10]*[$блоки_площади_огражд.B$13]" office:value-type="float" office:value="0" calcext:value-type="float">
            <text:p>0,00</text:p>
          </table:table-cell>
          <table:table-cell table:style-name="ce315" table:formula="of:=[$Много_кол_бло_огр.$H10]*[$блоки_площади_огражд.C$13]" office:value-type="float" office:value="0" calcext:value-type="float">
            <text:p>0,00</text:p>
          </table:table-cell>
          <table:table-cell table:style-name="ce315" table:formula="of:=[$Много_кол_бло_огр.$H10]*[$блоки_площади_огражд.D$13]" office:value-type="float" office:value="0" calcext:value-type="float">
            <text:p>0,00</text:p>
          </table:table-cell>
          <table:table-cell table:style-name="ce315" table:formula="of:=[$Много_кол_бло_огр.$H10]*[$блоки_площади_огражд.E$13]" office:value-type="float" office:value="0" calcext:value-type="float">
            <text:p>0,00</text:p>
          </table:table-cell>
          <table:table-cell table:style-name="ce315" table:formula="of:=[$Много_кол_бло_огр.$H10]*[$блоки_площади_огражд.F$13]" office:value-type="float" office:value="0" calcext:value-type="float">
            <text:p>0,00</text:p>
          </table:table-cell>
          <table:table-cell table:style-name="ce315" table:formula="of:=[$Много_кол_бло_огр.$H10]*[$блоки_площади_огражд.G$13]" office:value-type="float" office:value="0" calcext:value-type="float">
            <text:p>0,00</text:p>
          </table:table-cell>
          <table:table-cell table:style-name="ce288" table:formula="of:=[$Много_кол_бло_огр.$H10]*[$блоки_площади_огражд.B$14]" office:value-type="float" office:value="0" calcext:value-type="float">
            <text:p>0</text:p>
          </table:table-cell>
          <table:table-cell table:style-name="ce288" table:formula="of:=[$Много_кол_бло_огр.$H10]*[$блоки_площади_огражд.C$14]" office:value-type="float" office:value="0" calcext:value-type="float">
            <text:p>0</text:p>
          </table:table-cell>
          <table:table-cell table:style-name="ce288" table:formula="of:=[$Много_кол_бло_огр.$H10]*[$блоки_площади_огражд.D$14]" office:value-type="float" office:value="0" calcext:value-type="float">
            <text:p>0</text:p>
          </table:table-cell>
          <table:table-cell table:style-name="ce288" table:formula="of:=[$Много_кол_бло_огр.$H10]*[$блоки_площади_огражд.E$14]" office:value-type="float" office:value="0" calcext:value-type="float">
            <text:p>0</text:p>
          </table:table-cell>
          <table:table-cell table:style-name="ce288" table:formula="of:=[$Много_кол_бло_огр.$H10]*[$блоки_площади_огражд.F$14]" office:value-type="float" office:value="0" calcext:value-type="float">
            <text:p>0</text:p>
          </table:table-cell>
          <table:table-cell table:style-name="ce288" table:formula="of:=[$Много_кол_бло_огр.$H10]*[$блоки_площади_огражд.G$14]" office:value-type="float" office:value="0" calcext:value-type="float">
            <text:p>0</text:p>
          </table:table-cell>
          <table:table-cell table:style-name="ce282" office:value-type="float" office:value="8" calcext:value-type="float">
            <text:p>8</text:p>
          </table:table-cell>
          <table:table-cell table:style-name="ce315" table:formula="of:=[.C10]+[.I10]*([.$BW10]-1)+[.O10]+[.U10]*([.$BW10]-1)+[.AA10]+[.AG10]*([.$BW10]-1)+[.AM10]+[.AS10]*([.$BW10]-1)+[.AY10]+[.BE10]*([.$BW10]-1)+[.BK10]+[.BQ10]*([.$BW10]-1)" office:value-type="float" office:value="7209.96" calcext:value-type="float">
            <text:p>7209,96</text:p>
          </table:table-cell>
          <table:table-cell table:style-name="ce315" table:formula="of:=[.D10]+[.J10]*([.$BW10]-1)+[.P10]+[.V10]*([.$BW10]-1)+[.AB10]+[.AH10]*([.$BW10]-1)+[.AN10]+[.AT10]*([.$BW10]-1)+[.AZ10]+[.BF10]*([.$BW10]-1)+[.BL10]+[.BR10]*([.$BW10]-1)" office:value-type="float" office:value="3893.76" calcext:value-type="float">
            <text:p>3893,76</text:p>
          </table:table-cell>
          <table:table-cell table:style-name="ce315" table:formula="of:=[.E10]+[.K10]*([.$BW10]-1)+[.Q10]+[.W10]*([.$BW10]-1)+[.AC10]+[.AI10]*([.$BW10]-1)+[.AO10]+[.AU10]*([.$BW10]-1)+[.BA10]+[.BG10]*([.$BW10]-1)+[.BM10]+[.BS10]*([.$BW10]-1)" office:value-type="float" office:value="2539.2" calcext:value-type="float">
            <text:p>2539,20</text:p>
          </table:table-cell>
          <table:table-cell table:style-name="ce315" table:formula="of:=[.F10]+[.L10]*([.$BW10]-1)+[.R10]+[.X10]*([.$BW10]-1)+[.AD10]+[.AJ10]*([.$BW10]-1)+[.AP10]+[.AV10]*([.$BW10]-1)+[.BB10]+[.BH10]*([.$BW10]-1)+[.BN10]+[.BT10]*([.$BW10]-1)" office:value-type="float" office:value="22.68" calcext:value-type="float">
            <text:p>22,68</text:p>
          </table:table-cell>
          <table:table-cell table:style-name="ce315" table:formula="of:=[.G10]+[.M10]+[.S10]+[.Y10]+[.AE10]+[.AK10]+[.AQ10]+[.AW10]+[.BC10]+[.BI10]+[.BO10]+[.BU10]" office:value-type="float" office:value="3184.7" calcext:value-type="float">
            <text:p>3184,70</text:p>
          </table:table-cell>
          <table:table-cell table:style-name="ce315" table:formula="of:=[.H10]+[.N10]+[.T10]+[.Z10]+[.AF10]+[.AL10]+[.AR10]+[.AX10]+[.BD10]+[.BJ10]+[.BP10]+[.BV10]" office:value-type="float" office:value="3184.7" calcext:value-type="float">
            <text:p>3184,70</text:p>
          </table:table-cell>
          <table:table-cell table:style-name="ce322" office:value-type="float" office:value="22" calcext:value-type="float">
            <text:p>22</text:p>
          </table:table-cell>
          <table:table-cell table:style-name="ce322" office:value-type="float" office:value="-34" calcext:value-type="float">
            <text:p>-34</text:p>
          </table:table-cell>
          <table:table-cell table:style-name="ce327" office:value-type="float" office:value="3.85" calcext:value-type="float">
            <text:p>3,85</text:p>
          </table:table-cell>
          <table:table-cell table:style-name="ce327" office:value-type="float" office:value="0.47" calcext:value-type="float">
            <text:p>0,47</text:p>
          </table:table-cell>
          <table:table-cell table:style-name="ce327" office:value-type="float" office:value="0.28" calcext:value-type="float">
            <text:p>0,28</text:p>
          </table:table-cell>
          <table:table-cell table:style-name="ce327" office:value-type="float" office:value="0.47" calcext:value-type="float">
            <text:p>0,47</text:p>
          </table:table-cell>
          <table:table-cell table:number-columns-repeated="2" table:style-name="ce327" office:value-type="float" office:value="1.36" calcext:value-type="float">
            <text:p>1,36</text:p>
          </table:table-cell>
          <table:table-cell table:style-name="ce291" table:formula="of:=[.BX10]*(([.$CD10]-[.$CE10])/[.CF10])" office:value-type="float" office:value="104872.145454545" calcext:value-type="float">
            <text:p>104872,145454545</text:p>
          </table:table-cell>
          <table:table-cell table:style-name="ce291" table:formula="of:=[.BY10]*(([.$CD10]-[.$CE10])/[.CG10])" office:value-type="float" office:value="463937.361702128" calcext:value-type="float">
            <text:p>463937,361702128</text:p>
          </table:table-cell>
          <table:table-cell table:style-name="ce291" table:formula="of:=[.BZ10]*(([.$CD10]-[.$CE10])/[.CH10])" office:value-type="float" office:value="507840" calcext:value-type="float">
            <text:p>507840</text:p>
          </table:table-cell>
          <table:table-cell table:style-name="ce291" table:formula="of:=[.CA10]*(([.$CD10]-[.$CE10])/[.CI10])" office:value-type="float" office:value="2702.29787234043" calcext:value-type="float">
            <text:p>2702,29787234043</text:p>
          </table:table-cell>
          <table:table-cell table:style-name="ce291" table:formula="of:=[.CB10]*(([.$CD10]-[.$CE10])/[.CJ10])" office:value-type="float" office:value="131134.705882353" calcext:value-type="float">
            <text:p>131134,705882353</text:p>
          </table:table-cell>
          <table:table-cell table:style-name="ce291" table:formula="of:=[.CC10]*(([.$CD10]-[.$CE10])/[.CK10])" office:value-type="float" office:value="131134.705882353" calcext:value-type="float">
            <text:p>131134,705882353</text:p>
          </table:table-cell>
          <table:table-cell table:style-name="ce315" table:formula="of:=SUM([.CL10:.CQ10])" office:value-type="float" office:value="1341621.21679372" calcext:value-type="float">
            <text:p>1341621,22</text:p>
          </table:table-cell>
          <table:table-cell table:style-name="ce333" table:number-columns-repeated="2"/>
          <table:table-cell table:style-name="ce333" table:formula="of:=[.CT10]*0.000001" office:value-type="float" office:value="0" calcext:value-type="float">
            <text:p>0</text:p>
          </table:table-cell>
          <table:table-cell table:style-name="ce333"/>
          <table:table-cell table:style-name="ce339" office:value-type="float" office:value="2221270.97" calcext:value-type="float">
            <text:p>2221270,97</text:p>
          </table:table-cell>
          <table:table-cell table:style-name="ce333" table:formula="of:=[.CW10]*0.000001*0.859845" office:value-type="float" office:value="1.90994873719965" calcext:value-type="float">
            <text:p>1,90994873719965</text:p>
          </table:table-cell>
          <table:table-cell table:style-name="ce343" table:formula="of:=[.CX10]*154" office:value-type="float" office:value="294.132105528746" calcext:value-type="float">
            <text:p>294,132105528746</text:p>
          </table:table-cell>
          <table:table-cell table:style-name="ce333"/>
          <table:table-cell table:number-columns-repeated="16280"/>
        </table:table-row>
        <table:table-row table:style-name="ro1">
          <table:covered-table-cell table:style-name="ce304"/>
          <table:table-cell table:style-name="ce311" office:value-type="string" calcext:value-type="string">
            <text:p>2-3</text:p>
          </table:table-cell>
          <table:table-cell table:style-name="ce316" table:formula="of:=[$Много_кол_бло_огр.$C11]*[$блоки_площади_огражд.$B10]" office:value-type="float" office:value="0" calcext:value-type="float">
            <text:p>0,00</text:p>
          </table:table-cell>
          <table:table-cell table:style-name="ce316" table:formula="of:=[$Много_кол_бло_огр.$C11]*[$блоки_площади_огражд.$B10]" office:value-type="float" office:value="0" calcext:value-type="float">
            <text:p>0,00</text:p>
          </table:table-cell>
          <table:table-cell table:style-name="ce316" table:formula="of:=[$Много_кол_бло_огр.$C11]*[$блоки_площади_огражд.$B10]" office:value-type="float" office:value="0" calcext:value-type="float">
            <text:p>0,00</text:p>
          </table:table-cell>
          <table:table-cell table:style-name="ce316" table:formula="of:=[$Много_кол_бло_огр.$C11]*[$блоки_площади_огражд.$B10]" office:value-type="float" office:value="0" calcext:value-type="float">
            <text:p>0,00</text:p>
          </table:table-cell>
          <table:table-cell table:style-name="ce316" table:formula="of:=[$Много_кол_бло_огр.$C11]*[$блоки_площади_огражд.$B10]" office:value-type="float" office:value="0" calcext:value-type="float">
            <text:p>0,00</text:p>
          </table:table-cell>
          <table:table-cell table:style-name="ce316" table:formula="of:=[$Много_кол_бло_огр.$C11]*[$блоки_площади_огражд.$B10]" office:value-type="float" office:value="0" calcext:value-type="float">
            <text:p>0,00</text:p>
          </table:table-cell>
          <table:table-cell table:style-name="ce319" table:formula="of:=[$Много_кол_бло_огр.$D11]*[$блоки_площади_огражд.B$4]" office:value-type="float" office:value="0" calcext:value-type="float">
            <text:p>0</text:p>
          </table:table-cell>
          <table:table-cell table:style-name="ce319" table:formula="of:=[$Много_кол_бло_огр.$D11]*[$блоки_площади_огражд.C$4]" office:value-type="float" office:value="0" calcext:value-type="float">
            <text:p>0</text:p>
          </table:table-cell>
          <table:table-cell table:style-name="ce319" table:formula="of:=[$Много_кол_бло_огр.$D11]*[$блоки_площади_огражд.D$4]" office:value-type="float" office:value="0" calcext:value-type="float">
            <text:p>0</text:p>
          </table:table-cell>
          <table:table-cell table:style-name="ce319" table:formula="of:=[$Много_кол_бло_огр.$D11]*[$блоки_площади_огражд.E$4]" office:value-type="float" office:value="0" calcext:value-type="float">
            <text:p>0</text:p>
          </table:table-cell>
          <table:table-cell table:style-name="ce319" table:formula="of:=[$Много_кол_бло_огр.$D11]*[$блоки_площади_огражд.F$4]" office:value-type="float" office:value="0" calcext:value-type="float">
            <text:p>0</text:p>
          </table:table-cell>
          <table:table-cell table:style-name="ce319" table:formula="of:=[$Много_кол_бло_огр.$D11]*[$блоки_площади_огражд.G$4]" office:value-type="float" office:value="0" calcext:value-type="float">
            <text:p>0</text:p>
          </table:table-cell>
          <table:table-cell table:style-name="ce316" table:formula="of:=[$Много_кол_бло_огр.$D11]*[$блоки_площади_огражд.B$5]" office:value-type="float" office:value="0" calcext:value-type="float">
            <text:p>0,00</text:p>
          </table:table-cell>
          <table:table-cell table:style-name="ce316" table:formula="of:=[$Много_кол_бло_огр.$D11]*[$блоки_площади_огражд.C$5]" office:value-type="float" office:value="0" calcext:value-type="float">
            <text:p>0,00</text:p>
          </table:table-cell>
          <table:table-cell table:style-name="ce316" table:formula="of:=[$Много_кол_бло_огр.$D11]*[$блоки_площади_огражд.D$5]" office:value-type="float" office:value="0" calcext:value-type="float">
            <text:p>0,00</text:p>
          </table:table-cell>
          <table:table-cell table:style-name="ce316" table:formula="of:=[$Много_кол_бло_огр.$D11]*[$блоки_площади_огражд.E$5]" office:value-type="float" office:value="0" calcext:value-type="float">
            <text:p>0,00</text:p>
          </table:table-cell>
          <table:table-cell table:style-name="ce316" table:formula="of:=[$Много_кол_бло_огр.$D11]*[$блоки_площади_огражд.F$5]" office:value-type="float" office:value="0" calcext:value-type="float">
            <text:p>0,00</text:p>
          </table:table-cell>
          <table:table-cell table:style-name="ce316" table:formula="of:=[$Много_кол_бло_огр.$D11]*[$блоки_площади_огражд.G$5]" office:value-type="float" office:value="0" calcext:value-type="float">
            <text:p>0,00</text:p>
          </table:table-cell>
          <table:table-cell table:style-name="ce319" table:formula="of:=[$Много_кол_бло_огр.$D11]*[$блоки_площади_огражд.B$6]" office:value-type="float" office:value="0" calcext:value-type="float">
            <text:p>0</text:p>
          </table:table-cell>
          <table:table-cell table:style-name="ce319" table:formula="of:=[$Много_кол_бло_огр.$D11]*[$блоки_площади_огражд.C$6]" office:value-type="float" office:value="0" calcext:value-type="float">
            <text:p>0</text:p>
          </table:table-cell>
          <table:table-cell table:style-name="ce319" table:formula="of:=[$Много_кол_бло_огр.$D11]*[$блоки_площади_огражд.D$6]" office:value-type="float" office:value="0" calcext:value-type="float">
            <text:p>0</text:p>
          </table:table-cell>
          <table:table-cell table:style-name="ce319" table:formula="of:=[$Много_кол_бло_огр.$D11]*[$блоки_площади_огражд.E$6]" office:value-type="float" office:value="0" calcext:value-type="float">
            <text:p>0</text:p>
          </table:table-cell>
          <table:table-cell table:style-name="ce319" table:formula="of:=[$Много_кол_бло_огр.$D11]*[$блоки_площади_огражд.F$6]" office:value-type="float" office:value="0" calcext:value-type="float">
            <text:p>0</text:p>
          </table:table-cell>
          <table:table-cell table:style-name="ce319" table:formula="of:=[$Много_кол_бло_огр.$D11]*[$блоки_площади_огражд.G$6]" office:value-type="float" office:value="0" calcext:value-type="float">
            <text:p>0</text:p>
          </table:table-cell>
          <table:table-cell table:style-name="ce316" table:formula="of:=[$Много_кол_бло_огр.$E11]*[$блоки_площади_огражд.B$7]" office:value-type="float" office:value="428" calcext:value-type="float">
            <text:p>428,00</text:p>
          </table:table-cell>
          <table:table-cell table:style-name="ce316" table:formula="of:=[$Много_кол_бло_огр.$E11]*[$блоки_площади_огражд.C$7]" office:value-type="float" office:value="268" calcext:value-type="float">
            <text:p>268,00</text:p>
          </table:table-cell>
          <table:table-cell table:style-name="ce316" table:formula="of:=[$Много_кол_бло_огр.$E11]*[$блоки_площади_огражд.D$7]" office:value-type="float" office:value="173.4" calcext:value-type="float">
            <text:p>173,40</text:p>
          </table:table-cell>
          <table:table-cell table:style-name="ce316" table:formula="of:=[$Много_кол_бло_огр.$E11]*[$блоки_площади_огражд.E$7]" office:value-type="float" office:value="12.6" calcext:value-type="float">
            <text:p>12,60</text:p>
          </table:table-cell>
          <table:table-cell table:style-name="ce316" table:formula="of:=[$Много_кол_бло_огр.$E11]*[$блоки_площади_огражд.F$7]" office:value-type="float" office:value="1766.5" calcext:value-type="float">
            <text:p>1766,50</text:p>
          </table:table-cell>
          <table:table-cell table:style-name="ce316" table:formula="of:=[$Много_кол_бло_огр.$E11]*[$блоки_площади_огражд.G$7]" office:value-type="float" office:value="0" calcext:value-type="float">
            <text:p>0,00</text:p>
          </table:table-cell>
          <table:table-cell table:style-name="ce319" table:formula="of:=[$Много_кол_бло_огр.$E11]*[$блоки_площади_огражд.B$8]" office:value-type="float" office:value="428.6" calcext:value-type="float">
            <text:p>428,6</text:p>
          </table:table-cell>
          <table:table-cell table:style-name="ce319" table:formula="of:=[$Много_кол_бло_огр.$E11]*[$блоки_площади_огражд.C$8]" office:value-type="float" office:value="280" calcext:value-type="float">
            <text:p>280</text:p>
          </table:table-cell>
          <table:table-cell table:style-name="ce319" table:formula="of:=[$Много_кол_бло_огр.$E11]*[$блоки_площади_огражд.D$8]" office:value-type="float" office:value="173.4" calcext:value-type="float">
            <text:p>173,4</text:p>
          </table:table-cell>
          <table:table-cell table:style-name="ce319" table:formula="of:=[$Много_кол_бло_огр.$E11]*[$блоки_площади_огражд.E$8]" office:value-type="float" office:value="0" calcext:value-type="float">
            <text:p>0</text:p>
          </table:table-cell>
          <table:table-cell table:style-name="ce319" table:formula="of:=[$Много_кол_бло_огр.$E11]*[$блоки_площади_огражд.F$8]" office:value-type="float" office:value="0" calcext:value-type="float">
            <text:p>0</text:p>
          </table:table-cell>
          <table:table-cell table:style-name="ce319" table:formula="of:=[$Много_кол_бло_огр.$E11]*[$блоки_площади_огражд.G$8]" office:value-type="float" office:value="1766.5" calcext:value-type="float">
            <text:p>1766,5</text:p>
          </table:table-cell>
          <table:table-cell table:style-name="ce316" table:formula="of:=[$Много_кол_бло_огр.$F11]*[$блоки_площади_огражд.B$9]" office:value-type="float" office:value="260.96" calcext:value-type="float">
            <text:p>260,96</text:p>
          </table:table-cell>
          <table:table-cell table:style-name="ce316" table:formula="of:=[$Много_кол_бло_огр.$F11]*[$блоки_площади_огражд.C$9]" office:value-type="float" office:value="107.2" calcext:value-type="float">
            <text:p>107,20</text:p>
          </table:table-cell>
          <table:table-cell table:style-name="ce316" table:formula="of:=[$Много_кол_бло_огр.$F11]*[$блоки_площади_огражд.D$9]" office:value-type="float" office:value="83.16" calcext:value-type="float">
            <text:p>83,16</text:p>
          </table:table-cell>
          <table:table-cell table:style-name="ce316" table:formula="of:=[$Много_кол_бло_огр.$F11]*[$блоки_площади_огражд.E$9]" office:value-type="float" office:value="5.04" calcext:value-type="float">
            <text:p>5,04</text:p>
          </table:table-cell>
          <table:table-cell table:style-name="ce316" table:formula="of:=[$Много_кол_бло_огр.$F11]*[$блоки_площади_огражд.F$9]" office:value-type="float" office:value="706.6" calcext:value-type="float">
            <text:p>706,60</text:p>
          </table:table-cell>
          <table:table-cell table:style-name="ce316" table:formula="of:=[$Много_кол_бло_огр.$F11]*[$блоки_площади_огражд.G$9]" office:value-type="float" office:value="0" calcext:value-type="float">
            <text:p>0,00</text:p>
          </table:table-cell>
          <table:table-cell table:style-name="ce319" table:formula="of:=[$Много_кол_бло_огр.$F11]*[$блоки_площади_огражд.B$10]" office:value-type="float" office:value="261.2" calcext:value-type="float">
            <text:p>261,2</text:p>
          </table:table-cell>
          <table:table-cell table:style-name="ce319" table:formula="of:=[$Много_кол_бло_огр.$F11]*[$блоки_площади_огражд.C$10]" office:value-type="float" office:value="112" calcext:value-type="float">
            <text:p>112</text:p>
          </table:table-cell>
          <table:table-cell table:style-name="ce319" table:formula="of:=[$Много_кол_бло_огр.$F11]*[$блоки_площади_огражд.D$10]" office:value-type="float" office:value="83.16" calcext:value-type="float">
            <text:p>83,16</text:p>
          </table:table-cell>
          <table:table-cell table:style-name="ce319" table:formula="of:=[$Много_кол_бло_огр.$F11]*[$блоки_площади_огражд.E$10]" office:value-type="float" office:value="0" calcext:value-type="float">
            <text:p>0</text:p>
          </table:table-cell>
          <table:table-cell table:style-name="ce319" table:formula="of:=[$Много_кол_бло_огр.$F11]*[$блоки_площади_огражд.F$10]" office:value-type="float" office:value="0" calcext:value-type="float">
            <text:p>0</text:p>
          </table:table-cell>
          <table:table-cell table:style-name="ce319" table:formula="of:=[$Много_кол_бло_огр.$F11]*[$блоки_площади_огражд.G$10]" office:value-type="float" office:value="706.6" calcext:value-type="float">
            <text:p>706,6</text:p>
          </table:table-cell>
          <table:table-cell table:style-name="ce316" table:formula="of:=[$Много_кол_бло_огр.$G11]*[$блоки_площади_огражд.B$11]" office:value-type="float" office:value="214.84" calcext:value-type="float">
            <text:p>214,84</text:p>
          </table:table-cell>
          <table:table-cell table:style-name="ce316" table:formula="of:=[$Много_кол_бло_огр.$G11]*[$блоки_площади_огражд.C$11]" office:value-type="float" office:value="89.12" calcext:value-type="float">
            <text:p>89,12</text:p>
          </table:table-cell>
          <table:table-cell table:style-name="ce316" table:formula="of:=[$Много_кол_бло_огр.$G11]*[$блоки_площади_огражд.D$11]" office:value-type="float" office:value="60.84" calcext:value-type="float">
            <text:p>60,84</text:p>
          </table:table-cell>
          <table:table-cell table:style-name="ce316" table:formula="of:=[$Много_кол_бло_огр.$G11]*[$блоки_площади_огражд.E$11]" office:value-type="float" office:value="5.04" calcext:value-type="float">
            <text:p>5,04</text:p>
          </table:table-cell>
          <table:table-cell table:style-name="ce316" table:formula="of:=[$Много_кол_бло_огр.$G11]*[$блоки_площади_огражд.F$11]" office:value-type="float" office:value="711.6" calcext:value-type="float">
            <text:p>711,60</text:p>
          </table:table-cell>
          <table:table-cell table:style-name="ce316" table:formula="of:=[$Много_кол_бло_огр.$G11]*[$блоки_площади_огражд.G$11]" office:value-type="float" office:value="0" calcext:value-type="float">
            <text:p>0,00</text:p>
          </table:table-cell>
          <table:table-cell table:style-name="ce319" table:formula="of:=[$Много_кол_бло_огр.$G11]*[$блоки_площади_огражд.B$12]" office:value-type="float" office:value="211.08" calcext:value-type="float">
            <text:p>211,08</text:p>
          </table:table-cell>
          <table:table-cell table:style-name="ce319" table:formula="of:=[$Много_кол_бло_огр.$G11]*[$блоки_площади_огражд.C$12]" office:value-type="float" office:value="97.92" calcext:value-type="float">
            <text:p>97,92</text:p>
          </table:table-cell>
          <table:table-cell table:style-name="ce319" table:formula="of:=[$Много_кол_бло_огр.$G11]*[$блоки_площади_огражд.D$12]" office:value-type="float" office:value="60.84" calcext:value-type="float">
            <text:p>60,84</text:p>
          </table:table-cell>
          <table:table-cell table:style-name="ce319" table:formula="of:=[$Много_кол_бло_огр.$G11]*[$блоки_площади_огражд.E$12]" office:value-type="float" office:value="0" calcext:value-type="float">
            <text:p>0</text:p>
          </table:table-cell>
          <table:table-cell table:style-name="ce319" table:formula="of:=[$Много_кол_бло_огр.$G11]*[$блоки_площади_огражд.F$12]" office:value-type="float" office:value="0" calcext:value-type="float">
            <text:p>0</text:p>
          </table:table-cell>
          <table:table-cell table:style-name="ce319" table:formula="of:=[$Много_кол_бло_огр.$G11]*[$блоки_площади_огражд.G$12]" office:value-type="float" office:value="711.6" calcext:value-type="float">
            <text:p>711,6</text:p>
          </table:table-cell>
          <table:table-cell table:style-name="ce316" table:formula="of:=[$Много_кол_бло_огр.$H11]*[$блоки_площади_огражд.B$13]" office:value-type="float" office:value="0" calcext:value-type="float">
            <text:p>0,00</text:p>
          </table:table-cell>
          <table:table-cell table:style-name="ce316" table:formula="of:=[$Много_кол_бло_огр.$H11]*[$блоки_площади_огражд.C$13]" office:value-type="float" office:value="0" calcext:value-type="float">
            <text:p>0,00</text:p>
          </table:table-cell>
          <table:table-cell table:style-name="ce316" table:formula="of:=[$Много_кол_бло_огр.$H11]*[$блоки_площади_огражд.D$13]" office:value-type="float" office:value="0" calcext:value-type="float">
            <text:p>0,00</text:p>
          </table:table-cell>
          <table:table-cell table:style-name="ce316" table:formula="of:=[$Много_кол_бло_огр.$H11]*[$блоки_площади_огражд.E$13]" office:value-type="float" office:value="0" calcext:value-type="float">
            <text:p>0,00</text:p>
          </table:table-cell>
          <table:table-cell table:style-name="ce316" table:formula="of:=[$Много_кол_бло_огр.$H11]*[$блоки_площади_огражд.F$13]" office:value-type="float" office:value="0" calcext:value-type="float">
            <text:p>0,00</text:p>
          </table:table-cell>
          <table:table-cell table:style-name="ce316" table:formula="of:=[$Много_кол_бло_огр.$H11]*[$блоки_площади_огражд.G$13]" office:value-type="float" office:value="0" calcext:value-type="float">
            <text:p>0,00</text:p>
          </table:table-cell>
          <table:table-cell table:style-name="ce319" table:formula="of:=[$Много_кол_бло_огр.$H11]*[$блоки_площади_огражд.B$14]" office:value-type="float" office:value="0" calcext:value-type="float">
            <text:p>0</text:p>
          </table:table-cell>
          <table:table-cell table:style-name="ce319" table:formula="of:=[$Много_кол_бло_огр.$H11]*[$блоки_площади_огражд.C$14]" office:value-type="float" office:value="0" calcext:value-type="float">
            <text:p>0</text:p>
          </table:table-cell>
          <table:table-cell table:style-name="ce319" table:formula="of:=[$Много_кол_бло_огр.$H11]*[$блоки_площади_огражд.D$14]" office:value-type="float" office:value="0" calcext:value-type="float">
            <text:p>0</text:p>
          </table:table-cell>
          <table:table-cell table:style-name="ce319" table:formula="of:=[$Много_кол_бло_огр.$H11]*[$блоки_площади_огражд.E$14]" office:value-type="float" office:value="0" calcext:value-type="float">
            <text:p>0</text:p>
          </table:table-cell>
          <table:table-cell table:style-name="ce319" table:formula="of:=[$Много_кол_бло_огр.$H11]*[$блоки_площади_огражд.F$14]" office:value-type="float" office:value="0" calcext:value-type="float">
            <text:p>0</text:p>
          </table:table-cell>
          <table:table-cell table:style-name="ce319" table:formula="of:=[$Много_кол_бло_огр.$H11]*[$блоки_площади_огражд.G$14]" office:value-type="float" office:value="0" calcext:value-type="float">
            <text:p>0</text:p>
          </table:table-cell>
          <table:table-cell table:style-name="ce321" office:value-type="float" office:value="8" calcext:value-type="float">
            <text:p>8</text:p>
          </table:table-cell>
          <table:table-cell table:style-name="ce316" table:formula="of:=[.C11]+[.I11]*([.$BW11]-1)+[.O11]+[.U11]*([.$BW11]-1)+[.AA11]+[.AG11]*([.$BW11]-1)+[.AM11]+[.AS11]*([.$BW11]-1)+[.AY11]+[.BE11]*([.$BW11]-1)+[.BK11]+[.BQ11]*([.$BW11]-1)" office:value-type="float" office:value="7209.96" calcext:value-type="float">
            <text:p>7209,96</text:p>
          </table:table-cell>
          <table:table-cell table:style-name="ce316" table:formula="of:=[.D11]+[.J11]*([.$BW11]-1)+[.P11]+[.V11]*([.$BW11]-1)+[.AB11]+[.AH11]*([.$BW11]-1)+[.AN11]+[.AT11]*([.$BW11]-1)+[.AZ11]+[.BF11]*([.$BW11]-1)+[.BL11]+[.BR11]*([.$BW11]-1)" office:value-type="float" office:value="3893.76" calcext:value-type="float">
            <text:p>3893,76</text:p>
          </table:table-cell>
          <table:table-cell table:style-name="ce316" table:formula="of:=[.E11]+[.K11]*([.$BW11]-1)+[.Q11]+[.W11]*([.$BW11]-1)+[.AC11]+[.AI11]*([.$BW11]-1)+[.AO11]+[.AU11]*([.$BW11]-1)+[.BA11]+[.BG11]*([.$BW11]-1)+[.BM11]+[.BS11]*([.$BW11]-1)" office:value-type="float" office:value="2539.2" calcext:value-type="float">
            <text:p>2539,20</text:p>
          </table:table-cell>
          <table:table-cell table:style-name="ce316" table:formula="of:=[.F11]+[.L11]*([.$BW11]-1)+[.R11]+[.X11]*([.$BW11]-1)+[.AD11]+[.AJ11]*([.$BW11]-1)+[.AP11]+[.AV11]*([.$BW11]-1)+[.BB11]+[.BH11]*([.$BW11]-1)+[.BN11]+[.BT11]*([.$BW11]-1)" office:value-type="float" office:value="22.68" calcext:value-type="float">
            <text:p>22,68</text:p>
          </table:table-cell>
          <table:table-cell table:style-name="ce316" table:formula="of:=[.G11]+[.M11]+[.S11]+[.Y11]+[.AE11]+[.AK11]+[.AQ11]+[.AW11]+[.BC11]+[.BI11]+[.BO11]+[.BU11]" office:value-type="float" office:value="3184.7" calcext:value-type="float">
            <text:p>3184,70</text:p>
          </table:table-cell>
          <table:table-cell table:style-name="ce316" table:formula="of:=[.H11]+[.N11]+[.T11]+[.Z11]+[.AF11]+[.AL11]+[.AR11]+[.AX11]+[.BD11]+[.BJ11]+[.BP11]+[.BV11]" office:value-type="float" office:value="3184.7" calcext:value-type="float">
            <text:p>3184,70</text:p>
          </table:table-cell>
          <table:table-cell table:style-name="ce323" office:value-type="float" office:value="22" calcext:value-type="float">
            <text:p>22</text:p>
          </table:table-cell>
          <table:table-cell table:style-name="ce323" office:value-type="float" office:value="-34" calcext:value-type="float">
            <text:p>-34</text:p>
          </table:table-cell>
          <table:table-cell table:style-name="ce328" office:value-type="float" office:value="3.85" calcext:value-type="float">
            <text:p>3,85</text:p>
          </table:table-cell>
          <table:table-cell table:style-name="ce328" office:value-type="float" office:value="0.47" calcext:value-type="float">
            <text:p>0,47</text:p>
          </table:table-cell>
          <table:table-cell table:style-name="ce328" office:value-type="float" office:value="0.28" calcext:value-type="float">
            <text:p>0,28</text:p>
          </table:table-cell>
          <table:table-cell table:style-name="ce328" office:value-type="float" office:value="0.47" calcext:value-type="float">
            <text:p>0,47</text:p>
          </table:table-cell>
          <table:table-cell table:number-columns-repeated="2" table:style-name="ce328" office:value-type="float" office:value="1.36" calcext:value-type="float">
            <text:p>1,36</text:p>
          </table:table-cell>
          <table:table-cell table:style-name="ce330" table:formula="of:=[.BX11]*(([.$CD11]-[.$CE11])/[.CF11])" office:value-type="float" office:value="104872.145454545" calcext:value-type="float">
            <text:p>104872,145454545</text:p>
          </table:table-cell>
          <table:table-cell table:style-name="ce330" table:formula="of:=[.BY11]*(([.$CD11]-[.$CE11])/[.CG11])" office:value-type="float" office:value="463937.361702128" calcext:value-type="float">
            <text:p>463937,361702128</text:p>
          </table:table-cell>
          <table:table-cell table:style-name="ce330" table:formula="of:=[.BZ11]*(([.$CD11]-[.$CE11])/[.CH11])" office:value-type="float" office:value="507840" calcext:value-type="float">
            <text:p>507840</text:p>
          </table:table-cell>
          <table:table-cell table:style-name="ce330" table:formula="of:=[.CA11]*(([.$CD11]-[.$CE11])/[.CI11])" office:value-type="float" office:value="2702.29787234043" calcext:value-type="float">
            <text:p>2702,29787234043</text:p>
          </table:table-cell>
          <table:table-cell table:style-name="ce330" table:formula="of:=[.CB11]*(([.$CD11]-[.$CE11])/[.CJ11])" office:value-type="float" office:value="131134.705882353" calcext:value-type="float">
            <text:p>131134,705882353</text:p>
          </table:table-cell>
          <table:table-cell table:style-name="ce330" table:formula="of:=[.CC11]*(([.$CD11]-[.$CE11])/[.CK11])" office:value-type="float" office:value="131134.705882353" calcext:value-type="float">
            <text:p>131134,705882353</text:p>
          </table:table-cell>
          <table:table-cell table:style-name="ce316" table:formula="of:=SUM([.CL11:.CQ11])" office:value-type="float" office:value="1341621.21679372" calcext:value-type="float">
            <text:p>1341621,22</text:p>
          </table:table-cell>
          <table:table-cell table:style-name="ce335" table:number-columns-repeated="2"/>
          <table:table-cell table:style-name="ce335" table:formula="of:=[.CT11]*0.000001" office:value-type="float" office:value="0" calcext:value-type="float">
            <text:p>0</text:p>
          </table:table-cell>
          <table:table-cell table:style-name="ce335"/>
          <table:table-cell table:style-name="ce340" office:value-type="float" office:value="2221270.97" calcext:value-type="float">
            <text:p>2221270,97</text:p>
          </table:table-cell>
          <table:table-cell table:style-name="ce335" table:formula="of:=[.CW11]*0.000001*0.859845" office:value-type="float" office:value="1.90994873719965" calcext:value-type="float">
            <text:p>1,90994873719965</text:p>
          </table:table-cell>
          <table:table-cell table:style-name="ce344" table:formula="of:=[.CX11]*154" office:value-type="float" office:value="294.132105528746" calcext:value-type="float">
            <text:p>294,132105528746</text:p>
          </table:table-cell>
          <table:table-cell table:style-name="ce333" table:formula="of:=SUM([.CY9:.CY11])" office:value-type="float" office:value="882.396316586238" calcext:value-type="float">
            <text:p>882,396316586238</text:p>
          </table:table-cell>
          <table:table-cell table:formula="of:=(SUM([.CW9:.CW11]))*0.000001" office:value-type="float" office:value="6.66381291" calcext:value-type="float">
            <text:p>6,66381291</text:p>
          </table:table-cell>
          <table:table-cell table:number-columns-repeated="16279"/>
        </table:table-row>
        <table:table-row table:style-name="ro1">
          <table:table-cell table:style-name="ce302" office:value-type="string" calcext:value-type="string" table:number-columns-spanned="1" table:number-rows-spanned="3">
            <text:p>3</text:p>
          </table:table-cell>
          <table:table-cell table:style-name="ce309" office:value-type="string" calcext:value-type="string">
            <text:p>3-1</text:p>
          </table:table-cell>
          <table:table-cell table:style-name="ce314" table:formula="of:=[$Много_кол_бло_огр.$C12]*[$блоки_площади_огражд.$B11]" office:value-type="float" office:value="0" calcext:value-type="float">
            <text:p>0,00</text:p>
          </table:table-cell>
          <table:table-cell table:style-name="ce314" table:formula="of:=[$Много_кол_бло_огр.$C12]*[$блоки_площади_огражд.$B11]" office:value-type="float" office:value="0" calcext:value-type="float">
            <text:p>0,00</text:p>
          </table:table-cell>
          <table:table-cell table:style-name="ce314" table:formula="of:=[$Много_кол_бло_огр.$C12]*[$блоки_площади_огражд.$B11]" office:value-type="float" office:value="0" calcext:value-type="float">
            <text:p>0,00</text:p>
          </table:table-cell>
          <table:table-cell table:style-name="ce314" table:formula="of:=[$Много_кол_бло_огр.$C12]*[$блоки_площади_огражд.$B11]" office:value-type="float" office:value="0" calcext:value-type="float">
            <text:p>0,00</text:p>
          </table:table-cell>
          <table:table-cell table:style-name="ce314" table:formula="of:=[$Много_кол_бло_огр.$C12]*[$блоки_площади_огражд.$B11]" office:value-type="float" office:value="0" calcext:value-type="float">
            <text:p>0,00</text:p>
          </table:table-cell>
          <table:table-cell table:style-name="ce314" table:formula="of:=[$Много_кол_бло_огр.$C12]*[$блоки_площади_огражд.$B11]" office:value-type="float" office:value="0" calcext:value-type="float">
            <text:p>0,00</text:p>
          </table:table-cell>
          <table:table-cell table:style-name="ce318" table:formula="of:=[$Много_кол_бло_огр.$D12]*[$блоки_площади_огражд.B$4]" office:value-type="float" office:value="0" calcext:value-type="float">
            <text:p>0</text:p>
          </table:table-cell>
          <table:table-cell table:style-name="ce318" table:formula="of:=[$Много_кол_бло_огр.$D12]*[$блоки_площади_огражд.C$4]" office:value-type="float" office:value="0" calcext:value-type="float">
            <text:p>0</text:p>
          </table:table-cell>
          <table:table-cell table:style-name="ce318" table:formula="of:=[$Много_кол_бло_огр.$D12]*[$блоки_площади_огражд.D$4]" office:value-type="float" office:value="0" calcext:value-type="float">
            <text:p>0</text:p>
          </table:table-cell>
          <table:table-cell table:style-name="ce318" table:formula="of:=[$Много_кол_бло_огр.$D12]*[$блоки_площади_огражд.E$4]" office:value-type="float" office:value="0" calcext:value-type="float">
            <text:p>0</text:p>
          </table:table-cell>
          <table:table-cell table:style-name="ce318" table:formula="of:=[$Много_кол_бло_огр.$D12]*[$блоки_площади_огражд.F$4]" office:value-type="float" office:value="0" calcext:value-type="float">
            <text:p>0</text:p>
          </table:table-cell>
          <table:table-cell table:style-name="ce318" table:formula="of:=[$Много_кол_бло_огр.$D12]*[$блоки_площади_огражд.G$4]" office:value-type="float" office:value="0" calcext:value-type="float">
            <text:p>0</text:p>
          </table:table-cell>
          <table:table-cell table:style-name="ce314" table:formula="of:=[$Много_кол_бло_огр.$D12]*[$блоки_площади_огражд.B$5]" office:value-type="float" office:value="0" calcext:value-type="float">
            <text:p>0,00</text:p>
          </table:table-cell>
          <table:table-cell table:style-name="ce314" table:formula="of:=[$Много_кол_бло_огр.$D12]*[$блоки_площади_огражд.C$5]" office:value-type="float" office:value="0" calcext:value-type="float">
            <text:p>0,00</text:p>
          </table:table-cell>
          <table:table-cell table:style-name="ce314" table:formula="of:=[$Много_кол_бло_огр.$D12]*[$блоки_площади_огражд.D$5]" office:value-type="float" office:value="0" calcext:value-type="float">
            <text:p>0,00</text:p>
          </table:table-cell>
          <table:table-cell table:style-name="ce314" table:formula="of:=[$Много_кол_бло_огр.$D12]*[$блоки_площади_огражд.E$5]" office:value-type="float" office:value="0" calcext:value-type="float">
            <text:p>0,00</text:p>
          </table:table-cell>
          <table:table-cell table:style-name="ce314" table:formula="of:=[$Много_кол_бло_огр.$D12]*[$блоки_площади_огражд.F$5]" office:value-type="float" office:value="0" calcext:value-type="float">
            <text:p>0,00</text:p>
          </table:table-cell>
          <table:table-cell table:style-name="ce314" table:formula="of:=[$Много_кол_бло_огр.$D12]*[$блоки_площади_огражд.G$5]" office:value-type="float" office:value="0" calcext:value-type="float">
            <text:p>0,00</text:p>
          </table:table-cell>
          <table:table-cell table:style-name="ce318" table:formula="of:=[$Много_кол_бло_огр.$D12]*[$блоки_площади_огражд.B$6]" office:value-type="float" office:value="0" calcext:value-type="float">
            <text:p>0</text:p>
          </table:table-cell>
          <table:table-cell table:style-name="ce318" table:formula="of:=[$Много_кол_бло_огр.$D12]*[$блоки_площади_огражд.C$6]" office:value-type="float" office:value="0" calcext:value-type="float">
            <text:p>0</text:p>
          </table:table-cell>
          <table:table-cell table:style-name="ce318" table:formula="of:=[$Много_кол_бло_огр.$D12]*[$блоки_площади_огражд.D$6]" office:value-type="float" office:value="0" calcext:value-type="float">
            <text:p>0</text:p>
          </table:table-cell>
          <table:table-cell table:style-name="ce318" table:formula="of:=[$Много_кол_бло_огр.$D12]*[$блоки_площади_огражд.E$6]" office:value-type="float" office:value="0" calcext:value-type="float">
            <text:p>0</text:p>
          </table:table-cell>
          <table:table-cell table:style-name="ce318" table:formula="of:=[$Много_кол_бло_огр.$D12]*[$блоки_площади_огражд.F$6]" office:value-type="float" office:value="0" calcext:value-type="float">
            <text:p>0</text:p>
          </table:table-cell>
          <table:table-cell table:style-name="ce318" table:formula="of:=[$Много_кол_бло_огр.$D12]*[$блоки_площади_огражд.G$6]" office:value-type="float" office:value="0" calcext:value-type="float">
            <text:p>0</text:p>
          </table:table-cell>
          <table:table-cell table:style-name="ce314" table:formula="of:=[$Много_кол_бло_огр.$E12]*[$блоки_площади_огражд.B$7]" office:value-type="float" office:value="428" calcext:value-type="float">
            <text:p>428,00</text:p>
          </table:table-cell>
          <table:table-cell table:style-name="ce314" table:formula="of:=[$Много_кол_бло_огр.$E12]*[$блоки_площади_огражд.C$7]" office:value-type="float" office:value="268" calcext:value-type="float">
            <text:p>268,00</text:p>
          </table:table-cell>
          <table:table-cell table:style-name="ce314" table:formula="of:=[$Много_кол_бло_огр.$E12]*[$блоки_площади_огражд.D$7]" office:value-type="float" office:value="173.4" calcext:value-type="float">
            <text:p>173,40</text:p>
          </table:table-cell>
          <table:table-cell table:style-name="ce314" table:formula="of:=[$Много_кол_бло_огр.$E12]*[$блоки_площади_огражд.E$7]" office:value-type="float" office:value="12.6" calcext:value-type="float">
            <text:p>12,60</text:p>
          </table:table-cell>
          <table:table-cell table:style-name="ce314" table:formula="of:=[$Много_кол_бло_огр.$E12]*[$блоки_площади_огражд.F$7]" office:value-type="float" office:value="1766.5" calcext:value-type="float">
            <text:p>1766,50</text:p>
          </table:table-cell>
          <table:table-cell table:style-name="ce314" table:formula="of:=[$Много_кол_бло_огр.$E12]*[$блоки_площади_огражд.G$7]" office:value-type="float" office:value="0" calcext:value-type="float">
            <text:p>0,00</text:p>
          </table:table-cell>
          <table:table-cell table:style-name="ce318" table:formula="of:=[$Много_кол_бло_огр.$E12]*[$блоки_площади_огражд.B$8]" office:value-type="float" office:value="428.6" calcext:value-type="float">
            <text:p>428,6</text:p>
          </table:table-cell>
          <table:table-cell table:style-name="ce318" table:formula="of:=[$Много_кол_бло_огр.$E12]*[$блоки_площади_огражд.C$8]" office:value-type="float" office:value="280" calcext:value-type="float">
            <text:p>280</text:p>
          </table:table-cell>
          <table:table-cell table:style-name="ce318" table:formula="of:=[$Много_кол_бло_огр.$E12]*[$блоки_площади_огражд.D$8]" office:value-type="float" office:value="173.4" calcext:value-type="float">
            <text:p>173,4</text:p>
          </table:table-cell>
          <table:table-cell table:style-name="ce318" table:formula="of:=[$Много_кол_бло_огр.$E12]*[$блоки_площади_огражд.E$8]" office:value-type="float" office:value="0" calcext:value-type="float">
            <text:p>0</text:p>
          </table:table-cell>
          <table:table-cell table:style-name="ce318" table:formula="of:=[$Много_кол_бло_огр.$E12]*[$блоки_площади_огражд.F$8]" office:value-type="float" office:value="0" calcext:value-type="float">
            <text:p>0</text:p>
          </table:table-cell>
          <table:table-cell table:style-name="ce318" table:formula="of:=[$Много_кол_бло_огр.$E12]*[$блоки_площади_огражд.G$8]" office:value-type="float" office:value="1766.5" calcext:value-type="float">
            <text:p>1766,5</text:p>
          </table:table-cell>
          <table:table-cell table:style-name="ce314" table:formula="of:=[$Много_кол_бло_огр.$F12]*[$блоки_площади_огражд.B$9]" office:value-type="float" office:value="260.96" calcext:value-type="float">
            <text:p>260,96</text:p>
          </table:table-cell>
          <table:table-cell table:style-name="ce314" table:formula="of:=[$Много_кол_бло_огр.$F12]*[$блоки_площади_огражд.C$9]" office:value-type="float" office:value="107.2" calcext:value-type="float">
            <text:p>107,20</text:p>
          </table:table-cell>
          <table:table-cell table:style-name="ce314" table:formula="of:=[$Много_кол_бло_огр.$F12]*[$блоки_площади_огражд.D$9]" office:value-type="float" office:value="83.16" calcext:value-type="float">
            <text:p>83,16</text:p>
          </table:table-cell>
          <table:table-cell table:style-name="ce314" table:formula="of:=[$Много_кол_бло_огр.$F12]*[$блоки_площади_огражд.E$9]" office:value-type="float" office:value="5.04" calcext:value-type="float">
            <text:p>5,04</text:p>
          </table:table-cell>
          <table:table-cell table:style-name="ce314" table:formula="of:=[$Много_кол_бло_огр.$F12]*[$блоки_площади_огражд.F$9]" office:value-type="float" office:value="706.6" calcext:value-type="float">
            <text:p>706,60</text:p>
          </table:table-cell>
          <table:table-cell table:style-name="ce314" table:formula="of:=[$Много_кол_бло_огр.$F12]*[$блоки_площади_огражд.G$9]" office:value-type="float" office:value="0" calcext:value-type="float">
            <text:p>0,00</text:p>
          </table:table-cell>
          <table:table-cell table:style-name="ce318" table:formula="of:=[$Много_кол_бло_огр.$F12]*[$блоки_площади_огражд.B$10]" office:value-type="float" office:value="261.2" calcext:value-type="float">
            <text:p>261,2</text:p>
          </table:table-cell>
          <table:table-cell table:style-name="ce318" table:formula="of:=[$Много_кол_бло_огр.$F12]*[$блоки_площади_огражд.C$10]" office:value-type="float" office:value="112" calcext:value-type="float">
            <text:p>112</text:p>
          </table:table-cell>
          <table:table-cell table:style-name="ce318" table:formula="of:=[$Много_кол_бло_огр.$F12]*[$блоки_площади_огражд.D$10]" office:value-type="float" office:value="83.16" calcext:value-type="float">
            <text:p>83,16</text:p>
          </table:table-cell>
          <table:table-cell table:style-name="ce318" table:formula="of:=[$Много_кол_бло_огр.$F12]*[$блоки_площади_огражд.E$10]" office:value-type="float" office:value="0" calcext:value-type="float">
            <text:p>0</text:p>
          </table:table-cell>
          <table:table-cell table:style-name="ce318" table:formula="of:=[$Много_кол_бло_огр.$F12]*[$блоки_площади_огражд.F$10]" office:value-type="float" office:value="0" calcext:value-type="float">
            <text:p>0</text:p>
          </table:table-cell>
          <table:table-cell table:style-name="ce318" table:formula="of:=[$Много_кол_бло_огр.$F12]*[$блоки_площади_огражд.G$10]" office:value-type="float" office:value="706.6" calcext:value-type="float">
            <text:p>706,6</text:p>
          </table:table-cell>
          <table:table-cell table:style-name="ce314" table:formula="of:=[$Много_кол_бло_огр.$G12]*[$блоки_площади_огражд.B$11]" office:value-type="float" office:value="214.84" calcext:value-type="float">
            <text:p>214,84</text:p>
          </table:table-cell>
          <table:table-cell table:style-name="ce314" table:formula="of:=[$Много_кол_бло_огр.$G12]*[$блоки_площади_огражд.C$11]" office:value-type="float" office:value="89.12" calcext:value-type="float">
            <text:p>89,12</text:p>
          </table:table-cell>
          <table:table-cell table:style-name="ce314" table:formula="of:=[$Много_кол_бло_огр.$G12]*[$блоки_площади_огражд.D$11]" office:value-type="float" office:value="60.84" calcext:value-type="float">
            <text:p>60,84</text:p>
          </table:table-cell>
          <table:table-cell table:style-name="ce314" table:formula="of:=[$Много_кол_бло_огр.$G12]*[$блоки_площади_огражд.E$11]" office:value-type="float" office:value="5.04" calcext:value-type="float">
            <text:p>5,04</text:p>
          </table:table-cell>
          <table:table-cell table:style-name="ce314" table:formula="of:=[$Много_кол_бло_огр.$G12]*[$блоки_площади_огражд.F$11]" office:value-type="float" office:value="711.6" calcext:value-type="float">
            <text:p>711,60</text:p>
          </table:table-cell>
          <table:table-cell table:style-name="ce314" table:formula="of:=[$Много_кол_бло_огр.$G12]*[$блоки_площади_огражд.G$11]" office:value-type="float" office:value="0" calcext:value-type="float">
            <text:p>0,00</text:p>
          </table:table-cell>
          <table:table-cell table:style-name="ce318" table:formula="of:=[$Много_кол_бло_огр.$G12]*[$блоки_площади_огражд.B$12]" office:value-type="float" office:value="211.08" calcext:value-type="float">
            <text:p>211,08</text:p>
          </table:table-cell>
          <table:table-cell table:style-name="ce318" table:formula="of:=[$Много_кол_бло_огр.$G12]*[$блоки_площади_огражд.C$12]" office:value-type="float" office:value="97.92" calcext:value-type="float">
            <text:p>97,92</text:p>
          </table:table-cell>
          <table:table-cell table:style-name="ce318" table:formula="of:=[$Много_кол_бло_огр.$G12]*[$блоки_площади_огражд.D$12]" office:value-type="float" office:value="60.84" calcext:value-type="float">
            <text:p>60,84</text:p>
          </table:table-cell>
          <table:table-cell table:style-name="ce318" table:formula="of:=[$Много_кол_бло_огр.$G12]*[$блоки_площади_огражд.E$12]" office:value-type="float" office:value="0" calcext:value-type="float">
            <text:p>0</text:p>
          </table:table-cell>
          <table:table-cell table:style-name="ce318" table:formula="of:=[$Много_кол_бло_огр.$G12]*[$блоки_площади_огражд.F$12]" office:value-type="float" office:value="0" calcext:value-type="float">
            <text:p>0</text:p>
          </table:table-cell>
          <table:table-cell table:style-name="ce318" table:formula="of:=[$Много_кол_бло_огр.$G12]*[$блоки_площади_огражд.G$12]" office:value-type="float" office:value="711.6" calcext:value-type="float">
            <text:p>711,6</text:p>
          </table:table-cell>
          <table:table-cell table:style-name="ce314" table:formula="of:=[$Много_кол_бло_огр.$H12]*[$блоки_площади_огражд.B$13]" office:value-type="float" office:value="0" calcext:value-type="float">
            <text:p>0,00</text:p>
          </table:table-cell>
          <table:table-cell table:style-name="ce314" table:formula="of:=[$Много_кол_бло_огр.$H12]*[$блоки_площади_огражд.C$13]" office:value-type="float" office:value="0" calcext:value-type="float">
            <text:p>0,00</text:p>
          </table:table-cell>
          <table:table-cell table:style-name="ce314" table:formula="of:=[$Много_кол_бло_огр.$H12]*[$блоки_площади_огражд.D$13]" office:value-type="float" office:value="0" calcext:value-type="float">
            <text:p>0,00</text:p>
          </table:table-cell>
          <table:table-cell table:style-name="ce314" table:formula="of:=[$Много_кол_бло_огр.$H12]*[$блоки_площади_огражд.E$13]" office:value-type="float" office:value="0" calcext:value-type="float">
            <text:p>0,00</text:p>
          </table:table-cell>
          <table:table-cell table:style-name="ce314" table:formula="of:=[$Много_кол_бло_огр.$H12]*[$блоки_площади_огражд.F$13]" office:value-type="float" office:value="0" calcext:value-type="float">
            <text:p>0,00</text:p>
          </table:table-cell>
          <table:table-cell table:style-name="ce314" table:formula="of:=[$Много_кол_бло_огр.$H12]*[$блоки_площади_огражд.G$13]" office:value-type="float" office:value="0" calcext:value-type="float">
            <text:p>0,00</text:p>
          </table:table-cell>
          <table:table-cell table:style-name="ce318" table:formula="of:=[$Много_кол_бло_огр.$H12]*[$блоки_площади_огражд.B$14]" office:value-type="float" office:value="0" calcext:value-type="float">
            <text:p>0</text:p>
          </table:table-cell>
          <table:table-cell table:style-name="ce318" table:formula="of:=[$Много_кол_бло_огр.$H12]*[$блоки_площади_огражд.C$14]" office:value-type="float" office:value="0" calcext:value-type="float">
            <text:p>0</text:p>
          </table:table-cell>
          <table:table-cell table:style-name="ce318" table:formula="of:=[$Много_кол_бло_огр.$H12]*[$блоки_площади_огражд.D$14]" office:value-type="float" office:value="0" calcext:value-type="float">
            <text:p>0</text:p>
          </table:table-cell>
          <table:table-cell table:style-name="ce318" table:formula="of:=[$Много_кол_бло_огр.$H12]*[$блоки_площади_огражд.E$14]" office:value-type="float" office:value="0" calcext:value-type="float">
            <text:p>0</text:p>
          </table:table-cell>
          <table:table-cell table:style-name="ce318" table:formula="of:=[$Много_кол_бло_огр.$H12]*[$блоки_площади_огражд.F$14]" office:value-type="float" office:value="0" calcext:value-type="float">
            <text:p>0</text:p>
          </table:table-cell>
          <table:table-cell table:style-name="ce318" table:formula="of:=[$Много_кол_бло_огр.$H12]*[$блоки_площади_огражд.G$14]" office:value-type="float" office:value="0" calcext:value-type="float">
            <text:p>0</text:p>
          </table:table-cell>
          <table:table-cell table:style-name="ce320" office:value-type="float" office:value="8" calcext:value-type="float">
            <text:p>8</text:p>
          </table:table-cell>
          <table:table-cell table:style-name="ce314" table:formula="of:=[.C12]+[.I12]*([.$BW12]-1)+[.O12]+[.U12]*([.$BW12]-1)+[.AA12]+[.AG12]*([.$BW12]-1)+[.AM12]+[.AS12]*([.$BW12]-1)+[.AY12]+[.BE12]*([.$BW12]-1)+[.BK12]+[.BQ12]*([.$BW12]-1)" office:value-type="float" office:value="7209.96" calcext:value-type="float">
            <text:p>7209,96</text:p>
          </table:table-cell>
          <table:table-cell table:style-name="ce314" table:formula="of:=[.D12]+[.J12]*([.$BW12]-1)+[.P12]+[.V12]*([.$BW12]-1)+[.AB12]+[.AH12]*([.$BW12]-1)+[.AN12]+[.AT12]*([.$BW12]-1)+[.AZ12]+[.BF12]*([.$BW12]-1)+[.BL12]+[.BR12]*([.$BW12]-1)" office:value-type="float" office:value="3893.76" calcext:value-type="float">
            <text:p>3893,76</text:p>
          </table:table-cell>
          <table:table-cell table:style-name="ce314" table:formula="of:=[.E12]+[.K12]*([.$BW12]-1)+[.Q12]+[.W12]*([.$BW12]-1)+[.AC12]+[.AI12]*([.$BW12]-1)+[.AO12]+[.AU12]*([.$BW12]-1)+[.BA12]+[.BG12]*([.$BW12]-1)+[.BM12]+[.BS12]*([.$BW12]-1)" office:value-type="float" office:value="2539.2" calcext:value-type="float">
            <text:p>2539,20</text:p>
          </table:table-cell>
          <table:table-cell table:style-name="ce314" table:formula="of:=[.F12]+[.L12]*([.$BW12]-1)+[.R12]+[.X12]*([.$BW12]-1)+[.AD12]+[.AJ12]*([.$BW12]-1)+[.AP12]+[.AV12]*([.$BW12]-1)+[.BB12]+[.BH12]*([.$BW12]-1)+[.BN12]+[.BT12]*([.$BW12]-1)" office:value-type="float" office:value="22.68" calcext:value-type="float">
            <text:p>22,68</text:p>
          </table:table-cell>
          <table:table-cell table:style-name="ce314" table:formula="of:=[.G12]+[.M12]+[.S12]+[.Y12]+[.AE12]+[.AK12]+[.AQ12]+[.AW12]+[.BC12]+[.BI12]+[.BO12]+[.BU12]" office:value-type="float" office:value="3184.7" calcext:value-type="float">
            <text:p>3184,70</text:p>
          </table:table-cell>
          <table:table-cell table:style-name="ce314" table:formula="of:=[.H12]+[.N12]+[.T12]+[.Z12]+[.AF12]+[.AL12]+[.AR12]+[.AX12]+[.BD12]+[.BJ12]+[.BP12]+[.BV12]" office:value-type="float" office:value="3184.7" calcext:value-type="float">
            <text:p>3184,70</text:p>
          </table:table-cell>
          <table:table-cell table:style-name="ce318" office:value-type="float" office:value="22" calcext:value-type="float">
            <text:p>22</text:p>
          </table:table-cell>
          <table:table-cell table:style-name="ce324" office:value-type="float" office:value="-34" calcext:value-type="float">
            <text:p>-34</text:p>
          </table:table-cell>
          <table:table-cell table:style-name="ce329" office:value-type="float" office:value="3.85" calcext:value-type="float">
            <text:p>3,85</text:p>
          </table:table-cell>
          <table:table-cell table:style-name="ce329" office:value-type="float" office:value="0.47" calcext:value-type="float">
            <text:p>0,47</text:p>
          </table:table-cell>
          <table:table-cell table:style-name="ce329" office:value-type="float" office:value="0.28" calcext:value-type="float">
            <text:p>0,28</text:p>
          </table:table-cell>
          <table:table-cell table:style-name="ce329" office:value-type="float" office:value="0.47" calcext:value-type="float">
            <text:p>0,47</text:p>
          </table:table-cell>
          <table:table-cell table:number-columns-repeated="2" table:style-name="ce329" office:value-type="float" office:value="1.36" calcext:value-type="float">
            <text:p>1,36</text:p>
          </table:table-cell>
          <table:table-cell table:style-name="ce329" table:formula="of:=[.BX12]*(([.$CD12]-[.$CE12])/[.CF12])" office:value-type="float" office:value="104872.145454545" calcext:value-type="float">
            <text:p>104872,145454545</text:p>
          </table:table-cell>
          <table:table-cell table:style-name="ce329" table:formula="of:=[.BY12]*(([.$CD12]-[.$CE12])/[.CG12])" office:value-type="float" office:value="463937.361702128" calcext:value-type="float">
            <text:p>463937,361702128</text:p>
          </table:table-cell>
          <table:table-cell table:style-name="ce329" table:formula="of:=[.BZ12]*(([.$CD12]-[.$CE12])/[.CH12])" office:value-type="float" office:value="507840" calcext:value-type="float">
            <text:p>507840</text:p>
          </table:table-cell>
          <table:table-cell table:style-name="ce329" table:formula="of:=[.CA12]*(([.$CD12]-[.$CE12])/[.CI12])" office:value-type="float" office:value="2702.29787234043" calcext:value-type="float">
            <text:p>2702,29787234043</text:p>
          </table:table-cell>
          <table:table-cell table:style-name="ce329" table:formula="of:=[.CB12]*(([.$CD12]-[.$CE12])/[.CJ12])" office:value-type="float" office:value="131134.705882353" calcext:value-type="float">
            <text:p>131134,705882353</text:p>
          </table:table-cell>
          <table:table-cell table:style-name="ce329" table:formula="of:=[.CC12]*(([.$CD12]-[.$CE12])/[.CK12])" office:value-type="float" office:value="131134.705882353" calcext:value-type="float">
            <text:p>131134,705882353</text:p>
          </table:table-cell>
          <table:table-cell table:style-name="ce314" table:formula="of:=SUM([.CL12:.CQ12])" office:value-type="float" office:value="1341621.21679372" calcext:value-type="float">
            <text:p>1341621,22</text:p>
          </table:table-cell>
          <table:table-cell table:style-name="ce336"/>
          <table:table-cell table:style-name="ce334"/>
          <table:table-cell table:style-name="ce334" table:formula="of:=[.CT12]*0.000001" office:value-type="float" office:value="0" calcext:value-type="float">
            <text:p>0</text:p>
          </table:table-cell>
          <table:table-cell table:style-name="ce334"/>
          <table:table-cell table:style-name="ce341" office:value-type="float" office:value="2221270.97" calcext:value-type="float">
            <text:p>2221270,97</text:p>
          </table:table-cell>
          <table:table-cell table:style-name="ce334" table:formula="of:=[.CW12]*0.000001*0.859845" office:value-type="float" office:value="1.90994873719965" calcext:value-type="float">
            <text:p>1,90994873719965</text:p>
          </table:table-cell>
          <table:table-cell table:style-name="ce342" table:formula="of:=[.CX12]*154" office:value-type="float" office:value="294.132105528746" calcext:value-type="float">
            <text:p>294,132105528746</text:p>
          </table:table-cell>
          <table:table-cell table:style-name="ce333"/>
          <table:table-cell table:number-columns-repeated="16280"/>
        </table:table-row>
        <table:table-row table:style-name="ro1">
          <table:covered-table-cell table:style-name="ce303"/>
          <table:table-cell table:style-name="ce310" office:value-type="string" calcext:value-type="string">
            <text:p>3-2</text:p>
          </table:table-cell>
          <table:table-cell table:style-name="ce315" table:formula="of:=[$Много_кол_бло_огр.$C13]*[$блоки_площади_огражд.$B12]" office:value-type="float" office:value="0" calcext:value-type="float">
            <text:p>0,00</text:p>
          </table:table-cell>
          <table:table-cell table:style-name="ce315" table:formula="of:=[$Много_кол_бло_огр.$C13]*[$блоки_площади_огражд.$B12]" office:value-type="float" office:value="0" calcext:value-type="float">
            <text:p>0,00</text:p>
          </table:table-cell>
          <table:table-cell table:style-name="ce315" table:formula="of:=[$Много_кол_бло_огр.$C13]*[$блоки_площади_огражд.$B12]" office:value-type="float" office:value="0" calcext:value-type="float">
            <text:p>0,00</text:p>
          </table:table-cell>
          <table:table-cell table:style-name="ce315" table:formula="of:=[$Много_кол_бло_огр.$C13]*[$блоки_площади_огражд.$B12]" office:value-type="float" office:value="0" calcext:value-type="float">
            <text:p>0,00</text:p>
          </table:table-cell>
          <table:table-cell table:style-name="ce315" table:formula="of:=[$Много_кол_бло_огр.$C13]*[$блоки_площади_огражд.$B12]" office:value-type="float" office:value="0" calcext:value-type="float">
            <text:p>0,00</text:p>
          </table:table-cell>
          <table:table-cell table:style-name="ce315" table:formula="of:=[$Много_кол_бло_огр.$C13]*[$блоки_площади_огражд.$B12]" office:value-type="float" office:value="0" calcext:value-type="float">
            <text:p>0,00</text:p>
          </table:table-cell>
          <table:table-cell table:style-name="ce288" table:formula="of:=[$Много_кол_бло_огр.$D13]*[$блоки_площади_огражд.B$4]" office:value-type="float" office:value="0" calcext:value-type="float">
            <text:p>0</text:p>
          </table:table-cell>
          <table:table-cell table:style-name="ce288" table:formula="of:=[$Много_кол_бло_огр.$D13]*[$блоки_площади_огражд.C$4]" office:value-type="float" office:value="0" calcext:value-type="float">
            <text:p>0</text:p>
          </table:table-cell>
          <table:table-cell table:style-name="ce288" table:formula="of:=[$Много_кол_бло_огр.$D13]*[$блоки_площади_огражд.D$4]" office:value-type="float" office:value="0" calcext:value-type="float">
            <text:p>0</text:p>
          </table:table-cell>
          <table:table-cell table:style-name="ce288" table:formula="of:=[$Много_кол_бло_огр.$D13]*[$блоки_площади_огражд.E$4]" office:value-type="float" office:value="0" calcext:value-type="float">
            <text:p>0</text:p>
          </table:table-cell>
          <table:table-cell table:style-name="ce288" table:formula="of:=[$Много_кол_бло_огр.$D13]*[$блоки_площади_огражд.F$4]" office:value-type="float" office:value="0" calcext:value-type="float">
            <text:p>0</text:p>
          </table:table-cell>
          <table:table-cell table:style-name="ce288" table:formula="of:=[$Много_кол_бло_огр.$D13]*[$блоки_площади_огражд.G$4]" office:value-type="float" office:value="0" calcext:value-type="float">
            <text:p>0</text:p>
          </table:table-cell>
          <table:table-cell table:style-name="ce315" table:formula="of:=[$Много_кол_бло_огр.$D13]*[$блоки_площади_огражд.B$5]" office:value-type="float" office:value="0" calcext:value-type="float">
            <text:p>0,00</text:p>
          </table:table-cell>
          <table:table-cell table:style-name="ce315" table:formula="of:=[$Много_кол_бло_огр.$D13]*[$блоки_площади_огражд.C$5]" office:value-type="float" office:value="0" calcext:value-type="float">
            <text:p>0,00</text:p>
          </table:table-cell>
          <table:table-cell table:style-name="ce315" table:formula="of:=[$Много_кол_бло_огр.$D13]*[$блоки_площади_огражд.D$5]" office:value-type="float" office:value="0" calcext:value-type="float">
            <text:p>0,00</text:p>
          </table:table-cell>
          <table:table-cell table:style-name="ce315" table:formula="of:=[$Много_кол_бло_огр.$D13]*[$блоки_площади_огражд.E$5]" office:value-type="float" office:value="0" calcext:value-type="float">
            <text:p>0,00</text:p>
          </table:table-cell>
          <table:table-cell table:style-name="ce315" table:formula="of:=[$Много_кол_бло_огр.$D13]*[$блоки_площади_огражд.F$5]" office:value-type="float" office:value="0" calcext:value-type="float">
            <text:p>0,00</text:p>
          </table:table-cell>
          <table:table-cell table:style-name="ce315" table:formula="of:=[$Много_кол_бло_огр.$D13]*[$блоки_площади_огражд.G$5]" office:value-type="float" office:value="0" calcext:value-type="float">
            <text:p>0,00</text:p>
          </table:table-cell>
          <table:table-cell table:style-name="ce288" table:formula="of:=[$Много_кол_бло_огр.$D13]*[$блоки_площади_огражд.B$6]" office:value-type="float" office:value="0" calcext:value-type="float">
            <text:p>0</text:p>
          </table:table-cell>
          <table:table-cell table:style-name="ce288" table:formula="of:=[$Много_кол_бло_огр.$D13]*[$блоки_площади_огражд.C$6]" office:value-type="float" office:value="0" calcext:value-type="float">
            <text:p>0</text:p>
          </table:table-cell>
          <table:table-cell table:style-name="ce288" table:formula="of:=[$Много_кол_бло_огр.$D13]*[$блоки_площади_огражд.D$6]" office:value-type="float" office:value="0" calcext:value-type="float">
            <text:p>0</text:p>
          </table:table-cell>
          <table:table-cell table:style-name="ce288" table:formula="of:=[$Много_кол_бло_огр.$D13]*[$блоки_площади_огражд.E$6]" office:value-type="float" office:value="0" calcext:value-type="float">
            <text:p>0</text:p>
          </table:table-cell>
          <table:table-cell table:style-name="ce288" table:formula="of:=[$Много_кол_бло_огр.$D13]*[$блоки_площади_огражд.F$6]" office:value-type="float" office:value="0" calcext:value-type="float">
            <text:p>0</text:p>
          </table:table-cell>
          <table:table-cell table:style-name="ce288" table:formula="of:=[$Много_кол_бло_огр.$D13]*[$блоки_площади_огражд.G$6]" office:value-type="float" office:value="0" calcext:value-type="float">
            <text:p>0</text:p>
          </table:table-cell>
          <table:table-cell table:style-name="ce315" table:formula="of:=[$Много_кол_бло_огр.$E13]*[$блоки_площади_огражд.B$7]" office:value-type="float" office:value="428" calcext:value-type="float">
            <text:p>428,00</text:p>
          </table:table-cell>
          <table:table-cell table:style-name="ce315" table:formula="of:=[$Много_кол_бло_огр.$E13]*[$блоки_площади_огражд.C$7]" office:value-type="float" office:value="268" calcext:value-type="float">
            <text:p>268,00</text:p>
          </table:table-cell>
          <table:table-cell table:style-name="ce315" table:formula="of:=[$Много_кол_бло_огр.$E13]*[$блоки_площади_огражд.D$7]" office:value-type="float" office:value="173.4" calcext:value-type="float">
            <text:p>173,40</text:p>
          </table:table-cell>
          <table:table-cell table:style-name="ce315" table:formula="of:=[$Много_кол_бло_огр.$E13]*[$блоки_площади_огражд.E$7]" office:value-type="float" office:value="12.6" calcext:value-type="float">
            <text:p>12,60</text:p>
          </table:table-cell>
          <table:table-cell table:style-name="ce315" table:formula="of:=[$Много_кол_бло_огр.$E13]*[$блоки_площади_огражд.F$7]" office:value-type="float" office:value="1766.5" calcext:value-type="float">
            <text:p>1766,50</text:p>
          </table:table-cell>
          <table:table-cell table:style-name="ce315" table:formula="of:=[$Много_кол_бло_огр.$E13]*[$блоки_площади_огражд.G$7]" office:value-type="float" office:value="0" calcext:value-type="float">
            <text:p>0,00</text:p>
          </table:table-cell>
          <table:table-cell table:style-name="ce288" table:formula="of:=[$Много_кол_бло_огр.$E13]*[$блоки_площади_огражд.B$8]" office:value-type="float" office:value="428.6" calcext:value-type="float">
            <text:p>428,6</text:p>
          </table:table-cell>
          <table:table-cell table:style-name="ce288" table:formula="of:=[$Много_кол_бло_огр.$E13]*[$блоки_площади_огражд.C$8]" office:value-type="float" office:value="280" calcext:value-type="float">
            <text:p>280</text:p>
          </table:table-cell>
          <table:table-cell table:style-name="ce288" table:formula="of:=[$Много_кол_бло_огр.$E13]*[$блоки_площади_огражд.D$8]" office:value-type="float" office:value="173.4" calcext:value-type="float">
            <text:p>173,4</text:p>
          </table:table-cell>
          <table:table-cell table:style-name="ce288" table:formula="of:=[$Много_кол_бло_огр.$E13]*[$блоки_площади_огражд.E$8]" office:value-type="float" office:value="0" calcext:value-type="float">
            <text:p>0</text:p>
          </table:table-cell>
          <table:table-cell table:style-name="ce288" table:formula="of:=[$Много_кол_бло_огр.$E13]*[$блоки_площади_огражд.F$8]" office:value-type="float" office:value="0" calcext:value-type="float">
            <text:p>0</text:p>
          </table:table-cell>
          <table:table-cell table:style-name="ce288" table:formula="of:=[$Много_кол_бло_огр.$E13]*[$блоки_площади_огражд.G$8]" office:value-type="float" office:value="1766.5" calcext:value-type="float">
            <text:p>1766,5</text:p>
          </table:table-cell>
          <table:table-cell table:style-name="ce315" table:formula="of:=[$Много_кол_бло_огр.$F13]*[$блоки_площади_огражд.B$9]" office:value-type="float" office:value="260.96" calcext:value-type="float">
            <text:p>260,96</text:p>
          </table:table-cell>
          <table:table-cell table:style-name="ce315" table:formula="of:=[$Много_кол_бло_огр.$F13]*[$блоки_площади_огражд.C$9]" office:value-type="float" office:value="107.2" calcext:value-type="float">
            <text:p>107,20</text:p>
          </table:table-cell>
          <table:table-cell table:style-name="ce315" table:formula="of:=[$Много_кол_бло_огр.$F13]*[$блоки_площади_огражд.D$9]" office:value-type="float" office:value="83.16" calcext:value-type="float">
            <text:p>83,16</text:p>
          </table:table-cell>
          <table:table-cell table:style-name="ce315" table:formula="of:=[$Много_кол_бло_огр.$F13]*[$блоки_площади_огражд.E$9]" office:value-type="float" office:value="5.04" calcext:value-type="float">
            <text:p>5,04</text:p>
          </table:table-cell>
          <table:table-cell table:style-name="ce315" table:formula="of:=[$Много_кол_бло_огр.$F13]*[$блоки_площади_огражд.F$9]" office:value-type="float" office:value="706.6" calcext:value-type="float">
            <text:p>706,60</text:p>
          </table:table-cell>
          <table:table-cell table:style-name="ce315" table:formula="of:=[$Много_кол_бло_огр.$F13]*[$блоки_площади_огражд.G$9]" office:value-type="float" office:value="0" calcext:value-type="float">
            <text:p>0,00</text:p>
          </table:table-cell>
          <table:table-cell table:style-name="ce288" table:formula="of:=[$Много_кол_бло_огр.$F13]*[$блоки_площади_огражд.B$10]" office:value-type="float" office:value="261.2" calcext:value-type="float">
            <text:p>261,2</text:p>
          </table:table-cell>
          <table:table-cell table:style-name="ce288" table:formula="of:=[$Много_кол_бло_огр.$F13]*[$блоки_площади_огражд.C$10]" office:value-type="float" office:value="112" calcext:value-type="float">
            <text:p>112</text:p>
          </table:table-cell>
          <table:table-cell table:style-name="ce288" table:formula="of:=[$Много_кол_бло_огр.$F13]*[$блоки_площади_огражд.D$10]" office:value-type="float" office:value="83.16" calcext:value-type="float">
            <text:p>83,16</text:p>
          </table:table-cell>
          <table:table-cell table:style-name="ce288" table:formula="of:=[$Много_кол_бло_огр.$F13]*[$блоки_площади_огражд.E$10]" office:value-type="float" office:value="0" calcext:value-type="float">
            <text:p>0</text:p>
          </table:table-cell>
          <table:table-cell table:style-name="ce288" table:formula="of:=[$Много_кол_бло_огр.$F13]*[$блоки_площади_огражд.F$10]" office:value-type="float" office:value="0" calcext:value-type="float">
            <text:p>0</text:p>
          </table:table-cell>
          <table:table-cell table:style-name="ce288" table:formula="of:=[$Много_кол_бло_огр.$F13]*[$блоки_площади_огражд.G$10]" office:value-type="float" office:value="706.6" calcext:value-type="float">
            <text:p>706,6</text:p>
          </table:table-cell>
          <table:table-cell table:style-name="ce315" table:formula="of:=[$Много_кол_бло_огр.$G13]*[$блоки_площади_огражд.B$11]" office:value-type="float" office:value="214.84" calcext:value-type="float">
            <text:p>214,84</text:p>
          </table:table-cell>
          <table:table-cell table:style-name="ce315" table:formula="of:=[$Много_кол_бло_огр.$G13]*[$блоки_площади_огражд.C$11]" office:value-type="float" office:value="89.12" calcext:value-type="float">
            <text:p>89,12</text:p>
          </table:table-cell>
          <table:table-cell table:style-name="ce315" table:formula="of:=[$Много_кол_бло_огр.$G13]*[$блоки_площади_огражд.D$11]" office:value-type="float" office:value="60.84" calcext:value-type="float">
            <text:p>60,84</text:p>
          </table:table-cell>
          <table:table-cell table:style-name="ce315" table:formula="of:=[$Много_кол_бло_огр.$G13]*[$блоки_площади_огражд.E$11]" office:value-type="float" office:value="5.04" calcext:value-type="float">
            <text:p>5,04</text:p>
          </table:table-cell>
          <table:table-cell table:style-name="ce315" table:formula="of:=[$Много_кол_бло_огр.$G13]*[$блоки_площади_огражд.F$11]" office:value-type="float" office:value="711.6" calcext:value-type="float">
            <text:p>711,60</text:p>
          </table:table-cell>
          <table:table-cell table:style-name="ce315" table:formula="of:=[$Много_кол_бло_огр.$G13]*[$блоки_площади_огражд.G$11]" office:value-type="float" office:value="0" calcext:value-type="float">
            <text:p>0,00</text:p>
          </table:table-cell>
          <table:table-cell table:style-name="ce288" table:formula="of:=[$Много_кол_бло_огр.$G13]*[$блоки_площади_огражд.B$12]" office:value-type="float" office:value="211.08" calcext:value-type="float">
            <text:p>211,08</text:p>
          </table:table-cell>
          <table:table-cell table:style-name="ce288" table:formula="of:=[$Много_кол_бло_огр.$G13]*[$блоки_площади_огражд.C$12]" office:value-type="float" office:value="97.92" calcext:value-type="float">
            <text:p>97,92</text:p>
          </table:table-cell>
          <table:table-cell table:style-name="ce288" table:formula="of:=[$Много_кол_бло_огр.$G13]*[$блоки_площади_огражд.D$12]" office:value-type="float" office:value="60.84" calcext:value-type="float">
            <text:p>60,84</text:p>
          </table:table-cell>
          <table:table-cell table:style-name="ce288" table:formula="of:=[$Много_кол_бло_огр.$G13]*[$блоки_площади_огражд.E$12]" office:value-type="float" office:value="0" calcext:value-type="float">
            <text:p>0</text:p>
          </table:table-cell>
          <table:table-cell table:style-name="ce288" table:formula="of:=[$Много_кол_бло_огр.$G13]*[$блоки_площади_огражд.F$12]" office:value-type="float" office:value="0" calcext:value-type="float">
            <text:p>0</text:p>
          </table:table-cell>
          <table:table-cell table:style-name="ce288" table:formula="of:=[$Много_кол_бло_огр.$G13]*[$блоки_площади_огражд.G$12]" office:value-type="float" office:value="711.6" calcext:value-type="float">
            <text:p>711,6</text:p>
          </table:table-cell>
          <table:table-cell table:style-name="ce315" table:formula="of:=[$Много_кол_бло_огр.$H13]*[$блоки_площади_огражд.B$13]" office:value-type="float" office:value="0" calcext:value-type="float">
            <text:p>0,00</text:p>
          </table:table-cell>
          <table:table-cell table:style-name="ce315" table:formula="of:=[$Много_кол_бло_огр.$H13]*[$блоки_площади_огражд.C$13]" office:value-type="float" office:value="0" calcext:value-type="float">
            <text:p>0,00</text:p>
          </table:table-cell>
          <table:table-cell table:style-name="ce315" table:formula="of:=[$Много_кол_бло_огр.$H13]*[$блоки_площади_огражд.D$13]" office:value-type="float" office:value="0" calcext:value-type="float">
            <text:p>0,00</text:p>
          </table:table-cell>
          <table:table-cell table:style-name="ce315" table:formula="of:=[$Много_кол_бло_огр.$H13]*[$блоки_площади_огражд.E$13]" office:value-type="float" office:value="0" calcext:value-type="float">
            <text:p>0,00</text:p>
          </table:table-cell>
          <table:table-cell table:style-name="ce315" table:formula="of:=[$Много_кол_бло_огр.$H13]*[$блоки_площади_огражд.F$13]" office:value-type="float" office:value="0" calcext:value-type="float">
            <text:p>0,00</text:p>
          </table:table-cell>
          <table:table-cell table:style-name="ce315" table:formula="of:=[$Много_кол_бло_огр.$H13]*[$блоки_площади_огражд.G$13]" office:value-type="float" office:value="0" calcext:value-type="float">
            <text:p>0,00</text:p>
          </table:table-cell>
          <table:table-cell table:style-name="ce288" table:formula="of:=[$Много_кол_бло_огр.$H13]*[$блоки_площади_огражд.B$14]" office:value-type="float" office:value="0" calcext:value-type="float">
            <text:p>0</text:p>
          </table:table-cell>
          <table:table-cell table:style-name="ce288" table:formula="of:=[$Много_кол_бло_огр.$H13]*[$блоки_площади_огражд.C$14]" office:value-type="float" office:value="0" calcext:value-type="float">
            <text:p>0</text:p>
          </table:table-cell>
          <table:table-cell table:style-name="ce288" table:formula="of:=[$Много_кол_бло_огр.$H13]*[$блоки_площади_огражд.D$14]" office:value-type="float" office:value="0" calcext:value-type="float">
            <text:p>0</text:p>
          </table:table-cell>
          <table:table-cell table:style-name="ce288" table:formula="of:=[$Много_кол_бло_огр.$H13]*[$блоки_площади_огражд.E$14]" office:value-type="float" office:value="0" calcext:value-type="float">
            <text:p>0</text:p>
          </table:table-cell>
          <table:table-cell table:style-name="ce288" table:formula="of:=[$Много_кол_бло_огр.$H13]*[$блоки_площади_огражд.F$14]" office:value-type="float" office:value="0" calcext:value-type="float">
            <text:p>0</text:p>
          </table:table-cell>
          <table:table-cell table:style-name="ce288" table:formula="of:=[$Много_кол_бло_огр.$H13]*[$блоки_площади_огражд.G$14]" office:value-type="float" office:value="0" calcext:value-type="float">
            <text:p>0</text:p>
          </table:table-cell>
          <table:table-cell table:style-name="ce282" office:value-type="float" office:value="8" calcext:value-type="float">
            <text:p>8</text:p>
          </table:table-cell>
          <table:table-cell table:style-name="ce315" table:formula="of:=[.C13]+[.I13]*([.$BW13]-1)+[.O13]+[.U13]*([.$BW13]-1)+[.AA13]+[.AG13]*([.$BW13]-1)+[.AM13]+[.AS13]*([.$BW13]-1)+[.AY13]+[.BE13]*([.$BW13]-1)+[.BK13]+[.BQ13]*([.$BW13]-1)" office:value-type="float" office:value="7209.96" calcext:value-type="float">
            <text:p>7209,96</text:p>
          </table:table-cell>
          <table:table-cell table:style-name="ce315" table:formula="of:=[.D13]+[.J13]*([.$BW13]-1)+[.P13]+[.V13]*([.$BW13]-1)+[.AB13]+[.AH13]*([.$BW13]-1)+[.AN13]+[.AT13]*([.$BW13]-1)+[.AZ13]+[.BF13]*([.$BW13]-1)+[.BL13]+[.BR13]*([.$BW13]-1)" office:value-type="float" office:value="3893.76" calcext:value-type="float">
            <text:p>3893,76</text:p>
          </table:table-cell>
          <table:table-cell table:style-name="ce315" table:formula="of:=[.E13]+[.K13]*([.$BW13]-1)+[.Q13]+[.W13]*([.$BW13]-1)+[.AC13]+[.AI13]*([.$BW13]-1)+[.AO13]+[.AU13]*([.$BW13]-1)+[.BA13]+[.BG13]*([.$BW13]-1)+[.BM13]+[.BS13]*([.$BW13]-1)" office:value-type="float" office:value="2539.2" calcext:value-type="float">
            <text:p>2539,20</text:p>
          </table:table-cell>
          <table:table-cell table:style-name="ce315" table:formula="of:=[.F13]+[.L13]*([.$BW13]-1)+[.R13]+[.X13]*([.$BW13]-1)+[.AD13]+[.AJ13]*([.$BW13]-1)+[.AP13]+[.AV13]*([.$BW13]-1)+[.BB13]+[.BH13]*([.$BW13]-1)+[.BN13]+[.BT13]*([.$BW13]-1)" office:value-type="float" office:value="22.68" calcext:value-type="float">
            <text:p>22,68</text:p>
          </table:table-cell>
          <table:table-cell table:style-name="ce315" table:formula="of:=[.G13]+[.M13]+[.S13]+[.Y13]+[.AE13]+[.AK13]+[.AQ13]+[.AW13]+[.BC13]+[.BI13]+[.BO13]+[.BU13]" office:value-type="float" office:value="3184.7" calcext:value-type="float">
            <text:p>3184,70</text:p>
          </table:table-cell>
          <table:table-cell table:style-name="ce315" table:formula="of:=[.H13]+[.N13]+[.T13]+[.Z13]+[.AF13]+[.AL13]+[.AR13]+[.AX13]+[.BD13]+[.BJ13]+[.BP13]+[.BV13]" office:value-type="float" office:value="3184.7" calcext:value-type="float">
            <text:p>3184,70</text:p>
          </table:table-cell>
          <table:table-cell table:style-name="ce288" office:value-type="float" office:value="22" calcext:value-type="float">
            <text:p>22</text:p>
          </table:table-cell>
          <table:table-cell table:style-name="ce322" office:value-type="float" office:value="-34" calcext:value-type="float">
            <text:p>-34</text:p>
          </table:table-cell>
          <table:table-cell table:style-name="ce291" office:value-type="float" office:value="3.85" calcext:value-type="float">
            <text:p>3,85</text:p>
          </table:table-cell>
          <table:table-cell table:style-name="ce291" office:value-type="float" office:value="0.47" calcext:value-type="float">
            <text:p>0,47</text:p>
          </table:table-cell>
          <table:table-cell table:style-name="ce291" office:value-type="float" office:value="0.28" calcext:value-type="float">
            <text:p>0,28</text:p>
          </table:table-cell>
          <table:table-cell table:style-name="ce291" office:value-type="float" office:value="0.47" calcext:value-type="float">
            <text:p>0,47</text:p>
          </table:table-cell>
          <table:table-cell table:number-columns-repeated="2" table:style-name="ce291" office:value-type="float" office:value="1.36" calcext:value-type="float">
            <text:p>1,36</text:p>
          </table:table-cell>
          <table:table-cell table:style-name="ce291" table:formula="of:=[.BX13]*(([.$CD13]-[.$CE13])/[.CF13])" office:value-type="float" office:value="104872.145454545" calcext:value-type="float">
            <text:p>104872,145454545</text:p>
          </table:table-cell>
          <table:table-cell table:style-name="ce291" table:formula="of:=[.BY13]*(([.$CD13]-[.$CE13])/[.CG13])" office:value-type="float" office:value="463937.361702128" calcext:value-type="float">
            <text:p>463937,361702128</text:p>
          </table:table-cell>
          <table:table-cell table:style-name="ce291" table:formula="of:=[.BZ13]*(([.$CD13]-[.$CE13])/[.CH13])" office:value-type="float" office:value="507840" calcext:value-type="float">
            <text:p>507840</text:p>
          </table:table-cell>
          <table:table-cell table:style-name="ce291" table:formula="of:=[.CA13]*(([.$CD13]-[.$CE13])/[.CI13])" office:value-type="float" office:value="2702.29787234043" calcext:value-type="float">
            <text:p>2702,29787234043</text:p>
          </table:table-cell>
          <table:table-cell table:style-name="ce291" table:formula="of:=[.CB13]*(([.$CD13]-[.$CE13])/[.CJ13])" office:value-type="float" office:value="131134.705882353" calcext:value-type="float">
            <text:p>131134,705882353</text:p>
          </table:table-cell>
          <table:table-cell table:style-name="ce291" table:formula="of:=[.CC13]*(([.$CD13]-[.$CE13])/[.CK13])" office:value-type="float" office:value="131134.705882353" calcext:value-type="float">
            <text:p>131134,705882353</text:p>
          </table:table-cell>
          <table:table-cell table:style-name="ce315" table:formula="of:=SUM([.CL13:.CQ13])" office:value-type="float" office:value="1341621.21679372" calcext:value-type="float">
            <text:p>1341621,22</text:p>
          </table:table-cell>
          <table:table-cell table:style-name="ce337"/>
          <table:table-cell table:style-name="ce333"/>
          <table:table-cell table:style-name="ce333" table:formula="of:=[.CT13]*0.000001" office:value-type="float" office:value="0" calcext:value-type="float">
            <text:p>0</text:p>
          </table:table-cell>
          <table:table-cell table:style-name="ce333"/>
          <table:table-cell table:style-name="ce339" office:value-type="float" office:value="2221270.97" calcext:value-type="float">
            <text:p>2221270,97</text:p>
          </table:table-cell>
          <table:table-cell table:style-name="ce333" table:formula="of:=[.CW13]*0.000001*0.859845" office:value-type="float" office:value="1.90994873719965" calcext:value-type="float">
            <text:p>1,90994873719965</text:p>
          </table:table-cell>
          <table:table-cell table:style-name="ce343" table:formula="of:=[.CX13]*154" office:value-type="float" office:value="294.132105528746" calcext:value-type="float">
            <text:p>294,132105528746</text:p>
          </table:table-cell>
          <table:table-cell table:style-name="ce333"/>
          <table:table-cell table:number-columns-repeated="16280"/>
        </table:table-row>
        <table:table-row table:style-name="ro1">
          <table:covered-table-cell table:style-name="ce304"/>
          <table:table-cell table:style-name="ce311" office:value-type="string" calcext:value-type="string">
            <text:p>3-3</text:p>
          </table:table-cell>
          <table:table-cell table:style-name="ce316" table:formula="of:=[$Много_кол_бло_огр.$C14]*[$блоки_площади_огражд.$B13]" office:value-type="float" office:value="0" calcext:value-type="float">
            <text:p>0,00</text:p>
          </table:table-cell>
          <table:table-cell table:style-name="ce316" table:formula="of:=[$Много_кол_бло_огр.$C14]*[$блоки_площади_огражд.$B13]" office:value-type="float" office:value="0" calcext:value-type="float">
            <text:p>0,00</text:p>
          </table:table-cell>
          <table:table-cell table:style-name="ce316" table:formula="of:=[$Много_кол_бло_огр.$C14]*[$блоки_площади_огражд.$B13]" office:value-type="float" office:value="0" calcext:value-type="float">
            <text:p>0,00</text:p>
          </table:table-cell>
          <table:table-cell table:style-name="ce316" table:formula="of:=[$Много_кол_бло_огр.$C14]*[$блоки_площади_огражд.$B13]" office:value-type="float" office:value="0" calcext:value-type="float">
            <text:p>0,00</text:p>
          </table:table-cell>
          <table:table-cell table:style-name="ce316" table:formula="of:=[$Много_кол_бло_огр.$C14]*[$блоки_площади_огражд.$B13]" office:value-type="float" office:value="0" calcext:value-type="float">
            <text:p>0,00</text:p>
          </table:table-cell>
          <table:table-cell table:style-name="ce316" table:formula="of:=[$Много_кол_бло_огр.$C14]*[$блоки_площади_огражд.$B13]" office:value-type="float" office:value="0" calcext:value-type="float">
            <text:p>0,00</text:p>
          </table:table-cell>
          <table:table-cell table:style-name="ce319" table:formula="of:=[$Много_кол_бло_огр.$D14]*[$блоки_площади_огражд.B$4]" office:value-type="float" office:value="0" calcext:value-type="float">
            <text:p>0</text:p>
          </table:table-cell>
          <table:table-cell table:style-name="ce319" table:formula="of:=[$Много_кол_бло_огр.$D14]*[$блоки_площади_огражд.C$4]" office:value-type="float" office:value="0" calcext:value-type="float">
            <text:p>0</text:p>
          </table:table-cell>
          <table:table-cell table:style-name="ce319" table:formula="of:=[$Много_кол_бло_огр.$D14]*[$блоки_площади_огражд.D$4]" office:value-type="float" office:value="0" calcext:value-type="float">
            <text:p>0</text:p>
          </table:table-cell>
          <table:table-cell table:style-name="ce319" table:formula="of:=[$Много_кол_бло_огр.$D14]*[$блоки_площади_огражд.E$4]" office:value-type="float" office:value="0" calcext:value-type="float">
            <text:p>0</text:p>
          </table:table-cell>
          <table:table-cell table:style-name="ce319" table:formula="of:=[$Много_кол_бло_огр.$D14]*[$блоки_площади_огражд.F$4]" office:value-type="float" office:value="0" calcext:value-type="float">
            <text:p>0</text:p>
          </table:table-cell>
          <table:table-cell table:style-name="ce319" table:formula="of:=[$Много_кол_бло_огр.$D14]*[$блоки_площади_огражд.G$4]" office:value-type="float" office:value="0" calcext:value-type="float">
            <text:p>0</text:p>
          </table:table-cell>
          <table:table-cell table:style-name="ce316" table:formula="of:=[$Много_кол_бло_огр.$D14]*[$блоки_площади_огражд.B$5]" office:value-type="float" office:value="0" calcext:value-type="float">
            <text:p>0,00</text:p>
          </table:table-cell>
          <table:table-cell table:style-name="ce316" table:formula="of:=[$Много_кол_бло_огр.$D14]*[$блоки_площади_огражд.C$5]" office:value-type="float" office:value="0" calcext:value-type="float">
            <text:p>0,00</text:p>
          </table:table-cell>
          <table:table-cell table:style-name="ce316" table:formula="of:=[$Много_кол_бло_огр.$D14]*[$блоки_площади_огражд.D$5]" office:value-type="float" office:value="0" calcext:value-type="float">
            <text:p>0,00</text:p>
          </table:table-cell>
          <table:table-cell table:style-name="ce316" table:formula="of:=[$Много_кол_бло_огр.$D14]*[$блоки_площади_огражд.E$5]" office:value-type="float" office:value="0" calcext:value-type="float">
            <text:p>0,00</text:p>
          </table:table-cell>
          <table:table-cell table:style-name="ce316" table:formula="of:=[$Много_кол_бло_огр.$D14]*[$блоки_площади_огражд.F$5]" office:value-type="float" office:value="0" calcext:value-type="float">
            <text:p>0,00</text:p>
          </table:table-cell>
          <table:table-cell table:style-name="ce316" table:formula="of:=[$Много_кол_бло_огр.$D14]*[$блоки_площади_огражд.G$5]" office:value-type="float" office:value="0" calcext:value-type="float">
            <text:p>0,00</text:p>
          </table:table-cell>
          <table:table-cell table:style-name="ce319" table:formula="of:=[$Много_кол_бло_огр.$D14]*[$блоки_площади_огражд.B$6]" office:value-type="float" office:value="0" calcext:value-type="float">
            <text:p>0</text:p>
          </table:table-cell>
          <table:table-cell table:style-name="ce319" table:formula="of:=[$Много_кол_бло_огр.$D14]*[$блоки_площади_огражд.C$6]" office:value-type="float" office:value="0" calcext:value-type="float">
            <text:p>0</text:p>
          </table:table-cell>
          <table:table-cell table:style-name="ce319" table:formula="of:=[$Много_кол_бло_огр.$D14]*[$блоки_площади_огражд.D$6]" office:value-type="float" office:value="0" calcext:value-type="float">
            <text:p>0</text:p>
          </table:table-cell>
          <table:table-cell table:style-name="ce319" table:formula="of:=[$Много_кол_бло_огр.$D14]*[$блоки_площади_огражд.E$6]" office:value-type="float" office:value="0" calcext:value-type="float">
            <text:p>0</text:p>
          </table:table-cell>
          <table:table-cell table:style-name="ce319" table:formula="of:=[$Много_кол_бло_огр.$D14]*[$блоки_площади_огражд.F$6]" office:value-type="float" office:value="0" calcext:value-type="float">
            <text:p>0</text:p>
          </table:table-cell>
          <table:table-cell table:style-name="ce319" table:formula="of:=[$Много_кол_бло_огр.$D14]*[$блоки_площади_огражд.G$6]" office:value-type="float" office:value="0" calcext:value-type="float">
            <text:p>0</text:p>
          </table:table-cell>
          <table:table-cell table:style-name="ce316" table:formula="of:=[$Много_кол_бло_огр.$E14]*[$блоки_площади_огражд.B$7]" office:value-type="float" office:value="599.2" calcext:value-type="float">
            <text:p>599,20</text:p>
          </table:table-cell>
          <table:table-cell table:style-name="ce316" table:formula="of:=[$Много_кол_бло_огр.$E14]*[$блоки_площади_огражд.C$7]" office:value-type="float" office:value="375.2" calcext:value-type="float">
            <text:p>375,20</text:p>
          </table:table-cell>
          <table:table-cell table:style-name="ce316" table:formula="of:=[$Много_кол_бло_огр.$E14]*[$блоки_площади_огражд.D$7]" office:value-type="float" office:value="242.76" calcext:value-type="float">
            <text:p>242,76</text:p>
          </table:table-cell>
          <table:table-cell table:style-name="ce316" table:formula="of:=[$Много_кол_бло_огр.$E14]*[$блоки_площади_огражд.E$7]" office:value-type="float" office:value="17.64" calcext:value-type="float">
            <text:p>17,64</text:p>
          </table:table-cell>
          <table:table-cell table:style-name="ce316" table:formula="of:=[$Много_кол_бло_огр.$E14]*[$блоки_площади_огражд.F$7]" office:value-type="float" office:value="2473.1" calcext:value-type="float">
            <text:p>2473,10</text:p>
          </table:table-cell>
          <table:table-cell table:style-name="ce316" table:formula="of:=[$Много_кол_бло_огр.$E14]*[$блоки_площади_огражд.G$7]" office:value-type="float" office:value="0" calcext:value-type="float">
            <text:p>0,00</text:p>
          </table:table-cell>
          <table:table-cell table:style-name="ce319" table:formula="of:=[$Много_кол_бло_огр.$E14]*[$блоки_площади_огражд.B$8]" office:value-type="float" office:value="600.04" calcext:value-type="float">
            <text:p>600,04</text:p>
          </table:table-cell>
          <table:table-cell table:style-name="ce319" table:formula="of:=[$Много_кол_бло_огр.$E14]*[$блоки_площади_огражд.C$8]" office:value-type="float" office:value="392" calcext:value-type="float">
            <text:p>392</text:p>
          </table:table-cell>
          <table:table-cell table:style-name="ce319" table:formula="of:=[$Много_кол_бло_огр.$E14]*[$блоки_площади_огражд.D$8]" office:value-type="float" office:value="242.76" calcext:value-type="float">
            <text:p>242,76</text:p>
          </table:table-cell>
          <table:table-cell table:style-name="ce319" table:formula="of:=[$Много_кол_бло_огр.$E14]*[$блоки_площади_огражд.E$8]" office:value-type="float" office:value="0" calcext:value-type="float">
            <text:p>0</text:p>
          </table:table-cell>
          <table:table-cell table:style-name="ce319" table:formula="of:=[$Много_кол_бло_огр.$E14]*[$блоки_площади_огражд.F$8]" office:value-type="float" office:value="0" calcext:value-type="float">
            <text:p>0</text:p>
          </table:table-cell>
          <table:table-cell table:style-name="ce319" table:formula="of:=[$Много_кол_бло_огр.$E14]*[$блоки_площади_огражд.G$8]" office:value-type="float" office:value="2473.1" calcext:value-type="float">
            <text:p>2473,1</text:p>
          </table:table-cell>
          <table:table-cell table:style-name="ce316" table:formula="of:=[$Много_кол_бло_огр.$F14]*[$блоки_площади_огражд.B$9]" office:value-type="float" office:value="260.96" calcext:value-type="float">
            <text:p>260,96</text:p>
          </table:table-cell>
          <table:table-cell table:style-name="ce316" table:formula="of:=[$Много_кол_бло_огр.$F14]*[$блоки_площади_огражд.C$9]" office:value-type="float" office:value="107.2" calcext:value-type="float">
            <text:p>107,20</text:p>
          </table:table-cell>
          <table:table-cell table:style-name="ce316" table:formula="of:=[$Много_кол_бло_огр.$F14]*[$блоки_площади_огражд.D$9]" office:value-type="float" office:value="83.16" calcext:value-type="float">
            <text:p>83,16</text:p>
          </table:table-cell>
          <table:table-cell table:style-name="ce316" table:formula="of:=[$Много_кол_бло_огр.$F14]*[$блоки_площади_огражд.E$9]" office:value-type="float" office:value="5.04" calcext:value-type="float">
            <text:p>5,04</text:p>
          </table:table-cell>
          <table:table-cell table:style-name="ce316" table:formula="of:=[$Много_кол_бло_огр.$F14]*[$блоки_площади_огражд.F$9]" office:value-type="float" office:value="706.6" calcext:value-type="float">
            <text:p>706,60</text:p>
          </table:table-cell>
          <table:table-cell table:style-name="ce316" table:formula="of:=[$Много_кол_бло_огр.$F14]*[$блоки_площади_огражд.G$9]" office:value-type="float" office:value="0" calcext:value-type="float">
            <text:p>0,00</text:p>
          </table:table-cell>
          <table:table-cell table:style-name="ce319" table:formula="of:=[$Много_кол_бло_огр.$F14]*[$блоки_площади_огражд.B$10]" office:value-type="float" office:value="261.2" calcext:value-type="float">
            <text:p>261,2</text:p>
          </table:table-cell>
          <table:table-cell table:style-name="ce319" table:formula="of:=[$Много_кол_бло_огр.$F14]*[$блоки_площади_огражд.C$10]" office:value-type="float" office:value="112" calcext:value-type="float">
            <text:p>112</text:p>
          </table:table-cell>
          <table:table-cell table:style-name="ce319" table:formula="of:=[$Много_кол_бло_огр.$F14]*[$блоки_площади_огражд.D$10]" office:value-type="float" office:value="83.16" calcext:value-type="float">
            <text:p>83,16</text:p>
          </table:table-cell>
          <table:table-cell table:style-name="ce319" table:formula="of:=[$Много_кол_бло_огр.$F14]*[$блоки_площади_огражд.E$10]" office:value-type="float" office:value="0" calcext:value-type="float">
            <text:p>0</text:p>
          </table:table-cell>
          <table:table-cell table:style-name="ce319" table:formula="of:=[$Много_кол_бло_огр.$F14]*[$блоки_площади_огражд.F$10]" office:value-type="float" office:value="0" calcext:value-type="float">
            <text:p>0</text:p>
          </table:table-cell>
          <table:table-cell table:style-name="ce319" table:formula="of:=[$Много_кол_бло_огр.$F14]*[$блоки_площади_огражд.G$10]" office:value-type="float" office:value="706.6" calcext:value-type="float">
            <text:p>706,6</text:p>
          </table:table-cell>
          <table:table-cell table:style-name="ce316" table:formula="of:=[$Много_кол_бло_огр.$G14]*[$блоки_площади_огражд.B$11]" office:value-type="float" office:value="107.42" calcext:value-type="float">
            <text:p>107,42</text:p>
          </table:table-cell>
          <table:table-cell table:style-name="ce316" table:formula="of:=[$Много_кол_бло_огр.$G14]*[$блоки_площади_огражд.C$11]" office:value-type="float" office:value="44.56" calcext:value-type="float">
            <text:p>44,56</text:p>
          </table:table-cell>
          <table:table-cell table:style-name="ce316" table:formula="of:=[$Много_кол_бло_огр.$G14]*[$блоки_площади_огражд.D$11]" office:value-type="float" office:value="30.42" calcext:value-type="float">
            <text:p>30,42</text:p>
          </table:table-cell>
          <table:table-cell table:style-name="ce316" table:formula="of:=[$Много_кол_бло_огр.$G14]*[$блоки_площади_огражд.E$11]" office:value-type="float" office:value="2.52" calcext:value-type="float">
            <text:p>2,52</text:p>
          </table:table-cell>
          <table:table-cell table:style-name="ce316" table:formula="of:=[$Много_кол_бло_огр.$G14]*[$блоки_площади_огражд.F$11]" office:value-type="float" office:value="355.8" calcext:value-type="float">
            <text:p>355,80</text:p>
          </table:table-cell>
          <table:table-cell table:style-name="ce316" table:formula="of:=[$Много_кол_бло_огр.$G14]*[$блоки_площади_огражд.G$11]" office:value-type="float" office:value="0" calcext:value-type="float">
            <text:p>0,00</text:p>
          </table:table-cell>
          <table:table-cell table:style-name="ce319" table:formula="of:=[$Много_кол_бло_огр.$G14]*[$блоки_площади_огражд.B$12]" office:value-type="float" office:value="105.54" calcext:value-type="float">
            <text:p>105,54</text:p>
          </table:table-cell>
          <table:table-cell table:style-name="ce319" table:formula="of:=[$Много_кол_бло_огр.$G14]*[$блоки_площади_огражд.C$12]" office:value-type="float" office:value="48.96" calcext:value-type="float">
            <text:p>48,96</text:p>
          </table:table-cell>
          <table:table-cell table:style-name="ce319" table:formula="of:=[$Много_кол_бло_огр.$G14]*[$блоки_площади_огражд.D$12]" office:value-type="float" office:value="30.42" calcext:value-type="float">
            <text:p>30,42</text:p>
          </table:table-cell>
          <table:table-cell table:style-name="ce319" table:formula="of:=[$Много_кол_бло_огр.$G14]*[$блоки_площади_огражд.E$12]" office:value-type="float" office:value="0" calcext:value-type="float">
            <text:p>0</text:p>
          </table:table-cell>
          <table:table-cell table:style-name="ce319" table:formula="of:=[$Много_кол_бло_огр.$G14]*[$блоки_площади_огражд.F$12]" office:value-type="float" office:value="0" calcext:value-type="float">
            <text:p>0</text:p>
          </table:table-cell>
          <table:table-cell table:style-name="ce319" table:formula="of:=[$Много_кол_бло_огр.$G14]*[$блоки_площади_огражд.G$12]" office:value-type="float" office:value="355.8" calcext:value-type="float">
            <text:p>355,8</text:p>
          </table:table-cell>
          <table:table-cell table:style-name="ce316" table:formula="of:=[$Много_кол_бло_огр.$H14]*[$блоки_площади_огражд.B$13]" office:value-type="float" office:value="0" calcext:value-type="float">
            <text:p>0,00</text:p>
          </table:table-cell>
          <table:table-cell table:style-name="ce316" table:formula="of:=[$Много_кол_бло_огр.$H14]*[$блоки_площади_огражд.C$13]" office:value-type="float" office:value="0" calcext:value-type="float">
            <text:p>0,00</text:p>
          </table:table-cell>
          <table:table-cell table:style-name="ce316" table:formula="of:=[$Много_кол_бло_огр.$H14]*[$блоки_площади_огражд.D$13]" office:value-type="float" office:value="0" calcext:value-type="float">
            <text:p>0,00</text:p>
          </table:table-cell>
          <table:table-cell table:style-name="ce316" table:formula="of:=[$Много_кол_бло_огр.$H14]*[$блоки_площади_огражд.E$13]" office:value-type="float" office:value="0" calcext:value-type="float">
            <text:p>0,00</text:p>
          </table:table-cell>
          <table:table-cell table:style-name="ce316" table:formula="of:=[$Много_кол_бло_огр.$H14]*[$блоки_площади_огражд.F$13]" office:value-type="float" office:value="0" calcext:value-type="float">
            <text:p>0,00</text:p>
          </table:table-cell>
          <table:table-cell table:style-name="ce316" table:formula="of:=[$Много_кол_бло_огр.$H14]*[$блоки_площади_огражд.G$13]" office:value-type="float" office:value="0" calcext:value-type="float">
            <text:p>0,00</text:p>
          </table:table-cell>
          <table:table-cell table:style-name="ce319" table:formula="of:=[$Много_кол_бло_огр.$H14]*[$блоки_площади_огражд.B$14]" office:value-type="float" office:value="0" calcext:value-type="float">
            <text:p>0</text:p>
          </table:table-cell>
          <table:table-cell table:style-name="ce319" table:formula="of:=[$Много_кол_бло_огр.$H14]*[$блоки_площади_огражд.C$14]" office:value-type="float" office:value="0" calcext:value-type="float">
            <text:p>0</text:p>
          </table:table-cell>
          <table:table-cell table:style-name="ce319" table:formula="of:=[$Много_кол_бло_огр.$H14]*[$блоки_площади_огражд.D$14]" office:value-type="float" office:value="0" calcext:value-type="float">
            <text:p>0</text:p>
          </table:table-cell>
          <table:table-cell table:style-name="ce319" table:formula="of:=[$Много_кол_бло_огр.$H14]*[$блоки_площади_огражд.E$14]" office:value-type="float" office:value="0" calcext:value-type="float">
            <text:p>0</text:p>
          </table:table-cell>
          <table:table-cell table:style-name="ce319" table:formula="of:=[$Много_кол_бло_огр.$H14]*[$блоки_площади_огражд.F$14]" office:value-type="float" office:value="0" calcext:value-type="float">
            <text:p>0</text:p>
          </table:table-cell>
          <table:table-cell table:style-name="ce319" table:formula="of:=[$Много_кол_бло_огр.$H14]*[$блоки_площади_огражд.G$14]" office:value-type="float" office:value="0" calcext:value-type="float">
            <text:p>0</text:p>
          </table:table-cell>
          <table:table-cell table:style-name="ce321" office:value-type="float" office:value="8" calcext:value-type="float">
            <text:p>8</text:p>
          </table:table-cell>
          <table:table-cell table:style-name="ce316" table:formula="of:=[.C14]+[.I14]*([.$BW14]-1)+[.O14]+[.U14]*([.$BW14]-1)+[.AA14]+[.AG14]*([.$BW14]-1)+[.AM14]+[.AS14]*([.$BW14]-1)+[.AY14]+[.BE14]*([.$BW14]-1)+[.BK14]+[.BQ14]*([.$BW14]-1)" office:value-type="float" office:value="7735.04" calcext:value-type="float">
            <text:p>7735,04</text:p>
          </table:table-cell>
          <table:table-cell table:style-name="ce316" table:formula="of:=[.D14]+[.J14]*([.$BW14]-1)+[.P14]+[.V14]*([.$BW14]-1)+[.AB14]+[.AH14]*([.$BW14]-1)+[.AN14]+[.AT14]*([.$BW14]-1)+[.AZ14]+[.BF14]*([.$BW14]-1)+[.BL14]+[.BR14]*([.$BW14]-1)" office:value-type="float" office:value="4397.68" calcext:value-type="float">
            <text:p>4397,68</text:p>
          </table:table-cell>
          <table:table-cell table:style-name="ce316" table:formula="of:=[.E14]+[.K14]*([.$BW14]-1)+[.Q14]+[.W14]*([.$BW14]-1)+[.AC14]+[.AI14]*([.$BW14]-1)+[.AO14]+[.AU14]*([.$BW14]-1)+[.BA14]+[.BG14]*([.$BW14]-1)+[.BM14]+[.BS14]*([.$BW14]-1)" office:value-type="float" office:value="2850.72" calcext:value-type="float">
            <text:p>2850,72</text:p>
          </table:table-cell>
          <table:table-cell table:style-name="ce316" table:formula="of:=[.F14]+[.L14]*([.$BW14]-1)+[.R14]+[.X14]*([.$BW14]-1)+[.AD14]+[.AJ14]*([.$BW14]-1)+[.AP14]+[.AV14]*([.$BW14]-1)+[.BB14]+[.BH14]*([.$BW14]-1)+[.BN14]+[.BT14]*([.$BW14]-1)" office:value-type="float" office:value="25.2" calcext:value-type="float">
            <text:p>25,20</text:p>
          </table:table-cell>
          <table:table-cell table:style-name="ce316" table:formula="of:=[.G14]+[.M14]+[.S14]+[.Y14]+[.AE14]+[.AK14]+[.AQ14]+[.AW14]+[.BC14]+[.BI14]+[.BO14]+[.BU14]" office:value-type="float" office:value="3535.5" calcext:value-type="float">
            <text:p>3535,50</text:p>
          </table:table-cell>
          <table:table-cell table:style-name="ce316" table:formula="of:=[.H14]+[.N14]+[.T14]+[.Z14]+[.AF14]+[.AL14]+[.AR14]+[.AX14]+[.BD14]+[.BJ14]+[.BP14]+[.BV14]" office:value-type="float" office:value="3535.5" calcext:value-type="float">
            <text:p>3535,50</text:p>
          </table:table-cell>
          <table:table-cell table:style-name="ce319" office:value-type="float" office:value="22" calcext:value-type="float">
            <text:p>22</text:p>
          </table:table-cell>
          <table:table-cell table:style-name="ce323" office:value-type="float" office:value="-34" calcext:value-type="float">
            <text:p>-34</text:p>
          </table:table-cell>
          <table:table-cell table:style-name="ce330" office:value-type="float" office:value="3.85" calcext:value-type="float">
            <text:p>3,85</text:p>
          </table:table-cell>
          <table:table-cell table:style-name="ce330" office:value-type="float" office:value="0.47" calcext:value-type="float">
            <text:p>0,47</text:p>
          </table:table-cell>
          <table:table-cell table:style-name="ce330" office:value-type="float" office:value="0.28" calcext:value-type="float">
            <text:p>0,28</text:p>
          </table:table-cell>
          <table:table-cell table:style-name="ce330" office:value-type="float" office:value="0.47" calcext:value-type="float">
            <text:p>0,47</text:p>
          </table:table-cell>
          <table:table-cell table:number-columns-repeated="2" table:style-name="ce330" office:value-type="float" office:value="1.36" calcext:value-type="float">
            <text:p>1,36</text:p>
          </table:table-cell>
          <table:table-cell table:style-name="ce330" table:formula="of:=[.BX14]*(([.$CD14]-[.$CE14])/[.CF14])" office:value-type="float" office:value="112509.672727273" calcext:value-type="float">
            <text:p>112509,672727273</text:p>
          </table:table-cell>
          <table:table-cell table:style-name="ce330" table:formula="of:=[.BY14]*(([.$CD14]-[.$CE14])/[.CG14])" office:value-type="float" office:value="523978.893617021" calcext:value-type="float">
            <text:p>523978,893617021</text:p>
          </table:table-cell>
          <table:table-cell table:style-name="ce330" table:formula="of:=[.BZ14]*(([.$CD14]-[.$CE14])/[.CH14])" office:value-type="float" office:value="570144" calcext:value-type="float">
            <text:p>570144</text:p>
          </table:table-cell>
          <table:table-cell table:style-name="ce330" table:formula="of:=[.CA14]*(([.$CD14]-[.$CE14])/[.CI14])" office:value-type="float" office:value="3002.55319148936" calcext:value-type="float">
            <text:p>3002,55319148936</text:p>
          </table:table-cell>
          <table:table-cell table:style-name="ce330" table:formula="of:=[.CB14]*(([.$CD14]-[.$CE14])/[.CJ14])" office:value-type="float" office:value="145579.411764706" calcext:value-type="float">
            <text:p>145579,411764706</text:p>
          </table:table-cell>
          <table:table-cell table:style-name="ce330" table:formula="of:=[.CC14]*(([.$CD14]-[.$CE14])/[.CK14])" office:value-type="float" office:value="145579.411764706" calcext:value-type="float">
            <text:p>145579,411764706</text:p>
          </table:table-cell>
          <table:table-cell table:style-name="ce316" table:formula="of:=SUM([.CL14:.CQ14])" office:value-type="float" office:value="1500793.9430652" calcext:value-type="float">
            <text:p>1500793,94</text:p>
          </table:table-cell>
          <table:table-cell table:style-name="ce338"/>
          <table:table-cell table:style-name="ce335"/>
          <table:table-cell table:style-name="ce335" table:formula="of:=[.CT14]*0.000001" office:value-type="float" office:value="0" calcext:value-type="float">
            <text:p>0</text:p>
          </table:table-cell>
          <table:table-cell table:style-name="ce335"/>
          <table:table-cell table:style-name="ce340" office:value-type="float" office:value="2526816.36" calcext:value-type="float">
            <text:p>2526816,36</text:p>
          </table:table-cell>
          <table:table-cell table:style-name="ce335" table:formula="of:=[.CW14]*0.000001*0.859845" office:value-type="float" office:value="2.1726704130642" calcext:value-type="float">
            <text:p>2,1726704130642</text:p>
          </table:table-cell>
          <table:table-cell table:style-name="ce344" table:formula="of:=[.CX14]*154" office:value-type="float" office:value="334.591243611887" calcext:value-type="float">
            <text:p>334,591243611887</text:p>
          </table:table-cell>
          <table:table-cell table:style-name="ce333" table:formula="of:=SUM([.CY12:.CY14])" office:value-type="float" office:value="922.855454669379" calcext:value-type="float">
            <text:p>922,855454669379</text:p>
          </table:table-cell>
          <table:table-cell table:formula="of:=(SUM([.CW12:.CW14]))*0.000001" office:value-type="float" office:value="6.9693583" calcext:value-type="float">
            <text:p>6,9693583</text:p>
          </table:table-cell>
          <table:table-cell table:number-columns-repeated="16279"/>
        </table:table-row>
        <table:table-row table:style-name="ro1">
          <table:table-cell table:style-name="ce298" office:value-type="string" calcext:value-type="string">
            <text:p>ИТОГО</text:p>
          </table:table-cell>
          <table:table-cell table:style-name="ce312" table:number-columns-repeated="80"/>
          <table:table-cell table:style-name="ce298" table:number-columns-repeated="2"/>
          <table:table-cell table:style-name="ce312" table:number-columns-repeated="12"/>
          <table:table-cell table:style-name="ce332" table:formula="of:=SUM([.CR4:.CR14])" office:value-type="float" office:value="14074204.4076004" calcext:value-type="float">
            <text:p>14074204,41</text:p>
          </table:table-cell>
          <table:table-cell table:number-columns-repeated="4"/>
          <table:table-cell table:formula="of:=SUM([.CW4:.CW14])" office:value-type="float" office:value="23362836" calcext:value-type="float">
            <text:p>23362836</text:p>
          </table:table-cell>
          <table:table-cell table:formula="of:=SUM([.CX4:.CX14])" office:value-type="float" office:value="20.08841772042" calcext:value-type="float">
            <text:p>20,08841772042</text:p>
          </table:table-cell>
          <table:table-cell table:formula="of:=SUM([.CY4:.CY14])" office:value-type="float" office:value="3093.61632894468" calcext:value-type="float">
            <text:p>3093,61632894468</text:p>
          </table:table-cell>
          <table:table-cell table:number-columns-repeated="16281"/>
        </table:table-row>
        <table:table-row table:style-name="ro1" table:number-rows-repeated="6">
          <table:table-cell table:number-columns-repeated="16384"/>
        </table:table-row>
        <table:table-row table:style-name="ro3" table:number-rows-repeated="104855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блоки_площади_огражд" table:style-name="ta5">
        <table:table-column table:style-name="co20" table:default-cell-style-name="Default"/>
        <table:table-column table:style-name="co2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1" table:number-columns-repeated="16377" table:default-cell-style-name="Default"/>
        <table:table-row table:style-name="ro1">
          <table:table-cell table:style-name="ce282" office:value-type="string" calcext:value-type="string" table:number-columns-spanned="1" table:number-rows-spanned="2">
            <text:p>Номер_микрорайона</text:p>
          </table:table-cell>
          <table:table-cell table:style-name="ce347" office:value-type="string" calcext:value-type="string" table:number-columns-spanned="6" table:number-rows-spanned="1">
            <text:p>Площадь ограждающей поверхности, кв. м</text:p>
          </table:table-cell>
          <table:covered-table-cell table:number-columns-repeated="5" table:style-name="ce348"/>
          <table:table-cell table:number-columns-repeated="16377"/>
        </table:table-row>
        <table:table-row table:style-name="ro1">
          <table:covered-table-cell table:style-name="ce283"/>
          <table:table-cell table:style-name="ce299" office:value-type="string" calcext:value-type="string">
            <text:p>стена</text:p>
          </table:table-cell>
          <table:table-cell table:style-name="ce299" office:value-type="string" calcext:value-type="string">
            <text:p>окна_стеновые</text:p>
          </table:table-cell>
          <table:table-cell table:style-name="ce299" office:value-type="string" calcext:value-type="string">
            <text:p>окна_лоджии</text:p>
          </table:table-cell>
          <table:table-cell table:style-name="ce299" office:value-type="string" calcext:value-type="string">
            <text:p>двери</text:p>
          </table:table-cell>
          <table:table-cell table:style-name="ce349" office:value-type="string" calcext:value-type="string">
            <text:p>перекрытия_пол</text:p>
          </table:table-cell>
          <table:table-cell table:style-name="ce349" office:value-type="string" calcext:value-type="string">
            <text:p>перекрытия_чердак</text:p>
          </table:table-cell>
          <table:table-cell table:number-columns-repeated="16377"/>
        </table:table-row>
        <table:table-row table:style-name="ro1">
          <table:table-cell table:style-name="ce346" office:value-type="string" calcext:value-type="string">
            <text:p>Тип_1(3кв) - промежуточный_1этаж</text:p>
          </table:table-cell>
          <table:table-cell table:style-name="ce288" table:formula="of:=[$'1тип(3кв)'.F58]" office:value-type="float" office:value="67.5" calcext:value-type="float">
            <text:p>67,5</text:p>
          </table:table-cell>
          <table:table-cell table:style-name="ce288" table:formula="of:=[$'1тип(3кв)'.F18]-[$'1тип(3кв)'.F14]-[$'1тип(3кв)'.F15]-[$'1тип(3кв)'.F16]-[$'1тип(3кв)'.F17]-[$'1тип(3кв)'.F10]" office:value-type="float" office:value="39.6" calcext:value-type="float">
            <text:p>39,6</text:p>
          </table:table-cell>
          <table:table-cell table:style-name="ce288" table:formula="of:=SUM([$'1тип(3кв)'.F44:.F47])" office:value-type="float" office:value="37.59" calcext:value-type="float">
            <text:p>37,59</text:p>
          </table:table-cell>
          <table:table-cell table:style-name="ce288" table:formula="of:=[$'1тип(3кв)'.F23]" office:value-type="float" office:value="2.52" calcext:value-type="float">
            <text:p>2,52</text:p>
          </table:table-cell>
          <table:table-cell table:style-name="ce291" table:formula="of:=[$'1тип(3кв)'.B66]" office:value-type="float" office:value="256.2" calcext:value-type="float">
            <text:p>256,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346" office:value-type="string" calcext:value-type="string">
            <text:p>Тип_1(3кв) - промежуточный_2+этаж</text:p>
          </table:table-cell>
          <table:table-cell table:style-name="ce288" table:formula="of:=[$'1тип(3кв)'.F63]" office:value-type="float" office:value="67.62" calcext:value-type="float">
            <text:p>67,62</text:p>
          </table:table-cell>
          <table:table-cell table:style-name="ce288" table:formula="of:=SUM([$'1тип(3кв)'.F10:.F13])" office:value-type="float" office:value="42" calcext:value-type="float">
            <text:p>42</text:p>
          </table:table-cell>
          <table:table-cell table:style-name="ce288" table:formula="of:=[.D3]" office:value-type="float" office:value="37.59" calcext:value-type="float">
            <text:p>37,59</text:p>
          </table:table-cell>
          <table:table-cell table:style-name="ce288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291" table:formula="of:=[$'1тип(3кв)'.B66]" office:value-type="float" office:value="256.2" calcext:value-type="float">
            <text:p>256,2</text:p>
          </table:table-cell>
          <table:table-cell table:number-columns-repeated="16377"/>
        </table:table-row>
        <table:table-row table:style-name="ro1">
          <table:table-cell table:style-name="ce346" office:value-type="string" calcext:value-type="string">
            <text:p>Тип_1(3кв) - концевой_1этаж</text:p>
          </table:table-cell>
          <table:table-cell table:style-name="ce288" table:formula="of:=[$'1тип(3кв)'.F28]" office:value-type="float" office:value="112.38" calcext:value-type="float">
            <text:p>112,38</text:p>
          </table:table-cell>
          <table:table-cell table:style-name="ce288" table:formula="of:=SUM([$'1тип(3кв)'.F11:.F13])" office:value-type="float" office:value="39.6" calcext:value-type="float">
            <text:p>39,6</text:p>
          </table:table-cell>
          <table:table-cell table:style-name="ce288" table:formula="of:=SUM([$'1тип(3кв)'.F14:.F17])" office:value-type="float" office:value="41.01" calcext:value-type="float">
            <text:p>41,01</text:p>
          </table:table-cell>
          <table:table-cell table:style-name="ce288" table:formula="of:=[$'1тип(3кв)'.F23]" office:value-type="float" office:value="2.52" calcext:value-type="float">
            <text:p>2,52</text:p>
          </table:table-cell>
          <table:table-cell table:style-name="ce291" table:formula="of:=[$'1тип(3кв)'.B66]" office:value-type="float" office:value="256.2" calcext:value-type="float">
            <text:p>256,2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346" office:value-type="string" calcext:value-type="string">
            <text:p>Тип_1(3кв) - концевой_2+этаж</text:p>
          </table:table-cell>
          <table:table-cell table:style-name="ce288" table:formula="of:=[$'1тип(3кв)'.F33]" office:value-type="float" office:value="112.5" calcext:value-type="float">
            <text:p>112,5</text:p>
          </table:table-cell>
          <table:table-cell table:style-name="ce288" table:formula="of:=SUM([$'1тип(3кв)'.F10:.F13])" office:value-type="float" office:value="42" calcext:value-type="float">
            <text:p>42</text:p>
          </table:table-cell>
          <table:table-cell table:style-name="ce288" table:formula="of:=SUM([$'1тип(3кв)'.F14:.F17])" office:value-type="float" office:value="41.01" calcext:value-type="float">
            <text:p>41,01</text:p>
          </table:table-cell>
          <table:table-cell table:style-name="ce288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291" table:formula="of:=[$'1тип(3кв)'.B66]" office:value-type="float" office:value="256.2" calcext:value-type="float">
            <text:p>256,2</text:p>
          </table:table-cell>
          <table:table-cell table:number-columns-repeated="16377"/>
        </table:table-row>
        <table:table-row table:style-name="ro1">
          <table:table-cell table:style-name="ce346" office:value-type="string" calcext:value-type="string">
            <text:p>Тип_2(4кв) - промежуточный_1этаж</text:p>
          </table:table-cell>
          <table:table-cell table:style-name="ce288" table:formula="of:=[$'2тип(4кв)'.F54]" office:value-type="float" office:value="85.6" calcext:value-type="float">
            <text:p>85,6</text:p>
          </table:table-cell>
          <table:table-cell table:style-name="ce288" table:formula="of:=SUM([$'2тип(4кв)'.F40:.F41])" office:value-type="float" office:value="53.6" calcext:value-type="float">
            <text:p>53,6</text:p>
          </table:table-cell>
          <table:table-cell table:style-name="ce288" table:formula="of:=SUM([$'2тип(4кв)'.F42:.F43])" office:value-type="float" office:value="34.68" calcext:value-type="float">
            <text:p>34,68</text:p>
          </table:table-cell>
          <table:table-cell table:style-name="ce288" office:value-type="float" office:value="2.52" calcext:value-type="float">
            <text:p>2,52</text:p>
          </table:table-cell>
          <table:table-cell table:style-name="ce291" table:formula="of:=[$'2тип(4кв)'.B62]" office:value-type="float" office:value="353.3" calcext:value-type="float">
            <text:p>353,3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346" office:value-type="string" calcext:value-type="string">
            <text:p>Тип_2(4кв) - промежуточный_2+этаж</text:p>
          </table:table-cell>
          <table:table-cell table:style-name="ce288" table:formula="of:=[$'2тип(4кв)'.F59]" office:value-type="float" office:value="85.72" calcext:value-type="float">
            <text:p>85,72</text:p>
          </table:table-cell>
          <table:table-cell table:style-name="ce288" table:formula="of:=SUM([$'2тип(4кв)'.F39:.F41])" office:value-type="float" office:value="56" calcext:value-type="float">
            <text:p>56</text:p>
          </table:table-cell>
          <table:table-cell table:style-name="ce288" table:formula="of:=[.D7]" office:value-type="float" office:value="34.68" calcext:value-type="float">
            <text:p>34,68</text:p>
          </table:table-cell>
          <table:table-cell table:style-name="ce288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291" table:formula="of:=[.F7]" office:value-type="float" office:value="353.3" calcext:value-type="float">
            <text:p>353,3</text:p>
          </table:table-cell>
          <table:table-cell table:number-columns-repeated="16377"/>
        </table:table-row>
        <table:table-row table:style-name="ro1">
          <table:table-cell table:style-name="ce346" office:value-type="string" calcext:value-type="string">
            <text:p>Тип_2(4кв) - концевой_1этаж</text:p>
          </table:table-cell>
          <table:table-cell table:style-name="ce288" table:formula="of:=[$'2тип(4кв)'.F27]" office:value-type="float" office:value="130.48" calcext:value-type="float">
            <text:p>130,48</text:p>
          </table:table-cell>
          <table:table-cell table:style-name="ce288" table:formula="of:=SUM([$'2тип(4кв)'.F13:.F14])" office:value-type="float" office:value="53.6" calcext:value-type="float">
            <text:p>53,6</text:p>
          </table:table-cell>
          <table:table-cell table:style-name="ce288" table:formula="of:=SUM([$'2тип(4кв)'.F15:.F16])" office:value-type="float" office:value="41.58" calcext:value-type="float">
            <text:p>41,58</text:p>
          </table:table-cell>
          <table:table-cell table:style-name="ce288" office:value-type="float" office:value="2.52" calcext:value-type="float">
            <text:p>2,52</text:p>
          </table:table-cell>
          <table:table-cell table:style-name="ce291" table:formula="of:=[.F7]" office:value-type="float" office:value="353.3" calcext:value-type="float">
            <text:p>353,3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346" office:value-type="string" calcext:value-type="string">
            <text:p>Тип_2(4кв) - концевой_2+этаж</text:p>
          </table:table-cell>
          <table:table-cell table:style-name="ce288" table:formula="of:=[$'2тип(4кв)'.F32]" office:value-type="float" office:value="130.6" calcext:value-type="float">
            <text:p>130,6</text:p>
          </table:table-cell>
          <table:table-cell table:style-name="ce288" table:formula="of:=SUM([$'2тип(4кв)'.F12:.F14])" office:value-type="float" office:value="56" calcext:value-type="float">
            <text:p>56</text:p>
          </table:table-cell>
          <table:table-cell table:style-name="ce288" table:formula="of:=[.D9]" office:value-type="float" office:value="41.58" calcext:value-type="float">
            <text:p>41,58</text:p>
          </table:table-cell>
          <table:table-cell table:style-name="ce288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291" table:formula="of:=[.G8]" office:value-type="float" office:value="353.3" calcext:value-type="float">
            <text:p>353,3</text:p>
          </table:table-cell>
          <table:table-cell table:number-columns-repeated="16377"/>
        </table:table-row>
        <table:table-row table:style-name="ro1">
          <table:table-cell table:style-name="ce346" office:value-type="string" calcext:value-type="string">
            <text:p>У_Тип_1(3кв) - промежуточный_1этаж</text:p>
          </table:table-cell>
          <table:table-cell table:style-name="ce288" table:formula="of:=[$'У_1тип(3кв)'.F60]" office:value-type="float" office:value="107.42" calcext:value-type="float">
            <text:p>107,42</text:p>
          </table:table-cell>
          <table:table-cell table:style-name="ce288" table:formula="of:=SUM([$'У_1тип(3кв)'.F11];[$'У_1тип(3кв)'.F13:.F16])" office:value-type="float" office:value="44.56" calcext:value-type="float">
            <text:p>44,56</text:p>
          </table:table-cell>
          <table:table-cell table:style-name="ce288" table:formula="of:=SUM([$'У_1тип(3кв)'.F17:.F19])" office:value-type="float" office:value="30.42" calcext:value-type="float">
            <text:p>30,42</text:p>
          </table:table-cell>
          <table:table-cell table:style-name="ce288" office:value-type="float" office:value="2.52" calcext:value-type="float">
            <text:p>2,52</text:p>
          </table:table-cell>
          <table:table-cell table:style-name="ce291" table:formula="of:=[$'У_1тип(3кв)'.B68]" office:value-type="float" office:value="355.8" calcext:value-type="float">
            <text:p>355,8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346" office:value-type="string" calcext:value-type="string">
            <text:p>У_Тип_1(3кв) - промежуточный_2+этаж</text:p>
          </table:table-cell>
          <table:table-cell table:style-name="ce288" table:formula="of:=[$'У_1тип(3кв)'.F65]" office:value-type="float" office:value="105.54" calcext:value-type="float">
            <text:p>105,54</text:p>
          </table:table-cell>
          <table:table-cell table:style-name="ce288" table:formula="of:=SUM([$'У_1тип(3кв)'.F11:.F16])" office:value-type="float" office:value="48.96" calcext:value-type="float">
            <text:p>48,96</text:p>
          </table:table-cell>
          <table:table-cell table:style-name="ce288" table:formula="of:=[.D11]" office:value-type="float" office:value="30.42" calcext:value-type="float">
            <text:p>30,42</text:p>
          </table:table-cell>
          <table:table-cell table:style-name="ce288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355.8" calcext:value-type="float">
            <text:p>355,8</text:p>
          </table:table-cell>
          <table:table-cell table:number-columns-repeated="16377"/>
        </table:table-row>
        <table:table-row table:style-name="ro1">
          <table:table-cell table:style-name="ce346" office:value-type="string" calcext:value-type="string">
            <text:p>У_Тип_1(3кв) - концевой_1этаж</text:p>
          </table:table-cell>
          <table:table-cell table:style-name="ce288" table:formula="of:=[$'У_1тип(3кв)'.F30]" office:value-type="float" office:value="145.4" calcext:value-type="float">
            <text:p>145,4</text:p>
          </table:table-cell>
          <table:table-cell table:style-name="ce288" table:formula="of:=[.C11]" office:value-type="float" office:value="44.56" calcext:value-type="float">
            <text:p>44,56</text:p>
          </table:table-cell>
          <table:table-cell table:style-name="ce288" table:formula="of:=SUM([$'У_1тип(3кв)'.F47:.F49])" office:value-type="float" office:value="26.97" calcext:value-type="float">
            <text:p>26,97</text:p>
          </table:table-cell>
          <table:table-cell table:style-name="ce288" office:value-type="float" office:value="2.52" calcext:value-type="float">
            <text:p>2,52</text:p>
          </table:table-cell>
          <table:table-cell table:style-name="ce291" office:value-type="float" office:value="355.8" calcext:value-type="float">
            <text:p>355,8</text:p>
          </table:table-cell>
          <table:table-cell table:style-name="ce291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table:style-name="ce346" office:value-type="string" calcext:value-type="string">
            <text:p>У_Тип_1(3кв) - концевой_2+этаж</text:p>
          </table:table-cell>
          <table:table-cell table:style-name="ce288" table:formula="of:=[$'У_1тип(3кв)'.F35]" office:value-type="float" office:value="143.52" calcext:value-type="float">
            <text:p>143,52</text:p>
          </table:table-cell>
          <table:table-cell table:style-name="ce288" table:formula="of:=[.C12]" office:value-type="float" office:value="48.96" calcext:value-type="float">
            <text:p>48,96</text:p>
          </table:table-cell>
          <table:table-cell table:style-name="ce288" table:formula="of:=[.D13]" office:value-type="float" office:value="26.97" calcext:value-type="float">
            <text:p>26,97</text:p>
          </table:table-cell>
          <table:table-cell table:style-name="ce288" office:value-type="float" office:value="0" calcext:value-type="float">
            <text:p>0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355.8" calcext:value-type="float">
            <text:p>355,8</text:p>
          </table:table-cell>
          <table:table-cell table:number-columns-repeated="16377"/>
        </table:table-row>
        <table:table-row table:style-name="ro3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Мног_колич_квартир" table:style-name="ta6">
        <table:table-column table:style-name="co8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6" table:default-cell-style-name="Default"/>
        <table:table-column table:style-name="co7" table:number-columns-repeated="16376" table:default-cell-style-name="Default"/>
        <table:table-row table:style-name="ro1">
          <table:table-cell table:style-name="ce282" office:value-type="string" calcext:value-type="string" table:number-columns-spanned="1" table:number-rows-spanned="2">
            <text:p>Номер_микрорайона</text:p>
          </table:table-cell>
          <table:table-cell table:style-name="ce282" office:value-type="string" calcext:value-type="string" table:number-columns-spanned="1" table:number-rows-spanned="2">
            <text:p>Номер дома</text:p>
          </table:table-cell>
          <table:table-cell table:style-name="ce288" office:value-type="string" calcext:value-type="string" table:number-columns-spanned="4" table:number-rows-spanned="1">
            <text:p>Количество квартир, единиц</text:p>
          </table:table-cell>
          <table:covered-table-cell table:number-columns-repeated="2" table:style-name="ce292"/>
          <table:covered-table-cell table:style-name="ce293"/>
          <table:table-cell table:style-name="ce291" office:value-type="string" calcext:value-type="string" table:number-columns-spanned="1" table:number-rows-spanned="2">
            <text:p>ВСЕГО</text:p>
          </table:table-cell>
          <table:table-cell table:style-name="ce291" office:value-type="string" calcext:value-type="string" table:number-columns-spanned="1" table:number-rows-spanned="2">
            <text:p>Итог микрорайон</text:p>
          </table:table-cell>
          <table:table-cell table:number-columns-repeated="16376"/>
        </table:table-row>
        <table:table-row table:style-name="ro1">
          <table:covered-table-cell table:number-columns-repeated="2" table:style-name="ce283"/>
          <table:table-cell table:style-name="ce291" office:value-type="string" calcext:value-type="string">
            <text:p>Тип_1 (3кв)</text:p>
          </table:table-cell>
          <table:table-cell table:style-name="ce291" office:value-type="string" calcext:value-type="string">
            <text:p>Тип_2(4кв)</text:p>
          </table:table-cell>
          <table:table-cell table:style-name="ce291" office:value-type="string" calcext:value-type="string">
            <text:p>У_Тип_1(3кв)</text:p>
          </table:table-cell>
          <table:table-cell table:style-name="ce291" office:value-type="string" calcext:value-type="string">
            <text:p>У_Тип2(4кв)</text:p>
          </table:table-cell>
          <table:covered-table-cell table:number-columns-repeated="2" table:style-name="ce312"/>
          <table:table-cell table:number-columns-repeated="16376"/>
        </table:table-row>
        <table:table-row table:style-name="ro1">
          <table:table-cell table:style-name="ce284" office:value-type="string" calcext:value-type="string" table:number-columns-spanned="1" table:number-rows-spanned="5">
            <text:p>1</text:p>
          </table:table-cell>
          <table:table-cell table:style-name="ce287" office:value-type="string" calcext:value-type="string">
            <text:p>1-1</text:p>
          </table:table-cell>
          <table:table-cell table:style-name="ce291" table:formula="of:=[$Мног_колич_блоков.C3]*осн._характ_ки_малоэт_кварт![.$C$8]" office:value-type="float" office:value="0" calcext:value-type="float">
            <text:p>0</text:p>
          </table:table-cell>
          <table:table-cell table:style-name="ce291" table:formula="of:=[$Мног_колич_блоков.D3]*осн._характ_ки_малоэт_кварт![.$D$8]" office:value-type="float" office:value="256" calcext:value-type="float">
            <text:p>256</text:p>
          </table:table-cell>
          <table:table-cell table:style-name="ce291" table:formula="of:=[$Мног_колич_блоков.E3]*осн._характ_ки_малоэт_кварт![.$E$8]" office:value-type="float" office:value="24" calcext:value-type="float">
            <text:p>24</text:p>
          </table:table-cell>
          <table:table-cell table:style-name="ce291" table:formula="of:=[$Мног_колич_блоков.F3]*осн._характ_ки_малоэт_кварт![.$F$8]" office:value-type="float" office:value="0" calcext:value-type="float">
            <text:p>0</text:p>
          </table:table-cell>
          <table:table-cell table:style-name="ce291" table:formula="of:=SUM([.C3:.F3])" office:value-type="float" office:value="280" calcext:value-type="float">
            <text:p>280</text:p>
          </table:table-cell>
          <table:table-cell table:style-name="ce291" table:formula="of:=SUM([.G3:.G7])" office:value-type="float" office:value="1200" calcext:value-type="float" table:number-columns-spanned="1" table:number-rows-spanned="5">
            <text:p>1200</text:p>
          </table:table-cell>
          <table:table-cell table:number-columns-repeated="16376"/>
        </table:table-row>
        <table:table-row table:style-name="ro1">
          <table:covered-table-cell table:style-name="ce285"/>
          <table:table-cell table:style-name="ce287" office:value-type="string" calcext:value-type="string">
            <text:p>1-2</text:p>
          </table:table-cell>
          <table:table-cell table:style-name="ce291" table:formula="of:=[$Мног_колич_блоков.C4]*осн._характ_ки_малоэт_кварт![.$C$8]" office:value-type="float" office:value="0" calcext:value-type="float">
            <text:p>0</text:p>
          </table:table-cell>
          <table:table-cell table:style-name="ce291" table:formula="of:=[$Мног_колич_блоков.D4]*осн._характ_ки_малоэт_кварт![.$D$8]" office:value-type="float" office:value="288" calcext:value-type="float">
            <text:p>288</text:p>
          </table:table-cell>
          <table:table-cell table:style-name="ce291" table:formula="of:=[$Мног_колич_блоков.E4]*осн._характ_ки_малоэт_кварт![.$E$8]" office:value-type="float" office:value="24" calcext:value-type="float">
            <text:p>24</text:p>
          </table:table-cell>
          <table:table-cell table:style-name="ce291" table:formula="of:=[$Мног_колич_блоков.F4]*осн._характ_ки_малоэт_кварт![.$F$8]" office:value-type="float" office:value="0" calcext:value-type="float">
            <text:p>0</text:p>
          </table:table-cell>
          <table:table-cell table:style-name="ce291" table:formula="of:=SUM([.C4:.F4])" office:value-type="float" office:value="312" calcext:value-type="float">
            <text:p>312</text:p>
          </table:table-cell>
          <table:covered-table-cell table:style-name="ce350"/>
          <table:table-cell table:number-columns-repeated="16376"/>
        </table:table-row>
        <table:table-row table:style-name="ro1">
          <table:covered-table-cell table:style-name="ce285"/>
          <table:table-cell table:style-name="ce287" office:value-type="string" calcext:value-type="string">
            <text:p>1-3</text:p>
          </table:table-cell>
          <table:table-cell table:style-name="ce291" table:formula="of:=[$Мног_колич_блоков.C5]*осн._характ_ки_малоэт_кварт![.$C$8]" office:value-type="float" office:value="0" calcext:value-type="float">
            <text:p>0</text:p>
          </table:table-cell>
          <table:table-cell table:style-name="ce291" table:formula="of:=[$Мног_колич_блоков.D5]*осн._характ_ки_малоэт_кварт![.$D$8]" office:value-type="float" office:value="224" calcext:value-type="float">
            <text:p>224</text:p>
          </table:table-cell>
          <table:table-cell table:style-name="ce291" table:formula="of:=[$Мног_колич_блоков.E5]*осн._характ_ки_малоэт_кварт![.$E$8]" office:value-type="float" office:value="48" calcext:value-type="float">
            <text:p>48</text:p>
          </table:table-cell>
          <table:table-cell table:style-name="ce291" table:formula="of:=[$Мног_колич_блоков.F5]*осн._характ_ки_малоэт_кварт![.$F$8]" office:value-type="float" office:value="0" calcext:value-type="float">
            <text:p>0</text:p>
          </table:table-cell>
          <table:table-cell table:style-name="ce291" table:formula="of:=SUM([.C5:.F5])" office:value-type="float" office:value="272" calcext:value-type="float">
            <text:p>272</text:p>
          </table:table-cell>
          <table:covered-table-cell table:style-name="ce350"/>
          <table:table-cell table:number-columns-repeated="16376"/>
        </table:table-row>
        <table:table-row table:style-name="ro1">
          <table:covered-table-cell table:style-name="ce285"/>
          <table:table-cell table:style-name="ce287" office:value-type="string" calcext:value-type="string">
            <text:p>1-4</text:p>
          </table:table-cell>
          <table:table-cell table:style-name="ce291" table:formula="of:=[$Мног_колич_блоков.C6]*осн._характ_ки_малоэт_кварт![.$C$8]" office:value-type="float" office:value="0" calcext:value-type="float">
            <text:p>0</text:p>
          </table:table-cell>
          <table:table-cell table:style-name="ce291" table:formula="of:=[$Мног_колич_блоков.D6]*осн._характ_ки_малоэт_кварт![.$D$8]" office:value-type="float" office:value="160" calcext:value-type="float">
            <text:p>160</text:p>
          </table:table-cell>
          <table:table-cell table:style-name="ce291" table:formula="of:=[$Мног_колич_блоков.E6]*осн._характ_ки_малоэт_кварт![.$E$8]" office:value-type="float" office:value="24" calcext:value-type="float">
            <text:p>24</text:p>
          </table:table-cell>
          <table:table-cell table:style-name="ce291" table:formula="of:=[$Мног_колич_блоков.F6]*осн._характ_ки_малоэт_кварт![.$F$8]" office:value-type="float" office:value="0" calcext:value-type="float">
            <text:p>0</text:p>
          </table:table-cell>
          <table:table-cell table:style-name="ce291" table:formula="of:=SUM([.C6:.F6])" office:value-type="float" office:value="184" calcext:value-type="float">
            <text:p>184</text:p>
          </table:table-cell>
          <table:covered-table-cell table:style-name="ce350"/>
          <table:table-cell table:number-columns-repeated="16376"/>
        </table:table-row>
        <table:table-row table:style-name="ro1">
          <table:covered-table-cell table:style-name="ce286"/>
          <table:table-cell table:style-name="ce287" office:value-type="string" calcext:value-type="string">
            <text:p>1-5</text:p>
          </table:table-cell>
          <table:table-cell table:style-name="ce291" table:formula="of:=[$Мног_колич_блоков.C7]*осн._характ_ки_малоэт_кварт![.$C$8]" office:value-type="float" office:value="0" calcext:value-type="float">
            <text:p>0</text:p>
          </table:table-cell>
          <table:table-cell table:style-name="ce291" table:formula="of:=[$Мног_колич_блоков.D7]*осн._характ_ки_малоэт_кварт![.$D$8]" office:value-type="float" office:value="128" calcext:value-type="float">
            <text:p>128</text:p>
          </table:table-cell>
          <table:table-cell table:style-name="ce291" table:formula="of:=[$Мног_колич_блоков.E7]*осн._характ_ки_малоэт_кварт![.$E$8]" office:value-type="float" office:value="24" calcext:value-type="float">
            <text:p>24</text:p>
          </table:table-cell>
          <table:table-cell table:style-name="ce291" table:formula="of:=[$Мног_колич_блоков.F7]*осн._характ_ки_малоэт_кварт![.$F$8]" office:value-type="float" office:value="0" calcext:value-type="float">
            <text:p>0</text:p>
          </table:table-cell>
          <table:table-cell table:style-name="ce291" table:formula="of:=SUM([.C7:.F7])" office:value-type="float" office:value="152" calcext:value-type="float">
            <text:p>152</text:p>
          </table:table-cell>
          <table:covered-table-cell table:style-name="ce312"/>
          <table:table-cell table:number-columns-repeated="16376"/>
        </table:table-row>
        <table:table-row table:style-name="ro1">
          <table:table-cell table:style-name="ce284" office:value-type="string" calcext:value-type="string" table:number-columns-spanned="1" table:number-rows-spanned="3">
            <text:p>2</text:p>
          </table:table-cell>
          <table:table-cell table:style-name="ce287" office:value-type="string" calcext:value-type="string">
            <text:p>2-1</text:p>
          </table:table-cell>
          <table:table-cell table:style-name="ce291" table:formula="of:=[$Мног_колич_блоков.C8]*осн._характ_ки_малоэт_кварт![.$C$8]" office:value-type="float" office:value="0" calcext:value-type="float">
            <text:p>0</text:p>
          </table:table-cell>
          <table:table-cell table:style-name="ce291" table:formula="of:=[$Мног_колич_блоков.D8]*осн._характ_ки_малоэт_кварт![.$D$8]" office:value-type="float" office:value="224" calcext:value-type="float">
            <text:p>224</text:p>
          </table:table-cell>
          <table:table-cell table:style-name="ce291" table:formula="of:=[$Мног_колич_блоков.E8]*осн._характ_ки_малоэт_кварт![.$E$8]" office:value-type="float" office:value="48" calcext:value-type="float">
            <text:p>48</text:p>
          </table:table-cell>
          <table:table-cell table:style-name="ce291" table:formula="of:=[$Мног_колич_блоков.F8]*осн._характ_ки_малоэт_кварт![.$F$8]" office:value-type="float" office:value="0" calcext:value-type="float">
            <text:p>0</text:p>
          </table:table-cell>
          <table:table-cell table:style-name="ce291" table:formula="of:=SUM([.C8:.F8])" office:value-type="float" office:value="272" calcext:value-type="float">
            <text:p>272</text:p>
          </table:table-cell>
          <table:table-cell table:style-name="ce291" table:formula="of:=SUM([.G8:.G10])" office:value-type="float" office:value="816" calcext:value-type="float" table:number-columns-spanned="1" table:number-rows-spanned="3">
            <text:p>816</text:p>
          </table:table-cell>
          <table:table-cell table:number-columns-repeated="16376"/>
        </table:table-row>
        <table:table-row table:style-name="ro1">
          <table:covered-table-cell table:style-name="ce285"/>
          <table:table-cell table:style-name="ce287" office:value-type="string" calcext:value-type="string">
            <text:p>2-2</text:p>
          </table:table-cell>
          <table:table-cell table:style-name="ce291" table:formula="of:=[$Мног_колич_блоков.C9]*осн._характ_ки_малоэт_кварт![.$C$8]" office:value-type="float" office:value="0" calcext:value-type="float">
            <text:p>0</text:p>
          </table:table-cell>
          <table:table-cell table:style-name="ce291" table:formula="of:=[$Мног_колич_блоков.D9]*осн._характ_ки_малоэт_кварт![.$D$8]" office:value-type="float" office:value="224" calcext:value-type="float">
            <text:p>224</text:p>
          </table:table-cell>
          <table:table-cell table:style-name="ce291" table:formula="of:=[$Мног_колич_блоков.E9]*осн._характ_ки_малоэт_кварт![.$E$8]" office:value-type="float" office:value="48" calcext:value-type="float">
            <text:p>48</text:p>
          </table:table-cell>
          <table:table-cell table:style-name="ce291" table:formula="of:=[$Мног_колич_блоков.F9]*осн._характ_ки_малоэт_кварт![.$F$8]" office:value-type="float" office:value="0" calcext:value-type="float">
            <text:p>0</text:p>
          </table:table-cell>
          <table:table-cell table:style-name="ce291" table:formula="of:=SUM([.C9:.F9])" office:value-type="float" office:value="272" calcext:value-type="float">
            <text:p>272</text:p>
          </table:table-cell>
          <table:covered-table-cell table:style-name="ce350"/>
          <table:table-cell table:number-columns-repeated="16376"/>
        </table:table-row>
        <table:table-row table:style-name="ro1">
          <table:covered-table-cell table:style-name="ce286"/>
          <table:table-cell table:style-name="ce287" office:value-type="string" calcext:value-type="string">
            <text:p>2-3</text:p>
          </table:table-cell>
          <table:table-cell table:style-name="ce291" table:formula="of:=[$Мног_колич_блоков.C10]*осн._характ_ки_малоэт_кварт![.$C$8]" office:value-type="float" office:value="0" calcext:value-type="float">
            <text:p>0</text:p>
          </table:table-cell>
          <table:table-cell table:style-name="ce291" table:formula="of:=[$Мног_колич_блоков.D10]*осн._характ_ки_малоэт_кварт![.$D$8]" office:value-type="float" office:value="224" calcext:value-type="float">
            <text:p>224</text:p>
          </table:table-cell>
          <table:table-cell table:style-name="ce291" table:formula="of:=[$Мног_колич_блоков.E10]*осн._характ_ки_малоэт_кварт![.$E$8]" office:value-type="float" office:value="48" calcext:value-type="float">
            <text:p>48</text:p>
          </table:table-cell>
          <table:table-cell table:style-name="ce291" table:formula="of:=[$Мног_колич_блоков.F10]*осн._характ_ки_малоэт_кварт![.$F$8]" office:value-type="float" office:value="0" calcext:value-type="float">
            <text:p>0</text:p>
          </table:table-cell>
          <table:table-cell table:style-name="ce291" table:formula="of:=SUM([.C10:.F10])" office:value-type="float" office:value="272" calcext:value-type="float">
            <text:p>272</text:p>
          </table:table-cell>
          <table:covered-table-cell table:style-name="ce312"/>
          <table:table-cell table:number-columns-repeated="16376"/>
        </table:table-row>
        <table:table-row table:style-name="ro1">
          <table:table-cell table:style-name="ce284" office:value-type="string" calcext:value-type="string" table:number-columns-spanned="1" table:number-rows-spanned="3">
            <text:p>3</text:p>
          </table:table-cell>
          <table:table-cell table:style-name="ce287" office:value-type="string" calcext:value-type="string">
            <text:p>3-1</text:p>
          </table:table-cell>
          <table:table-cell table:style-name="ce291" table:formula="of:=[$Мног_колич_блоков.C11]*осн._характ_ки_малоэт_кварт![.$C$8]" office:value-type="float" office:value="0" calcext:value-type="float">
            <text:p>0</text:p>
          </table:table-cell>
          <table:table-cell table:style-name="ce291" table:formula="of:=[$Мног_колич_блоков.D11]*осн._характ_ки_малоэт_кварт![.$D$8]" office:value-type="float" office:value="224" calcext:value-type="float">
            <text:p>224</text:p>
          </table:table-cell>
          <table:table-cell table:style-name="ce291" table:formula="of:=[$Мног_колич_блоков.E11]*осн._характ_ки_малоэт_кварт![.$E$8]" office:value-type="float" office:value="48" calcext:value-type="float">
            <text:p>48</text:p>
          </table:table-cell>
          <table:table-cell table:style-name="ce291" table:formula="of:=[$Мног_колич_блоков.F11]*осн._характ_ки_малоэт_кварт![.$F$8]" office:value-type="float" office:value="0" calcext:value-type="float">
            <text:p>0</text:p>
          </table:table-cell>
          <table:table-cell table:style-name="ce291" table:formula="of:=SUM([.C11:.F11])" office:value-type="float" office:value="272" calcext:value-type="float">
            <text:p>272</text:p>
          </table:table-cell>
          <table:table-cell table:style-name="ce291" table:formula="of:=SUM([.G11:.G13])" office:value-type="float" office:value="856" calcext:value-type="float" table:number-columns-spanned="1" table:number-rows-spanned="3">
            <text:p>856</text:p>
          </table:table-cell>
          <table:table-cell table:number-columns-repeated="16376"/>
        </table:table-row>
        <table:table-row table:style-name="ro1">
          <table:covered-table-cell table:style-name="ce285"/>
          <table:table-cell table:style-name="ce287" office:value-type="string" calcext:value-type="string">
            <text:p>3-2</text:p>
          </table:table-cell>
          <table:table-cell table:style-name="ce291" table:formula="of:=[$Мног_колич_блоков.C12]*осн._характ_ки_малоэт_кварт![.$C$8]" office:value-type="float" office:value="0" calcext:value-type="float">
            <text:p>0</text:p>
          </table:table-cell>
          <table:table-cell table:style-name="ce291" table:formula="of:=[$Мног_колич_блоков.D12]*осн._характ_ки_малоэт_кварт![.$D$8]" office:value-type="float" office:value="224" calcext:value-type="float">
            <text:p>224</text:p>
          </table:table-cell>
          <table:table-cell table:style-name="ce291" table:formula="of:=[$Мног_колич_блоков.E12]*осн._характ_ки_малоэт_кварт![.$E$8]" office:value-type="float" office:value="48" calcext:value-type="float">
            <text:p>48</text:p>
          </table:table-cell>
          <table:table-cell table:style-name="ce291" table:formula="of:=[$Мног_колич_блоков.F12]*осн._характ_ки_малоэт_кварт![.$F$8]" office:value-type="float" office:value="0" calcext:value-type="float">
            <text:p>0</text:p>
          </table:table-cell>
          <table:table-cell table:style-name="ce291" table:formula="of:=SUM([.C12:.F12])" office:value-type="float" office:value="272" calcext:value-type="float">
            <text:p>272</text:p>
          </table:table-cell>
          <table:covered-table-cell table:style-name="ce350"/>
          <table:table-cell table:number-columns-repeated="16376"/>
        </table:table-row>
        <table:table-row table:style-name="ro3">
          <table:covered-table-cell table:style-name="ce286"/>
          <table:table-cell table:style-name="ce287" office:value-type="string" calcext:value-type="string">
            <text:p>3-3</text:p>
          </table:table-cell>
          <table:table-cell table:style-name="ce291" table:formula="of:=[$Мног_колич_блоков.C13]*осн._характ_ки_малоэт_кварт![.$C$8]" office:value-type="float" office:value="0" calcext:value-type="float">
            <text:p>0</text:p>
          </table:table-cell>
          <table:table-cell table:style-name="ce291" table:formula="of:=[$Мног_колич_блоков.D13]*осн._характ_ки_малоэт_кварт![.$D$8]" office:value-type="float" office:value="288" calcext:value-type="float">
            <text:p>288</text:p>
          </table:table-cell>
          <table:table-cell table:style-name="ce291" table:formula="of:=[$Мног_колич_блоков.E13]*осн._характ_ки_малоэт_кварт![.$E$8]" office:value-type="float" office:value="24" calcext:value-type="float">
            <text:p>24</text:p>
          </table:table-cell>
          <table:table-cell table:style-name="ce291" table:formula="of:=[$Мног_колич_блоков.F13]*осн._характ_ки_малоэт_кварт![.$F$8]" office:value-type="float" office:value="0" calcext:value-type="float">
            <text:p>0</text:p>
          </table:table-cell>
          <table:table-cell table:style-name="ce291" table:formula="of:=SUM([.C13:.F13])" office:value-type="float" office:value="312" calcext:value-type="float">
            <text:p>312</text:p>
          </table:table-cell>
          <table:covered-table-cell table:style-name="ce312"/>
          <table:table-cell table:number-columns-repeated="16376"/>
        </table:table-row>
        <table:table-row table:style-name="ro1">
          <table:table-cell table:style-name="ce287" office:value-type="string" calcext:value-type="string">
            <text:p>ИТОГО</text:p>
          </table:table-cell>
          <table:table-cell table:style-name="ce287"/>
          <table:table-cell table:style-name="ce291" table:formula="of:=[$Мног_колич_блоков.C14]*осн._характ_ки_малоэт_кварт![.$C$8]" office:value-type="float" office:value="0" calcext:value-type="float">
            <text:p>0</text:p>
          </table:table-cell>
          <table:table-cell table:style-name="ce291" table:formula="of:=[$Мног_колич_блоков.D14]*осн._характ_ки_малоэт_кварт![.$D$8]" office:value-type="float" office:value="2464" calcext:value-type="float">
            <text:p>2464</text:p>
          </table:table-cell>
          <table:table-cell table:style-name="ce291" table:formula="of:=[$Мног_колич_блоков.E14]*осн._характ_ки_малоэт_кварт![.$E$8]" office:value-type="float" office:value="408" calcext:value-type="float">
            <text:p>408</text:p>
          </table:table-cell>
          <table:table-cell table:style-name="ce291" table:formula="of:=[$Мног_колич_блоков.F14]*осн._характ_ки_малоэт_кварт![.$F$8]" office:value-type="float" office:value="0" calcext:value-type="float">
            <text:p>0</text:p>
          </table:table-cell>
          <table:table-cell table:style-name="ce291" table:formula="of:=SUM([.C14:.F14])" office:value-type="float" office:value="2872" calcext:value-type="float">
            <text:p>2872</text:p>
          </table:table-cell>
          <table:table-cell table:style-name="ce291"/>
          <table:table-cell table:number-columns-repeated="16376"/>
        </table:table-row>
        <table:table-row table:style-name="ro3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Мног_электро" table:style-name="ta7">
        <table:table-column table:style-name="co8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7" table:default-cell-style-name="Default"/>
        <table:table-column table:style-name="co27" table:default-cell-style-name="ce325"/>
        <table:table-column table:style-name="co7" table:default-cell-style-name="Default"/>
        <table:table-column table:style-name="co14" table:default-cell-style-name="ce325"/>
        <table:table-column table:style-name="co28" table:default-cell-style-name="ce325"/>
        <table:table-column table:style-name="co23" table:default-cell-style-name="ce325"/>
        <table:table-column table:style-name="co7" table:number-columns-repeated="16372" table:default-cell-style-name="Default"/>
        <table:table-row table:style-name="ro1">
          <table:table-cell table:style-name="ce301" office:value-type="string" calcext:value-type="string" table:number-columns-spanned="1" table:number-rows-spanned="2">
            <text:p>Номер_микрорайона</text:p>
          </table:table-cell>
          <table:table-cell table:style-name="ce301" office:value-type="string" calcext:value-type="string" table:number-columns-spanned="1" table:number-rows-spanned="2">
            <text:p>Номер дома</text:p>
          </table:table-cell>
          <table:table-cell table:style-name="ce288" office:value-type="string" calcext:value-type="string" table:number-columns-spanned="4" table:number-rows-spanned="1">
            <text:p>Количество квартир, единиц</text:p>
          </table:table-cell>
          <table:covered-table-cell table:number-columns-repeated="2" table:style-name="ce292"/>
          <table:covered-table-cell table:style-name="ce293"/>
          <table:table-cell table:style-name="ce353" office:value-type="string" calcext:value-type="string" table:number-columns-spanned="1" table:number-rows-spanned="2">
            <text:p>ВСЕГО</text:p>
          </table:table-cell>
          <table:table-cell table:style-name="ce354" office:value-type="string" calcext:value-type="string" table:number-columns-spanned="1" table:number-rows-spanned="2">
            <text:p>Итог микрорайон</text:p>
          </table:table-cell>
          <table:table-cell/>
          <table:table-cell table:style-name="ce361" office:value-type="string" calcext:value-type="string" table:number-columns-spanned="1" table:number-rows-spanned="2">
            <text:p>Коэфициент интерполяции</text:p>
          </table:table-cell>
          <table:table-cell table:style-name="ce361" office:value-type="string" calcext:value-type="string" table:number-columns-spanned="1" table:number-rows-spanned="2">
            <text:p>Норматив потребления, кВт</text:p>
          </table:table-cell>
          <table:table-cell table:style-name="ce361" office:value-type="string" calcext:value-type="string" table:number-columns-spanned="1" table:number-rows-spanned="2">
            <text:p>Потребление всего, кВт</text:p>
          </table:table-cell>
          <table:table-cell table:number-columns-repeated="16372"/>
        </table:table-row>
        <table:table-row table:style-name="ro1">
          <table:covered-table-cell table:number-columns-repeated="2" table:style-name="ce296"/>
          <table:table-cell table:style-name="ce353" office:value-type="string" calcext:value-type="string">
            <text:p>Тип_1 (3кв)</text:p>
          </table:table-cell>
          <table:table-cell table:style-name="ce353" office:value-type="string" calcext:value-type="string">
            <text:p>Тип_2(4кв)</text:p>
          </table:table-cell>
          <table:table-cell table:style-name="ce353" office:value-type="string" calcext:value-type="string">
            <text:p>У_Тип_1(3кв)</text:p>
          </table:table-cell>
          <table:table-cell table:style-name="ce353" office:value-type="string" calcext:value-type="string">
            <text:p>У_Тип2(4кв)</text:p>
          </table:table-cell>
          <table:covered-table-cell table:style-name="ce350"/>
          <table:covered-table-cell table:style-name="ce355"/>
          <table:table-cell/>
          <table:covered-table-cell table:number-columns-repeated="3" table:style-name="ce355"/>
          <table:table-cell table:number-columns-repeated="16372"/>
        </table:table-row>
        <table:table-row table:style-name="ro1">
          <table:table-cell table:style-name="ce302" office:value-type="string" calcext:value-type="string" table:number-columns-spanned="1" table:number-rows-spanned="5">
            <text:p>1</text:p>
          </table:table-cell>
          <table:table-cell table:style-name="ce307" office:value-type="string" calcext:value-type="string">
            <text:p>1-1</text:p>
          </table:table-cell>
          <table:table-cell table:style-name="ce329" table:formula="of:=[$Мног_колич_блоков.C3]*осн._характ_ки_малоэт_кварт![.$C$8]" office:value-type="float" office:value="0" calcext:value-type="float">
            <text:p>0</text:p>
          </table:table-cell>
          <table:table-cell table:style-name="ce329" table:formula="of:=[$Мног_колич_блоков.D3]*осн._характ_ки_малоэт_кварт![.$D$8]" office:value-type="float" office:value="256" calcext:value-type="float">
            <text:p>256</text:p>
          </table:table-cell>
          <table:table-cell table:style-name="ce329" table:formula="of:=[$Мног_колич_блоков.E3]*осн._характ_ки_малоэт_кварт![.$E$8]" office:value-type="float" office:value="24" calcext:value-type="float">
            <text:p>24</text:p>
          </table:table-cell>
          <table:table-cell table:style-name="ce329" table:formula="of:=[$Мног_колич_блоков.F3]*осн._характ_ки_малоэт_кварт![.$F$8]" office:value-type="float" office:value="0" calcext:value-type="float">
            <text:p>0</text:p>
          </table:table-cell>
          <table:table-cell table:style-name="ce329" table:formula="of:=SUM([.C3:.F3])" office:value-type="float" office:value="280" calcext:value-type="float">
            <text:p>280</text:p>
          </table:table-cell>
          <table:table-cell table:style-name="ce356" table:formula="of:=SUM([.G3:.G7])" office:value-type="float" office:value="1200" calcext:value-type="float" table:number-columns-spanned="1" table:number-rows-spanned="5">
            <text:p>1200</text:p>
          </table:table-cell>
          <table:table-cell table:style-name="ce359"/>
          <table:table-cell table:style-name="ce318" table:formula="of:=([.G3]-200)*0.0003" office:value-type="float" office:value="0.024" calcext:value-type="float">
            <text:p>0,024</text:p>
          </table:table-cell>
          <table:table-cell table:style-name="ce318" table:formula="of:=0.77-[.J3]" office:value-type="float" office:value="0.746" calcext:value-type="float">
            <text:p>0,746</text:p>
          </table:table-cell>
          <table:table-cell table:style-name="ce362" table:formula="of:=[.G3]*[.K3]" office:value-type="float" office:value="208.88" calcext:value-type="float">
            <text:p>208,88</text:p>
          </table:table-cell>
          <table:table-cell table:number-columns-repeated="16372"/>
        </table:table-row>
        <table:table-row table:style-name="ro1">
          <table:covered-table-cell table:style-name="ce351"/>
          <table:table-cell table:style-name="ce287" office:value-type="string" calcext:value-type="string">
            <text:p>1-2</text:p>
          </table:table-cell>
          <table:table-cell table:style-name="ce291" table:formula="of:=[$Мног_колич_блоков.C4]*осн._характ_ки_малоэт_кварт![.$C$8]" office:value-type="float" office:value="0" calcext:value-type="float">
            <text:p>0</text:p>
          </table:table-cell>
          <table:table-cell table:style-name="ce291" table:formula="of:=[$Мног_колич_блоков.D4]*осн._характ_ки_малоэт_кварт![.$D$8]" office:value-type="float" office:value="288" calcext:value-type="float">
            <text:p>288</text:p>
          </table:table-cell>
          <table:table-cell table:style-name="ce291" table:formula="of:=[$Мног_колич_блоков.E4]*осн._характ_ки_малоэт_кварт![.$E$8]" office:value-type="float" office:value="24" calcext:value-type="float">
            <text:p>24</text:p>
          </table:table-cell>
          <table:table-cell table:style-name="ce291" table:formula="of:=[$Мног_колич_блоков.F4]*осн._характ_ки_малоэт_кварт![.$F$8]" office:value-type="float" office:value="0" calcext:value-type="float">
            <text:p>0</text:p>
          </table:table-cell>
          <table:table-cell table:style-name="ce291" table:formula="of:=SUM([.C4:.F4])" office:value-type="float" office:value="312" calcext:value-type="float">
            <text:p>312</text:p>
          </table:table-cell>
          <table:covered-table-cell table:style-name="ce357"/>
          <table:table-cell/>
          <table:table-cell table:style-name="ce288" table:formula="of:=([.G4]-200)*0.0003" office:value-type="float" office:value="0.0336" calcext:value-type="float">
            <text:p>0,0336</text:p>
          </table:table-cell>
          <table:table-cell table:style-name="ce288" table:formula="of:=0.77-[.J4]" office:value-type="float" office:value="0.7364" calcext:value-type="float">
            <text:p>0,7364</text:p>
          </table:table-cell>
          <table:table-cell table:style-name="ce363" table:formula="of:=[.G4]*[.K4]" office:value-type="float" office:value="229.7568" calcext:value-type="float">
            <text:p>229,7568</text:p>
          </table:table-cell>
          <table:table-cell table:number-columns-repeated="16372"/>
        </table:table-row>
        <table:table-row table:style-name="ro1">
          <table:covered-table-cell table:style-name="ce351"/>
          <table:table-cell table:style-name="ce287" office:value-type="string" calcext:value-type="string">
            <text:p>1-3</text:p>
          </table:table-cell>
          <table:table-cell table:style-name="ce291" table:formula="of:=[$Мног_колич_блоков.C5]*осн._характ_ки_малоэт_кварт![.$C$8]" office:value-type="float" office:value="0" calcext:value-type="float">
            <text:p>0</text:p>
          </table:table-cell>
          <table:table-cell table:style-name="ce291" table:formula="of:=[$Мног_колич_блоков.D5]*осн._характ_ки_малоэт_кварт![.$D$8]" office:value-type="float" office:value="224" calcext:value-type="float">
            <text:p>224</text:p>
          </table:table-cell>
          <table:table-cell table:style-name="ce291" table:formula="of:=[$Мног_колич_блоков.E5]*осн._характ_ки_малоэт_кварт![.$E$8]" office:value-type="float" office:value="48" calcext:value-type="float">
            <text:p>48</text:p>
          </table:table-cell>
          <table:table-cell table:style-name="ce291" table:formula="of:=[$Мног_колич_блоков.F5]*осн._характ_ки_малоэт_кварт![.$F$8]" office:value-type="float" office:value="0" calcext:value-type="float">
            <text:p>0</text:p>
          </table:table-cell>
          <table:table-cell table:style-name="ce291" table:formula="of:=SUM([.C5:.F5])" office:value-type="float" office:value="272" calcext:value-type="float">
            <text:p>272</text:p>
          </table:table-cell>
          <table:covered-table-cell table:style-name="ce357"/>
          <table:table-cell/>
          <table:table-cell table:style-name="ce288" table:formula="of:=([.G5]-200)*0.0003" office:value-type="float" office:value="0.0216" calcext:value-type="float">
            <text:p>0,0216</text:p>
          </table:table-cell>
          <table:table-cell table:style-name="ce288" table:formula="of:=0.77-[.J5]" office:value-type="float" office:value="0.7484" calcext:value-type="float">
            <text:p>0,7484</text:p>
          </table:table-cell>
          <table:table-cell table:style-name="ce363" table:formula="of:=[.G5]*[.K5]" office:value-type="float" office:value="203.5648" calcext:value-type="float">
            <text:p>203,5648</text:p>
          </table:table-cell>
          <table:table-cell table:number-columns-repeated="16372"/>
        </table:table-row>
        <table:table-row table:style-name="ro1">
          <table:covered-table-cell table:style-name="ce351"/>
          <table:table-cell table:style-name="ce287" office:value-type="string" calcext:value-type="string">
            <text:p>1-4</text:p>
          </table:table-cell>
          <table:table-cell table:style-name="ce291" table:formula="of:=[$Мног_колич_блоков.C6]*осн._характ_ки_малоэт_кварт![.$C$8]" office:value-type="float" office:value="0" calcext:value-type="float">
            <text:p>0</text:p>
          </table:table-cell>
          <table:table-cell table:style-name="ce291" table:formula="of:=[$Мног_колич_блоков.D6]*осн._характ_ки_малоэт_кварт![.$D$8]" office:value-type="float" office:value="160" calcext:value-type="float">
            <text:p>160</text:p>
          </table:table-cell>
          <table:table-cell table:style-name="ce291" table:formula="of:=[$Мног_колич_блоков.E6]*осн._характ_ки_малоэт_кварт![.$E$8]" office:value-type="float" office:value="24" calcext:value-type="float">
            <text:p>24</text:p>
          </table:table-cell>
          <table:table-cell table:style-name="ce291" table:formula="of:=[$Мног_колич_блоков.F6]*осн._характ_ки_малоэт_кварт![.$F$8]" office:value-type="float" office:value="0" calcext:value-type="float">
            <text:p>0</text:p>
          </table:table-cell>
          <table:table-cell table:style-name="ce291" table:formula="of:=SUM([.C6:.F6])" office:value-type="float" office:value="184" calcext:value-type="float">
            <text:p>184</text:p>
          </table:table-cell>
          <table:covered-table-cell table:style-name="ce357"/>
          <table:table-cell/>
          <table:table-cell table:style-name="ce288" table:formula="of:=([.G6]-100)*0.0008" office:value-type="float" office:value="0.0672" calcext:value-type="float">
            <text:p>0,0672</text:p>
          </table:table-cell>
          <table:table-cell table:style-name="ce288" table:formula="of:=0.85-[.J6]" office:value-type="float" office:value="0.7828" calcext:value-type="float">
            <text:p>0,7828</text:p>
          </table:table-cell>
          <table:table-cell table:style-name="ce363" table:formula="of:=[.G6]*[.K6]" office:value-type="float" office:value="144.0352" calcext:value-type="float">
            <text:p>144,0352</text:p>
          </table:table-cell>
          <table:table-cell table:number-columns-repeated="16372"/>
        </table:table-row>
        <table:table-row table:style-name="ro1">
          <table:covered-table-cell table:style-name="ce352"/>
          <table:table-cell table:style-name="ce308" office:value-type="string" calcext:value-type="string">
            <text:p>1-5</text:p>
          </table:table-cell>
          <table:table-cell table:style-name="ce330" table:formula="of:=[$Мног_колич_блоков.C7]*осн._характ_ки_малоэт_кварт![.$C$8]" office:value-type="float" office:value="0" calcext:value-type="float">
            <text:p>0</text:p>
          </table:table-cell>
          <table:table-cell table:style-name="ce330" table:formula="of:=[$Мног_колич_блоков.D7]*осн._характ_ки_малоэт_кварт![.$D$8]" office:value-type="float" office:value="128" calcext:value-type="float">
            <text:p>128</text:p>
          </table:table-cell>
          <table:table-cell table:style-name="ce330" table:formula="of:=[$Мног_колич_блоков.E7]*осн._характ_ки_малоэт_кварт![.$E$8]" office:value-type="float" office:value="24" calcext:value-type="float">
            <text:p>24</text:p>
          </table:table-cell>
          <table:table-cell table:style-name="ce330" table:formula="of:=[$Мног_колич_блоков.F7]*осн._характ_ки_малоэт_кварт![.$F$8]" office:value-type="float" office:value="0" calcext:value-type="float">
            <text:p>0</text:p>
          </table:table-cell>
          <table:table-cell table:style-name="ce330" table:formula="of:=SUM([.C7:.F7])" office:value-type="float" office:value="152" calcext:value-type="float">
            <text:p>152</text:p>
          </table:table-cell>
          <table:covered-table-cell table:style-name="ce358"/>
          <table:table-cell table:style-name="ce360"/>
          <table:table-cell table:style-name="ce319" table:formula="of:=([.G7]-100)*0.0008" office:value-type="float" office:value="0.0416" calcext:value-type="float">
            <text:p>0,0416</text:p>
          </table:table-cell>
          <table:table-cell table:style-name="ce319" table:formula="of:=0.85-[.J7]" office:value-type="float" office:value="0.8084" calcext:value-type="float">
            <text:p>0,8084</text:p>
          </table:table-cell>
          <table:table-cell table:style-name="ce364" table:formula="of:=[.G7]*[.K7]" office:value-type="float" office:value="122.8768" calcext:value-type="float">
            <text:p>122,8768</text:p>
          </table:table-cell>
          <table:table-cell table:formula="of:=SUM([.L3:.L7])" office:value-type="float" office:value="909.1136" calcext:value-type="float">
            <text:p>909,1136</text:p>
          </table:table-cell>
          <table:table-cell table:number-columns-repeated="16371"/>
        </table:table-row>
        <table:table-row table:style-name="ro1">
          <table:table-cell table:style-name="ce302" office:value-type="string" calcext:value-type="string" table:number-columns-spanned="1" table:number-rows-spanned="3">
            <text:p>2</text:p>
          </table:table-cell>
          <table:table-cell table:style-name="ce307" office:value-type="string" calcext:value-type="string">
            <text:p>2-1</text:p>
          </table:table-cell>
          <table:table-cell table:style-name="ce329" table:formula="of:=[$Мног_колич_блоков.C8]*осн._характ_ки_малоэт_кварт![.$C$8]" office:value-type="float" office:value="0" calcext:value-type="float">
            <text:p>0</text:p>
          </table:table-cell>
          <table:table-cell table:style-name="ce329" table:formula="of:=[$Мног_колич_блоков.D8]*осн._характ_ки_малоэт_кварт![.$D$8]" office:value-type="float" office:value="224" calcext:value-type="float">
            <text:p>224</text:p>
          </table:table-cell>
          <table:table-cell table:style-name="ce329" table:formula="of:=[$Мног_колич_блоков.E8]*осн._характ_ки_малоэт_кварт![.$E$8]" office:value-type="float" office:value="48" calcext:value-type="float">
            <text:p>48</text:p>
          </table:table-cell>
          <table:table-cell table:style-name="ce329" table:formula="of:=[$Мног_колич_блоков.F8]*осн._характ_ки_малоэт_кварт![.$F$8]" office:value-type="float" office:value="0" calcext:value-type="float">
            <text:p>0</text:p>
          </table:table-cell>
          <table:table-cell table:style-name="ce329" table:formula="of:=SUM([.C8:.F8])" office:value-type="float" office:value="272" calcext:value-type="float">
            <text:p>272</text:p>
          </table:table-cell>
          <table:table-cell table:style-name="ce356" table:formula="of:=SUM([.G8:.G10])" office:value-type="float" office:value="816" calcext:value-type="float" table:number-columns-spanned="1" table:number-rows-spanned="3">
            <text:p>816</text:p>
          </table:table-cell>
          <table:table-cell table:style-name="ce359"/>
          <table:table-cell table:style-name="ce324" table:formula="of:=([.G8]-200)*0.0003" office:value-type="float" office:value="0.0216" calcext:value-type="float">
            <text:p>0,0216</text:p>
          </table:table-cell>
          <table:table-cell table:style-name="ce324" table:formula="of:=0.77-[.J8]" office:value-type="float" office:value="0.7484" calcext:value-type="float">
            <text:p>0,7484</text:p>
          </table:table-cell>
          <table:table-cell table:style-name="ce362" table:formula="of:=[.G8]*[.K8]" office:value-type="float" office:value="203.5648" calcext:value-type="float">
            <text:p>203,5648</text:p>
          </table:table-cell>
          <table:table-cell table:number-columns-repeated="16372"/>
        </table:table-row>
        <table:table-row table:style-name="ro1">
          <table:covered-table-cell table:style-name="ce351"/>
          <table:table-cell table:style-name="ce287" office:value-type="string" calcext:value-type="string">
            <text:p>2-2</text:p>
          </table:table-cell>
          <table:table-cell table:style-name="ce291" table:formula="of:=[$Мног_колич_блоков.C9]*осн._характ_ки_малоэт_кварт![.$C$8]" office:value-type="float" office:value="0" calcext:value-type="float">
            <text:p>0</text:p>
          </table:table-cell>
          <table:table-cell table:style-name="ce291" table:formula="of:=[$Мног_колич_блоков.D9]*осн._характ_ки_малоэт_кварт![.$D$8]" office:value-type="float" office:value="224" calcext:value-type="float">
            <text:p>224</text:p>
          </table:table-cell>
          <table:table-cell table:style-name="ce291" table:formula="of:=[$Мног_колич_блоков.E9]*осн._характ_ки_малоэт_кварт![.$E$8]" office:value-type="float" office:value="48" calcext:value-type="float">
            <text:p>48</text:p>
          </table:table-cell>
          <table:table-cell table:style-name="ce291" table:formula="of:=[$Мног_колич_блоков.F9]*осн._характ_ки_малоэт_кварт![.$F$8]" office:value-type="float" office:value="0" calcext:value-type="float">
            <text:p>0</text:p>
          </table:table-cell>
          <table:table-cell table:style-name="ce291" table:formula="of:=SUM([.C9:.F9])" office:value-type="float" office:value="272" calcext:value-type="float">
            <text:p>272</text:p>
          </table:table-cell>
          <table:covered-table-cell table:style-name="ce357"/>
          <table:table-cell/>
          <table:table-cell table:style-name="ce322" table:formula="of:=([.G9]-200)*0.0003" office:value-type="float" office:value="0.0216" calcext:value-type="float">
            <text:p>0,0216</text:p>
          </table:table-cell>
          <table:table-cell table:style-name="ce322" table:formula="of:=0.77-[.J9]" office:value-type="float" office:value="0.7484" calcext:value-type="float">
            <text:p>0,7484</text:p>
          </table:table-cell>
          <table:table-cell table:style-name="ce363" table:formula="of:=[.G9]*[.K9]" office:value-type="float" office:value="203.5648" calcext:value-type="float">
            <text:p>203,5648</text:p>
          </table:table-cell>
          <table:table-cell table:number-columns-repeated="16372"/>
        </table:table-row>
        <table:table-row table:style-name="ro1">
          <table:covered-table-cell table:style-name="ce352"/>
          <table:table-cell table:style-name="ce308" office:value-type="string" calcext:value-type="string">
            <text:p>2-3</text:p>
          </table:table-cell>
          <table:table-cell table:style-name="ce330" table:formula="of:=[$Мног_колич_блоков.C10]*осн._характ_ки_малоэт_кварт![.$C$8]" office:value-type="float" office:value="0" calcext:value-type="float">
            <text:p>0</text:p>
          </table:table-cell>
          <table:table-cell table:style-name="ce330" table:formula="of:=[$Мног_колич_блоков.D10]*осн._характ_ки_малоэт_кварт![.$D$8]" office:value-type="float" office:value="224" calcext:value-type="float">
            <text:p>224</text:p>
          </table:table-cell>
          <table:table-cell table:style-name="ce330" table:formula="of:=[$Мног_колич_блоков.E10]*осн._характ_ки_малоэт_кварт![.$E$8]" office:value-type="float" office:value="48" calcext:value-type="float">
            <text:p>48</text:p>
          </table:table-cell>
          <table:table-cell table:style-name="ce330" table:formula="of:=[$Мног_колич_блоков.F10]*осн._характ_ки_малоэт_кварт![.$F$8]" office:value-type="float" office:value="0" calcext:value-type="float">
            <text:p>0</text:p>
          </table:table-cell>
          <table:table-cell table:style-name="ce330" table:formula="of:=SUM([.C10:.F10])" office:value-type="float" office:value="272" calcext:value-type="float">
            <text:p>272</text:p>
          </table:table-cell>
          <table:covered-table-cell table:style-name="ce358"/>
          <table:table-cell table:style-name="ce360"/>
          <table:table-cell table:style-name="ce323" table:formula="of:=([.G10]-200)*0.0003" office:value-type="float" office:value="0.0216" calcext:value-type="float">
            <text:p>0,0216</text:p>
          </table:table-cell>
          <table:table-cell table:style-name="ce323" table:formula="of:=0.77-[.J10]" office:value-type="float" office:value="0.7484" calcext:value-type="float">
            <text:p>0,7484</text:p>
          </table:table-cell>
          <table:table-cell table:style-name="ce364" table:formula="of:=[.G10]*[.K10]" office:value-type="float" office:value="203.5648" calcext:value-type="float">
            <text:p>203,5648</text:p>
          </table:table-cell>
          <table:table-cell table:formula="of:=SUM([.L8:.L10])" office:value-type="float" office:value="610.6944" calcext:value-type="float">
            <text:p>610,6944</text:p>
          </table:table-cell>
          <table:table-cell table:number-columns-repeated="16371"/>
        </table:table-row>
        <table:table-row table:style-name="ro1">
          <table:table-cell table:style-name="ce302" office:value-type="string" calcext:value-type="string" table:number-columns-spanned="1" table:number-rows-spanned="3">
            <text:p>3</text:p>
          </table:table-cell>
          <table:table-cell table:style-name="ce307" office:value-type="string" calcext:value-type="string">
            <text:p>3-1</text:p>
          </table:table-cell>
          <table:table-cell table:style-name="ce329" table:formula="of:=[$Мног_колич_блоков.C11]*осн._характ_ки_малоэт_кварт![.$C$8]" office:value-type="float" office:value="0" calcext:value-type="float">
            <text:p>0</text:p>
          </table:table-cell>
          <table:table-cell table:style-name="ce329" table:formula="of:=[$Мног_колич_блоков.D11]*осн._характ_ки_малоэт_кварт![.$D$8]" office:value-type="float" office:value="224" calcext:value-type="float">
            <text:p>224</text:p>
          </table:table-cell>
          <table:table-cell table:style-name="ce329" table:formula="of:=[$Мног_колич_блоков.E11]*осн._характ_ки_малоэт_кварт![.$E$8]" office:value-type="float" office:value="48" calcext:value-type="float">
            <text:p>48</text:p>
          </table:table-cell>
          <table:table-cell table:style-name="ce329" table:formula="of:=[$Мног_колич_блоков.F11]*осн._характ_ки_малоэт_кварт![.$F$8]" office:value-type="float" office:value="0" calcext:value-type="float">
            <text:p>0</text:p>
          </table:table-cell>
          <table:table-cell table:style-name="ce329" table:formula="of:=SUM([.C11:.F11])" office:value-type="float" office:value="272" calcext:value-type="float">
            <text:p>272</text:p>
          </table:table-cell>
          <table:table-cell table:style-name="ce356" table:formula="of:=SUM([.G11:.G13])" office:value-type="float" office:value="856" calcext:value-type="float" table:number-columns-spanned="1" table:number-rows-spanned="3">
            <text:p>856</text:p>
          </table:table-cell>
          <table:table-cell table:style-name="ce359"/>
          <table:table-cell table:style-name="ce324" table:formula="of:=([.G11]-200)*0.0003" office:value-type="float" office:value="0.0216" calcext:value-type="float">
            <text:p>0,0216</text:p>
          </table:table-cell>
          <table:table-cell table:style-name="ce324" table:formula="of:=0.77-[.J11]" office:value-type="float" office:value="0.7484" calcext:value-type="float">
            <text:p>0,7484</text:p>
          </table:table-cell>
          <table:table-cell table:style-name="ce362" table:formula="of:=[.G11]*[.K11]" office:value-type="float" office:value="203.5648" calcext:value-type="float">
            <text:p>203,5648</text:p>
          </table:table-cell>
          <table:table-cell table:number-columns-repeated="16372"/>
        </table:table-row>
        <table:table-row table:style-name="ro1">
          <table:covered-table-cell table:style-name="ce351"/>
          <table:table-cell table:style-name="ce287" office:value-type="string" calcext:value-type="string">
            <text:p>3-2</text:p>
          </table:table-cell>
          <table:table-cell table:style-name="ce291" table:formula="of:=[$Мног_колич_блоков.C12]*осн._характ_ки_малоэт_кварт![.$C$8]" office:value-type="float" office:value="0" calcext:value-type="float">
            <text:p>0</text:p>
          </table:table-cell>
          <table:table-cell table:style-name="ce291" table:formula="of:=[$Мног_колич_блоков.D12]*осн._характ_ки_малоэт_кварт![.$D$8]" office:value-type="float" office:value="224" calcext:value-type="float">
            <text:p>224</text:p>
          </table:table-cell>
          <table:table-cell table:style-name="ce291" table:formula="of:=[$Мног_колич_блоков.E12]*осн._характ_ки_малоэт_кварт![.$E$8]" office:value-type="float" office:value="48" calcext:value-type="float">
            <text:p>48</text:p>
          </table:table-cell>
          <table:table-cell table:style-name="ce291" table:formula="of:=[$Мног_колич_блоков.F12]*осн._характ_ки_малоэт_кварт![.$F$8]" office:value-type="float" office:value="0" calcext:value-type="float">
            <text:p>0</text:p>
          </table:table-cell>
          <table:table-cell table:style-name="ce291" table:formula="of:=SUM([.C12:.F12])" office:value-type="float" office:value="272" calcext:value-type="float">
            <text:p>272</text:p>
          </table:table-cell>
          <table:covered-table-cell table:style-name="ce357"/>
          <table:table-cell/>
          <table:table-cell table:style-name="ce322" table:formula="of:=([.G12]-200)*0.0003" office:value-type="float" office:value="0.0216" calcext:value-type="float">
            <text:p>0,0216</text:p>
          </table:table-cell>
          <table:table-cell table:style-name="ce322" table:formula="of:=0.77-[.J12]" office:value-type="float" office:value="0.7484" calcext:value-type="float">
            <text:p>0,7484</text:p>
          </table:table-cell>
          <table:table-cell table:style-name="ce363" table:formula="of:=[.G12]*[.K12]" office:value-type="float" office:value="203.5648" calcext:value-type="float">
            <text:p>203,5648</text:p>
          </table:table-cell>
          <table:table-cell table:number-columns-repeated="16372"/>
        </table:table-row>
        <table:table-row table:style-name="ro1">
          <table:covered-table-cell table:style-name="ce352"/>
          <table:table-cell table:style-name="ce308" office:value-type="string" calcext:value-type="string">
            <text:p>3-3</text:p>
          </table:table-cell>
          <table:table-cell table:style-name="ce330" table:formula="of:=[$Мног_колич_блоков.C13]*осн._характ_ки_малоэт_кварт![.$C$8]" office:value-type="float" office:value="0" calcext:value-type="float">
            <text:p>0</text:p>
          </table:table-cell>
          <table:table-cell table:style-name="ce330" table:formula="of:=[$Мног_колич_блоков.D13]*осн._характ_ки_малоэт_кварт![.$D$8]" office:value-type="float" office:value="288" calcext:value-type="float">
            <text:p>288</text:p>
          </table:table-cell>
          <table:table-cell table:style-name="ce330" table:formula="of:=[$Мног_колич_блоков.E13]*осн._характ_ки_малоэт_кварт![.$E$8]" office:value-type="float" office:value="24" calcext:value-type="float">
            <text:p>24</text:p>
          </table:table-cell>
          <table:table-cell table:style-name="ce330" table:formula="of:=[$Мног_колич_блоков.F13]*осн._характ_ки_малоэт_кварт![.$F$8]" office:value-type="float" office:value="0" calcext:value-type="float">
            <text:p>0</text:p>
          </table:table-cell>
          <table:table-cell table:style-name="ce330" table:formula="of:=SUM([.C13:.F13])" office:value-type="float" office:value="312" calcext:value-type="float">
            <text:p>312</text:p>
          </table:table-cell>
          <table:covered-table-cell table:style-name="ce358"/>
          <table:table-cell table:style-name="ce360"/>
          <table:table-cell table:style-name="ce323" table:formula="of:=([.G13]-200)*0.0003" office:value-type="float" office:value="0.0336" calcext:value-type="float">
            <text:p>0,0336</text:p>
          </table:table-cell>
          <table:table-cell table:style-name="ce323" table:formula="of:=0.77-[.J13]" office:value-type="float" office:value="0.7364" calcext:value-type="float">
            <text:p>0,7364</text:p>
          </table:table-cell>
          <table:table-cell table:style-name="ce364" table:formula="of:=[.G13]*[.K13]" office:value-type="float" office:value="229.7568" calcext:value-type="float">
            <text:p>229,7568</text:p>
          </table:table-cell>
          <table:table-cell table:formula="of:=SUM([.L11:.L13])" office:value-type="float" office:value="636.8864" calcext:value-type="float">
            <text:p>636,8864</text:p>
          </table:table-cell>
          <table:table-cell table:number-columns-repeated="16371"/>
        </table:table-row>
        <table:table-row table:style-name="ro1">
          <table:table-cell table:style-name="ce297" office:value-type="string" calcext:value-type="string">
            <text:p>ИТОГО</text:p>
          </table:table-cell>
          <table:table-cell table:style-name="ce297"/>
          <table:table-cell table:style-name="ce312" table:formula="of:=[$Мног_колич_блоков.C14]*осн._характ_ки_малоэт_кварт![.$C$8]" office:value-type="float" office:value="0" calcext:value-type="float">
            <text:p>0</text:p>
          </table:table-cell>
          <table:table-cell table:style-name="ce312" table:formula="of:=[$Мног_колич_блоков.D14]*осн._характ_ки_малоэт_кварт![.$D$8]" office:value-type="float" office:value="2464" calcext:value-type="float">
            <text:p>2464</text:p>
          </table:table-cell>
          <table:table-cell table:style-name="ce312" table:formula="of:=[$Мног_колич_блоков.E14]*осн._характ_ки_малоэт_кварт![.$E$8]" office:value-type="float" office:value="408" calcext:value-type="float">
            <text:p>408</text:p>
          </table:table-cell>
          <table:table-cell table:style-name="ce312" table:formula="of:=[$Мног_колич_блоков.F14]*осн._характ_ки_малоэт_кварт![.$F$8]" office:value-type="float" office:value="0" calcext:value-type="float">
            <text:p>0</text:p>
          </table:table-cell>
          <table:table-cell table:style-name="ce312" table:formula="of:=SUM([.C14:.F14])" office:value-type="float" office:value="2872" calcext:value-type="float">
            <text:p>2872</text:p>
          </table:table-cell>
          <table:table-cell table:style-name="ce298"/>
          <table:table-cell/>
          <table:table-cell table:style-name="ce298" table:number-columns-repeated="2"/>
          <table:table-cell table:style-name="ce365" table:formula="of:=SUM([.L3:.L13])" office:value-type="float" office:value="2156.6944" calcext:value-type="float">
            <text:p>2156,6944</text:p>
          </table:table-cell>
          <table:table-cell table:number-columns-repeated="16372"/>
        </table:table-row>
        <table:table-row table:style-name="ro3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Мног_колич_жителей" table:style-name="ta8">
        <table:table-column table:style-name="co8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7" table:default-cell-style-name="ce369"/>
        <table:table-column table:style-name="co29" table:default-cell-style-name="ce325"/>
        <table:table-column table:style-name="co7" table:number-columns-repeated="16376" table:default-cell-style-name="Default"/>
        <table:table-row table:style-name="ro1">
          <table:table-cell table:style-name="ce282" office:value-type="string" calcext:value-type="string" table:number-columns-spanned="1" table:number-rows-spanned="2">
            <text:p>Номер_микрорайона</text:p>
          </table:table-cell>
          <table:table-cell table:style-name="ce282" office:value-type="string" calcext:value-type="string" table:number-columns-spanned="1" table:number-rows-spanned="2">
            <text:p>Номер дома</text:p>
          </table:table-cell>
          <table:table-cell table:style-name="ce288" office:value-type="string" calcext:value-type="string" table:number-columns-spanned="4" table:number-rows-spanned="1">
            <text:p>Количество проживающих (норматив), человек</text:p>
          </table:table-cell>
          <table:covered-table-cell table:number-columns-repeated="2" table:style-name="ce292"/>
          <table:covered-table-cell table:style-name="ce293"/>
          <table:table-cell table:style-name="ce366" office:value-type="string" calcext:value-type="string" table:number-columns-spanned="1" table:number-rows-spanned="2">
            <text:p>ВСЕГО</text:p>
          </table:table-cell>
          <table:table-cell table:style-name="ce288" office:value-type="string" calcext:value-type="string" table:number-columns-spanned="1" table:number-rows-spanned="2">
            <text:p>Итог микрорайон</text:p>
          </table:table-cell>
          <table:table-cell table:number-columns-repeated="16376"/>
        </table:table-row>
        <table:table-row table:style-name="ro1">
          <table:covered-table-cell table:number-columns-repeated="2" table:style-name="ce283"/>
          <table:table-cell table:style-name="ce291" office:value-type="string" calcext:value-type="string">
            <text:p>Тип_1 (3кв)</text:p>
          </table:table-cell>
          <table:table-cell table:style-name="ce291" office:value-type="string" calcext:value-type="string">
            <text:p>Тип_2(4кв)</text:p>
          </table:table-cell>
          <table:table-cell table:style-name="ce291" office:value-type="string" calcext:value-type="string">
            <text:p>У_Тип_1(3кв)</text:p>
          </table:table-cell>
          <table:table-cell table:style-name="ce291" office:value-type="string" calcext:value-type="string">
            <text:p>У_Тип2(4кв)</text:p>
          </table:table-cell>
          <table:covered-table-cell table:style-name="ce367"/>
          <table:covered-table-cell table:style-name="ce288"/>
          <table:table-cell table:number-columns-repeated="16376"/>
        </table:table-row>
        <table:table-row table:style-name="ro1">
          <table:table-cell table:style-name="ce284" office:value-type="string" calcext:value-type="string" table:number-columns-spanned="1" table:number-rows-spanned="5">
            <text:p>1</text:p>
          </table:table-cell>
          <table:table-cell table:style-name="ce287" office:value-type="string" calcext:value-type="string">
            <text:p>1-1</text:p>
          </table:table-cell>
          <table:table-cell table:style-name="ce291" table:formula="of:=[$Мног_колич_квартир.C3]*3" office:value-type="float" office:value="0" calcext:value-type="float">
            <text:p>0</text:p>
          </table:table-cell>
          <table:table-cell table:style-name="ce291" table:formula="of:=[$Мног_колич_квартир.D3]*3" office:value-type="float" office:value="768" calcext:value-type="float">
            <text:p>768</text:p>
          </table:table-cell>
          <table:table-cell table:style-name="ce291" table:formula="of:=[$Мног_колич_квартир.E3]*3" office:value-type="float" office:value="72" calcext:value-type="float">
            <text:p>72</text:p>
          </table:table-cell>
          <table:table-cell table:style-name="ce291" table:formula="of:=[$Мног_колич_квартир.F3]*3" office:value-type="float" office:value="0" calcext:value-type="float">
            <text:p>0</text:p>
          </table:table-cell>
          <table:table-cell table:style-name="ce368" table:formula="of:=SUM([.C3:.F3])" office:value-type="float" office:value="840" calcext:value-type="float">
            <text:p>840</text:p>
          </table:table-cell>
          <table:table-cell table:style-name="ce288" table:formula="of:=SUM([.G3:.G7])" office:value-type="float" office:value="3600" calcext:value-type="float" table:number-columns-spanned="1" table:number-rows-spanned="5">
            <text:p>3600</text:p>
          </table:table-cell>
          <table:table-cell table:number-columns-repeated="16376"/>
        </table:table-row>
        <table:table-row table:style-name="ro1">
          <table:covered-table-cell table:style-name="ce285"/>
          <table:table-cell table:style-name="ce287" office:value-type="string" calcext:value-type="string">
            <text:p>1-2</text:p>
          </table:table-cell>
          <table:table-cell table:style-name="ce291" table:formula="of:=[$Мног_колич_квартир.C4]*3" office:value-type="float" office:value="0" calcext:value-type="float">
            <text:p>0</text:p>
          </table:table-cell>
          <table:table-cell table:style-name="ce291" table:formula="of:=[$Мног_колич_квартир.D4]*3" office:value-type="float" office:value="864" calcext:value-type="float">
            <text:p>864</text:p>
          </table:table-cell>
          <table:table-cell table:style-name="ce291" table:formula="of:=[$Мног_колич_квартир.E4]*3" office:value-type="float" office:value="72" calcext:value-type="float">
            <text:p>72</text:p>
          </table:table-cell>
          <table:table-cell table:style-name="ce291" table:formula="of:=[$Мног_колич_квартир.F4]*3" office:value-type="float" office:value="0" calcext:value-type="float">
            <text:p>0</text:p>
          </table:table-cell>
          <table:table-cell table:style-name="ce368" table:formula="of:=SUM([.C4:.F4])" office:value-type="float" office:value="936" calcext:value-type="float">
            <text:p>936</text:p>
          </table:table-cell>
          <table:covered-table-cell table:style-name="ce288"/>
          <table:table-cell table:number-columns-repeated="16376"/>
        </table:table-row>
        <table:table-row table:style-name="ro1">
          <table:covered-table-cell table:style-name="ce285"/>
          <table:table-cell table:style-name="ce287" office:value-type="string" calcext:value-type="string">
            <text:p>1-3</text:p>
          </table:table-cell>
          <table:table-cell table:style-name="ce291" table:formula="of:=[$Мног_колич_квартир.C5]*3" office:value-type="float" office:value="0" calcext:value-type="float">
            <text:p>0</text:p>
          </table:table-cell>
          <table:table-cell table:style-name="ce291" table:formula="of:=[$Мног_колич_квартир.D5]*3" office:value-type="float" office:value="672" calcext:value-type="float">
            <text:p>672</text:p>
          </table:table-cell>
          <table:table-cell table:style-name="ce291" table:formula="of:=[$Мног_колич_квартир.E5]*3" office:value-type="float" office:value="144" calcext:value-type="float">
            <text:p>144</text:p>
          </table:table-cell>
          <table:table-cell table:style-name="ce291" table:formula="of:=[$Мног_колич_квартир.F5]*3" office:value-type="float" office:value="0" calcext:value-type="float">
            <text:p>0</text:p>
          </table:table-cell>
          <table:table-cell table:style-name="ce368" table:formula="of:=SUM([.C5:.F5])" office:value-type="float" office:value="816" calcext:value-type="float">
            <text:p>816</text:p>
          </table:table-cell>
          <table:covered-table-cell table:style-name="ce288"/>
          <table:table-cell table:number-columns-repeated="16376"/>
        </table:table-row>
        <table:table-row table:style-name="ro1">
          <table:covered-table-cell table:style-name="ce285"/>
          <table:table-cell table:style-name="ce287" office:value-type="string" calcext:value-type="string">
            <text:p>1-4</text:p>
          </table:table-cell>
          <table:table-cell table:style-name="ce291" table:formula="of:=[$Мног_колич_квартир.C6]*3" office:value-type="float" office:value="0" calcext:value-type="float">
            <text:p>0</text:p>
          </table:table-cell>
          <table:table-cell table:style-name="ce291" table:formula="of:=[$Мног_колич_квартир.D6]*3" office:value-type="float" office:value="480" calcext:value-type="float">
            <text:p>480</text:p>
          </table:table-cell>
          <table:table-cell table:style-name="ce291" table:formula="of:=[$Мног_колич_квартир.E6]*3" office:value-type="float" office:value="72" calcext:value-type="float">
            <text:p>72</text:p>
          </table:table-cell>
          <table:table-cell table:style-name="ce291" table:formula="of:=[$Мног_колич_квартир.F6]*3" office:value-type="float" office:value="0" calcext:value-type="float">
            <text:p>0</text:p>
          </table:table-cell>
          <table:table-cell table:style-name="ce368" table:formula="of:=SUM([.C6:.F6])" office:value-type="float" office:value="552" calcext:value-type="float">
            <text:p>552</text:p>
          </table:table-cell>
          <table:covered-table-cell table:style-name="ce288"/>
          <table:table-cell table:number-columns-repeated="16376"/>
        </table:table-row>
        <table:table-row table:style-name="ro1">
          <table:covered-table-cell table:style-name="ce286"/>
          <table:table-cell table:style-name="ce287" office:value-type="string" calcext:value-type="string">
            <text:p>1-5</text:p>
          </table:table-cell>
          <table:table-cell table:style-name="ce291" table:formula="of:=[$Мног_колич_квартир.C7]*3" office:value-type="float" office:value="0" calcext:value-type="float">
            <text:p>0</text:p>
          </table:table-cell>
          <table:table-cell table:style-name="ce291" table:formula="of:=[$Мног_колич_квартир.D7]*3" office:value-type="float" office:value="384" calcext:value-type="float">
            <text:p>384</text:p>
          </table:table-cell>
          <table:table-cell table:style-name="ce291" table:formula="of:=[$Мног_колич_квартир.E7]*3" office:value-type="float" office:value="72" calcext:value-type="float">
            <text:p>72</text:p>
          </table:table-cell>
          <table:table-cell table:style-name="ce291" table:formula="of:=[$Мног_колич_квартир.F7]*3" office:value-type="float" office:value="0" calcext:value-type="float">
            <text:p>0</text:p>
          </table:table-cell>
          <table:table-cell table:style-name="ce368" table:formula="of:=SUM([.C7:.F7])" office:value-type="float" office:value="456" calcext:value-type="float">
            <text:p>456</text:p>
          </table:table-cell>
          <table:covered-table-cell table:style-name="ce288"/>
          <table:table-cell table:number-columns-repeated="16376"/>
        </table:table-row>
        <table:table-row table:style-name="ro1">
          <table:table-cell table:style-name="ce284" office:value-type="string" calcext:value-type="string" table:number-columns-spanned="1" table:number-rows-spanned="3">
            <text:p>2</text:p>
          </table:table-cell>
          <table:table-cell table:style-name="ce287" office:value-type="string" calcext:value-type="string">
            <text:p>2-1</text:p>
          </table:table-cell>
          <table:table-cell table:style-name="ce291" table:formula="of:=[$Мног_колич_квартир.C8]*3" office:value-type="float" office:value="0" calcext:value-type="float">
            <text:p>0</text:p>
          </table:table-cell>
          <table:table-cell table:style-name="ce291" table:formula="of:=[$Мног_колич_квартир.D8]*3" office:value-type="float" office:value="672" calcext:value-type="float">
            <text:p>672</text:p>
          </table:table-cell>
          <table:table-cell table:style-name="ce291" table:formula="of:=[$Мног_колич_квартир.E8]*3" office:value-type="float" office:value="144" calcext:value-type="float">
            <text:p>144</text:p>
          </table:table-cell>
          <table:table-cell table:style-name="ce291" table:formula="of:=[$Мног_колич_квартир.F8]*3" office:value-type="float" office:value="0" calcext:value-type="float">
            <text:p>0</text:p>
          </table:table-cell>
          <table:table-cell table:style-name="ce368" table:formula="of:=SUM([.C8:.F8])" office:value-type="float" office:value="816" calcext:value-type="float">
            <text:p>816</text:p>
          </table:table-cell>
          <table:table-cell table:style-name="ce288" table:formula="of:=SUM([.G8:.G10])" office:value-type="float" office:value="2448" calcext:value-type="float" table:number-columns-spanned="1" table:number-rows-spanned="3">
            <text:p>2448</text:p>
          </table:table-cell>
          <table:table-cell table:number-columns-repeated="16376"/>
        </table:table-row>
        <table:table-row table:style-name="ro1">
          <table:covered-table-cell table:style-name="ce285"/>
          <table:table-cell table:style-name="ce287" office:value-type="string" calcext:value-type="string">
            <text:p>2-2</text:p>
          </table:table-cell>
          <table:table-cell table:style-name="ce291" table:formula="of:=[$Мног_колич_квартир.C9]*3" office:value-type="float" office:value="0" calcext:value-type="float">
            <text:p>0</text:p>
          </table:table-cell>
          <table:table-cell table:style-name="ce291" table:formula="of:=[$Мног_колич_квартир.D9]*3" office:value-type="float" office:value="672" calcext:value-type="float">
            <text:p>672</text:p>
          </table:table-cell>
          <table:table-cell table:style-name="ce291" table:formula="of:=[$Мног_колич_квартир.E9]*3" office:value-type="float" office:value="144" calcext:value-type="float">
            <text:p>144</text:p>
          </table:table-cell>
          <table:table-cell table:style-name="ce291" table:formula="of:=[$Мног_колич_квартир.F9]*3" office:value-type="float" office:value="0" calcext:value-type="float">
            <text:p>0</text:p>
          </table:table-cell>
          <table:table-cell table:style-name="ce368" table:formula="of:=SUM([.C9:.F9])" office:value-type="float" office:value="816" calcext:value-type="float">
            <text:p>816</text:p>
          </table:table-cell>
          <table:covered-table-cell table:style-name="ce288"/>
          <table:table-cell table:number-columns-repeated="16376"/>
        </table:table-row>
        <table:table-row table:style-name="ro1">
          <table:covered-table-cell table:style-name="ce286"/>
          <table:table-cell table:style-name="ce287" office:value-type="string" calcext:value-type="string">
            <text:p>2-3</text:p>
          </table:table-cell>
          <table:table-cell table:style-name="ce291" table:formula="of:=[$Мног_колич_квартир.C10]*3" office:value-type="float" office:value="0" calcext:value-type="float">
            <text:p>0</text:p>
          </table:table-cell>
          <table:table-cell table:style-name="ce291" table:formula="of:=[$Мног_колич_квартир.D10]*3" office:value-type="float" office:value="672" calcext:value-type="float">
            <text:p>672</text:p>
          </table:table-cell>
          <table:table-cell table:style-name="ce291" table:formula="of:=[$Мног_колич_квартир.E10]*3" office:value-type="float" office:value="144" calcext:value-type="float">
            <text:p>144</text:p>
          </table:table-cell>
          <table:table-cell table:style-name="ce291" table:formula="of:=[$Мног_колич_квартир.F10]*3" office:value-type="float" office:value="0" calcext:value-type="float">
            <text:p>0</text:p>
          </table:table-cell>
          <table:table-cell table:style-name="ce368" table:formula="of:=SUM([.C10:.F10])" office:value-type="float" office:value="816" calcext:value-type="float">
            <text:p>816</text:p>
          </table:table-cell>
          <table:covered-table-cell table:style-name="ce288"/>
          <table:table-cell table:number-columns-repeated="16376"/>
        </table:table-row>
        <table:table-row table:style-name="ro1">
          <table:table-cell table:style-name="ce284" office:value-type="string" calcext:value-type="string" table:number-columns-spanned="1" table:number-rows-spanned="3">
            <text:p>3</text:p>
          </table:table-cell>
          <table:table-cell table:style-name="ce287" office:value-type="string" calcext:value-type="string">
            <text:p>3-1</text:p>
          </table:table-cell>
          <table:table-cell table:style-name="ce291" table:formula="of:=[$Мног_колич_квартир.C11]*3" office:value-type="float" office:value="0" calcext:value-type="float">
            <text:p>0</text:p>
          </table:table-cell>
          <table:table-cell table:style-name="ce291" table:formula="of:=[$Мног_колич_квартир.D11]*3" office:value-type="float" office:value="672" calcext:value-type="float">
            <text:p>672</text:p>
          </table:table-cell>
          <table:table-cell table:style-name="ce291" table:formula="of:=[$Мног_колич_квартир.E11]*3" office:value-type="float" office:value="144" calcext:value-type="float">
            <text:p>144</text:p>
          </table:table-cell>
          <table:table-cell table:style-name="ce291" table:formula="of:=[$Мног_колич_квартир.F11]*3" office:value-type="float" office:value="0" calcext:value-type="float">
            <text:p>0</text:p>
          </table:table-cell>
          <table:table-cell table:style-name="ce368" table:formula="of:=SUM([.C11:.F11])" office:value-type="float" office:value="816" calcext:value-type="float">
            <text:p>816</text:p>
          </table:table-cell>
          <table:table-cell table:style-name="ce288" table:formula="of:=SUM([.G11:.G13])" office:value-type="float" office:value="2568" calcext:value-type="float" table:number-columns-spanned="1" table:number-rows-spanned="3">
            <text:p>2568</text:p>
          </table:table-cell>
          <table:table-cell table:number-columns-repeated="16376"/>
        </table:table-row>
        <table:table-row table:style-name="ro1">
          <table:covered-table-cell table:style-name="ce285"/>
          <table:table-cell table:style-name="ce287" office:value-type="string" calcext:value-type="string">
            <text:p>3-2</text:p>
          </table:table-cell>
          <table:table-cell table:style-name="ce291" table:formula="of:=[$Мног_колич_квартир.C12]*3" office:value-type="float" office:value="0" calcext:value-type="float">
            <text:p>0</text:p>
          </table:table-cell>
          <table:table-cell table:style-name="ce291" table:formula="of:=[$Мног_колич_квартир.D12]*3" office:value-type="float" office:value="672" calcext:value-type="float">
            <text:p>672</text:p>
          </table:table-cell>
          <table:table-cell table:style-name="ce291" table:formula="of:=[$Мног_колич_квартир.E12]*3" office:value-type="float" office:value="144" calcext:value-type="float">
            <text:p>144</text:p>
          </table:table-cell>
          <table:table-cell table:style-name="ce291" table:formula="of:=[$Мног_колич_квартир.F12]*3" office:value-type="float" office:value="0" calcext:value-type="float">
            <text:p>0</text:p>
          </table:table-cell>
          <table:table-cell table:style-name="ce368" table:formula="of:=SUM([.C12:.F12])" office:value-type="float" office:value="816" calcext:value-type="float">
            <text:p>816</text:p>
          </table:table-cell>
          <table:covered-table-cell table:style-name="ce288"/>
          <table:table-cell table:number-columns-repeated="16376"/>
        </table:table-row>
        <table:table-row table:style-name="ro3">
          <table:covered-table-cell table:style-name="ce286"/>
          <table:table-cell table:style-name="ce287" office:value-type="string" calcext:value-type="string">
            <text:p>3-3</text:p>
          </table:table-cell>
          <table:table-cell table:style-name="ce291" table:formula="of:=[$Мног_колич_квартир.C13]*3" office:value-type="float" office:value="0" calcext:value-type="float">
            <text:p>0</text:p>
          </table:table-cell>
          <table:table-cell table:style-name="ce291" table:formula="of:=[$Мног_колич_квартир.D13]*3" office:value-type="float" office:value="864" calcext:value-type="float">
            <text:p>864</text:p>
          </table:table-cell>
          <table:table-cell table:style-name="ce291" table:formula="of:=[$Мног_колич_квартир.E13]*3" office:value-type="float" office:value="72" calcext:value-type="float">
            <text:p>72</text:p>
          </table:table-cell>
          <table:table-cell table:style-name="ce291" table:formula="of:=[$Мног_колич_квартир.F13]*3" office:value-type="float" office:value="0" calcext:value-type="float">
            <text:p>0</text:p>
          </table:table-cell>
          <table:table-cell table:style-name="ce368" table:formula="of:=SUM([.C13:.F13])" office:value-type="float" office:value="936" calcext:value-type="float">
            <text:p>936</text:p>
          </table:table-cell>
          <table:covered-table-cell table:style-name="ce288"/>
          <table:table-cell table:number-columns-repeated="16376"/>
        </table:table-row>
        <table:table-row table:style-name="ro1">
          <table:table-cell table:style-name="ce287" office:value-type="string" calcext:value-type="string">
            <text:p>ИТОГО</text:p>
          </table:table-cell>
          <table:table-cell table:style-name="ce287"/>
          <table:table-cell table:style-name="ce291" table:formula="of:=SUM([.C3:.C13])" office:value-type="float" office:value="0" calcext:value-type="float">
            <text:p>0</text:p>
          </table:table-cell>
          <table:table-cell table:style-name="ce291" table:formula="of:=SUM([.D3:.D13])" office:value-type="float" office:value="7392" calcext:value-type="float">
            <text:p>7392</text:p>
          </table:table-cell>
          <table:table-cell table:style-name="ce291" table:formula="of:=SUM([.E3:.E13])" office:value-type="float" office:value="1224" calcext:value-type="float">
            <text:p>1224</text:p>
          </table:table-cell>
          <table:table-cell table:style-name="ce291" table:formula="of:=SUM([.F3:.F13])" office:value-type="float" office:value="0" calcext:value-type="float">
            <text:p>0</text:p>
          </table:table-cell>
          <table:table-cell table:style-name="ce368" table:formula="of:=SUM([.G3:.G13])" office:value-type="float" office:value="8616" calcext:value-type="float">
            <text:p>8616</text:p>
          </table:table-cell>
          <table:table-cell table:style-name="ce288"/>
          <table:table-cell table:number-columns-repeated="16376"/>
        </table:table-row>
        <table:table-row table:style-name="ro3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Мног_колич_кухня" table:style-name="ta9">
        <table:table-column table:style-name="co8" table:default-cell-style-name="Default"/>
        <table:table-column table:style-name="co8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3" table:visibility="collapse" table:default-cell-style-name="Default"/>
        <table:table-column table:style-name="co25" table:visibility="collapse" table:default-cell-style-name="Default"/>
        <table:table-column table:style-name="co7" table:default-cell-style-name="ce369"/>
        <table:table-column table:style-name="co29" table:visibility="collapse" table:default-cell-style-name="ce325"/>
        <table:table-column table:style-name="co7" table:number-columns-repeated="16376" table:default-cell-style-name="Default"/>
        <table:table-row table:style-name="ro1">
          <table:table-cell table:style-name="ce282" office:value-type="string" calcext:value-type="string" table:number-columns-spanned="1" table:number-rows-spanned="2">
            <text:p>Номер_микрорайона</text:p>
          </table:table-cell>
          <table:table-cell table:style-name="ce282" office:value-type="string" calcext:value-type="string" table:number-columns-spanned="1" table:number-rows-spanned="2">
            <text:p>Номер дома</text:p>
          </table:table-cell>
          <table:table-cell table:style-name="ce288" office:value-type="string" calcext:value-type="string" table:number-columns-spanned="4" table:number-rows-spanned="1">
            <text:p>Количество проживающих (норматив), человек</text:p>
          </table:table-cell>
          <table:covered-table-cell table:number-columns-repeated="2" table:style-name="ce292"/>
          <table:covered-table-cell table:style-name="ce293"/>
          <table:table-cell table:style-name="ce366" office:value-type="string" calcext:value-type="string" table:number-columns-spanned="1" table:number-rows-spanned="2">
            <text:p>ВСЕГО</text:p>
          </table:table-cell>
          <table:table-cell table:style-name="ce288" office:value-type="string" calcext:value-type="string" table:number-columns-spanned="1" table:number-rows-spanned="2">
            <text:p>Итог микрорайон</text:p>
          </table:table-cell>
          <table:table-cell table:number-columns-repeated="16376"/>
        </table:table-row>
        <table:table-row table:style-name="ro1">
          <table:covered-table-cell table:number-columns-repeated="2" table:style-name="ce283"/>
          <table:table-cell table:style-name="ce291" office:value-type="string" calcext:value-type="string">
            <text:p>Тип_1 (3кв)</text:p>
          </table:table-cell>
          <table:table-cell table:style-name="ce291" office:value-type="string" calcext:value-type="string">
            <text:p>Тип_2(4кв)</text:p>
          </table:table-cell>
          <table:table-cell table:style-name="ce291" office:value-type="string" calcext:value-type="string">
            <text:p>У_Тип_1(3кв)</text:p>
          </table:table-cell>
          <table:table-cell table:style-name="ce291" office:value-type="string" calcext:value-type="string">
            <text:p>У_Тип2(4кв)</text:p>
          </table:table-cell>
          <table:covered-table-cell table:style-name="ce367"/>
          <table:covered-table-cell table:style-name="ce288"/>
          <table:table-cell table:number-columns-repeated="16376"/>
        </table:table-row>
        <table:table-row table:style-name="ro1">
          <table:table-cell table:style-name="ce284" office:value-type="string" calcext:value-type="string" table:number-columns-spanned="1" table:number-rows-spanned="5">
            <text:p>1</text:p>
          </table:table-cell>
          <table:table-cell table:style-name="ce287" office:value-type="string" calcext:value-type="string">
            <text:p>1-1</text:p>
          </table:table-cell>
          <table:table-cell table:style-name="ce291" table:formula="of:=[$Мног_колич_квартир.C3]*3" office:value-type="float" office:value="0" calcext:value-type="float">
            <text:p>0</text:p>
          </table:table-cell>
          <table:table-cell table:style-name="ce291" table:formula="of:=[$Мног_колич_квартир.D3]*3" office:value-type="float" office:value="768" calcext:value-type="float">
            <text:p>768</text:p>
          </table:table-cell>
          <table:table-cell table:style-name="ce291" table:formula="of:=[$Мног_колич_квартир.E3]*3" office:value-type="float" office:value="72" calcext:value-type="float">
            <text:p>72</text:p>
          </table:table-cell>
          <table:table-cell table:style-name="ce291" table:formula="of:=[$Мног_колич_квартир.F3]*3" office:value-type="float" office:value="0" calcext:value-type="float">
            <text:p>0</text:p>
          </table:table-cell>
          <table:table-cell table:style-name="ce368" table:formula="of:=SUM([.C3:.F3])" office:value-type="float" office:value="840" calcext:value-type="float">
            <text:p>840</text:p>
          </table:table-cell>
          <table:table-cell table:style-name="ce288" table:formula="of:=SUM([.G3:.G7])" office:value-type="float" office:value="3600" calcext:value-type="float" table:number-columns-spanned="1" table:number-rows-spanned="5">
            <text:p>3600</text:p>
          </table:table-cell>
          <table:table-cell table:style-name="ce291" table:formula="of:=[.G3]*0.0167" office:value-type="float" office:value="14.028" calcext:value-type="float">
            <text:p>14,028</text:p>
          </table:table-cell>
          <table:table-cell table:number-columns-repeated="16375"/>
        </table:table-row>
        <table:table-row table:style-name="ro1">
          <table:covered-table-cell table:style-name="ce285"/>
          <table:table-cell table:style-name="ce287" office:value-type="string" calcext:value-type="string">
            <text:p>1-2</text:p>
          </table:table-cell>
          <table:table-cell table:style-name="ce291" table:formula="of:=[$Мног_колич_квартир.C4]*3" office:value-type="float" office:value="0" calcext:value-type="float">
            <text:p>0</text:p>
          </table:table-cell>
          <table:table-cell table:style-name="ce291" table:formula="of:=[$Мног_колич_квартир.D4]*3" office:value-type="float" office:value="864" calcext:value-type="float">
            <text:p>864</text:p>
          </table:table-cell>
          <table:table-cell table:style-name="ce291" table:formula="of:=[$Мног_колич_квартир.E4]*3" office:value-type="float" office:value="72" calcext:value-type="float">
            <text:p>72</text:p>
          </table:table-cell>
          <table:table-cell table:style-name="ce291" table:formula="of:=[$Мног_колич_квартир.F4]*3" office:value-type="float" office:value="0" calcext:value-type="float">
            <text:p>0</text:p>
          </table:table-cell>
          <table:table-cell table:style-name="ce368" table:formula="of:=SUM([.C4:.F4])" office:value-type="float" office:value="936" calcext:value-type="float">
            <text:p>936</text:p>
          </table:table-cell>
          <table:covered-table-cell table:style-name="ce288"/>
          <table:table-cell table:style-name="ce291" table:formula="of:=[.G4]*0.0167" office:value-type="float" office:value="15.6312" calcext:value-type="float">
            <text:p>15,6312</text:p>
          </table:table-cell>
          <table:table-cell table:number-columns-repeated="16375"/>
        </table:table-row>
        <table:table-row table:style-name="ro1">
          <table:covered-table-cell table:style-name="ce285"/>
          <table:table-cell table:style-name="ce287" office:value-type="string" calcext:value-type="string">
            <text:p>1-3</text:p>
          </table:table-cell>
          <table:table-cell table:style-name="ce291" table:formula="of:=[$Мног_колич_квартир.C5]*3" office:value-type="float" office:value="0" calcext:value-type="float">
            <text:p>0</text:p>
          </table:table-cell>
          <table:table-cell table:style-name="ce291" table:formula="of:=[$Мног_колич_квартир.D5]*3" office:value-type="float" office:value="672" calcext:value-type="float">
            <text:p>672</text:p>
          </table:table-cell>
          <table:table-cell table:style-name="ce291" table:formula="of:=[$Мног_колич_квартир.E5]*3" office:value-type="float" office:value="144" calcext:value-type="float">
            <text:p>144</text:p>
          </table:table-cell>
          <table:table-cell table:style-name="ce291" table:formula="of:=[$Мног_колич_квартир.F5]*3" office:value-type="float" office:value="0" calcext:value-type="float">
            <text:p>0</text:p>
          </table:table-cell>
          <table:table-cell table:style-name="ce368" table:formula="of:=SUM([.C5:.F5])" office:value-type="float" office:value="816" calcext:value-type="float">
            <text:p>816</text:p>
          </table:table-cell>
          <table:covered-table-cell table:style-name="ce288"/>
          <table:table-cell table:style-name="ce291" table:formula="of:=[.G5]*0.0167" office:value-type="float" office:value="13.6272" calcext:value-type="float">
            <text:p>13,6272</text:p>
          </table:table-cell>
          <table:table-cell table:number-columns-repeated="16375"/>
        </table:table-row>
        <table:table-row table:style-name="ro1">
          <table:covered-table-cell table:style-name="ce285"/>
          <table:table-cell table:style-name="ce287" office:value-type="string" calcext:value-type="string">
            <text:p>1-4</text:p>
          </table:table-cell>
          <table:table-cell table:style-name="ce291" table:formula="of:=[$Мног_колич_квартир.C6]*3" office:value-type="float" office:value="0" calcext:value-type="float">
            <text:p>0</text:p>
          </table:table-cell>
          <table:table-cell table:style-name="ce291" table:formula="of:=[$Мног_колич_квартир.D6]*3" office:value-type="float" office:value="480" calcext:value-type="float">
            <text:p>480</text:p>
          </table:table-cell>
          <table:table-cell table:style-name="ce291" table:formula="of:=[$Мног_колич_квартир.E6]*3" office:value-type="float" office:value="72" calcext:value-type="float">
            <text:p>72</text:p>
          </table:table-cell>
          <table:table-cell table:style-name="ce291" table:formula="of:=[$Мног_колич_квартир.F6]*3" office:value-type="float" office:value="0" calcext:value-type="float">
            <text:p>0</text:p>
          </table:table-cell>
          <table:table-cell table:style-name="ce368" table:formula="of:=SUM([.C6:.F6])" office:value-type="float" office:value="552" calcext:value-type="float">
            <text:p>552</text:p>
          </table:table-cell>
          <table:covered-table-cell table:style-name="ce288"/>
          <table:table-cell table:style-name="ce291" table:formula="of:=[.G6]*0.0167" office:value-type="float" office:value="9.2184" calcext:value-type="float">
            <text:p>9,2184</text:p>
          </table:table-cell>
          <table:table-cell table:number-columns-repeated="16375"/>
        </table:table-row>
        <table:table-row table:style-name="ro1">
          <table:covered-table-cell table:style-name="ce286"/>
          <table:table-cell table:style-name="ce287" office:value-type="string" calcext:value-type="string">
            <text:p>1-5</text:p>
          </table:table-cell>
          <table:table-cell table:style-name="ce291" table:formula="of:=[$Мног_колич_квартир.C7]*3" office:value-type="float" office:value="0" calcext:value-type="float">
            <text:p>0</text:p>
          </table:table-cell>
          <table:table-cell table:style-name="ce291" table:formula="of:=[$Мног_колич_квартир.D7]*3" office:value-type="float" office:value="384" calcext:value-type="float">
            <text:p>384</text:p>
          </table:table-cell>
          <table:table-cell table:style-name="ce291" table:formula="of:=[$Мног_колич_квартир.E7]*3" office:value-type="float" office:value="72" calcext:value-type="float">
            <text:p>72</text:p>
          </table:table-cell>
          <table:table-cell table:style-name="ce291" table:formula="of:=[$Мног_колич_квартир.F7]*3" office:value-type="float" office:value="0" calcext:value-type="float">
            <text:p>0</text:p>
          </table:table-cell>
          <table:table-cell table:style-name="ce368" table:formula="of:=SUM([.C7:.F7])" office:value-type="float" office:value="456" calcext:value-type="float">
            <text:p>456</text:p>
          </table:table-cell>
          <table:covered-table-cell table:style-name="ce288"/>
          <table:table-cell table:style-name="ce291" table:formula="of:=[.G7]*0.0167" office:value-type="float" office:value="7.6152" calcext:value-type="float">
            <text:p>7,6152</text:p>
          </table:table-cell>
          <table:table-cell table:formula="of:=SUM([.I3:.I7])" office:value-type="float" office:value="60.12" calcext:value-type="float">
            <text:p>60,12</text:p>
          </table:table-cell>
          <table:table-cell table:number-columns-repeated="16374"/>
        </table:table-row>
        <table:table-row table:style-name="ro1">
          <table:table-cell table:style-name="ce284" office:value-type="string" calcext:value-type="string" table:number-columns-spanned="1" table:number-rows-spanned="3">
            <text:p>2</text:p>
          </table:table-cell>
          <table:table-cell table:style-name="ce287" office:value-type="string" calcext:value-type="string">
            <text:p>2-1</text:p>
          </table:table-cell>
          <table:table-cell table:style-name="ce291" table:formula="of:=[$Мног_колич_квартир.C8]*3" office:value-type="float" office:value="0" calcext:value-type="float">
            <text:p>0</text:p>
          </table:table-cell>
          <table:table-cell table:style-name="ce291" table:formula="of:=[$Мног_колич_квартир.D8]*3" office:value-type="float" office:value="672" calcext:value-type="float">
            <text:p>672</text:p>
          </table:table-cell>
          <table:table-cell table:style-name="ce291" table:formula="of:=[$Мног_колич_квартир.E8]*3" office:value-type="float" office:value="144" calcext:value-type="float">
            <text:p>144</text:p>
          </table:table-cell>
          <table:table-cell table:style-name="ce291" table:formula="of:=[$Мног_колич_квартир.F8]*3" office:value-type="float" office:value="0" calcext:value-type="float">
            <text:p>0</text:p>
          </table:table-cell>
          <table:table-cell table:style-name="ce368" table:formula="of:=SUM([.C8:.F8])" office:value-type="float" office:value="816" calcext:value-type="float">
            <text:p>816</text:p>
          </table:table-cell>
          <table:table-cell table:style-name="ce288" table:formula="of:=SUM([.G8:.G10])" office:value-type="float" office:value="2448" calcext:value-type="float" table:number-columns-spanned="1" table:number-rows-spanned="3">
            <text:p>2448</text:p>
          </table:table-cell>
          <table:table-cell table:style-name="ce291" table:formula="of:=[.G8]*0.0167" office:value-type="float" office:value="13.6272" calcext:value-type="float">
            <text:p>13,6272</text:p>
          </table:table-cell>
          <table:table-cell table:number-columns-repeated="16375"/>
        </table:table-row>
        <table:table-row table:style-name="ro1">
          <table:covered-table-cell table:style-name="ce285"/>
          <table:table-cell table:style-name="ce287" office:value-type="string" calcext:value-type="string">
            <text:p>2-2</text:p>
          </table:table-cell>
          <table:table-cell table:style-name="ce291" table:formula="of:=[$Мног_колич_квартир.C9]*3" office:value-type="float" office:value="0" calcext:value-type="float">
            <text:p>0</text:p>
          </table:table-cell>
          <table:table-cell table:style-name="ce291" table:formula="of:=[$Мног_колич_квартир.D9]*3" office:value-type="float" office:value="672" calcext:value-type="float">
            <text:p>672</text:p>
          </table:table-cell>
          <table:table-cell table:style-name="ce291" table:formula="of:=[$Мног_колич_квартир.E9]*3" office:value-type="float" office:value="144" calcext:value-type="float">
            <text:p>144</text:p>
          </table:table-cell>
          <table:table-cell table:style-name="ce291" table:formula="of:=[$Мног_колич_квартир.F9]*3" office:value-type="float" office:value="0" calcext:value-type="float">
            <text:p>0</text:p>
          </table:table-cell>
          <table:table-cell table:style-name="ce368" table:formula="of:=SUM([.C9:.F9])" office:value-type="float" office:value="816" calcext:value-type="float">
            <text:p>816</text:p>
          </table:table-cell>
          <table:covered-table-cell table:style-name="ce288"/>
          <table:table-cell table:style-name="ce291" table:formula="of:=[.G9]*0.0167" office:value-type="float" office:value="13.6272" calcext:value-type="float">
            <text:p>13,6272</text:p>
          </table:table-cell>
          <table:table-cell table:number-columns-repeated="16375"/>
        </table:table-row>
        <table:table-row table:style-name="ro1">
          <table:covered-table-cell table:style-name="ce286"/>
          <table:table-cell table:style-name="ce287" office:value-type="string" calcext:value-type="string">
            <text:p>2-3</text:p>
          </table:table-cell>
          <table:table-cell table:style-name="ce291" table:formula="of:=[$Мног_колич_квартир.C10]*3" office:value-type="float" office:value="0" calcext:value-type="float">
            <text:p>0</text:p>
          </table:table-cell>
          <table:table-cell table:style-name="ce291" table:formula="of:=[$Мног_колич_квартир.D10]*3" office:value-type="float" office:value="672" calcext:value-type="float">
            <text:p>672</text:p>
          </table:table-cell>
          <table:table-cell table:style-name="ce291" table:formula="of:=[$Мног_колич_квартир.E10]*3" office:value-type="float" office:value="144" calcext:value-type="float">
            <text:p>144</text:p>
          </table:table-cell>
          <table:table-cell table:style-name="ce291" table:formula="of:=[$Мног_колич_квартир.F10]*3" office:value-type="float" office:value="0" calcext:value-type="float">
            <text:p>0</text:p>
          </table:table-cell>
          <table:table-cell table:style-name="ce368" table:formula="of:=SUM([.C10:.F10])" office:value-type="float" office:value="816" calcext:value-type="float">
            <text:p>816</text:p>
          </table:table-cell>
          <table:covered-table-cell table:style-name="ce288"/>
          <table:table-cell table:style-name="ce291" table:formula="of:=[.G10]*0.0167" office:value-type="float" office:value="13.6272" calcext:value-type="float">
            <text:p>13,6272</text:p>
          </table:table-cell>
          <table:table-cell table:formula="of:=SUM([.I8:.I10])" office:value-type="float" office:value="40.8816" calcext:value-type="float">
            <text:p>40,8816</text:p>
          </table:table-cell>
          <table:table-cell table:number-columns-repeated="16374"/>
        </table:table-row>
        <table:table-row table:style-name="ro1">
          <table:table-cell table:style-name="ce284" office:value-type="string" calcext:value-type="string" table:number-columns-spanned="1" table:number-rows-spanned="3">
            <text:p>3</text:p>
          </table:table-cell>
          <table:table-cell table:style-name="ce287" office:value-type="string" calcext:value-type="string">
            <text:p>3-1</text:p>
          </table:table-cell>
          <table:table-cell table:style-name="ce291" table:formula="of:=[$Мног_колич_квартир.C11]*3" office:value-type="float" office:value="0" calcext:value-type="float">
            <text:p>0</text:p>
          </table:table-cell>
          <table:table-cell table:style-name="ce291" table:formula="of:=[$Мног_колич_квартир.D11]*3" office:value-type="float" office:value="672" calcext:value-type="float">
            <text:p>672</text:p>
          </table:table-cell>
          <table:table-cell table:style-name="ce291" table:formula="of:=[$Мног_колич_квартир.E11]*3" office:value-type="float" office:value="144" calcext:value-type="float">
            <text:p>144</text:p>
          </table:table-cell>
          <table:table-cell table:style-name="ce291" table:formula="of:=[$Мног_колич_квартир.F11]*3" office:value-type="float" office:value="0" calcext:value-type="float">
            <text:p>0</text:p>
          </table:table-cell>
          <table:table-cell table:style-name="ce368" table:formula="of:=SUM([.C11:.F11])" office:value-type="float" office:value="816" calcext:value-type="float">
            <text:p>816</text:p>
          </table:table-cell>
          <table:table-cell table:style-name="ce288" table:formula="of:=SUM([.G11:.G13])" office:value-type="float" office:value="2568" calcext:value-type="float" table:number-columns-spanned="1" table:number-rows-spanned="3">
            <text:p>2568</text:p>
          </table:table-cell>
          <table:table-cell table:style-name="ce291" table:formula="of:=[.G11]*0.0167" office:value-type="float" office:value="13.6272" calcext:value-type="float">
            <text:p>13,6272</text:p>
          </table:table-cell>
          <table:table-cell table:number-columns-repeated="16375"/>
        </table:table-row>
        <table:table-row table:style-name="ro1">
          <table:covered-table-cell table:style-name="ce285"/>
          <table:table-cell table:style-name="ce287" office:value-type="string" calcext:value-type="string">
            <text:p>3-2</text:p>
          </table:table-cell>
          <table:table-cell table:style-name="ce291" table:formula="of:=[$Мног_колич_квартир.C12]*3" office:value-type="float" office:value="0" calcext:value-type="float">
            <text:p>0</text:p>
          </table:table-cell>
          <table:table-cell table:style-name="ce291" table:formula="of:=[$Мног_колич_квартир.D12]*3" office:value-type="float" office:value="672" calcext:value-type="float">
            <text:p>672</text:p>
          </table:table-cell>
          <table:table-cell table:style-name="ce291" table:formula="of:=[$Мног_колич_квартир.E12]*3" office:value-type="float" office:value="144" calcext:value-type="float">
            <text:p>144</text:p>
          </table:table-cell>
          <table:table-cell table:style-name="ce291" table:formula="of:=[$Мног_колич_квартир.F12]*3" office:value-type="float" office:value="0" calcext:value-type="float">
            <text:p>0</text:p>
          </table:table-cell>
          <table:table-cell table:style-name="ce368" table:formula="of:=SUM([.C12:.F12])" office:value-type="float" office:value="816" calcext:value-type="float">
            <text:p>816</text:p>
          </table:table-cell>
          <table:covered-table-cell table:style-name="ce288"/>
          <table:table-cell table:style-name="ce291" table:formula="of:=[.G12]*0.0167" office:value-type="float" office:value="13.6272" calcext:value-type="float">
            <text:p>13,6272</text:p>
          </table:table-cell>
          <table:table-cell table:number-columns-repeated="16375"/>
        </table:table-row>
        <table:table-row table:style-name="ro1">
          <table:covered-table-cell table:style-name="ce286"/>
          <table:table-cell table:style-name="ce287" office:value-type="string" calcext:value-type="string">
            <text:p>3-3</text:p>
          </table:table-cell>
          <table:table-cell table:style-name="ce291" table:formula="of:=[$Мног_колич_квартир.C13]*3" office:value-type="float" office:value="0" calcext:value-type="float">
            <text:p>0</text:p>
          </table:table-cell>
          <table:table-cell table:style-name="ce291" table:formula="of:=[$Мног_колич_квартир.D13]*3" office:value-type="float" office:value="864" calcext:value-type="float">
            <text:p>864</text:p>
          </table:table-cell>
          <table:table-cell table:style-name="ce291" table:formula="of:=[$Мног_колич_квартир.E13]*3" office:value-type="float" office:value="72" calcext:value-type="float">
            <text:p>72</text:p>
          </table:table-cell>
          <table:table-cell table:style-name="ce291" table:formula="of:=[$Мног_колич_квартир.F13]*3" office:value-type="float" office:value="0" calcext:value-type="float">
            <text:p>0</text:p>
          </table:table-cell>
          <table:table-cell table:style-name="ce368" table:formula="of:=SUM([.C13:.F13])" office:value-type="float" office:value="936" calcext:value-type="float">
            <text:p>936</text:p>
          </table:table-cell>
          <table:covered-table-cell table:style-name="ce288"/>
          <table:table-cell table:style-name="ce291" table:formula="of:=[.G13]*0.0167" office:value-type="float" office:value="15.6312" calcext:value-type="float">
            <text:p>15,6312</text:p>
          </table:table-cell>
          <table:table-cell table:formula="of:=SUM([.I11:.I13])" office:value-type="float" office:value="42.8856" calcext:value-type="float">
            <text:p>42,8856</text:p>
          </table:table-cell>
          <table:table-cell table:number-columns-repeated="16374"/>
        </table:table-row>
        <table:table-row table:style-name="ro1">
          <table:table-cell table:style-name="ce287" office:value-type="string" calcext:value-type="string">
            <text:p>ИТОГО</text:p>
          </table:table-cell>
          <table:table-cell table:style-name="ce287"/>
          <table:table-cell table:style-name="ce291" table:formula="of:=SUM([.C3:.C13])" office:value-type="float" office:value="0" calcext:value-type="float">
            <text:p>0</text:p>
          </table:table-cell>
          <table:table-cell table:style-name="ce291" table:formula="of:=SUM([.D3:.D13])" office:value-type="float" office:value="7392" calcext:value-type="float">
            <text:p>7392</text:p>
          </table:table-cell>
          <table:table-cell table:style-name="ce291" table:formula="of:=SUM([.E3:.E13])" office:value-type="float" office:value="1224" calcext:value-type="float">
            <text:p>1224</text:p>
          </table:table-cell>
          <table:table-cell table:style-name="ce291" table:formula="of:=SUM([.F3:.F13])" office:value-type="float" office:value="0" calcext:value-type="float">
            <text:p>0</text:p>
          </table:table-cell>
          <table:table-cell table:style-name="ce368" table:formula="of:=SUM([.G3:.G13])" office:value-type="float" office:value="8616" calcext:value-type="float">
            <text:p>8616</text:p>
          </table:table-cell>
          <table:table-cell table:style-name="ce288"/>
          <table:table-cell table:style-name="ce370" table:formula="of:=SUM([.I3:.I13])" office:value-type="float" office:value="143.8872" calcext:value-type="float">
            <text:p>143,8872</text:p>
          </table:table-cell>
          <table:table-cell table:number-columns-repeated="16375"/>
        </table:table-row>
        <table:table-row table:style-name="ro3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Мног_потреб_вода" table:style-name="ta10">
        <table:table-column table:style-name="co8" table:number-columns-repeated="2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3" table:visibility="collapse" table:default-cell-style-name="Default"/>
        <table:table-column table:style-name="co25" table:visibility="collapse" table:default-cell-style-name="Default"/>
        <table:table-column table:style-name="co7" table:default-cell-style-name="ce369"/>
        <table:table-column table:style-name="co29" table:visibility="collapse" table:number-columns-repeated="3" table:default-cell-style-name="ce325"/>
        <table:table-column table:style-name="co30" table:number-columns-repeated="4" table:default-cell-style-name="ce325"/>
        <table:table-column table:style-name="co30" table:number-columns-repeated="4" table:default-cell-style-name="Default"/>
        <table:table-column table:style-name="co31" table:number-columns-repeated="8" table:default-cell-style-name="Default"/>
        <table:table-column table:style-name="co7" table:number-columns-repeated="16358" table:default-cell-style-name="Default"/>
        <table:table-row table:style-name="ro1">
          <table:table-cell table:style-name="ce282" office:value-type="string" calcext:value-type="string" table:number-columns-spanned="1" table:number-rows-spanned="2">
            <text:p>Номер_микрорайона</text:p>
          </table:table-cell>
          <table:table-cell table:style-name="ce282" office:value-type="string" calcext:value-type="string" table:number-columns-spanned="1" table:number-rows-spanned="2">
            <text:p>Номер дома</text:p>
          </table:table-cell>
          <table:table-cell table:style-name="ce288" office:value-type="string" calcext:value-type="string" table:number-columns-spanned="4" table:number-rows-spanned="1">
            <text:p>Количество проживающих (норматив), человек</text:p>
          </table:table-cell>
          <table:covered-table-cell table:number-columns-repeated="3" table:style-name="ce288"/>
          <table:table-cell table:style-name="ce371" office:value-type="string" calcext:value-type="string" table:number-columns-spanned="1" table:number-rows-spanned="2">
            <text:p>ВСЕГО</text:p>
          </table:table-cell>
          <table:table-cell table:style-name="ce288" office:value-type="string" calcext:value-type="string" table:number-columns-spanned="1" table:number-rows-spanned="2">
            <text:p>Итог микрорайон</text:p>
          </table:table-cell>
          <table:table-cell table:style-name="ce299" office:value-type="string" calcext:value-type="string" table:number-columns-spanned="1" table:number-rows-spanned="2">
            <text:p>всего приборов</text:p>
          </table:table-cell>
          <table:table-cell table:style-name="ce373" office:value-type="string" calcext:value-type="string" table:number-columns-spanned="1" table:number-rows-spanned="2">
            <text:p>всего приборов без горячей воды</text:p>
          </table:table-cell>
          <table:table-cell table:style-name="ce373" office:value-type="string" calcext:value-type="string" table:number-columns-spanned="1" table:number-rows-spanned="2">
            <text:p>Общий, куб. м/час</text:p>
          </table:table-cell>
          <table:table-cell table:style-name="ce373" office:value-type="string" calcext:value-type="string" table:number-columns-spanned="1" table:number-rows-spanned="2">
            <text:p>ХВС, куб. м/час</text:p>
          </table:table-cell>
          <table:table-cell table:style-name="ce373" office:value-type="string" calcext:value-type="string" table:number-columns-spanned="1" table:number-rows-spanned="2">
            <text:p>ГВС зимой, куб. м/час</text:p>
          </table:table-cell>
          <table:table-cell table:style-name="ce373" office:value-type="string" calcext:value-type="string" table:number-columns-spanned="1" table:number-rows-spanned="2">
            <text:p>ГВС летом, куб. м/час</text:p>
          </table:table-cell>
          <table:table-cell table:style-name="ce373" office:value-type="string" calcext:value-type="string" table:number-columns-spanned="1" table:number-rows-spanned="2">
            <text:p>Общий, куб. м/сут</text:p>
          </table:table-cell>
          <table:table-cell table:style-name="ce373" office:value-type="string" calcext:value-type="string" table:number-columns-spanned="1" table:number-rows-spanned="2">
            <text:p>ХВС, куб. м/сут</text:p>
          </table:table-cell>
          <table:table-cell table:style-name="ce373" office:value-type="string" calcext:value-type="string" table:number-columns-spanned="1" table:number-rows-spanned="2">
            <text:p>ГВС зимой, куб. м/сут</text:p>
          </table:table-cell>
          <table:table-cell table:style-name="ce373" office:value-type="string" calcext:value-type="string" table:number-columns-spanned="1" table:number-rows-spanned="2">
            <text:p>ГВС летом, куб. м/сут</text:p>
          </table:table-cell>
          <table:table-cell table:style-name="ce373" office:value-type="string" calcext:value-type="string" table:number-columns-spanned="1" table:number-rows-spanned="2">
            <text:p>Общий, куб. м/час</text:p>
          </table:table-cell>
          <table:table-cell table:style-name="ce373" office:value-type="string" calcext:value-type="string" table:number-columns-spanned="1" table:number-rows-spanned="2">
            <text:p>ХВС, куб. м/час</text:p>
          </table:table-cell>
          <table:table-cell table:style-name="ce373" office:value-type="string" calcext:value-type="string" table:number-columns-spanned="1" table:number-rows-spanned="2">
            <text:p>ГВС зимой, куб. м/час</text:p>
          </table:table-cell>
          <table:table-cell table:style-name="ce373" office:value-type="string" calcext:value-type="string" table:number-columns-spanned="1" table:number-rows-spanned="2">
            <text:p>ГВС летом, куб. м/час</text:p>
          </table:table-cell>
          <table:table-cell table:style-name="ce373" office:value-type="string" calcext:value-type="string" table:number-columns-spanned="1" table:number-rows-spanned="2">
            <text:p>Общий, куб. м/сут</text:p>
          </table:table-cell>
          <table:table-cell table:style-name="ce373" office:value-type="string" calcext:value-type="string" table:number-columns-spanned="1" table:number-rows-spanned="2">
            <text:p>ХВС, куб. м/сут</text:p>
          </table:table-cell>
          <table:table-cell table:style-name="ce373" office:value-type="string" calcext:value-type="string" table:number-columns-spanned="1" table:number-rows-spanned="2">
            <text:p>ГВС зимой, куб. м/сут</text:p>
          </table:table-cell>
          <table:table-cell table:style-name="ce373" office:value-type="string" calcext:value-type="string" table:number-columns-spanned="1" table:number-rows-spanned="2">
            <text:p>ГВС летом, куб. м/сут</text:p>
          </table:table-cell>
          <table:table-cell table:number-columns-repeated="16358"/>
        </table:table-row>
        <table:table-row table:style-name="ro1">
          <table:covered-table-cell table:number-columns-repeated="2" table:style-name="ce282"/>
          <table:table-cell table:style-name="ce291" office:value-type="string" calcext:value-type="string">
            <text:p>Тип_1 (3кв)</text:p>
          </table:table-cell>
          <table:table-cell table:style-name="ce291" office:value-type="string" calcext:value-type="string">
            <text:p>Тип_2(4кв)</text:p>
          </table:table-cell>
          <table:table-cell table:style-name="ce291" office:value-type="string" calcext:value-type="string">
            <text:p>У_Тип_1(3кв)</text:p>
          </table:table-cell>
          <table:table-cell table:style-name="ce291" office:value-type="string" calcext:value-type="string">
            <text:p>У_Тип2(4кв)</text:p>
          </table:table-cell>
          <table:covered-table-cell table:style-name="ce371"/>
          <table:covered-table-cell table:style-name="ce288"/>
          <table:covered-table-cell table:style-name="ce298"/>
          <table:covered-table-cell table:style-name="ce374"/>
          <table:covered-table-cell table:number-columns-repeated="16" table:style-name="ce373"/>
          <table:table-cell table:number-columns-repeated="16358"/>
        </table:table-row>
        <table:table-row table:style-name="ro1">
          <table:table-cell table:style-name="ce284" office:value-type="string" calcext:value-type="string" table:number-columns-spanned="1" table:number-rows-spanned="5">
            <text:p>1</text:p>
          </table:table-cell>
          <table:table-cell table:style-name="ce287" office:value-type="string" calcext:value-type="string">
            <text:p>1-1</text:p>
          </table:table-cell>
          <table:table-cell table:style-name="ce291" table:formula="of:=[$Мног_колич_квартир.C3]*3" office:value-type="float" office:value="0" calcext:value-type="float">
            <text:p>0</text:p>
          </table:table-cell>
          <table:table-cell table:style-name="ce291" table:formula="of:=[$Мног_колич_квартир.D3]*3" office:value-type="float" office:value="768" calcext:value-type="float">
            <text:p>768</text:p>
          </table:table-cell>
          <table:table-cell table:style-name="ce291" table:formula="of:=[$Мног_колич_квартир.E3]*3" office:value-type="float" office:value="72" calcext:value-type="float">
            <text:p>72</text:p>
          </table:table-cell>
          <table:table-cell table:style-name="ce291" table:formula="of:=[$Мног_колич_квартир.F3]*3" office:value-type="float" office:value="0" calcext:value-type="float">
            <text:p>0</text:p>
          </table:table-cell>
          <table:table-cell table:style-name="ce372" table:formula="of:=SUM([.C3:.F3])" office:value-type="float" office:value="840" calcext:value-type="float">
            <text:p>840</text:p>
          </table:table-cell>
          <table:table-cell table:style-name="ce288" table:formula="of:=SUM([.G3:.G7])" office:value-type="float" office:value="3600" calcext:value-type="float" table:number-columns-spanned="1" table:number-rows-spanned="5">
            <text:p>3600</text:p>
          </table:table-cell>
          <table:table-cell table:style-name="ce288" table:formula="of:=[.G3]/3*5" office:value-type="float" office:value="1400" calcext:value-type="float">
            <text:p>1400</text:p>
          </table:table-cell>
          <table:table-cell table:style-name="ce288" table:formula="of:=[.G3]/3*3" office:value-type="float" office:value="840" calcext:value-type="float">
            <text:p>840</text:p>
          </table:table-cell>
          <table:table-cell table:style-name="ce288" office:value-type="float" office:value="19.22" calcext:value-type="float">
            <text:p>19,22</text:p>
          </table:table-cell>
          <table:table-cell table:style-name="ce288" office:value-type="float" office:value="9.41" calcext:value-type="float">
            <text:p>9,41</text:p>
          </table:table-cell>
          <table:table-cell table:style-name="ce288" office:value-type="float" office:value="10.54" calcext:value-type="float">
            <text:p>10,54</text:p>
          </table:table-cell>
          <table:table-cell table:style-name="ce288" table:formula="of:=[.M3]" office:value-type="float" office:value="10.54" calcext:value-type="float">
            <text:p>10,54</text:p>
          </table:table-cell>
          <table:table-cell table:style-name="ce288" office:value-type="float" office:value="252" calcext:value-type="float">
            <text:p>252</text:p>
          </table:table-cell>
          <table:table-cell table:style-name="ce288" office:value-type="float" office:value="166.32" calcext:value-type="float">
            <text:p>166,32</text:p>
          </table:table-cell>
          <table:table-cell table:style-name="ce288" table:formula="of:=[.O3]-[.P3]" office:value-type="float" office:value="85.68" calcext:value-type="float">
            <text:p>85,68</text:p>
          </table:table-cell>
          <table:table-cell table:style-name="ce288" table:formula="of:=[.Q3]" office:value-type="float" office:value="85.68" calcext:value-type="float">
            <text:p>85,68</text:p>
          </table:table-cell>
          <table:table-cell table:number-columns-repeated="6"/>
          <table:table-cell table:style-name="ce375"/>
          <table:table-cell table:number-columns-repeated="16359"/>
        </table:table-row>
        <table:table-row table:style-name="ro1">
          <table:covered-table-cell table:style-name="ce284"/>
          <table:table-cell table:style-name="ce287" office:value-type="string" calcext:value-type="string">
            <text:p>1-2</text:p>
          </table:table-cell>
          <table:table-cell table:style-name="ce291" table:formula="of:=[$Мног_колич_квартир.C4]*3" office:value-type="float" office:value="0" calcext:value-type="float">
            <text:p>0</text:p>
          </table:table-cell>
          <table:table-cell table:style-name="ce291" table:formula="of:=[$Мног_колич_квартир.D4]*3" office:value-type="float" office:value="864" calcext:value-type="float">
            <text:p>864</text:p>
          </table:table-cell>
          <table:table-cell table:style-name="ce291" table:formula="of:=[$Мног_колич_квартир.E4]*3" office:value-type="float" office:value="72" calcext:value-type="float">
            <text:p>72</text:p>
          </table:table-cell>
          <table:table-cell table:style-name="ce291" table:formula="of:=[$Мног_колич_квартир.F4]*3" office:value-type="float" office:value="0" calcext:value-type="float">
            <text:p>0</text:p>
          </table:table-cell>
          <table:table-cell table:style-name="ce372" table:formula="of:=SUM([.C4:.F4])" office:value-type="float" office:value="936" calcext:value-type="float">
            <text:p>936</text:p>
          </table:table-cell>
          <table:covered-table-cell table:style-name="ce288"/>
          <table:table-cell table:style-name="ce288" table:formula="of:=[.G4]/3*5" office:value-type="float" office:value="1560" calcext:value-type="float">
            <text:p>1560</text:p>
          </table:table-cell>
          <table:table-cell table:style-name="ce288" table:formula="of:=[.G4]/3*3" office:value-type="float" office:value="936" calcext:value-type="float">
            <text:p>936</text:p>
          </table:table-cell>
          <table:table-cell table:style-name="ce288" office:value-type="float" office:value="21.02" calcext:value-type="float">
            <text:p>21,02</text:p>
          </table:table-cell>
          <table:table-cell table:style-name="ce288" office:value-type="float" office:value="10.26" calcext:value-type="float">
            <text:p>10,26</text:p>
          </table:table-cell>
          <table:table-cell table:style-name="ce288" table:formula="of:=[.K4]-[.L4]" office:value-type="float" office:value="10.76" calcext:value-type="float">
            <text:p>10,76</text:p>
          </table:table-cell>
          <table:table-cell table:style-name="ce288" table:formula="of:=[.M4]" office:value-type="float" office:value="10.76" calcext:value-type="float">
            <text:p>10,76</text:p>
          </table:table-cell>
          <table:table-cell table:style-name="ce288" office:value-type="float" office:value="280.8" calcext:value-type="float">
            <text:p>280,8</text:p>
          </table:table-cell>
          <table:table-cell table:style-name="ce288" office:value-type="float" office:value="168.48" calcext:value-type="float">
            <text:p>168,48</text:p>
          </table:table-cell>
          <table:table-cell table:style-name="ce288" table:formula="of:=[.O4]-[.P4]" office:value-type="float" office:value="112.32" calcext:value-type="float">
            <text:p>112,32</text:p>
          </table:table-cell>
          <table:table-cell table:style-name="ce288" table:formula="of:=[.Q4]" office:value-type="float" office:value="112.32" calcext:value-type="float">
            <text:p>112,32</text:p>
          </table:table-cell>
          <table:table-cell table:number-columns-repeated="6"/>
          <table:table-cell table:style-name="ce375"/>
          <table:table-cell table:number-columns-repeated="16359"/>
        </table:table-row>
        <table:table-row table:style-name="ro1">
          <table:covered-table-cell table:style-name="ce284"/>
          <table:table-cell table:style-name="ce287" office:value-type="string" calcext:value-type="string">
            <text:p>1-3</text:p>
          </table:table-cell>
          <table:table-cell table:style-name="ce291" table:formula="of:=[$Мног_колич_квартир.C5]*3" office:value-type="float" office:value="0" calcext:value-type="float">
            <text:p>0</text:p>
          </table:table-cell>
          <table:table-cell table:style-name="ce291" table:formula="of:=[$Мног_колич_квартир.D5]*3" office:value-type="float" office:value="672" calcext:value-type="float">
            <text:p>672</text:p>
          </table:table-cell>
          <table:table-cell table:style-name="ce291" table:formula="of:=[$Мног_колич_квартир.E5]*3" office:value-type="float" office:value="144" calcext:value-type="float">
            <text:p>144</text:p>
          </table:table-cell>
          <table:table-cell table:style-name="ce291" table:formula="of:=[$Мног_колич_квартир.F5]*3" office:value-type="float" office:value="0" calcext:value-type="float">
            <text:p>0</text:p>
          </table:table-cell>
          <table:table-cell table:style-name="ce372" table:formula="of:=SUM([.C5:.F5])" office:value-type="float" office:value="816" calcext:value-type="float">
            <text:p>816</text:p>
          </table:table-cell>
          <table:covered-table-cell table:style-name="ce288"/>
          <table:table-cell table:style-name="ce288" table:formula="of:=[.G5]/3*5" office:value-type="float" office:value="1360" calcext:value-type="float">
            <text:p>1360</text:p>
          </table:table-cell>
          <table:table-cell table:style-name="ce288" table:formula="of:=[.G5]/3*3" office:value-type="float" office:value="816" calcext:value-type="float">
            <text:p>816</text:p>
          </table:table-cell>
          <table:table-cell table:style-name="ce288" office:value-type="float" office:value="18.77" calcext:value-type="float">
            <text:p>18,77</text:p>
          </table:table-cell>
          <table:table-cell table:style-name="ce288" office:value-type="float" office:value="7.64" calcext:value-type="float">
            <text:p>7,64</text:p>
          </table:table-cell>
          <table:table-cell table:style-name="ce288" office:value-type="float" office:value="12.11" calcext:value-type="float">
            <text:p>12,11</text:p>
          </table:table-cell>
          <table:table-cell table:style-name="ce288" table:formula="of:=[.M5]" office:value-type="float" office:value="12.11" calcext:value-type="float">
            <text:p>12,11</text:p>
          </table:table-cell>
          <table:table-cell table:style-name="ce288" office:value-type="float" office:value="244.8" calcext:value-type="float">
            <text:p>244,8</text:p>
          </table:table-cell>
          <table:table-cell table:style-name="ce288" office:value-type="float" office:value="146.88" calcext:value-type="float">
            <text:p>146,88</text:p>
          </table:table-cell>
          <table:table-cell table:style-name="ce288" table:formula="of:=[.O5]-[.P5]" office:value-type="float" office:value="97.92" calcext:value-type="float">
            <text:p>97,92</text:p>
          </table:table-cell>
          <table:table-cell table:style-name="ce288" table:formula="of:=[.Q5]" office:value-type="float" office:value="97.92" calcext:value-type="float">
            <text:p>97,92</text:p>
          </table:table-cell>
          <table:table-cell table:number-columns-repeated="6"/>
          <table:table-cell table:style-name="ce375"/>
          <table:table-cell table:number-columns-repeated="16359"/>
        </table:table-row>
        <table:table-row table:style-name="ro1">
          <table:covered-table-cell table:style-name="ce284"/>
          <table:table-cell table:style-name="ce287" office:value-type="string" calcext:value-type="string">
            <text:p>1-4</text:p>
          </table:table-cell>
          <table:table-cell table:style-name="ce291" table:formula="of:=[$Мног_колич_квартир.C6]*3" office:value-type="float" office:value="0" calcext:value-type="float">
            <text:p>0</text:p>
          </table:table-cell>
          <table:table-cell table:style-name="ce291" table:formula="of:=[$Мног_колич_квартир.D6]*3" office:value-type="float" office:value="480" calcext:value-type="float">
            <text:p>480</text:p>
          </table:table-cell>
          <table:table-cell table:style-name="ce291" table:formula="of:=[$Мног_колич_квартир.E6]*3" office:value-type="float" office:value="72" calcext:value-type="float">
            <text:p>72</text:p>
          </table:table-cell>
          <table:table-cell table:style-name="ce291" table:formula="of:=[$Мног_колич_квартир.F6]*3" office:value-type="float" office:value="0" calcext:value-type="float">
            <text:p>0</text:p>
          </table:table-cell>
          <table:table-cell table:style-name="ce372" table:formula="of:=SUM([.C6:.F6])" office:value-type="float" office:value="552" calcext:value-type="float">
            <text:p>552</text:p>
          </table:table-cell>
          <table:covered-table-cell table:style-name="ce288"/>
          <table:table-cell table:style-name="ce288" table:formula="of:=[.G6]/3*5" office:value-type="float" office:value="920" calcext:value-type="float">
            <text:p>920</text:p>
          </table:table-cell>
          <table:table-cell table:style-name="ce288" table:formula="of:=[.G6]/3*3" office:value-type="float" office:value="552" calcext:value-type="float">
            <text:p>552</text:p>
          </table:table-cell>
          <table:table-cell table:style-name="ce288" office:value-type="float" office:value="13.7" calcext:value-type="float">
            <text:p>13,7</text:p>
          </table:table-cell>
          <table:table-cell table:style-name="ce288" office:value-type="float" office:value="5.67" calcext:value-type="float">
            <text:p>5,67</text:p>
          </table:table-cell>
          <table:table-cell table:style-name="ce288" office:value-type="float" office:value="8.85" calcext:value-type="float">
            <text:p>8,85</text:p>
          </table:table-cell>
          <table:table-cell table:style-name="ce288" table:formula="of:=[.M6]" office:value-type="float" office:value="8.85" calcext:value-type="float">
            <text:p>8,85</text:p>
          </table:table-cell>
          <table:table-cell table:style-name="ce288" office:value-type="float" office:value="165.6" calcext:value-type="float">
            <text:p>165,6</text:p>
          </table:table-cell>
          <table:table-cell table:style-name="ce288" office:value-type="float" office:value="99.36" calcext:value-type="float">
            <text:p>99,36</text:p>
          </table:table-cell>
          <table:table-cell table:style-name="ce288" table:formula="of:=[.O6]-[.P6]" office:value-type="float" office:value="66.24" calcext:value-type="float">
            <text:p>66,24</text:p>
          </table:table-cell>
          <table:table-cell table:style-name="ce288" table:formula="of:=[.Q6]" office:value-type="float" office:value="66.24" calcext:value-type="float">
            <text:p>66,24</text:p>
          </table:table-cell>
          <table:table-cell table:number-columns-repeated="6"/>
          <table:table-cell table:style-name="ce375"/>
          <table:table-cell table:number-columns-repeated="16359"/>
        </table:table-row>
        <table:table-row table:style-name="ro1">
          <table:covered-table-cell table:style-name="ce284"/>
          <table:table-cell table:style-name="ce287" office:value-type="string" calcext:value-type="string">
            <text:p>1-5</text:p>
          </table:table-cell>
          <table:table-cell table:style-name="ce291" table:formula="of:=[$Мног_колич_квартир.C7]*3" office:value-type="float" office:value="0" calcext:value-type="float">
            <text:p>0</text:p>
          </table:table-cell>
          <table:table-cell table:style-name="ce291" table:formula="of:=[$Мног_колич_квартир.D7]*3" office:value-type="float" office:value="384" calcext:value-type="float">
            <text:p>384</text:p>
          </table:table-cell>
          <table:table-cell table:style-name="ce291" table:formula="of:=[$Мног_колич_квартир.E7]*3" office:value-type="float" office:value="72" calcext:value-type="float">
            <text:p>72</text:p>
          </table:table-cell>
          <table:table-cell table:style-name="ce291" table:formula="of:=[$Мног_колич_квартир.F7]*3" office:value-type="float" office:value="0" calcext:value-type="float">
            <text:p>0</text:p>
          </table:table-cell>
          <table:table-cell table:style-name="ce372" table:formula="of:=SUM([.C7:.F7])" office:value-type="float" office:value="456" calcext:value-type="float">
            <text:p>456</text:p>
          </table:table-cell>
          <table:covered-table-cell table:style-name="ce288"/>
          <table:table-cell table:style-name="ce288" table:formula="of:=[.G7]/3*5" office:value-type="float" office:value="760" calcext:value-type="float">
            <text:p>760</text:p>
          </table:table-cell>
          <table:table-cell table:style-name="ce288" table:formula="of:=[.G7]/3*3" office:value-type="float" office:value="456" calcext:value-type="float">
            <text:p>456</text:p>
          </table:table-cell>
          <table:table-cell table:style-name="ce288" office:value-type="float" office:value="11.79" calcext:value-type="float">
            <text:p>11,79</text:p>
          </table:table-cell>
          <table:table-cell table:style-name="ce288" office:value-type="float" office:value="4.92" calcext:value-type="float">
            <text:p>4,92</text:p>
          </table:table-cell>
          <table:table-cell table:style-name="ce288" office:value-type="float" office:value="7.62" calcext:value-type="float">
            <text:p>7,62</text:p>
          </table:table-cell>
          <table:table-cell table:style-name="ce288" table:formula="of:=[.M7]" office:value-type="float" office:value="7.62" calcext:value-type="float">
            <text:p>7,62</text:p>
          </table:table-cell>
          <table:table-cell table:style-name="ce288" office:value-type="float" office:value="136.8" calcext:value-type="float">
            <text:p>136,8</text:p>
          </table:table-cell>
          <table:table-cell table:style-name="ce288" office:value-type="float" office:value="82.08" calcext:value-type="float">
            <text:p>82,08</text:p>
          </table:table-cell>
          <table:table-cell table:style-name="ce288" table:formula="of:=[.O7]-[.P7]" office:value-type="float" office:value="54.72" calcext:value-type="float">
            <text:p>54,72</text:p>
          </table:table-cell>
          <table:table-cell table:style-name="ce288" table:formula="of:=[.Q7]" office:value-type="float" office:value="54.72" calcext:value-type="float">
            <text:p>54,72</text:p>
          </table:table-cell>
          <table:table-cell table:formula="of:=SUM([.K3:.K7])" office:value-type="float" office:value="84.5" calcext:value-type="float">
            <text:p>84,5</text:p>
          </table:table-cell>
          <table:table-cell table:formula="of:=SUM([.L3:.L7])" office:value-type="float" office:value="37.9" calcext:value-type="float">
            <text:p>37,9</text:p>
          </table:table-cell>
          <table:table-cell table:formula="of:=SUM([.M3:.M7])" office:value-type="float" office:value="49.88" calcext:value-type="float">
            <text:p>49,88</text:p>
          </table:table-cell>
          <table:table-cell table:formula="of:=SUM([.N3:.N7])" office:value-type="float" office:value="49.88" calcext:value-type="float">
            <text:p>49,88</text:p>
          </table:table-cell>
          <table:table-cell table:formula="of:=SUM([.O3:.O7])" office:value-type="float" office:value="1080" calcext:value-type="float">
            <text:p>1080</text:p>
          </table:table-cell>
          <table:table-cell table:formula="of:=SUM([.P3:.P7])" office:value-type="float" office:value="663.12" calcext:value-type="float">
            <text:p>663,12</text:p>
          </table:table-cell>
          <table:table-cell table:style-name="ce375" table:formula="of:=SUM([.Q3:.Q7])" office:value-type="float" office:value="416.88" calcext:value-type="float">
            <text:p>416,88</text:p>
          </table:table-cell>
          <table:table-cell table:formula="of:=SUM([.R3:.R7])" office:value-type="float" office:value="416.88" calcext:value-type="float">
            <text:p>416,88</text:p>
          </table:table-cell>
          <table:table-cell table:number-columns-repeated="16358"/>
        </table:table-row>
        <table:table-row table:style-name="ro1">
          <table:table-cell table:style-name="ce284" office:value-type="string" calcext:value-type="string" table:number-columns-spanned="1" table:number-rows-spanned="3">
            <text:p>2</text:p>
          </table:table-cell>
          <table:table-cell table:style-name="ce287" office:value-type="string" calcext:value-type="string">
            <text:p>2-1</text:p>
          </table:table-cell>
          <table:table-cell table:style-name="ce291" table:formula="of:=[$Мног_колич_квартир.C8]*3" office:value-type="float" office:value="0" calcext:value-type="float">
            <text:p>0</text:p>
          </table:table-cell>
          <table:table-cell table:style-name="ce291" table:formula="of:=[$Мног_колич_квартир.D8]*3" office:value-type="float" office:value="672" calcext:value-type="float">
            <text:p>672</text:p>
          </table:table-cell>
          <table:table-cell table:style-name="ce291" table:formula="of:=[$Мног_колич_квартир.E8]*3" office:value-type="float" office:value="144" calcext:value-type="float">
            <text:p>144</text:p>
          </table:table-cell>
          <table:table-cell table:style-name="ce291" table:formula="of:=[$Мног_колич_квартир.F8]*3" office:value-type="float" office:value="0" calcext:value-type="float">
            <text:p>0</text:p>
          </table:table-cell>
          <table:table-cell table:style-name="ce372" table:formula="of:=SUM([.C8:.F8])" office:value-type="float" office:value="816" calcext:value-type="float">
            <text:p>816</text:p>
          </table:table-cell>
          <table:table-cell table:style-name="ce288" table:formula="of:=SUM([.G8:.G10])" office:value-type="float" office:value="2448" calcext:value-type="float" table:number-columns-spanned="1" table:number-rows-spanned="3">
            <text:p>2448</text:p>
          </table:table-cell>
          <table:table-cell table:style-name="ce288" table:formula="of:=[.G8]/3*5" office:value-type="float" office:value="1360" calcext:value-type="float">
            <text:p>1360</text:p>
          </table:table-cell>
          <table:table-cell table:style-name="ce288" table:formula="of:=[.G8]/3*3" office:value-type="float" office:value="816" calcext:value-type="float">
            <text:p>816</text:p>
          </table:table-cell>
          <table:table-cell table:style-name="ce288" office:value-type="float" office:value="18.77" calcext:value-type="float">
            <text:p>18,77</text:p>
          </table:table-cell>
          <table:table-cell table:style-name="ce288" office:value-type="float" office:value="7.64" calcext:value-type="float">
            <text:p>7,64</text:p>
          </table:table-cell>
          <table:table-cell table:style-name="ce288" office:value-type="float" office:value="12.11" calcext:value-type="float">
            <text:p>12,11</text:p>
          </table:table-cell>
          <table:table-cell table:style-name="ce288" table:formula="of:=[.M8]" office:value-type="float" office:value="12.11" calcext:value-type="float">
            <text:p>12,11</text:p>
          </table:table-cell>
          <table:table-cell table:style-name="ce288" office:value-type="float" office:value="244.8" calcext:value-type="float">
            <text:p>244,8</text:p>
          </table:table-cell>
          <table:table-cell table:style-name="ce288" office:value-type="float" office:value="146.88" calcext:value-type="float">
            <text:p>146,88</text:p>
          </table:table-cell>
          <table:table-cell table:style-name="ce288" table:formula="of:=[.O8]-[.P8]" office:value-type="float" office:value="97.92" calcext:value-type="float">
            <text:p>97,92</text:p>
          </table:table-cell>
          <table:table-cell table:style-name="ce288" table:formula="of:=[.Q8]" office:value-type="float" office:value="97.92" calcext:value-type="float">
            <text:p>97,92</text:p>
          </table:table-cell>
          <table:table-cell table:number-columns-repeated="6"/>
          <table:table-cell table:style-name="ce375"/>
          <table:table-cell table:number-columns-repeated="16359"/>
        </table:table-row>
        <table:table-row table:style-name="ro1">
          <table:covered-table-cell table:style-name="ce284"/>
          <table:table-cell table:style-name="ce287" office:value-type="string" calcext:value-type="string">
            <text:p>2-2</text:p>
          </table:table-cell>
          <table:table-cell table:style-name="ce291" table:formula="of:=[$Мног_колич_квартир.C9]*3" office:value-type="float" office:value="0" calcext:value-type="float">
            <text:p>0</text:p>
          </table:table-cell>
          <table:table-cell table:style-name="ce291" table:formula="of:=[$Мног_колич_квартир.D9]*3" office:value-type="float" office:value="672" calcext:value-type="float">
            <text:p>672</text:p>
          </table:table-cell>
          <table:table-cell table:style-name="ce291" table:formula="of:=[$Мног_колич_квартир.E9]*3" office:value-type="float" office:value="144" calcext:value-type="float">
            <text:p>144</text:p>
          </table:table-cell>
          <table:table-cell table:style-name="ce291" table:formula="of:=[$Мног_колич_квартир.F9]*3" office:value-type="float" office:value="0" calcext:value-type="float">
            <text:p>0</text:p>
          </table:table-cell>
          <table:table-cell table:style-name="ce372" table:formula="of:=SUM([.C9:.F9])" office:value-type="float" office:value="816" calcext:value-type="float">
            <text:p>816</text:p>
          </table:table-cell>
          <table:covered-table-cell table:style-name="ce288"/>
          <table:table-cell table:style-name="ce288" table:formula="of:=[.G9]/3*5" office:value-type="float" office:value="1360" calcext:value-type="float">
            <text:p>1360</text:p>
          </table:table-cell>
          <table:table-cell table:style-name="ce288" table:formula="of:=[.G9]/3*3" office:value-type="float" office:value="816" calcext:value-type="float">
            <text:p>816</text:p>
          </table:table-cell>
          <table:table-cell table:style-name="ce288" office:value-type="float" office:value="18.77" calcext:value-type="float">
            <text:p>18,77</text:p>
          </table:table-cell>
          <table:table-cell table:style-name="ce288" office:value-type="float" office:value="7.64" calcext:value-type="float">
            <text:p>7,64</text:p>
          </table:table-cell>
          <table:table-cell table:style-name="ce288" office:value-type="float" office:value="12.11" calcext:value-type="float">
            <text:p>12,11</text:p>
          </table:table-cell>
          <table:table-cell table:style-name="ce288" table:formula="of:=[.M9]" office:value-type="float" office:value="12.11" calcext:value-type="float">
            <text:p>12,11</text:p>
          </table:table-cell>
          <table:table-cell table:style-name="ce288" office:value-type="float" office:value="244.8" calcext:value-type="float">
            <text:p>244,8</text:p>
          </table:table-cell>
          <table:table-cell table:style-name="ce288" office:value-type="float" office:value="146.88" calcext:value-type="float">
            <text:p>146,88</text:p>
          </table:table-cell>
          <table:table-cell table:style-name="ce288" table:formula="of:=[.O9]-[.P9]" office:value-type="float" office:value="97.92" calcext:value-type="float">
            <text:p>97,92</text:p>
          </table:table-cell>
          <table:table-cell table:style-name="ce288" table:formula="of:=[.Q9]" office:value-type="float" office:value="97.92" calcext:value-type="float">
            <text:p>97,92</text:p>
          </table:table-cell>
          <table:table-cell table:number-columns-repeated="6"/>
          <table:table-cell table:style-name="ce375"/>
          <table:table-cell table:number-columns-repeated="16359"/>
        </table:table-row>
        <table:table-row table:style-name="ro1">
          <table:covered-table-cell table:style-name="ce284"/>
          <table:table-cell table:style-name="ce287" office:value-type="string" calcext:value-type="string">
            <text:p>2-3</text:p>
          </table:table-cell>
          <table:table-cell table:style-name="ce291" table:formula="of:=[$Мног_колич_квартир.C10]*3" office:value-type="float" office:value="0" calcext:value-type="float">
            <text:p>0</text:p>
          </table:table-cell>
          <table:table-cell table:style-name="ce291" table:formula="of:=[$Мног_колич_квартир.D10]*3" office:value-type="float" office:value="672" calcext:value-type="float">
            <text:p>672</text:p>
          </table:table-cell>
          <table:table-cell table:style-name="ce291" table:formula="of:=[$Мног_колич_квартир.E10]*3" office:value-type="float" office:value="144" calcext:value-type="float">
            <text:p>144</text:p>
          </table:table-cell>
          <table:table-cell table:style-name="ce291" table:formula="of:=[$Мног_колич_квартир.F10]*3" office:value-type="float" office:value="0" calcext:value-type="float">
            <text:p>0</text:p>
          </table:table-cell>
          <table:table-cell table:style-name="ce372" table:formula="of:=SUM([.C10:.F10])" office:value-type="float" office:value="816" calcext:value-type="float">
            <text:p>816</text:p>
          </table:table-cell>
          <table:covered-table-cell table:style-name="ce288"/>
          <table:table-cell table:style-name="ce288" table:formula="of:=[.G10]/3*5" office:value-type="float" office:value="1360" calcext:value-type="float">
            <text:p>1360</text:p>
          </table:table-cell>
          <table:table-cell table:style-name="ce288" table:formula="of:=[.G10]/3*3" office:value-type="float" office:value="816" calcext:value-type="float">
            <text:p>816</text:p>
          </table:table-cell>
          <table:table-cell table:style-name="ce288" office:value-type="float" office:value="18.77" calcext:value-type="float">
            <text:p>18,77</text:p>
          </table:table-cell>
          <table:table-cell table:style-name="ce288" office:value-type="float" office:value="7.64" calcext:value-type="float">
            <text:p>7,64</text:p>
          </table:table-cell>
          <table:table-cell table:style-name="ce288" office:value-type="float" office:value="12.11" calcext:value-type="float">
            <text:p>12,11</text:p>
          </table:table-cell>
          <table:table-cell table:style-name="ce288" table:formula="of:=[.M10]" office:value-type="float" office:value="12.11" calcext:value-type="float">
            <text:p>12,11</text:p>
          </table:table-cell>
          <table:table-cell table:style-name="ce288" office:value-type="float" office:value="244.8" calcext:value-type="float">
            <text:p>244,8</text:p>
          </table:table-cell>
          <table:table-cell table:style-name="ce288" office:value-type="float" office:value="146.88" calcext:value-type="float">
            <text:p>146,88</text:p>
          </table:table-cell>
          <table:table-cell table:style-name="ce288" table:formula="of:=[.O10]-[.P10]" office:value-type="float" office:value="97.92" calcext:value-type="float">
            <text:p>97,92</text:p>
          </table:table-cell>
          <table:table-cell table:style-name="ce288" table:formula="of:=[.Q10]" office:value-type="float" office:value="97.92" calcext:value-type="float">
            <text:p>97,92</text:p>
          </table:table-cell>
          <table:table-cell table:formula="of:=SUM([.K8:.K10])" office:value-type="float" office:value="56.31" calcext:value-type="float">
            <text:p>56,31</text:p>
          </table:table-cell>
          <table:table-cell table:formula="of:=SUM([.L8:.L10])" office:value-type="float" office:value="22.92" calcext:value-type="float">
            <text:p>22,92</text:p>
          </table:table-cell>
          <table:table-cell table:formula="of:=SUM([.M8:.M10])" office:value-type="float" office:value="36.33" calcext:value-type="float">
            <text:p>36,33</text:p>
          </table:table-cell>
          <table:table-cell table:formula="of:=SUM([.N8:.N10])" office:value-type="float" office:value="36.33" calcext:value-type="float">
            <text:p>36,33</text:p>
          </table:table-cell>
          <table:table-cell table:formula="of:=SUM([.O8:.O10])" office:value-type="float" office:value="734.4" calcext:value-type="float">
            <text:p>734,4</text:p>
          </table:table-cell>
          <table:table-cell table:formula="of:=SUM([.P8:.P10])" office:value-type="float" office:value="440.64" calcext:value-type="float">
            <text:p>440,64</text:p>
          </table:table-cell>
          <table:table-cell table:style-name="ce375" table:formula="of:=SUM([.Q8:.Q10])" office:value-type="float" office:value="293.76" calcext:value-type="float">
            <text:p>293,76</text:p>
          </table:table-cell>
          <table:table-cell table:formula="of:=SUM([.R8:.R10])" office:value-type="float" office:value="293.76" calcext:value-type="float">
            <text:p>293,76</text:p>
          </table:table-cell>
          <table:table-cell table:number-columns-repeated="16358"/>
        </table:table-row>
        <table:table-row table:style-name="ro1">
          <table:table-cell table:style-name="ce284" office:value-type="string" calcext:value-type="string" table:number-columns-spanned="1" table:number-rows-spanned="3">
            <text:p>3</text:p>
          </table:table-cell>
          <table:table-cell table:style-name="ce287" office:value-type="string" calcext:value-type="string">
            <text:p>3-1</text:p>
          </table:table-cell>
          <table:table-cell table:style-name="ce291" table:formula="of:=[$Мног_колич_квартир.C11]*3" office:value-type="float" office:value="0" calcext:value-type="float">
            <text:p>0</text:p>
          </table:table-cell>
          <table:table-cell table:style-name="ce291" table:formula="of:=[$Мног_колич_квартир.D11]*3" office:value-type="float" office:value="672" calcext:value-type="float">
            <text:p>672</text:p>
          </table:table-cell>
          <table:table-cell table:style-name="ce291" table:formula="of:=[$Мног_колич_квартир.E11]*3" office:value-type="float" office:value="144" calcext:value-type="float">
            <text:p>144</text:p>
          </table:table-cell>
          <table:table-cell table:style-name="ce291" table:formula="of:=[$Мног_колич_квартир.F11]*3" office:value-type="float" office:value="0" calcext:value-type="float">
            <text:p>0</text:p>
          </table:table-cell>
          <table:table-cell table:style-name="ce372" table:formula="of:=SUM([.C11:.F11])" office:value-type="float" office:value="816" calcext:value-type="float">
            <text:p>816</text:p>
          </table:table-cell>
          <table:table-cell table:style-name="ce288" table:formula="of:=SUM([.G11:.G13])" office:value-type="float" office:value="2568" calcext:value-type="float" table:number-columns-spanned="1" table:number-rows-spanned="3">
            <text:p>2568</text:p>
          </table:table-cell>
          <table:table-cell table:style-name="ce288" table:formula="of:=[.G11]/3*5" office:value-type="float" office:value="1360" calcext:value-type="float">
            <text:p>1360</text:p>
          </table:table-cell>
          <table:table-cell table:style-name="ce288" table:formula="of:=[.G11]/3*3" office:value-type="float" office:value="816" calcext:value-type="float">
            <text:p>816</text:p>
          </table:table-cell>
          <table:table-cell table:style-name="ce288" office:value-type="float" office:value="18.77" calcext:value-type="float">
            <text:p>18,77</text:p>
          </table:table-cell>
          <table:table-cell table:style-name="ce288" office:value-type="float" office:value="7.64" calcext:value-type="float">
            <text:p>7,64</text:p>
          </table:table-cell>
          <table:table-cell table:style-name="ce288" office:value-type="float" office:value="12.11" calcext:value-type="float">
            <text:p>12,11</text:p>
          </table:table-cell>
          <table:table-cell table:style-name="ce288" table:formula="of:=[.M11]" office:value-type="float" office:value="12.11" calcext:value-type="float">
            <text:p>12,11</text:p>
          </table:table-cell>
          <table:table-cell table:style-name="ce288" office:value-type="float" office:value="244.8" calcext:value-type="float">
            <text:p>244,8</text:p>
          </table:table-cell>
          <table:table-cell table:style-name="ce288" office:value-type="float" office:value="146.88" calcext:value-type="float">
            <text:p>146,88</text:p>
          </table:table-cell>
          <table:table-cell table:style-name="ce288" table:formula="of:=[.O11]-[.P11]" office:value-type="float" office:value="97.92" calcext:value-type="float">
            <text:p>97,92</text:p>
          </table:table-cell>
          <table:table-cell table:style-name="ce288" table:formula="of:=[.Q11]" office:value-type="float" office:value="97.92" calcext:value-type="float">
            <text:p>97,92</text:p>
          </table:table-cell>
          <table:table-cell table:number-columns-repeated="6"/>
          <table:table-cell table:style-name="ce375"/>
          <table:table-cell table:number-columns-repeated="16359"/>
        </table:table-row>
        <table:table-row table:style-name="ro1">
          <table:covered-table-cell table:style-name="ce284"/>
          <table:table-cell table:style-name="ce287" office:value-type="string" calcext:value-type="string">
            <text:p>3-2</text:p>
          </table:table-cell>
          <table:table-cell table:style-name="ce291" table:formula="of:=[$Мног_колич_квартир.C12]*3" office:value-type="float" office:value="0" calcext:value-type="float">
            <text:p>0</text:p>
          </table:table-cell>
          <table:table-cell table:style-name="ce291" table:formula="of:=[$Мног_колич_квартир.D12]*3" office:value-type="float" office:value="672" calcext:value-type="float">
            <text:p>672</text:p>
          </table:table-cell>
          <table:table-cell table:style-name="ce291" table:formula="of:=[$Мног_колич_квартир.E12]*3" office:value-type="float" office:value="144" calcext:value-type="float">
            <text:p>144</text:p>
          </table:table-cell>
          <table:table-cell table:style-name="ce291" table:formula="of:=[$Мног_колич_квартир.F12]*3" office:value-type="float" office:value="0" calcext:value-type="float">
            <text:p>0</text:p>
          </table:table-cell>
          <table:table-cell table:style-name="ce372" table:formula="of:=SUM([.C12:.F12])" office:value-type="float" office:value="816" calcext:value-type="float">
            <text:p>816</text:p>
          </table:table-cell>
          <table:covered-table-cell table:style-name="ce288"/>
          <table:table-cell table:style-name="ce288" table:formula="of:=[.G12]/3*5" office:value-type="float" office:value="1360" calcext:value-type="float">
            <text:p>1360</text:p>
          </table:table-cell>
          <table:table-cell table:style-name="ce288" table:formula="of:=[.G12]/3*3" office:value-type="float" office:value="816" calcext:value-type="float">
            <text:p>816</text:p>
          </table:table-cell>
          <table:table-cell table:style-name="ce288" office:value-type="float" office:value="18.77" calcext:value-type="float">
            <text:p>18,77</text:p>
          </table:table-cell>
          <table:table-cell table:style-name="ce288" office:value-type="float" office:value="7.64" calcext:value-type="float">
            <text:p>7,64</text:p>
          </table:table-cell>
          <table:table-cell table:style-name="ce288" office:value-type="float" office:value="12.11" calcext:value-type="float">
            <text:p>12,11</text:p>
          </table:table-cell>
          <table:table-cell table:style-name="ce288" table:formula="of:=[.M12]" office:value-type="float" office:value="12.11" calcext:value-type="float">
            <text:p>12,11</text:p>
          </table:table-cell>
          <table:table-cell table:style-name="ce288" office:value-type="float" office:value="244.8" calcext:value-type="float">
            <text:p>244,8</text:p>
          </table:table-cell>
          <table:table-cell table:style-name="ce288" office:value-type="float" office:value="146.88" calcext:value-type="float">
            <text:p>146,88</text:p>
          </table:table-cell>
          <table:table-cell table:style-name="ce288" table:formula="of:=[.O12]-[.P12]" office:value-type="float" office:value="97.92" calcext:value-type="float">
            <text:p>97,92</text:p>
          </table:table-cell>
          <table:table-cell table:style-name="ce288" table:formula="of:=[.Q12]" office:value-type="float" office:value="97.92" calcext:value-type="float">
            <text:p>97,92</text:p>
          </table:table-cell>
          <table:table-cell table:number-columns-repeated="6"/>
          <table:table-cell table:style-name="ce375"/>
          <table:table-cell table:number-columns-repeated="16359"/>
        </table:table-row>
        <table:table-row table:style-name="ro1">
          <table:covered-table-cell table:style-name="ce284"/>
          <table:table-cell table:style-name="ce287" office:value-type="string" calcext:value-type="string">
            <text:p>3-3</text:p>
          </table:table-cell>
          <table:table-cell table:style-name="ce291" table:formula="of:=[$Мног_колич_квартир.C13]*3" office:value-type="float" office:value="0" calcext:value-type="float">
            <text:p>0</text:p>
          </table:table-cell>
          <table:table-cell table:style-name="ce291" table:formula="of:=[$Мног_колич_квартир.D13]*3" office:value-type="float" office:value="864" calcext:value-type="float">
            <text:p>864</text:p>
          </table:table-cell>
          <table:table-cell table:style-name="ce291" table:formula="of:=[$Мног_колич_квартир.E13]*3" office:value-type="float" office:value="72" calcext:value-type="float">
            <text:p>72</text:p>
          </table:table-cell>
          <table:table-cell table:style-name="ce291" table:formula="of:=[$Мног_колич_квартир.F13]*3" office:value-type="float" office:value="0" calcext:value-type="float">
            <text:p>0</text:p>
          </table:table-cell>
          <table:table-cell table:style-name="ce372" table:formula="of:=SUM([.C13:.F13])" office:value-type="float" office:value="936" calcext:value-type="float">
            <text:p>936</text:p>
          </table:table-cell>
          <table:covered-table-cell table:style-name="ce288"/>
          <table:table-cell table:style-name="ce288" table:formula="of:=[.G13]/3*5" office:value-type="float" office:value="1560" calcext:value-type="float">
            <text:p>1560</text:p>
          </table:table-cell>
          <table:table-cell table:style-name="ce288" table:formula="of:=[.G13]/3*3" office:value-type="float" office:value="936" calcext:value-type="float">
            <text:p>936</text:p>
          </table:table-cell>
          <table:table-cell table:style-name="ce288" office:value-type="float" office:value="21.02" calcext:value-type="float">
            <text:p>21,02</text:p>
          </table:table-cell>
          <table:table-cell table:style-name="ce288" office:value-type="float" office:value="10.26" calcext:value-type="float">
            <text:p>10,26</text:p>
          </table:table-cell>
          <table:table-cell table:style-name="ce288" table:formula="of:=[.K13]-[.L13]" office:value-type="float" office:value="10.76" calcext:value-type="float">
            <text:p>10,76</text:p>
          </table:table-cell>
          <table:table-cell table:style-name="ce288" table:formula="of:=[.M13]" office:value-type="float" office:value="10.76" calcext:value-type="float">
            <text:p>10,76</text:p>
          </table:table-cell>
          <table:table-cell table:style-name="ce288" office:value-type="float" office:value="280.8" calcext:value-type="float">
            <text:p>280,8</text:p>
          </table:table-cell>
          <table:table-cell table:style-name="ce288" office:value-type="float" office:value="168.48" calcext:value-type="float">
            <text:p>168,48</text:p>
          </table:table-cell>
          <table:table-cell table:style-name="ce288" table:formula="of:=[.O13]-[.P13]" office:value-type="float" office:value="112.32" calcext:value-type="float">
            <text:p>112,32</text:p>
          </table:table-cell>
          <table:table-cell table:style-name="ce288" table:formula="of:=[.Q13]" office:value-type="float" office:value="112.32" calcext:value-type="float">
            <text:p>112,32</text:p>
          </table:table-cell>
          <table:table-cell table:formula="of:=SUM([.K11:.K13])" office:value-type="float" office:value="58.56" calcext:value-type="float">
            <text:p>58,56</text:p>
          </table:table-cell>
          <table:table-cell table:formula="of:=SUM([.L11:.L13])" office:value-type="float" office:value="25.54" calcext:value-type="float">
            <text:p>25,54</text:p>
          </table:table-cell>
          <table:table-cell table:formula="of:=SUM([.M11:.M13])" office:value-type="float" office:value="34.98" calcext:value-type="float">
            <text:p>34,98</text:p>
          </table:table-cell>
          <table:table-cell table:formula="of:=SUM([.N11:.N13])" office:value-type="float" office:value="34.98" calcext:value-type="float">
            <text:p>34,98</text:p>
          </table:table-cell>
          <table:table-cell table:formula="of:=SUM([.O11:.O13])" office:value-type="float" office:value="770.4" calcext:value-type="float">
            <text:p>770,4</text:p>
          </table:table-cell>
          <table:table-cell table:formula="of:=SUM([.P11:.P13])" office:value-type="float" office:value="462.24" calcext:value-type="float">
            <text:p>462,24</text:p>
          </table:table-cell>
          <table:table-cell table:style-name="ce375" table:formula="of:=SUM([.Q11:.Q13])" office:value-type="float" office:value="308.16" calcext:value-type="float">
            <text:p>308,16</text:p>
          </table:table-cell>
          <table:table-cell table:formula="of:=SUM([.R11:.R13])" office:value-type="float" office:value="308.16" calcext:value-type="float">
            <text:p>308,16</text:p>
          </table:table-cell>
          <table:table-cell table:number-columns-repeated="16358"/>
        </table:table-row>
        <table:table-row table:style-name="ro1">
          <table:table-cell table:style-name="ce287" office:value-type="string" calcext:value-type="string">
            <text:p>ИТОГО</text:p>
          </table:table-cell>
          <table:table-cell table:style-name="ce287"/>
          <table:table-cell table:style-name="ce291" table:formula="of:=SUM([.C3:.C13])" office:value-type="float" office:value="0" calcext:value-type="float">
            <text:p>0</text:p>
          </table:table-cell>
          <table:table-cell table:style-name="ce291" table:formula="of:=SUM([.D3:.D13])" office:value-type="float" office:value="7392" calcext:value-type="float">
            <text:p>7392</text:p>
          </table:table-cell>
          <table:table-cell table:style-name="ce291" table:formula="of:=SUM([.E3:.E13])" office:value-type="float" office:value="1224" calcext:value-type="float">
            <text:p>1224</text:p>
          </table:table-cell>
          <table:table-cell table:style-name="ce291" table:formula="of:=SUM([.F3:.F13])" office:value-type="float" office:value="0" calcext:value-type="float">
            <text:p>0</text:p>
          </table:table-cell>
          <table:table-cell table:style-name="ce371" table:formula="of:=SUM([.G3:.G13])" office:value-type="float" office:value="8616" calcext:value-type="float">
            <text:p>8616</text:p>
          </table:table-cell>
          <table:table-cell table:style-name="ce371" table:formula="of:=SUM([.H3:.H13])" office:value-type="float" office:value="8616" calcext:value-type="float">
            <text:p>8616</text:p>
          </table:table-cell>
          <table:table-cell table:style-name="ce371" table:formula="of:=SUM([.I3:.I13])" office:value-type="float" office:value="14360" calcext:value-type="float">
            <text:p>14360</text:p>
          </table:table-cell>
          <table:table-cell table:style-name="ce371" table:formula="of:=SUM([.J3:.J13])" office:value-type="float" office:value="8616" calcext:value-type="float">
            <text:p>8616</text:p>
          </table:table-cell>
          <table:table-cell table:style-name="ce371" table:formula="of:=SUM([.K3:.K13])" office:value-type="float" office:value="199.37" calcext:value-type="float">
            <text:p>199,37</text:p>
          </table:table-cell>
          <table:table-cell table:style-name="ce371" table:formula="of:=SUM([.L3:.L13])" office:value-type="float" office:value="86.36" calcext:value-type="float">
            <text:p>86,36</text:p>
          </table:table-cell>
          <table:table-cell table:style-name="ce371" table:formula="of:=SUM([.M3:.M13])" office:value-type="float" office:value="121.19" calcext:value-type="float">
            <text:p>121,19</text:p>
          </table:table-cell>
          <table:table-cell table:style-name="ce371" table:formula="of:=SUM([.N3:.N13])" office:value-type="float" office:value="121.19" calcext:value-type="float">
            <text:p>121,19</text:p>
          </table:table-cell>
          <table:table-cell table:style-name="ce371" table:formula="of:=SUM([.O3:.O13])" office:value-type="float" office:value="2584.8" calcext:value-type="float">
            <text:p>2584,8</text:p>
          </table:table-cell>
          <table:table-cell table:style-name="ce371" table:formula="of:=SUM([.P3:.P13])" office:value-type="float" office:value="1566" calcext:value-type="float">
            <text:p>1566</text:p>
          </table:table-cell>
          <table:table-cell table:style-name="ce371" table:formula="of:=SUM([.Q3:.Q13])" office:value-type="float" office:value="1018.8" calcext:value-type="float">
            <text:p>1018,8</text:p>
          </table:table-cell>
          <table:table-cell table:style-name="ce371" table:formula="of:=SUM([.R3:.R13])" office:value-type="float" office:value="1018.8" calcext:value-type="float">
            <text:p>1018,8</text:p>
          </table:table-cell>
          <table:table-cell table:number-columns-repeated="16366"/>
        </table:table-row>
        <table:table-row table:style-name="ro3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Мног_вода_нагрев" table:style-name="ta11">
        <table:table-column table:style-name="co8" table:number-columns-repeated="2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3" table:visibility="collapse" table:default-cell-style-name="Default"/>
        <table:table-column table:style-name="co25" table:visibility="collapse" table:default-cell-style-name="Default"/>
        <table:table-column table:style-name="co7" table:default-cell-style-name="ce369"/>
        <table:table-column table:style-name="co29" table:visibility="collapse" table:number-columns-repeated="3" table:default-cell-style-name="ce325"/>
        <table:table-column table:style-name="co30" table:number-columns-repeated="4" table:default-cell-style-name="ce325"/>
        <table:table-column table:style-name="co30" table:number-columns-repeated="10" table:default-cell-style-name="Default"/>
        <table:table-column table:style-name="co7" table:number-columns-repeated="16360" table:default-cell-style-name="Default"/>
        <table:table-row table:style-name="ro1">
          <table:table-cell table:style-name="ce301" office:value-type="string" calcext:value-type="string" table:number-columns-spanned="1" table:number-rows-spanned="2">
            <text:p>Номер_микрорайона</text:p>
          </table:table-cell>
          <table:table-cell table:style-name="ce301" office:value-type="string" calcext:value-type="string" table:number-columns-spanned="1" table:number-rows-spanned="2">
            <text:p>Номер дома</text:p>
          </table:table-cell>
          <table:table-cell table:style-name="ce288" office:value-type="string" calcext:value-type="string" table:number-columns-spanned="4" table:number-rows-spanned="1">
            <text:p>Количество проживающих (норматив), человек</text:p>
          </table:table-cell>
          <table:covered-table-cell table:number-columns-repeated="3" table:style-name="ce288"/>
          <table:table-cell table:style-name="ce376" office:value-type="string" calcext:value-type="string" table:number-columns-spanned="1" table:number-rows-spanned="2">
            <text:p>ВСЕГО</text:p>
          </table:table-cell>
          <table:table-cell table:style-name="ce331" office:value-type="string" calcext:value-type="string" table:number-columns-spanned="1" table:number-rows-spanned="2">
            <text:p>Итог микрорайон</text:p>
          </table:table-cell>
          <table:table-cell table:style-name="ce313" office:value-type="string" calcext:value-type="string" table:number-columns-spanned="1" table:number-rows-spanned="2">
            <text:p>всего приборов</text:p>
          </table:table-cell>
          <table:table-cell table:style-name="ce361" office:value-type="string" calcext:value-type="string" table:number-columns-spanned="1" table:number-rows-spanned="2">
            <text:p>всего приборов без горячей воды</text:p>
          </table:table-cell>
          <table:table-cell table:style-name="ce361" office:value-type="string" calcext:value-type="string" table:number-columns-spanned="1" table:number-rows-spanned="2">
            <text:p>Общий, куб. м/час</text:p>
          </table:table-cell>
          <table:table-cell table:style-name="ce361" office:value-type="string" calcext:value-type="string" table:number-columns-spanned="1" table:number-rows-spanned="2">
            <text:p>ХВС, куб. м/час</text:p>
          </table:table-cell>
          <table:table-cell table:style-name="ce361" office:value-type="string" calcext:value-type="string" table:number-columns-spanned="1" table:number-rows-spanned="2">
            <text:p>ГВС зимой, куб. м/час</text:p>
          </table:table-cell>
          <table:table-cell table:style-name="ce361" office:value-type="string" calcext:value-type="string" table:number-columns-spanned="1" table:number-rows-spanned="2">
            <text:p>ГВС летом, куб. м/час</text:p>
          </table:table-cell>
          <table:table-cell table:style-name="ce361" office:value-type="string" calcext:value-type="string" table:number-columns-spanned="1" table:number-rows-spanned="2">
            <text:p>Общий, куб. м/сут</text:p>
          </table:table-cell>
          <table:table-cell table:style-name="ce361" office:value-type="string" calcext:value-type="string" table:number-columns-spanned="1" table:number-rows-spanned="2">
            <text:p>ХВС, куб. м/сут</text:p>
          </table:table-cell>
          <table:table-cell table:style-name="ce361" office:value-type="string" calcext:value-type="string" table:number-columns-spanned="1" table:number-rows-spanned="2">
            <text:p>ГВС зимой, куб. м/сут</text:p>
          </table:table-cell>
          <table:table-cell table:style-name="ce361" office:value-type="string" calcext:value-type="string" table:number-columns-spanned="1" table:number-rows-spanned="2">
            <text:p>ГВС летом, куб. м/сут</text:p>
          </table:table-cell>
          <table:table-cell table:style-name="ce380" office:value-type="string" calcext:value-type="string" table:number-columns-spanned="1" table:number-rows-spanned="2">
            <text:p>потребность <text:s/>в МГдж/час</text:p>
          </table:table-cell>
          <table:table-cell table:style-name="ce380" office:value-type="string" calcext:value-type="string" table:number-columns-spanned="1" table:number-rows-spanned="2">
            <text:p>Расход газа МГдж, куб/час</text:p>
          </table:table-cell>
          <table:table-cell table:style-name="ce381"/>
          <table:table-cell table:style-name="ce380" office:value-type="string" calcext:value-type="string" table:number-columns-spanned="1" table:number-rows-spanned="2">
            <text:p>потребность <text:s/>в ГКал/час</text:p>
          </table:table-cell>
          <table:table-cell table:style-name="ce380" office:value-type="string" calcext:value-type="string" table:number-columns-spanned="1" table:number-rows-spanned="2">
            <text:p>Расход газа МГдж, куб/час</text:p>
          </table:table-cell>
          <table:table-cell table:style-name="ce381"/>
          <table:table-cell table:number-columns-repeated="16360"/>
        </table:table-row>
        <table:table-row table:style-name="ro1">
          <table:covered-table-cell table:number-columns-repeated="2" table:style-name="ce301"/>
          <table:table-cell table:style-name="ce353" office:value-type="string" calcext:value-type="string">
            <text:p>Тип_1 (3кв)</text:p>
          </table:table-cell>
          <table:table-cell table:style-name="ce353" office:value-type="string" calcext:value-type="string">
            <text:p>Тип_2(4кв)</text:p>
          </table:table-cell>
          <table:table-cell table:style-name="ce353" office:value-type="string" calcext:value-type="string">
            <text:p>У_Тип_1(3кв)</text:p>
          </table:table-cell>
          <table:table-cell table:style-name="ce353" office:value-type="string" calcext:value-type="string">
            <text:p>У_Тип2(4кв)</text:p>
          </table:table-cell>
          <table:covered-table-cell table:style-name="ce376"/>
          <table:covered-table-cell table:style-name="ce331"/>
          <table:covered-table-cell table:style-name="ce357"/>
          <table:covered-table-cell table:style-name="ce355"/>
          <table:covered-table-cell table:number-columns-repeated="8" table:style-name="ce361"/>
          <table:covered-table-cell table:number-columns-repeated="2" table:style-name="ce381"/>
          <table:table-cell table:style-name="ce381"/>
          <table:covered-table-cell table:number-columns-repeated="2" table:style-name="ce381"/>
          <table:table-cell table:style-name="ce381"/>
          <table:table-cell table:number-columns-repeated="16360"/>
        </table:table-row>
        <table:table-row table:style-name="ro1">
          <table:table-cell table:style-name="ce302" office:value-type="string" calcext:value-type="string" table:number-columns-spanned="1" table:number-rows-spanned="5">
            <text:p>1</text:p>
          </table:table-cell>
          <table:table-cell table:style-name="ce307" office:value-type="string" calcext:value-type="string">
            <text:p>1-1</text:p>
          </table:table-cell>
          <table:table-cell table:style-name="ce329" table:formula="of:=[$Мног_колич_квартир.C3]*3" office:value-type="float" office:value="0" calcext:value-type="float">
            <text:p>0</text:p>
          </table:table-cell>
          <table:table-cell table:style-name="ce329" table:formula="of:=[$Мног_колич_квартир.D3]*3" office:value-type="float" office:value="768" calcext:value-type="float">
            <text:p>768</text:p>
          </table:table-cell>
          <table:table-cell table:style-name="ce329" table:formula="of:=[$Мног_колич_квартир.E3]*3" office:value-type="float" office:value="72" calcext:value-type="float">
            <text:p>72</text:p>
          </table:table-cell>
          <table:table-cell table:style-name="ce329" table:formula="of:=[$Мног_колич_квартир.F3]*3" office:value-type="float" office:value="0" calcext:value-type="float">
            <text:p>0</text:p>
          </table:table-cell>
          <table:table-cell table:style-name="ce377" table:formula="of:=SUM([.C3:.F3])" office:value-type="float" office:value="840" calcext:value-type="float">
            <text:p>840</text:p>
          </table:table-cell>
          <table:table-cell table:style-name="ce356" table:formula="of:=SUM([.G3:.G7])" office:value-type="float" office:value="3600" calcext:value-type="float" table:number-columns-spanned="1" table:number-rows-spanned="5">
            <text:p>3600</text:p>
          </table:table-cell>
          <table:table-cell table:style-name="ce318" table:formula="of:=[.G3]/3*5" office:value-type="float" office:value="1400" calcext:value-type="float">
            <text:p>1400</text:p>
          </table:table-cell>
          <table:table-cell table:style-name="ce318" table:formula="of:=[.G3]/3*3" office:value-type="float" office:value="840" calcext:value-type="float">
            <text:p>840</text:p>
          </table:table-cell>
          <table:table-cell table:style-name="ce318" office:value-type="float" office:value="19.22" calcext:value-type="float">
            <text:p>19,22</text:p>
          </table:table-cell>
          <table:table-cell table:style-name="ce318" office:value-type="float" office:value="9.41" calcext:value-type="float">
            <text:p>9,41</text:p>
          </table:table-cell>
          <table:table-cell table:style-name="ce318" office:value-type="float" office:value="10.54" calcext:value-type="float">
            <text:p>10,54</text:p>
          </table:table-cell>
          <table:table-cell table:style-name="ce318" table:formula="of:=[.M3]" office:value-type="float" office:value="10.54" calcext:value-type="float">
            <text:p>10,54</text:p>
          </table:table-cell>
          <table:table-cell table:style-name="ce318" office:value-type="float" office:value="252" calcext:value-type="float">
            <text:p>252</text:p>
          </table:table-cell>
          <table:table-cell table:style-name="ce318" office:value-type="float" office:value="166.32" calcext:value-type="float">
            <text:p>166,32</text:p>
          </table:table-cell>
          <table:table-cell table:style-name="ce318" table:formula="of:=[.O3]-[.P3]" office:value-type="float" office:value="85.68" calcext:value-type="float">
            <text:p>85,68</text:p>
          </table:table-cell>
          <table:table-cell table:style-name="ce318" table:formula="of:=[.Q3]" office:value-type="float" office:value="85.68" calcext:value-type="float">
            <text:p>85,68</text:p>
          </table:table-cell>
          <table:table-cell table:style-name="ce382" table:formula="of:=[.M3]*276.26" office:value-type="float" office:value="2911.7804" calcext:value-type="float">
            <text:p>2911,7804</text:p>
          </table:table-cell>
          <table:table-cell table:style-name="ce382" table:formula="of:=[.S3]/31.8" office:value-type="float" office:value="91.5654213836478" calcext:value-type="float">
            <text:p>91,5654213836478</text:p>
          </table:table-cell>
          <table:table-cell table:style-name="ce382"/>
          <table:table-cell table:style-name="ce382" table:formula="of:=[.S3]*239.005736*0.000001" office:value-type="float" office:value="0.695932217572374" calcext:value-type="float">
            <text:p>0,695932217572374</text:p>
          </table:table-cell>
          <table:table-cell table:style-name="ce382" table:formula="of:=[.V3]*128" office:value-type="float" office:value="89.0793238492639" calcext:value-type="float">
            <text:p>89,0793238492639</text:p>
          </table:table-cell>
          <table:table-cell table:style-name="ce386"/>
          <table:table-cell table:formula="of:=[.M3]*8.69" office:value-type="float" office:value="91.5926" calcext:value-type="float">
            <text:p>91,5926</text:p>
          </table:table-cell>
          <table:table-cell table:number-columns-repeated="2"/>
          <table:table-cell table:style-name="ce325" office:value-type="float" office:value="0.000278" calcext:value-type="float">
            <text:p>0,000278</text:p>
          </table:table-cell>
          <table:table-cell table:formula="of:=[.S3]*[.AB3]" office:value-type="float" office:value="0.8094749512" calcext:value-type="float">
            <text:p>0,8094749512</text:p>
          </table:table-cell>
          <table:table-cell table:number-columns-repeated="16355"/>
        </table:table-row>
        <table:table-row table:style-name="ro1">
          <table:covered-table-cell table:style-name="ce303"/>
          <table:table-cell table:style-name="ce287" office:value-type="string" calcext:value-type="string">
            <text:p>1-2</text:p>
          </table:table-cell>
          <table:table-cell table:style-name="ce291" table:formula="of:=[$Мног_колич_квартир.C4]*3" office:value-type="float" office:value="0" calcext:value-type="float">
            <text:p>0</text:p>
          </table:table-cell>
          <table:table-cell table:style-name="ce291" table:formula="of:=[$Мног_колич_квартир.D4]*3" office:value-type="float" office:value="864" calcext:value-type="float">
            <text:p>864</text:p>
          </table:table-cell>
          <table:table-cell table:style-name="ce291" table:formula="of:=[$Мног_колич_квартир.E4]*3" office:value-type="float" office:value="72" calcext:value-type="float">
            <text:p>72</text:p>
          </table:table-cell>
          <table:table-cell table:style-name="ce291" table:formula="of:=[$Мног_колич_квартир.F4]*3" office:value-type="float" office:value="0" calcext:value-type="float">
            <text:p>0</text:p>
          </table:table-cell>
          <table:table-cell table:style-name="ce372" table:formula="of:=SUM([.C4:.F4])" office:value-type="float" office:value="936" calcext:value-type="float">
            <text:p>936</text:p>
          </table:table-cell>
          <table:covered-table-cell table:style-name="ce288"/>
          <table:table-cell table:style-name="ce288" table:formula="of:=[.G4]/3*5" office:value-type="float" office:value="1560" calcext:value-type="float">
            <text:p>1560</text:p>
          </table:table-cell>
          <table:table-cell table:style-name="ce288" table:formula="of:=[.G4]/3*3" office:value-type="float" office:value="936" calcext:value-type="float">
            <text:p>936</text:p>
          </table:table-cell>
          <table:table-cell table:style-name="ce288" office:value-type="float" office:value="21.02" calcext:value-type="float">
            <text:p>21,02</text:p>
          </table:table-cell>
          <table:table-cell table:style-name="ce288" office:value-type="float" office:value="10.26" calcext:value-type="float">
            <text:p>10,26</text:p>
          </table:table-cell>
          <table:table-cell table:style-name="ce288" table:formula="of:=[.K4]-[.L4]" office:value-type="float" office:value="10.76" calcext:value-type="float">
            <text:p>10,76</text:p>
          </table:table-cell>
          <table:table-cell table:style-name="ce288" table:formula="of:=[.M4]" office:value-type="float" office:value="10.76" calcext:value-type="float">
            <text:p>10,76</text:p>
          </table:table-cell>
          <table:table-cell table:style-name="ce288" office:value-type="float" office:value="280.8" calcext:value-type="float">
            <text:p>280,8</text:p>
          </table:table-cell>
          <table:table-cell table:style-name="ce288" office:value-type="float" office:value="168.48" calcext:value-type="float">
            <text:p>168,48</text:p>
          </table:table-cell>
          <table:table-cell table:style-name="ce288" table:formula="of:=[.O4]-[.P4]" office:value-type="float" office:value="112.32" calcext:value-type="float">
            <text:p>112,32</text:p>
          </table:table-cell>
          <table:table-cell table:style-name="ce288" table:formula="of:=[.Q4]" office:value-type="float" office:value="112.32" calcext:value-type="float">
            <text:p>112,32</text:p>
          </table:table-cell>
          <table:table-cell table:style-name="ce325" table:formula="of:=[.M4]*276.26" office:value-type="float" office:value="2972.5576" calcext:value-type="float">
            <text:p>2972,5576</text:p>
          </table:table-cell>
          <table:table-cell table:style-name="ce325" table:formula="of:=[.S4]/31.8" office:value-type="float" office:value="93.4766540880503" calcext:value-type="float">
            <text:p>93,4766540880503</text:p>
          </table:table-cell>
          <table:table-cell table:style-name="ce325"/>
          <table:table-cell table:style-name="ce325" table:formula="of:=[.S4]*239.005736*0.000001" office:value-type="float" office:value="0.710458316990394" calcext:value-type="float">
            <text:p>0,710458316990394</text:p>
          </table:table-cell>
          <table:table-cell table:style-name="ce325" table:formula="of:=[.V4]*128" office:value-type="float" office:value="90.9386645747704" calcext:value-type="float">
            <text:p>90,9386645747704</text:p>
          </table:table-cell>
          <table:table-cell table:style-name="ce387"/>
          <table:table-cell table:formula="of:=[.M4]*8.69" office:value-type="float" office:value="93.5044" calcext:value-type="float">
            <text:p>93,5044</text:p>
          </table:table-cell>
          <table:table-cell table:number-columns-repeated="2"/>
          <table:table-cell table:style-name="ce325" office:value-type="float" office:value="0.000278" calcext:value-type="float">
            <text:p>0,000278</text:p>
          </table:table-cell>
          <table:table-cell table:formula="of:=[.S4]*[.AB4]" office:value-type="float" office:value="0.8263710128" calcext:value-type="float">
            <text:p>0,8263710128</text:p>
          </table:table-cell>
          <table:table-cell table:number-columns-repeated="16355"/>
        </table:table-row>
        <table:table-row table:style-name="ro1">
          <table:covered-table-cell table:style-name="ce303"/>
          <table:table-cell table:style-name="ce287" office:value-type="string" calcext:value-type="string">
            <text:p>1-3</text:p>
          </table:table-cell>
          <table:table-cell table:style-name="ce291" table:formula="of:=[$Мног_колич_квартир.C5]*3" office:value-type="float" office:value="0" calcext:value-type="float">
            <text:p>0</text:p>
          </table:table-cell>
          <table:table-cell table:style-name="ce291" table:formula="of:=[$Мног_колич_квартир.D5]*3" office:value-type="float" office:value="672" calcext:value-type="float">
            <text:p>672</text:p>
          </table:table-cell>
          <table:table-cell table:style-name="ce291" table:formula="of:=[$Мног_колич_квартир.E5]*3" office:value-type="float" office:value="144" calcext:value-type="float">
            <text:p>144</text:p>
          </table:table-cell>
          <table:table-cell table:style-name="ce291" table:formula="of:=[$Мног_колич_квартир.F5]*3" office:value-type="float" office:value="0" calcext:value-type="float">
            <text:p>0</text:p>
          </table:table-cell>
          <table:table-cell table:style-name="ce372" table:formula="of:=SUM([.C5:.F5])" office:value-type="float" office:value="816" calcext:value-type="float">
            <text:p>816</text:p>
          </table:table-cell>
          <table:covered-table-cell table:style-name="ce288"/>
          <table:table-cell table:style-name="ce288" table:formula="of:=[.G5]/3*5" office:value-type="float" office:value="1360" calcext:value-type="float">
            <text:p>1360</text:p>
          </table:table-cell>
          <table:table-cell table:style-name="ce288" table:formula="of:=[.G5]/3*3" office:value-type="float" office:value="816" calcext:value-type="float">
            <text:p>816</text:p>
          </table:table-cell>
          <table:table-cell table:style-name="ce288" office:value-type="float" office:value="18.77" calcext:value-type="float">
            <text:p>18,77</text:p>
          </table:table-cell>
          <table:table-cell table:style-name="ce288" office:value-type="float" office:value="7.64" calcext:value-type="float">
            <text:p>7,64</text:p>
          </table:table-cell>
          <table:table-cell table:style-name="ce288" office:value-type="float" office:value="12.11" calcext:value-type="float">
            <text:p>12,11</text:p>
          </table:table-cell>
          <table:table-cell table:style-name="ce288" table:formula="of:=[.M5]" office:value-type="float" office:value="12.11" calcext:value-type="float">
            <text:p>12,11</text:p>
          </table:table-cell>
          <table:table-cell table:style-name="ce288" office:value-type="float" office:value="244.8" calcext:value-type="float">
            <text:p>244,8</text:p>
          </table:table-cell>
          <table:table-cell table:style-name="ce288" office:value-type="float" office:value="146.88" calcext:value-type="float">
            <text:p>146,88</text:p>
          </table:table-cell>
          <table:table-cell table:style-name="ce288" table:formula="of:=[.O5]-[.P5]" office:value-type="float" office:value="97.92" calcext:value-type="float">
            <text:p>97,92</text:p>
          </table:table-cell>
          <table:table-cell table:style-name="ce288" table:formula="of:=[.Q5]" office:value-type="float" office:value="97.92" calcext:value-type="float">
            <text:p>97,92</text:p>
          </table:table-cell>
          <table:table-cell table:style-name="ce325" table:formula="of:=[.M5]*276.26" office:value-type="float" office:value="3345.5086" calcext:value-type="float">
            <text:p>3345,5086</text:p>
          </table:table-cell>
          <table:table-cell table:style-name="ce325" table:formula="of:=[.S5]/31.8" office:value-type="float" office:value="105.204672955975" calcext:value-type="float">
            <text:p>105,204672955975</text:p>
          </table:table-cell>
          <table:table-cell table:style-name="ce325"/>
          <table:table-cell table:style-name="ce325" table:formula="of:=[.S5]*239.005736*0.000001" office:value-type="float" office:value="0.79959574523733" calcext:value-type="float">
            <text:p>0,79959574523733</text:p>
          </table:table-cell>
          <table:table-cell table:style-name="ce325" table:formula="of:=[.V5]*128" office:value-type="float" office:value="102.348255390378" calcext:value-type="float">
            <text:p>102,348255390378</text:p>
          </table:table-cell>
          <table:table-cell table:style-name="ce387"/>
          <table:table-cell table:formula="of:=[.M5]*8.69" office:value-type="float" office:value="105.2359" calcext:value-type="float">
            <text:p>105,2359</text:p>
          </table:table-cell>
          <table:table-cell table:number-columns-repeated="2"/>
          <table:table-cell table:style-name="ce325" office:value-type="float" office:value="0.000278" calcext:value-type="float">
            <text:p>0,000278</text:p>
          </table:table-cell>
          <table:table-cell table:formula="of:=[.S5]*[.AB5]" office:value-type="float" office:value="0.9300513908" calcext:value-type="float">
            <text:p>0,9300513908</text:p>
          </table:table-cell>
          <table:table-cell table:number-columns-repeated="16355"/>
        </table:table-row>
        <table:table-row table:style-name="ro1">
          <table:covered-table-cell table:style-name="ce303"/>
          <table:table-cell table:style-name="ce287" office:value-type="string" calcext:value-type="string">
            <text:p>1-4</text:p>
          </table:table-cell>
          <table:table-cell table:style-name="ce291" table:formula="of:=[$Мног_колич_квартир.C6]*3" office:value-type="float" office:value="0" calcext:value-type="float">
            <text:p>0</text:p>
          </table:table-cell>
          <table:table-cell table:style-name="ce291" table:formula="of:=[$Мног_колич_квартир.D6]*3" office:value-type="float" office:value="480" calcext:value-type="float">
            <text:p>480</text:p>
          </table:table-cell>
          <table:table-cell table:style-name="ce291" table:formula="of:=[$Мног_колич_квартир.E6]*3" office:value-type="float" office:value="72" calcext:value-type="float">
            <text:p>72</text:p>
          </table:table-cell>
          <table:table-cell table:style-name="ce291" table:formula="of:=[$Мног_колич_квартир.F6]*3" office:value-type="float" office:value="0" calcext:value-type="float">
            <text:p>0</text:p>
          </table:table-cell>
          <table:table-cell table:style-name="ce372" table:formula="of:=SUM([.C6:.F6])" office:value-type="float" office:value="552" calcext:value-type="float">
            <text:p>552</text:p>
          </table:table-cell>
          <table:covered-table-cell table:style-name="ce288"/>
          <table:table-cell table:style-name="ce288" table:formula="of:=[.G6]/3*5" office:value-type="float" office:value="920" calcext:value-type="float">
            <text:p>920</text:p>
          </table:table-cell>
          <table:table-cell table:style-name="ce288" table:formula="of:=[.G6]/3*3" office:value-type="float" office:value="552" calcext:value-type="float">
            <text:p>552</text:p>
          </table:table-cell>
          <table:table-cell table:style-name="ce288" office:value-type="float" office:value="13.7" calcext:value-type="float">
            <text:p>13,7</text:p>
          </table:table-cell>
          <table:table-cell table:style-name="ce288" office:value-type="float" office:value="5.67" calcext:value-type="float">
            <text:p>5,67</text:p>
          </table:table-cell>
          <table:table-cell table:style-name="ce288" office:value-type="float" office:value="8.85" calcext:value-type="float">
            <text:p>8,85</text:p>
          </table:table-cell>
          <table:table-cell table:style-name="ce288" table:formula="of:=[.M6]" office:value-type="float" office:value="8.85" calcext:value-type="float">
            <text:p>8,85</text:p>
          </table:table-cell>
          <table:table-cell table:style-name="ce288" office:value-type="float" office:value="165.6" calcext:value-type="float">
            <text:p>165,6</text:p>
          </table:table-cell>
          <table:table-cell table:style-name="ce288" office:value-type="float" office:value="99.36" calcext:value-type="float">
            <text:p>99,36</text:p>
          </table:table-cell>
          <table:table-cell table:style-name="ce288" table:formula="of:=[.O6]-[.P6]" office:value-type="float" office:value="66.24" calcext:value-type="float">
            <text:p>66,24</text:p>
          </table:table-cell>
          <table:table-cell table:style-name="ce288" table:formula="of:=[.Q6]" office:value-type="float" office:value="66.24" calcext:value-type="float">
            <text:p>66,24</text:p>
          </table:table-cell>
          <table:table-cell table:style-name="ce325" table:formula="of:=[.M6]*276.26" office:value-type="float" office:value="2444.901" calcext:value-type="float">
            <text:p>2444,901</text:p>
          </table:table-cell>
          <table:table-cell table:style-name="ce325" table:formula="of:=[.S6]/31.8" office:value-type="float" office:value="76.883679245283" calcext:value-type="float">
            <text:p>76,883679245283</text:p>
          </table:table-cell>
          <table:table-cell table:style-name="ce325"/>
          <table:table-cell table:style-name="ce325" table:formula="of:=[.S6]*239.005736*0.000001" office:value-type="float" office:value="0.584345362952136" calcext:value-type="float">
            <text:p>0,584345362952136</text:p>
          </table:table-cell>
          <table:table-cell table:style-name="ce325" table:formula="of:=[.V6]*128" office:value-type="float" office:value="74.7962064578734" calcext:value-type="float">
            <text:p>74,7962064578734</text:p>
          </table:table-cell>
          <table:table-cell table:style-name="ce387"/>
          <table:table-cell table:formula="of:=[.M6]*8.69" office:value-type="float" office:value="76.9065" calcext:value-type="float">
            <text:p>76,9065</text:p>
          </table:table-cell>
          <table:table-cell table:number-columns-repeated="2"/>
          <table:table-cell table:style-name="ce325" office:value-type="float" office:value="0.000278" calcext:value-type="float">
            <text:p>0,000278</text:p>
          </table:table-cell>
          <table:table-cell table:formula="of:=[.S6]*[.AB6]" office:value-type="float" office:value="0.679682478" calcext:value-type="float">
            <text:p>0,679682478</text:p>
          </table:table-cell>
          <table:table-cell table:number-columns-repeated="16355"/>
        </table:table-row>
        <table:table-row table:style-name="ro1">
          <table:covered-table-cell table:style-name="ce304"/>
          <table:table-cell table:style-name="ce308" office:value-type="string" calcext:value-type="string">
            <text:p>1-5</text:p>
          </table:table-cell>
          <table:table-cell table:style-name="ce330" table:formula="of:=[$Мног_колич_квартир.C7]*3" office:value-type="float" office:value="0" calcext:value-type="float">
            <text:p>0</text:p>
          </table:table-cell>
          <table:table-cell table:style-name="ce330" table:formula="of:=[$Мног_колич_квартир.D7]*3" office:value-type="float" office:value="384" calcext:value-type="float">
            <text:p>384</text:p>
          </table:table-cell>
          <table:table-cell table:style-name="ce330" table:formula="of:=[$Мног_колич_квартир.E7]*3" office:value-type="float" office:value="72" calcext:value-type="float">
            <text:p>72</text:p>
          </table:table-cell>
          <table:table-cell table:style-name="ce330" table:formula="of:=[$Мног_колич_квартир.F7]*3" office:value-type="float" office:value="0" calcext:value-type="float">
            <text:p>0</text:p>
          </table:table-cell>
          <table:table-cell table:style-name="ce378" table:formula="of:=SUM([.C7:.F7])" office:value-type="float" office:value="456" calcext:value-type="float">
            <text:p>456</text:p>
          </table:table-cell>
          <table:covered-table-cell table:style-name="ce319"/>
          <table:table-cell table:style-name="ce319" table:formula="of:=[.G7]/3*5" office:value-type="float" office:value="760" calcext:value-type="float">
            <text:p>760</text:p>
          </table:table-cell>
          <table:table-cell table:style-name="ce319" table:formula="of:=[.G7]/3*3" office:value-type="float" office:value="456" calcext:value-type="float">
            <text:p>456</text:p>
          </table:table-cell>
          <table:table-cell table:style-name="ce319" office:value-type="float" office:value="11.79" calcext:value-type="float">
            <text:p>11,79</text:p>
          </table:table-cell>
          <table:table-cell table:style-name="ce319" office:value-type="float" office:value="4.92" calcext:value-type="float">
            <text:p>4,92</text:p>
          </table:table-cell>
          <table:table-cell table:style-name="ce319" office:value-type="float" office:value="7.62" calcext:value-type="float">
            <text:p>7,62</text:p>
          </table:table-cell>
          <table:table-cell table:style-name="ce319" table:formula="of:=[.M7]" office:value-type="float" office:value="7.62" calcext:value-type="float">
            <text:p>7,62</text:p>
          </table:table-cell>
          <table:table-cell table:style-name="ce319" office:value-type="float" office:value="136.8" calcext:value-type="float">
            <text:p>136,8</text:p>
          </table:table-cell>
          <table:table-cell table:style-name="ce319" office:value-type="float" office:value="82.08" calcext:value-type="float">
            <text:p>82,08</text:p>
          </table:table-cell>
          <table:table-cell table:style-name="ce319" table:formula="of:=[.O7]-[.P7]" office:value-type="float" office:value="54.72" calcext:value-type="float">
            <text:p>54,72</text:p>
          </table:table-cell>
          <table:table-cell table:style-name="ce319" table:formula="of:=[.Q7]" office:value-type="float" office:value="54.72" calcext:value-type="float">
            <text:p>54,72</text:p>
          </table:table-cell>
          <table:table-cell table:style-name="ce383" table:formula="of:=[.M7]*276.26" office:value-type="float" office:value="2105.1012" calcext:value-type="float">
            <text:p>2105,1012</text:p>
          </table:table-cell>
          <table:table-cell table:style-name="ce383" table:formula="of:=[.S7]/31.8" office:value-type="float" office:value="66.1981509433962" calcext:value-type="float">
            <text:p>66,1981509433962</text:p>
          </table:table-cell>
          <table:table-cell table:style-name="ce383"/>
          <table:table-cell table:style-name="ce383" table:formula="of:=[.S7]*239.005736*0.000001" office:value-type="float" office:value="0.503131261660483" calcext:value-type="float">
            <text:p>0,503131261660483</text:p>
          </table:table-cell>
          <table:table-cell table:style-name="ce383" table:formula="of:=[.V7]*128" office:value-type="float" office:value="64.4008014925419" calcext:value-type="float">
            <text:p>64,4008014925419</text:p>
          </table:table-cell>
          <table:table-cell table:style-name="ce388"/>
          <table:table-cell table:formula="of:=[.M7]*8.69" office:value-type="float" office:value="66.2178" calcext:value-type="float">
            <text:p>66,2178</text:p>
          </table:table-cell>
          <table:table-cell table:formula="of:=SUM([.Y3:.Y7])" office:value-type="float" office:value="433.4572" calcext:value-type="float">
            <text:p>433,4572</text:p>
          </table:table-cell>
          <table:table-cell/>
          <table:table-cell table:style-name="ce325" office:value-type="float" office:value="0.000278" calcext:value-type="float">
            <text:p>0,000278</text:p>
          </table:table-cell>
          <table:table-cell table:formula="of:=[.S7]*[.AB7]" office:value-type="float" office:value="0.5852181336" calcext:value-type="float">
            <text:p>0,5852181336</text:p>
          </table:table-cell>
          <table:table-cell table:formula="of:=SUM([.AC3:.AC7])" office:value-type="float" office:value="3.8307979664" calcext:value-type="float">
            <text:p>3,8307979664</text:p>
          </table:table-cell>
          <table:table-cell table:formula="of:=[$Много_кол_энерг_огр.DA8]" office:value-type="float" office:value="9.72966479" calcext:value-type="float">
            <text:p>9,72966479</text:p>
          </table:table-cell>
          <table:table-cell table:formula="of:=[.AD7]+[.AE7]" office:value-type="float" office:value="13.5604627564" calcext:value-type="float">
            <text:p>13,5604627564</text:p>
          </table:table-cell>
          <table:table-cell table:number-columns-repeated="16352"/>
        </table:table-row>
        <table:table-row table:style-name="ro1">
          <table:table-cell table:style-name="ce302" office:value-type="string" calcext:value-type="string" table:number-columns-spanned="1" table:number-rows-spanned="3">
            <text:p>2</text:p>
          </table:table-cell>
          <table:table-cell table:style-name="ce307" office:value-type="string" calcext:value-type="string">
            <text:p>2-1</text:p>
          </table:table-cell>
          <table:table-cell table:style-name="ce329" table:formula="of:=[$Мног_колич_квартир.C8]*3" office:value-type="float" office:value="0" calcext:value-type="float">
            <text:p>0</text:p>
          </table:table-cell>
          <table:table-cell table:style-name="ce329" table:formula="of:=[$Мног_колич_квартир.D8]*3" office:value-type="float" office:value="672" calcext:value-type="float">
            <text:p>672</text:p>
          </table:table-cell>
          <table:table-cell table:style-name="ce329" table:formula="of:=[$Мног_колич_квартир.E8]*3" office:value-type="float" office:value="144" calcext:value-type="float">
            <text:p>144</text:p>
          </table:table-cell>
          <table:table-cell table:style-name="ce329" table:formula="of:=[$Мног_колич_квартир.F8]*3" office:value-type="float" office:value="0" calcext:value-type="float">
            <text:p>0</text:p>
          </table:table-cell>
          <table:table-cell table:style-name="ce377" table:formula="of:=SUM([.C8:.F8])" office:value-type="float" office:value="816" calcext:value-type="float">
            <text:p>816</text:p>
          </table:table-cell>
          <table:table-cell table:style-name="ce356" table:formula="of:=SUM([.G8:.G10])" office:value-type="float" office:value="2448" calcext:value-type="float" table:number-columns-spanned="1" table:number-rows-spanned="3">
            <text:p>2448</text:p>
          </table:table-cell>
          <table:table-cell table:style-name="ce318" table:formula="of:=[.G8]/3*5" office:value-type="float" office:value="1360" calcext:value-type="float">
            <text:p>1360</text:p>
          </table:table-cell>
          <table:table-cell table:style-name="ce318" table:formula="of:=[.G8]/3*3" office:value-type="float" office:value="816" calcext:value-type="float">
            <text:p>816</text:p>
          </table:table-cell>
          <table:table-cell table:style-name="ce318" office:value-type="float" office:value="18.77" calcext:value-type="float">
            <text:p>18,77</text:p>
          </table:table-cell>
          <table:table-cell table:style-name="ce318" office:value-type="float" office:value="7.64" calcext:value-type="float">
            <text:p>7,64</text:p>
          </table:table-cell>
          <table:table-cell table:style-name="ce318" office:value-type="float" office:value="12.11" calcext:value-type="float">
            <text:p>12,11</text:p>
          </table:table-cell>
          <table:table-cell table:style-name="ce318" table:formula="of:=[.M8]" office:value-type="float" office:value="12.11" calcext:value-type="float">
            <text:p>12,11</text:p>
          </table:table-cell>
          <table:table-cell table:style-name="ce318" office:value-type="float" office:value="244.8" calcext:value-type="float">
            <text:p>244,8</text:p>
          </table:table-cell>
          <table:table-cell table:style-name="ce318" office:value-type="float" office:value="146.88" calcext:value-type="float">
            <text:p>146,88</text:p>
          </table:table-cell>
          <table:table-cell table:style-name="ce318" table:formula="of:=[.O8]-[.P8]" office:value-type="float" office:value="97.92" calcext:value-type="float">
            <text:p>97,92</text:p>
          </table:table-cell>
          <table:table-cell table:style-name="ce318" table:formula="of:=[.Q8]" office:value-type="float" office:value="97.92" calcext:value-type="float">
            <text:p>97,92</text:p>
          </table:table-cell>
          <table:table-cell table:style-name="ce382" table:formula="of:=[.M8]*276.26" office:value-type="float" office:value="3345.5086" calcext:value-type="float">
            <text:p>3345,5086</text:p>
          </table:table-cell>
          <table:table-cell table:style-name="ce382" table:formula="of:=[.S8]/31.8" office:value-type="float" office:value="105.204672955975" calcext:value-type="float">
            <text:p>105,204672955975</text:p>
          </table:table-cell>
          <table:table-cell table:style-name="ce382"/>
          <table:table-cell table:style-name="ce382" table:formula="of:=[.S8]*239.005736*0.000001" office:value-type="float" office:value="0.79959574523733" calcext:value-type="float">
            <text:p>0,79959574523733</text:p>
          </table:table-cell>
          <table:table-cell table:style-name="ce382" table:formula="of:=[.V8]*128" office:value-type="float" office:value="102.348255390378" calcext:value-type="float">
            <text:p>102,348255390378</text:p>
          </table:table-cell>
          <table:table-cell table:style-name="ce386"/>
          <table:table-cell table:formula="of:=[.M8]*8.69" office:value-type="float" office:value="105.2359" calcext:value-type="float">
            <text:p>105,2359</text:p>
          </table:table-cell>
          <table:table-cell table:number-columns-repeated="2"/>
          <table:table-cell table:style-name="ce325" office:value-type="float" office:value="0.000278" calcext:value-type="float">
            <text:p>0,000278</text:p>
          </table:table-cell>
          <table:table-cell table:formula="of:=[.S8]*[.AB8]" office:value-type="float" office:value="0.9300513908" calcext:value-type="float">
            <text:p>0,9300513908</text:p>
          </table:table-cell>
          <table:table-cell table:number-columns-repeated="16355"/>
        </table:table-row>
        <table:table-row table:style-name="ro1">
          <table:covered-table-cell table:style-name="ce303"/>
          <table:table-cell table:style-name="ce287" office:value-type="string" calcext:value-type="string">
            <text:p>2-2</text:p>
          </table:table-cell>
          <table:table-cell table:style-name="ce291" table:formula="of:=[$Мног_колич_квартир.C9]*3" office:value-type="float" office:value="0" calcext:value-type="float">
            <text:p>0</text:p>
          </table:table-cell>
          <table:table-cell table:style-name="ce291" table:formula="of:=[$Мног_колич_квартир.D9]*3" office:value-type="float" office:value="672" calcext:value-type="float">
            <text:p>672</text:p>
          </table:table-cell>
          <table:table-cell table:style-name="ce291" table:formula="of:=[$Мног_колич_квартир.E9]*3" office:value-type="float" office:value="144" calcext:value-type="float">
            <text:p>144</text:p>
          </table:table-cell>
          <table:table-cell table:style-name="ce291" table:formula="of:=[$Мног_колич_квартир.F9]*3" office:value-type="float" office:value="0" calcext:value-type="float">
            <text:p>0</text:p>
          </table:table-cell>
          <table:table-cell table:style-name="ce372" table:formula="of:=SUM([.C9:.F9])" office:value-type="float" office:value="816" calcext:value-type="float">
            <text:p>816</text:p>
          </table:table-cell>
          <table:covered-table-cell table:style-name="ce288"/>
          <table:table-cell table:style-name="ce288" table:formula="of:=[.G9]/3*5" office:value-type="float" office:value="1360" calcext:value-type="float">
            <text:p>1360</text:p>
          </table:table-cell>
          <table:table-cell table:style-name="ce288" table:formula="of:=[.G9]/3*3" office:value-type="float" office:value="816" calcext:value-type="float">
            <text:p>816</text:p>
          </table:table-cell>
          <table:table-cell table:style-name="ce288" office:value-type="float" office:value="18.77" calcext:value-type="float">
            <text:p>18,77</text:p>
          </table:table-cell>
          <table:table-cell table:style-name="ce288" office:value-type="float" office:value="7.64" calcext:value-type="float">
            <text:p>7,64</text:p>
          </table:table-cell>
          <table:table-cell table:style-name="ce288" office:value-type="float" office:value="12.11" calcext:value-type="float">
            <text:p>12,11</text:p>
          </table:table-cell>
          <table:table-cell table:style-name="ce288" table:formula="of:=[.M9]" office:value-type="float" office:value="12.11" calcext:value-type="float">
            <text:p>12,11</text:p>
          </table:table-cell>
          <table:table-cell table:style-name="ce288" office:value-type="float" office:value="244.8" calcext:value-type="float">
            <text:p>244,8</text:p>
          </table:table-cell>
          <table:table-cell table:style-name="ce288" office:value-type="float" office:value="146.88" calcext:value-type="float">
            <text:p>146,88</text:p>
          </table:table-cell>
          <table:table-cell table:style-name="ce288" table:formula="of:=[.O9]-[.P9]" office:value-type="float" office:value="97.92" calcext:value-type="float">
            <text:p>97,92</text:p>
          </table:table-cell>
          <table:table-cell table:style-name="ce288" table:formula="of:=[.Q9]" office:value-type="float" office:value="97.92" calcext:value-type="float">
            <text:p>97,92</text:p>
          </table:table-cell>
          <table:table-cell table:style-name="ce325" table:formula="of:=[.M9]*276.26" office:value-type="float" office:value="3345.5086" calcext:value-type="float">
            <text:p>3345,5086</text:p>
          </table:table-cell>
          <table:table-cell table:style-name="ce325" table:formula="of:=[.S9]/31.8" office:value-type="float" office:value="105.204672955975" calcext:value-type="float">
            <text:p>105,204672955975</text:p>
          </table:table-cell>
          <table:table-cell table:style-name="ce325"/>
          <table:table-cell table:style-name="ce325" table:formula="of:=[.S9]*239.005736*0.000001" office:value-type="float" office:value="0.79959574523733" calcext:value-type="float">
            <text:p>0,79959574523733</text:p>
          </table:table-cell>
          <table:table-cell table:style-name="ce325" table:formula="of:=[.V9]*128" office:value-type="float" office:value="102.348255390378" calcext:value-type="float">
            <text:p>102,348255390378</text:p>
          </table:table-cell>
          <table:table-cell table:style-name="ce387"/>
          <table:table-cell table:formula="of:=[.M9]*8.69" office:value-type="float" office:value="105.2359" calcext:value-type="float">
            <text:p>105,2359</text:p>
          </table:table-cell>
          <table:table-cell table:number-columns-repeated="2"/>
          <table:table-cell table:style-name="ce325" office:value-type="float" office:value="0.000278" calcext:value-type="float">
            <text:p>0,000278</text:p>
          </table:table-cell>
          <table:table-cell table:formula="of:=[.S9]*[.AB9]" office:value-type="float" office:value="0.9300513908" calcext:value-type="float">
            <text:p>0,9300513908</text:p>
          </table:table-cell>
          <table:table-cell table:number-columns-repeated="16355"/>
        </table:table-row>
        <table:table-row table:style-name="ro1">
          <table:covered-table-cell table:style-name="ce304"/>
          <table:table-cell table:style-name="ce308" office:value-type="string" calcext:value-type="string">
            <text:p>2-3</text:p>
          </table:table-cell>
          <table:table-cell table:style-name="ce330" table:formula="of:=[$Мног_колич_квартир.C10]*3" office:value-type="float" office:value="0" calcext:value-type="float">
            <text:p>0</text:p>
          </table:table-cell>
          <table:table-cell table:style-name="ce330" table:formula="of:=[$Мног_колич_квартир.D10]*3" office:value-type="float" office:value="672" calcext:value-type="float">
            <text:p>672</text:p>
          </table:table-cell>
          <table:table-cell table:style-name="ce330" table:formula="of:=[$Мног_колич_квартир.E10]*3" office:value-type="float" office:value="144" calcext:value-type="float">
            <text:p>144</text:p>
          </table:table-cell>
          <table:table-cell table:style-name="ce330" table:formula="of:=[$Мног_колич_квартир.F10]*3" office:value-type="float" office:value="0" calcext:value-type="float">
            <text:p>0</text:p>
          </table:table-cell>
          <table:table-cell table:style-name="ce378" table:formula="of:=SUM([.C10:.F10])" office:value-type="float" office:value="816" calcext:value-type="float">
            <text:p>816</text:p>
          </table:table-cell>
          <table:covered-table-cell table:style-name="ce319"/>
          <table:table-cell table:style-name="ce319" table:formula="of:=[.G10]/3*5" office:value-type="float" office:value="1360" calcext:value-type="float">
            <text:p>1360</text:p>
          </table:table-cell>
          <table:table-cell table:style-name="ce319" table:formula="of:=[.G10]/3*3" office:value-type="float" office:value="816" calcext:value-type="float">
            <text:p>816</text:p>
          </table:table-cell>
          <table:table-cell table:style-name="ce319" office:value-type="float" office:value="18.77" calcext:value-type="float">
            <text:p>18,77</text:p>
          </table:table-cell>
          <table:table-cell table:style-name="ce319" office:value-type="float" office:value="7.64" calcext:value-type="float">
            <text:p>7,64</text:p>
          </table:table-cell>
          <table:table-cell table:style-name="ce319" office:value-type="float" office:value="12.11" calcext:value-type="float">
            <text:p>12,11</text:p>
          </table:table-cell>
          <table:table-cell table:style-name="ce319" table:formula="of:=[.M10]" office:value-type="float" office:value="12.11" calcext:value-type="float">
            <text:p>12,11</text:p>
          </table:table-cell>
          <table:table-cell table:style-name="ce319" office:value-type="float" office:value="244.8" calcext:value-type="float">
            <text:p>244,8</text:p>
          </table:table-cell>
          <table:table-cell table:style-name="ce319" office:value-type="float" office:value="146.88" calcext:value-type="float">
            <text:p>146,88</text:p>
          </table:table-cell>
          <table:table-cell table:style-name="ce319" table:formula="of:=[.O10]-[.P10]" office:value-type="float" office:value="97.92" calcext:value-type="float">
            <text:p>97,92</text:p>
          </table:table-cell>
          <table:table-cell table:style-name="ce319" table:formula="of:=[.Q10]" office:value-type="float" office:value="97.92" calcext:value-type="float">
            <text:p>97,92</text:p>
          </table:table-cell>
          <table:table-cell table:style-name="ce383" table:formula="of:=[.M10]*276.26" office:value-type="float" office:value="3345.5086" calcext:value-type="float">
            <text:p>3345,5086</text:p>
          </table:table-cell>
          <table:table-cell table:style-name="ce383" table:formula="of:=[.S10]/31.8" office:value-type="float" office:value="105.204672955975" calcext:value-type="float">
            <text:p>105,204672955975</text:p>
          </table:table-cell>
          <table:table-cell table:style-name="ce383"/>
          <table:table-cell table:style-name="ce383" table:formula="of:=[.S10]*239.005736*0.000001" office:value-type="float" office:value="0.79959574523733" calcext:value-type="float">
            <text:p>0,79959574523733</text:p>
          </table:table-cell>
          <table:table-cell table:style-name="ce383" table:formula="of:=[.V10]*128" office:value-type="float" office:value="102.348255390378" calcext:value-type="float">
            <text:p>102,348255390378</text:p>
          </table:table-cell>
          <table:table-cell table:style-name="ce388"/>
          <table:table-cell table:formula="of:=[.M10]*8.69" office:value-type="float" office:value="105.2359" calcext:value-type="float">
            <text:p>105,2359</text:p>
          </table:table-cell>
          <table:table-cell table:formula="of:=SUM([.Y8:.Y10])" office:value-type="float" office:value="315.7077" calcext:value-type="float">
            <text:p>315,7077</text:p>
          </table:table-cell>
          <table:table-cell/>
          <table:table-cell table:style-name="ce325" office:value-type="float" office:value="0.000278" calcext:value-type="float">
            <text:p>0,000278</text:p>
          </table:table-cell>
          <table:table-cell table:formula="of:=[.S10]*[.AB10]" office:value-type="float" office:value="0.9300513908" calcext:value-type="float">
            <text:p>0,9300513908</text:p>
          </table:table-cell>
          <table:table-cell table:formula="of:=SUM([.AC8:.AC10])" office:value-type="float" office:value="2.7901541724" calcext:value-type="float">
            <text:p>2,7901541724</text:p>
          </table:table-cell>
          <table:table-cell table:formula="of:=[$Много_кол_энерг_огр.DA11]" office:value-type="float" office:value="6.66381291" calcext:value-type="float">
            <text:p>6,66381291</text:p>
          </table:table-cell>
          <table:table-cell table:formula="of:=[.AD10]+[.AE10]" office:value-type="float" office:value="9.4539670824" calcext:value-type="float">
            <text:p>9,4539670824</text:p>
          </table:table-cell>
          <table:table-cell table:number-columns-repeated="16352"/>
        </table:table-row>
        <table:table-row table:style-name="ro1">
          <table:table-cell table:style-name="ce302" office:value-type="string" calcext:value-type="string" table:number-columns-spanned="1" table:number-rows-spanned="3">
            <text:p>3</text:p>
          </table:table-cell>
          <table:table-cell table:style-name="ce307" office:value-type="string" calcext:value-type="string">
            <text:p>3-1</text:p>
          </table:table-cell>
          <table:table-cell table:style-name="ce329" table:formula="of:=[$Мног_колич_квартир.C11]*3" office:value-type="float" office:value="0" calcext:value-type="float">
            <text:p>0</text:p>
          </table:table-cell>
          <table:table-cell table:style-name="ce329" table:formula="of:=[$Мног_колич_квартир.D11]*3" office:value-type="float" office:value="672" calcext:value-type="float">
            <text:p>672</text:p>
          </table:table-cell>
          <table:table-cell table:style-name="ce329" table:formula="of:=[$Мног_колич_квартир.E11]*3" office:value-type="float" office:value="144" calcext:value-type="float">
            <text:p>144</text:p>
          </table:table-cell>
          <table:table-cell table:style-name="ce329" table:formula="of:=[$Мног_колич_квартир.F11]*3" office:value-type="float" office:value="0" calcext:value-type="float">
            <text:p>0</text:p>
          </table:table-cell>
          <table:table-cell table:style-name="ce377" table:formula="of:=SUM([.C11:.F11])" office:value-type="float" office:value="816" calcext:value-type="float">
            <text:p>816</text:p>
          </table:table-cell>
          <table:table-cell table:style-name="ce356" table:formula="of:=SUM([.G11:.G13])" office:value-type="float" office:value="2568" calcext:value-type="float" table:number-columns-spanned="1" table:number-rows-spanned="3">
            <text:p>2568</text:p>
          </table:table-cell>
          <table:table-cell table:style-name="ce318" table:formula="of:=[.G11]/3*5" office:value-type="float" office:value="1360" calcext:value-type="float">
            <text:p>1360</text:p>
          </table:table-cell>
          <table:table-cell table:style-name="ce318" table:formula="of:=[.G11]/3*3" office:value-type="float" office:value="816" calcext:value-type="float">
            <text:p>816</text:p>
          </table:table-cell>
          <table:table-cell table:style-name="ce318" office:value-type="float" office:value="18.77" calcext:value-type="float">
            <text:p>18,77</text:p>
          </table:table-cell>
          <table:table-cell table:style-name="ce318" office:value-type="float" office:value="7.64" calcext:value-type="float">
            <text:p>7,64</text:p>
          </table:table-cell>
          <table:table-cell table:style-name="ce318" office:value-type="float" office:value="12.11" calcext:value-type="float">
            <text:p>12,11</text:p>
          </table:table-cell>
          <table:table-cell table:style-name="ce318" table:formula="of:=[.M11]" office:value-type="float" office:value="12.11" calcext:value-type="float">
            <text:p>12,11</text:p>
          </table:table-cell>
          <table:table-cell table:style-name="ce318" office:value-type="float" office:value="244.8" calcext:value-type="float">
            <text:p>244,8</text:p>
          </table:table-cell>
          <table:table-cell table:style-name="ce318" office:value-type="float" office:value="146.88" calcext:value-type="float">
            <text:p>146,88</text:p>
          </table:table-cell>
          <table:table-cell table:style-name="ce318" table:formula="of:=[.O11]-[.P11]" office:value-type="float" office:value="97.92" calcext:value-type="float">
            <text:p>97,92</text:p>
          </table:table-cell>
          <table:table-cell table:style-name="ce318" table:formula="of:=[.Q11]" office:value-type="float" office:value="97.92" calcext:value-type="float">
            <text:p>97,92</text:p>
          </table:table-cell>
          <table:table-cell table:style-name="ce382" table:formula="of:=[.M11]*276.26" office:value-type="float" office:value="3345.5086" calcext:value-type="float">
            <text:p>3345,5086</text:p>
          </table:table-cell>
          <table:table-cell table:style-name="ce382" table:formula="of:=[.S11]/31.8" office:value-type="float" office:value="105.204672955975" calcext:value-type="float">
            <text:p>105,204672955975</text:p>
          </table:table-cell>
          <table:table-cell table:style-name="ce382"/>
          <table:table-cell table:style-name="ce382" table:formula="of:=[.S11]*239.005736*0.000001" office:value-type="float" office:value="0.79959574523733" calcext:value-type="float">
            <text:p>0,79959574523733</text:p>
          </table:table-cell>
          <table:table-cell table:style-name="ce382" table:formula="of:=[.V11]*128" office:value-type="float" office:value="102.348255390378" calcext:value-type="float">
            <text:p>102,348255390378</text:p>
          </table:table-cell>
          <table:table-cell table:style-name="ce386"/>
          <table:table-cell table:formula="of:=[.M11]*8.69" office:value-type="float" office:value="105.2359" calcext:value-type="float">
            <text:p>105,2359</text:p>
          </table:table-cell>
          <table:table-cell table:number-columns-repeated="2"/>
          <table:table-cell table:style-name="ce325" office:value-type="float" office:value="0.000278" calcext:value-type="float">
            <text:p>0,000278</text:p>
          </table:table-cell>
          <table:table-cell table:formula="of:=[.S11]*[.AB11]" office:value-type="float" office:value="0.9300513908" calcext:value-type="float">
            <text:p>0,9300513908</text:p>
          </table:table-cell>
          <table:table-cell table:number-columns-repeated="16355"/>
        </table:table-row>
        <table:table-row table:style-name="ro1">
          <table:covered-table-cell table:style-name="ce303"/>
          <table:table-cell table:style-name="ce287" office:value-type="string" calcext:value-type="string">
            <text:p>3-2</text:p>
          </table:table-cell>
          <table:table-cell table:style-name="ce291" table:formula="of:=[$Мног_колич_квартир.C12]*3" office:value-type="float" office:value="0" calcext:value-type="float">
            <text:p>0</text:p>
          </table:table-cell>
          <table:table-cell table:style-name="ce291" table:formula="of:=[$Мног_колич_квартир.D12]*3" office:value-type="float" office:value="672" calcext:value-type="float">
            <text:p>672</text:p>
          </table:table-cell>
          <table:table-cell table:style-name="ce291" table:formula="of:=[$Мног_колич_квартир.E12]*3" office:value-type="float" office:value="144" calcext:value-type="float">
            <text:p>144</text:p>
          </table:table-cell>
          <table:table-cell table:style-name="ce291" table:formula="of:=[$Мног_колич_квартир.F12]*3" office:value-type="float" office:value="0" calcext:value-type="float">
            <text:p>0</text:p>
          </table:table-cell>
          <table:table-cell table:style-name="ce372" table:formula="of:=SUM([.C12:.F12])" office:value-type="float" office:value="816" calcext:value-type="float">
            <text:p>816</text:p>
          </table:table-cell>
          <table:covered-table-cell table:style-name="ce288"/>
          <table:table-cell table:style-name="ce288" table:formula="of:=[.G12]/3*5" office:value-type="float" office:value="1360" calcext:value-type="float">
            <text:p>1360</text:p>
          </table:table-cell>
          <table:table-cell table:style-name="ce288" table:formula="of:=[.G12]/3*3" office:value-type="float" office:value="816" calcext:value-type="float">
            <text:p>816</text:p>
          </table:table-cell>
          <table:table-cell table:style-name="ce288" office:value-type="float" office:value="18.77" calcext:value-type="float">
            <text:p>18,77</text:p>
          </table:table-cell>
          <table:table-cell table:style-name="ce288" office:value-type="float" office:value="7.64" calcext:value-type="float">
            <text:p>7,64</text:p>
          </table:table-cell>
          <table:table-cell table:style-name="ce288" office:value-type="float" office:value="12.11" calcext:value-type="float">
            <text:p>12,11</text:p>
          </table:table-cell>
          <table:table-cell table:style-name="ce288" table:formula="of:=[.M12]" office:value-type="float" office:value="12.11" calcext:value-type="float">
            <text:p>12,11</text:p>
          </table:table-cell>
          <table:table-cell table:style-name="ce288" office:value-type="float" office:value="244.8" calcext:value-type="float">
            <text:p>244,8</text:p>
          </table:table-cell>
          <table:table-cell table:style-name="ce288" office:value-type="float" office:value="146.88" calcext:value-type="float">
            <text:p>146,88</text:p>
          </table:table-cell>
          <table:table-cell table:style-name="ce288" table:formula="of:=[.O12]-[.P12]" office:value-type="float" office:value="97.92" calcext:value-type="float">
            <text:p>97,92</text:p>
          </table:table-cell>
          <table:table-cell table:style-name="ce288" table:formula="of:=[.Q12]" office:value-type="float" office:value="97.92" calcext:value-type="float">
            <text:p>97,92</text:p>
          </table:table-cell>
          <table:table-cell table:style-name="ce325" table:formula="of:=[.M12]*276.26" office:value-type="float" office:value="3345.5086" calcext:value-type="float">
            <text:p>3345,5086</text:p>
          </table:table-cell>
          <table:table-cell table:style-name="ce325" table:formula="of:=[.S12]/31.8" office:value-type="float" office:value="105.204672955975" calcext:value-type="float">
            <text:p>105,204672955975</text:p>
          </table:table-cell>
          <table:table-cell table:style-name="ce325"/>
          <table:table-cell table:style-name="ce325" table:formula="of:=[.S12]*239.005736*0.000001" office:value-type="float" office:value="0.79959574523733" calcext:value-type="float">
            <text:p>0,79959574523733</text:p>
          </table:table-cell>
          <table:table-cell table:style-name="ce325" table:formula="of:=[.V12]*128" office:value-type="float" office:value="102.348255390378" calcext:value-type="float">
            <text:p>102,348255390378</text:p>
          </table:table-cell>
          <table:table-cell table:style-name="ce387"/>
          <table:table-cell table:formula="of:=[.M12]*8.69" office:value-type="float" office:value="105.2359" calcext:value-type="float">
            <text:p>105,2359</text:p>
          </table:table-cell>
          <table:table-cell table:number-columns-repeated="2"/>
          <table:table-cell table:style-name="ce325" office:value-type="float" office:value="0.000278" calcext:value-type="float">
            <text:p>0,000278</text:p>
          </table:table-cell>
          <table:table-cell table:formula="of:=[.S12]*[.AB12]" office:value-type="float" office:value="0.9300513908" calcext:value-type="float">
            <text:p>0,9300513908</text:p>
          </table:table-cell>
          <table:table-cell table:number-columns-repeated="16355"/>
        </table:table-row>
        <table:table-row table:style-name="ro1">
          <table:covered-table-cell table:style-name="ce304"/>
          <table:table-cell table:style-name="ce308" office:value-type="string" calcext:value-type="string">
            <text:p>3-3</text:p>
          </table:table-cell>
          <table:table-cell table:style-name="ce330" table:formula="of:=[$Мног_колич_квартир.C13]*3" office:value-type="float" office:value="0" calcext:value-type="float">
            <text:p>0</text:p>
          </table:table-cell>
          <table:table-cell table:style-name="ce330" table:formula="of:=[$Мног_колич_квартир.D13]*3" office:value-type="float" office:value="864" calcext:value-type="float">
            <text:p>864</text:p>
          </table:table-cell>
          <table:table-cell table:style-name="ce330" table:formula="of:=[$Мног_колич_квартир.E13]*3" office:value-type="float" office:value="72" calcext:value-type="float">
            <text:p>72</text:p>
          </table:table-cell>
          <table:table-cell table:style-name="ce330" table:formula="of:=[$Мног_колич_квартир.F13]*3" office:value-type="float" office:value="0" calcext:value-type="float">
            <text:p>0</text:p>
          </table:table-cell>
          <table:table-cell table:style-name="ce378" table:formula="of:=SUM([.C13:.F13])" office:value-type="float" office:value="936" calcext:value-type="float">
            <text:p>936</text:p>
          </table:table-cell>
          <table:covered-table-cell table:style-name="ce319"/>
          <table:table-cell table:style-name="ce319" table:formula="of:=[.G13]/3*5" office:value-type="float" office:value="1560" calcext:value-type="float">
            <text:p>1560</text:p>
          </table:table-cell>
          <table:table-cell table:style-name="ce319" table:formula="of:=[.G13]/3*3" office:value-type="float" office:value="936" calcext:value-type="float">
            <text:p>936</text:p>
          </table:table-cell>
          <table:table-cell table:style-name="ce319" office:value-type="float" office:value="21.02" calcext:value-type="float">
            <text:p>21,02</text:p>
          </table:table-cell>
          <table:table-cell table:style-name="ce319" office:value-type="float" office:value="10.26" calcext:value-type="float">
            <text:p>10,26</text:p>
          </table:table-cell>
          <table:table-cell table:style-name="ce319" table:formula="of:=[.K13]-[.L13]" office:value-type="float" office:value="10.76" calcext:value-type="float">
            <text:p>10,76</text:p>
          </table:table-cell>
          <table:table-cell table:style-name="ce319" table:formula="of:=[.M13]" office:value-type="float" office:value="10.76" calcext:value-type="float">
            <text:p>10,76</text:p>
          </table:table-cell>
          <table:table-cell table:style-name="ce319" office:value-type="float" office:value="280.8" calcext:value-type="float">
            <text:p>280,8</text:p>
          </table:table-cell>
          <table:table-cell table:style-name="ce319" office:value-type="float" office:value="168.48" calcext:value-type="float">
            <text:p>168,48</text:p>
          </table:table-cell>
          <table:table-cell table:style-name="ce319" table:formula="of:=[.O13]-[.P13]" office:value-type="float" office:value="112.32" calcext:value-type="float">
            <text:p>112,32</text:p>
          </table:table-cell>
          <table:table-cell table:style-name="ce319" table:formula="of:=[.Q13]" office:value-type="float" office:value="112.32" calcext:value-type="float">
            <text:p>112,32</text:p>
          </table:table-cell>
          <table:table-cell table:style-name="ce383" table:formula="of:=[.M13]*276.26" office:value-type="float" office:value="2972.5576" calcext:value-type="float">
            <text:p>2972,5576</text:p>
          </table:table-cell>
          <table:table-cell table:style-name="ce383" table:formula="of:=[.S13]/31.8" office:value-type="float" office:value="93.4766540880503" calcext:value-type="float">
            <text:p>93,4766540880503</text:p>
          </table:table-cell>
          <table:table-cell table:style-name="ce383"/>
          <table:table-cell table:style-name="ce383" table:formula="of:=[.S13]*239.005736*0.000001" office:value-type="float" office:value="0.710458316990394" calcext:value-type="float">
            <text:p>0,710458316990394</text:p>
          </table:table-cell>
          <table:table-cell table:style-name="ce383" table:formula="of:=[.V13]*128" office:value-type="float" office:value="90.9386645747704" calcext:value-type="float">
            <text:p>90,9386645747704</text:p>
          </table:table-cell>
          <table:table-cell table:style-name="ce388"/>
          <table:table-cell table:formula="of:=[.M13]*8.69" office:value-type="float" office:value="93.5044" calcext:value-type="float">
            <text:p>93,5044</text:p>
          </table:table-cell>
          <table:table-cell table:formula="of:=SUM([.Y11:.Y13])" office:value-type="float" office:value="303.9762" calcext:value-type="float">
            <text:p>303,9762</text:p>
          </table:table-cell>
          <table:table-cell/>
          <table:table-cell table:style-name="ce325" office:value-type="float" office:value="0.000278" calcext:value-type="float">
            <text:p>0,000278</text:p>
          </table:table-cell>
          <table:table-cell table:formula="of:=[.S13]*[.AB13]" office:value-type="float" office:value="0.8263710128" calcext:value-type="float">
            <text:p>0,8263710128</text:p>
          </table:table-cell>
          <table:table-cell table:formula="of:=SUM([.AC11:.AC13])" office:value-type="float" office:value="2.6864737944" calcext:value-type="float">
            <text:p>2,6864737944</text:p>
          </table:table-cell>
          <table:table-cell table:formula="of:=[$Много_кол_энерг_огр.DA14]" office:value-type="float" office:value="6.9693583" calcext:value-type="float">
            <text:p>6,9693583</text:p>
          </table:table-cell>
          <table:table-cell table:formula="of:=[.AD13]+[.AE13]" office:value-type="float" office:value="9.6558320944" calcext:value-type="float">
            <text:p>9,6558320944</text:p>
          </table:table-cell>
          <table:table-cell table:number-columns-repeated="16352"/>
        </table:table-row>
        <table:table-row table:style-name="ro1">
          <table:table-cell table:style-name="ce297" office:value-type="string" calcext:value-type="string">
            <text:p>ИТОГО</text:p>
          </table:table-cell>
          <table:table-cell table:style-name="ce297"/>
          <table:table-cell table:style-name="ce312" table:formula="of:=SUM([.C3:.C13])" office:value-type="float" office:value="0" calcext:value-type="float">
            <text:p>0</text:p>
          </table:table-cell>
          <table:table-cell table:style-name="ce312" table:formula="of:=SUM([.D3:.D13])" office:value-type="float" office:value="7392" calcext:value-type="float">
            <text:p>7392</text:p>
          </table:table-cell>
          <table:table-cell table:style-name="ce312" table:formula="of:=SUM([.E3:.E13])" office:value-type="float" office:value="1224" calcext:value-type="float">
            <text:p>1224</text:p>
          </table:table-cell>
          <table:table-cell table:style-name="ce312" table:formula="of:=SUM([.F3:.F13])" office:value-type="float" office:value="0" calcext:value-type="float">
            <text:p>0</text:p>
          </table:table-cell>
          <table:table-cell table:style-name="ce379" table:formula="of:=SUM([.G3:.G13])" office:value-type="float" office:value="8616" calcext:value-type="float">
            <text:p>8616</text:p>
          </table:table-cell>
          <table:table-cell table:style-name="ce379" table:formula="of:=SUM([.H3:.H13])" office:value-type="float" office:value="8616" calcext:value-type="float">
            <text:p>8616</text:p>
          </table:table-cell>
          <table:table-cell table:style-name="ce379" table:formula="of:=SUM([.I3:.I13])" office:value-type="float" office:value="14360" calcext:value-type="float">
            <text:p>14360</text:p>
          </table:table-cell>
          <table:table-cell table:style-name="ce379" table:formula="of:=SUM([.J3:.J13])" office:value-type="float" office:value="8616" calcext:value-type="float">
            <text:p>8616</text:p>
          </table:table-cell>
          <table:table-cell table:style-name="ce379" table:formula="of:=SUM([.K3:.K13])" office:value-type="float" office:value="199.37" calcext:value-type="float">
            <text:p>199,37</text:p>
          </table:table-cell>
          <table:table-cell table:style-name="ce379" table:formula="of:=SUM([.L3:.L13])" office:value-type="float" office:value="86.36" calcext:value-type="float">
            <text:p>86,36</text:p>
          </table:table-cell>
          <table:table-cell table:style-name="ce379" table:formula="of:=SUM([.M3:.M13])" office:value-type="float" office:value="121.19" calcext:value-type="float">
            <text:p>121,19</text:p>
          </table:table-cell>
          <table:table-cell table:style-name="ce379" table:formula="of:=SUM([.N3:.N13])" office:value-type="float" office:value="121.19" calcext:value-type="float">
            <text:p>121,19</text:p>
          </table:table-cell>
          <table:table-cell table:style-name="ce379" table:formula="of:=SUM([.O3:.O13])" office:value-type="float" office:value="2584.8" calcext:value-type="float">
            <text:p>2584,8</text:p>
          </table:table-cell>
          <table:table-cell table:style-name="ce379" table:formula="of:=SUM([.P3:.P13])" office:value-type="float" office:value="1566" calcext:value-type="float">
            <text:p>1566</text:p>
          </table:table-cell>
          <table:table-cell table:style-name="ce379" table:formula="of:=SUM([.Q3:.Q13])" office:value-type="float" office:value="1018.8" calcext:value-type="float">
            <text:p>1018,8</text:p>
          </table:table-cell>
          <table:table-cell table:style-name="ce379" table:formula="of:=SUM([.R3:.R13])" office:value-type="float" office:value="1018.8" calcext:value-type="float">
            <text:p>1018,8</text:p>
          </table:table-cell>
          <table:table-cell table:style-name="ce384" table:formula="of:=SUM([.S3:.S13])" office:value-type="float" office:value="33479.9494" calcext:value-type="float">
            <text:p>33479,9494</text:p>
          </table:table-cell>
          <table:table-cell table:style-name="ce384" table:formula="of:=SUM([.T3:.T13])" office:value-type="float" office:value="1052.82859748428" calcext:value-type="float">
            <text:p>1052,82859748428</text:p>
          </table:table-cell>
          <table:table-cell table:style-name="ce385"/>
          <table:table-cell table:style-name="ce384" table:formula="of:=SUM([.V3:.V13])" office:value-type="float" office:value="8.00189994758976" calcext:value-type="float">
            <text:p>8,00189994758976</text:p>
          </table:table-cell>
          <table:table-cell table:style-name="ce384" table:formula="of:=SUM([.W3:.W13])" office:value-type="float" office:value="1024.24319329149" calcext:value-type="float">
            <text:p>1024,24319329149</text:p>
          </table:table-cell>
          <table:table-cell table:style-name="ce385"/>
          <table:table-cell table:style-name="ce389" table:formula="of:=SUM([.Y3:.Y13])" office:value-type="float" office:value="1053.1411" calcext:value-type="float">
            <text:p>1053,1411</text:p>
          </table:table-cell>
          <table:table-cell table:number-columns-repeated="16359"/>
        </table:table-row>
        <table:table-row table:style-name="ro3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Мног_показ_благоуст_норматив" table:style-name="ta12">
        <table:table-column table:style-name="co8" table:number-columns-repeated="2" table:default-cell-style-name="ce325"/>
        <table:table-column table:style-name="co11" table:default-cell-style-name="ce325"/>
        <table:table-column table:style-name="co32" table:number-columns-repeated="2" table:default-cell-style-name="ce325"/>
        <table:table-column table:style-name="co11" table:default-cell-style-name="ce325"/>
        <table:table-column table:style-name="co32" table:number-columns-repeated="2" table:default-cell-style-name="ce325"/>
        <table:table-column table:style-name="co11" table:default-cell-style-name="ce325"/>
        <table:table-column table:style-name="co32" table:number-columns-repeated="2" table:default-cell-style-name="ce325"/>
        <table:table-column table:style-name="co11" table:default-cell-style-name="ce325"/>
        <table:table-column table:style-name="co32" table:number-columns-repeated="2" table:default-cell-style-name="ce325"/>
        <table:table-column table:style-name="co33" table:default-cell-style-name="ce325"/>
        <table:table-column table:style-name="co11" table:default-cell-style-name="ce325"/>
        <table:table-column table:style-name="co7" table:default-cell-style-name="ce325"/>
        <table:table-column table:style-name="co34" table:default-cell-style-name="ce325"/>
        <table:table-column table:style-name="co7" table:number-columns-repeated="16366" table:default-cell-style-name="ce325"/>
        <table:table-row table:style-name="ro1">
          <table:table-cell table:style-name="ce282" office:value-type="string" calcext:value-type="string" table:number-columns-spanned="1" table:number-rows-spanned="3">
            <text:p>Номер микрорайона</text:p>
          </table:table-cell>
          <table:table-cell table:style-name="ce282" office:value-type="string" calcext:value-type="string" table:number-columns-spanned="1" table:number-rows-spanned="3">
            <text:p>Номер дома</text:p>
          </table:table-cell>
          <table:table-cell table:style-name="ce390" office:value-type="string" calcext:value-type="string" table:number-columns-spanned="14" table:number-rows-spanned="1">
            <text:p>Потребность в элементах благоустройства, кв. м</text:p>
          </table:table-cell>
          <table:covered-table-cell table:number-columns-repeated="13" table:style-name="ce392"/>
          <table:table-cell table:number-columns-repeated="16368"/>
        </table:table-row>
        <table:table-row table:style-name="ro2">
          <table:covered-table-cell table:number-columns-repeated="2" table:style-name="ce296"/>
          <table:table-cell table:style-name="ce391" office:value-type="string" calcext:value-type="string" table:number-columns-spanned="3" table:number-rows-spanned="1">
            <text:p>Площадки </text:p>
            <text:p>для отдыха детей</text:p>
            <text:p> и взрослых</text:p>
          </table:table-cell>
          <table:covered-table-cell table:style-name="ce393"/>
          <table:covered-table-cell table:style-name="ce394"/>
          <table:table-cell table:style-name="ce391" office:value-type="string" calcext:value-type="string" table:number-columns-spanned="3" table:number-rows-spanned="1">
            <text:p>Спортивные площадки</text:p>
          </table:table-cell>
          <table:covered-table-cell table:style-name="ce393"/>
          <table:covered-table-cell table:style-name="ce394"/>
          <table:table-cell table:style-name="ce391" office:value-type="string" calcext:value-type="string" table:number-columns-spanned="3" table:number-rows-spanned="1">
            <text:p>Площадки для хозяйственных целей</text:p>
          </table:table-cell>
          <table:covered-table-cell table:style-name="ce393"/>
          <table:covered-table-cell table:style-name="ce394"/>
          <table:table-cell table:style-name="ce391" office:value-type="string" calcext:value-type="string" table:number-columns-spanned="3" table:number-rows-spanned="1">
            <text:p>Гостевые автостоянки для жильцов дома</text:p>
          </table:table-cell>
          <table:covered-table-cell table:style-name="ce393"/>
          <table:covered-table-cell table:style-name="ce394"/>
          <table:table-cell table:style-name="ce395" office:value-type="string" calcext:value-type="string" table:number-columns-spanned="1" table:number-rows-spanned="2">
            <text:p>ВСЕГО по участку-норматив</text:p>
          </table:table-cell>
          <table:table-cell table:style-name="ce395" office:value-type="string" calcext:value-type="string" table:number-columns-spanned="1" table:number-rows-spanned="2">
            <text:p>ВСЕГО по участку-факт</text:p>
          </table:table-cell>
          <table:table-cell/>
          <table:table-cell office:value-type="string" calcext:value-type="string">
            <text:p>общая спорт</text:p>
          </table:table-cell>
          <table:table-cell table:number-columns-repeated="16366"/>
        </table:table-row>
        <table:table-row table:style-name="ro1">
          <table:covered-table-cell table:number-columns-repeated="2" table:style-name="ce283"/>
          <table:table-cell table:style-name="ce288" office:value-type="string" calcext:value-type="string">
            <text:p>норматив</text:p>
          </table:table-cell>
          <table:table-cell table:style-name="ce288" office:value-type="string" calcext:value-type="string">
            <text:p>потребность</text:p>
          </table:table-cell>
          <table:table-cell table:style-name="ce288" office:value-type="string" calcext:value-type="string">
            <text:p>факт</text:p>
          </table:table-cell>
          <table:table-cell table:style-name="ce288" office:value-type="string" calcext:value-type="string">
            <text:p>норматив</text:p>
          </table:table-cell>
          <table:table-cell table:style-name="ce288" office:value-type="string" calcext:value-type="string">
            <text:p>потребность</text:p>
          </table:table-cell>
          <table:table-cell table:style-name="ce288" office:value-type="string" calcext:value-type="string">
            <text:p>факт</text:p>
          </table:table-cell>
          <table:table-cell table:style-name="ce288" office:value-type="string" calcext:value-type="string">
            <text:p>норматив</text:p>
          </table:table-cell>
          <table:table-cell table:style-name="ce288" office:value-type="string" calcext:value-type="string">
            <text:p>потребность</text:p>
          </table:table-cell>
          <table:table-cell table:style-name="ce288" office:value-type="string" calcext:value-type="string">
            <text:p>факт</text:p>
          </table:table-cell>
          <table:table-cell table:style-name="ce288" office:value-type="string" calcext:value-type="string">
            <text:p>норматив</text:p>
          </table:table-cell>
          <table:table-cell table:style-name="ce288" office:value-type="string" calcext:value-type="string">
            <text:p>потребность</text:p>
          </table:table-cell>
          <table:table-cell table:style-name="ce288" office:value-type="string" calcext:value-type="string">
            <text:p>факт</text:p>
          </table:table-cell>
          <table:covered-table-cell table:number-columns-repeated="2" table:style-name="ce396"/>
          <table:table-cell table:number-columns-repeated="16368"/>
        </table:table-row>
        <table:table-row table:style-name="ro1">
          <table:table-cell table:style-name="ce284" office:value-type="string" calcext:value-type="string" table:number-columns-spanned="1" table:number-rows-spanned="5">
            <text:p>1</text:p>
          </table:table-cell>
          <table:table-cell table:style-name="ce287" office:value-type="string" calcext:value-type="string">
            <text:p>1-1</text:p>
          </table:table-cell>
          <table:table-cell table:style-name="ce288" office:value-type="float" office:value="0.7" calcext:value-type="float">
            <text:p>0,7</text:p>
          </table:table-cell>
          <table:table-cell table:style-name="ce288" table:formula="of:=[.C4]*[$Мног_колич_жителей.G3]" office:value-type="float" office:value="588" calcext:value-type="float">
            <text:p>588</text:p>
          </table:table-cell>
          <table:table-cell table:style-name="ce290" table:formula="of:=[.R4]-[.H4]" office:value-type="float" office:value="1230.84" calcext:value-type="float">
            <text:p>1231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F4]*[$Мног_колич_жителей.G3]" office:value-type="float" office:value="1680" calcext:value-type="float">
            <text:p>1680</text:p>
          </table:table-cell>
          <table:table-cell table:style-name="ce290" table:formula="of:=[.R4]*0.74" office:value-type="float" office:value="3503.16" calcext:value-type="float">
            <text:p>3503</text:p>
          </table:table-cell>
          <table:table-cell table:style-name="ce288" office:value-type="float" office:value="0.3" calcext:value-type="float">
            <text:p>0,3</text:p>
          </table:table-cell>
          <table:table-cell table:style-name="ce288" table:formula="of:=[.I4]*[$Мног_колич_жителей.G3]" office:value-type="float" office:value="252" calcext:value-type="float">
            <text:p>252</text:p>
          </table:table-cell>
          <table:table-cell table:style-name="ce288" office:value-type="float" office:value="446" calcext:value-type="float">
            <text:p>446</text:p>
          </table:table-cell>
          <table:table-cell table:style-name="ce288" office:value-type="float" office:value="1.4" calcext:value-type="float">
            <text:p>1,4</text:p>
          </table:table-cell>
          <table:table-cell table:style-name="ce288" table:formula="of:=[.L4]*[$Мног_колич_жителей.G3]" office:value-type="float" office:value="1176" calcext:value-type="float">
            <text:p>1176</text:p>
          </table:table-cell>
          <table:table-cell table:style-name="ce288" office:value-type="float" office:value="1999" calcext:value-type="float">
            <text:p>1999</text:p>
          </table:table-cell>
          <table:table-cell table:style-name="ce397" table:formula="of:=[.M4]+[.J4]+[.G4]+[.D4]" office:value-type="float" office:value="3696" calcext:value-type="float">
            <text:p>3696</text:p>
          </table:table-cell>
          <table:table-cell table:style-name="ce397" table:formula="of:=[.N4]+[.K4]+[.H4]+[.E4]" office:value-type="float" office:value="7179" calcext:value-type="float">
            <text:p>7179</text:p>
          </table:table-cell>
          <table:table-cell table:style-name="ce398" table:formula="of:=[.P4]-[.O4]" office:value-type="float" office:value="3483" calcext:value-type="float">
            <text:p>3483</text:p>
          </table:table-cell>
          <table:table-cell office:value-type="float" office:value="4734" calcext:value-type="float">
            <text:p>4734</text:p>
          </table:table-cell>
          <table:table-cell table:number-columns-repeated="16366"/>
        </table:table-row>
        <table:table-row table:style-name="ro1">
          <table:covered-table-cell table:style-name="ce285"/>
          <table:table-cell table:style-name="ce287" office:value-type="string" calcext:value-type="string">
            <text:p>1-2</text:p>
          </table:table-cell>
          <table:table-cell table:style-name="ce288" office:value-type="float" office:value="0.7" calcext:value-type="float">
            <text:p>0,7</text:p>
          </table:table-cell>
          <table:table-cell table:style-name="ce288" table:formula="of:=[.C5]*[$Мног_колич_жителей.G4]" office:value-type="float" office:value="655.2" calcext:value-type="float">
            <text:p>655,2</text:p>
          </table:table-cell>
          <table:table-cell table:style-name="ce290" table:formula="of:=[.R5]-[.H5]" office:value-type="float" office:value="1443.26" calcext:value-type="float">
            <text:p>1443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F5]*[$Мног_колич_жителей.G4]" office:value-type="float" office:value="1872" calcext:value-type="float">
            <text:p>1872</text:p>
          </table:table-cell>
          <table:table-cell table:style-name="ce290" table:formula="of:=[.R5]*0.74" office:value-type="float" office:value="4107.74" calcext:value-type="float">
            <text:p>4108</text:p>
          </table:table-cell>
          <table:table-cell table:style-name="ce288" office:value-type="float" office:value="0.3" calcext:value-type="float">
            <text:p>0,3</text:p>
          </table:table-cell>
          <table:table-cell table:style-name="ce288" table:formula="of:=[.I5]*[$Мног_колич_жителей.G4]" office:value-type="float" office:value="280.8" calcext:value-type="float">
            <text:p>280,8</text:p>
          </table:table-cell>
          <table:table-cell table:style-name="ce288" office:value-type="float" office:value="413" calcext:value-type="float">
            <text:p>413</text:p>
          </table:table-cell>
          <table:table-cell table:style-name="ce288" office:value-type="float" office:value="1.4" calcext:value-type="float">
            <text:p>1,4</text:p>
          </table:table-cell>
          <table:table-cell table:style-name="ce288" table:formula="of:=[.L5]*[$Мног_колич_жителей.G4]" office:value-type="float" office:value="1310.4" calcext:value-type="float">
            <text:p>1310,4</text:p>
          </table:table-cell>
          <table:table-cell table:style-name="ce288" office:value-type="float" office:value="1989" calcext:value-type="float">
            <text:p>1989</text:p>
          </table:table-cell>
          <table:table-cell table:style-name="ce397" table:formula="of:=[.M5]+[.J5]+[.G5]+[.D5]" office:value-type="float" office:value="4118.4" calcext:value-type="float">
            <text:p>4118,4</text:p>
          </table:table-cell>
          <table:table-cell table:style-name="ce397" table:formula="of:=[.N5]+[.K5]+[.H5]+[.E5]" office:value-type="float" office:value="7953" calcext:value-type="float">
            <text:p>7953</text:p>
          </table:table-cell>
          <table:table-cell table:style-name="ce398" table:formula="of:=[.P5]-[.O5]" office:value-type="float" office:value="3834.6" calcext:value-type="float">
            <text:p>3834,6</text:p>
          </table:table-cell>
          <table:table-cell office:value-type="float" office:value="5551" calcext:value-type="float">
            <text:p>5551</text:p>
          </table:table-cell>
          <table:table-cell table:number-columns-repeated="16366"/>
        </table:table-row>
        <table:table-row table:style-name="ro1">
          <table:covered-table-cell table:style-name="ce285"/>
          <table:table-cell table:style-name="ce287" office:value-type="string" calcext:value-type="string">
            <text:p>1-3</text:p>
          </table:table-cell>
          <table:table-cell table:style-name="ce288" office:value-type="float" office:value="0.7" calcext:value-type="float">
            <text:p>0,7</text:p>
          </table:table-cell>
          <table:table-cell table:style-name="ce288" table:formula="of:=[.C6]*[$Мног_колич_жителей.G5]" office:value-type="float" office:value="571.2" calcext:value-type="float">
            <text:p>571,2</text:p>
          </table:table-cell>
          <table:table-cell table:style-name="ce290" table:formula="of:=[.R6]-[.H6]" office:value-type="float" office:value="616.98" calcext:value-type="float">
            <text:p>617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F6]*[$Мног_колич_жителей.G5]" office:value-type="float" office:value="1632" calcext:value-type="float">
            <text:p>1632</text:p>
          </table:table-cell>
          <table:table-cell table:style-name="ce290" table:formula="of:=[.R6]*0.74" office:value-type="float" office:value="1756.02" calcext:value-type="float">
            <text:p>1756</text:p>
          </table:table-cell>
          <table:table-cell table:style-name="ce288" office:value-type="float" office:value="0.3" calcext:value-type="float">
            <text:p>0,3</text:p>
          </table:table-cell>
          <table:table-cell table:style-name="ce288" table:formula="of:=[.I6]*[$Мног_колич_жителей.G5]" office:value-type="float" office:value="244.8" calcext:value-type="float">
            <text:p>244,8</text:p>
          </table:table-cell>
          <table:table-cell table:style-name="ce288" office:value-type="float" office:value="254" calcext:value-type="float">
            <text:p>254</text:p>
          </table:table-cell>
          <table:table-cell table:style-name="ce288" office:value-type="float" office:value="1.4" calcext:value-type="float">
            <text:p>1,4</text:p>
          </table:table-cell>
          <table:table-cell table:style-name="ce288" table:formula="of:=[.L6]*[$Мног_колич_жителей.G5]" office:value-type="float" office:value="1142.4" calcext:value-type="float">
            <text:p>1142,4</text:p>
          </table:table-cell>
          <table:table-cell table:style-name="ce288" office:value-type="float" office:value="3079" calcext:value-type="float">
            <text:p>3079</text:p>
          </table:table-cell>
          <table:table-cell table:style-name="ce397" table:formula="of:=[.M6]+[.J6]+[.G6]+[.D6]" office:value-type="float" office:value="3590.4" calcext:value-type="float">
            <text:p>3590,4</text:p>
          </table:table-cell>
          <table:table-cell table:style-name="ce397" table:formula="of:=[.N6]+[.K6]+[.H6]+[.E6]" office:value-type="float" office:value="5706" calcext:value-type="float">
            <text:p>5706</text:p>
          </table:table-cell>
          <table:table-cell table:style-name="ce398" table:formula="of:=[.P6]-[.O6]" office:value-type="float" office:value="2115.6" calcext:value-type="float">
            <text:p>2115,6</text:p>
          </table:table-cell>
          <table:table-cell office:value-type="float" office:value="2373" calcext:value-type="float">
            <text:p>2373</text:p>
          </table:table-cell>
          <table:table-cell table:number-columns-repeated="16366"/>
        </table:table-row>
        <table:table-row table:style-name="ro1">
          <table:covered-table-cell table:style-name="ce285"/>
          <table:table-cell table:style-name="ce287" office:value-type="string" calcext:value-type="string">
            <text:p>1-4</text:p>
          </table:table-cell>
          <table:table-cell table:style-name="ce288" office:value-type="float" office:value="0.7" calcext:value-type="float">
            <text:p>0,7</text:p>
          </table:table-cell>
          <table:table-cell table:style-name="ce288" table:formula="of:=[.C7]*[$Мног_колич_жителей.G6]" office:value-type="float" office:value="386.4" calcext:value-type="float">
            <text:p>386,4</text:p>
          </table:table-cell>
          <table:table-cell table:style-name="ce290" table:formula="of:=[.R7]-[.H7]" office:value-type="float" office:value="587.08" calcext:value-type="float">
            <text:p>587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F7]*[$Мног_колич_жителей.G6]" office:value-type="float" office:value="1104" calcext:value-type="float">
            <text:p>1104</text:p>
          </table:table-cell>
          <table:table-cell table:style-name="ce290" table:formula="of:=[.R7]*0.74" office:value-type="float" office:value="1670.92" calcext:value-type="float">
            <text:p>1671</text:p>
          </table:table-cell>
          <table:table-cell table:style-name="ce288" office:value-type="float" office:value="0.3" calcext:value-type="float">
            <text:p>0,3</text:p>
          </table:table-cell>
          <table:table-cell table:style-name="ce288" table:formula="of:=[.I7]*[$Мног_колич_жителей.G6]" office:value-type="float" office:value="165.6" calcext:value-type="float">
            <text:p>165,6</text:p>
          </table:table-cell>
          <table:table-cell table:style-name="ce288" office:value-type="float" office:value="239" calcext:value-type="float">
            <text:p>239</text:p>
          </table:table-cell>
          <table:table-cell table:style-name="ce288" office:value-type="float" office:value="1.4" calcext:value-type="float">
            <text:p>1,4</text:p>
          </table:table-cell>
          <table:table-cell table:style-name="ce288" table:formula="of:=[.L7]*[$Мног_колич_жителей.G6]" office:value-type="float" office:value="772.8" calcext:value-type="float">
            <text:p>772,8</text:p>
          </table:table-cell>
          <table:table-cell table:style-name="ce288" office:value-type="float" office:value="1169" calcext:value-type="float">
            <text:p>1169</text:p>
          </table:table-cell>
          <table:table-cell table:style-name="ce397" table:formula="of:=[.M7]+[.J7]+[.G7]+[.D7]" office:value-type="float" office:value="2428.8" calcext:value-type="float">
            <text:p>2428,8</text:p>
          </table:table-cell>
          <table:table-cell table:style-name="ce397" table:formula="of:=[.N7]+[.K7]+[.H7]+[.E7]" office:value-type="float" office:value="3666" calcext:value-type="float">
            <text:p>3666</text:p>
          </table:table-cell>
          <table:table-cell table:style-name="ce398" table:formula="of:=[.P7]-[.O7]" office:value-type="float" office:value="1237.2" calcext:value-type="float">
            <text:p>1237,2</text:p>
          </table:table-cell>
          <table:table-cell office:value-type="float" office:value="2258" calcext:value-type="float">
            <text:p>2258</text:p>
          </table:table-cell>
          <table:table-cell table:number-columns-repeated="16366"/>
        </table:table-row>
        <table:table-row table:style-name="ro1">
          <table:covered-table-cell table:style-name="ce286"/>
          <table:table-cell table:style-name="ce287" office:value-type="string" calcext:value-type="string">
            <text:p>1-5</text:p>
          </table:table-cell>
          <table:table-cell table:style-name="ce288" office:value-type="float" office:value="0.7" calcext:value-type="float">
            <text:p>0,7</text:p>
          </table:table-cell>
          <table:table-cell table:style-name="ce288" table:formula="of:=[.C8]*[$Мног_колич_жителей.G7]" office:value-type="float" office:value="319.2" calcext:value-type="float">
            <text:p>319,2</text:p>
          </table:table-cell>
          <table:table-cell table:style-name="ce290" table:formula="of:=[.R8]-[.H8]" office:value-type="float" office:value="468.78" calcext:value-type="float">
            <text:p>469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F8]*[$Мног_колич_жителей.G7]" office:value-type="float" office:value="912" calcext:value-type="float">
            <text:p>912</text:p>
          </table:table-cell>
          <table:table-cell table:style-name="ce290" table:formula="of:=[.R8]*0.74" office:value-type="float" office:value="1334.22" calcext:value-type="float">
            <text:p>1334</text:p>
          </table:table-cell>
          <table:table-cell table:style-name="ce288" office:value-type="float" office:value="0.3" calcext:value-type="float">
            <text:p>0,3</text:p>
          </table:table-cell>
          <table:table-cell table:style-name="ce288" table:formula="of:=[.I8]*[$Мног_колич_жителей.G7]" office:value-type="float" office:value="136.8" calcext:value-type="float">
            <text:p>136,8</text:p>
          </table:table-cell>
          <table:table-cell table:style-name="ce288" office:value-type="float" office:value="274" calcext:value-type="float">
            <text:p>274</text:p>
          </table:table-cell>
          <table:table-cell table:style-name="ce288" office:value-type="float" office:value="1.4" calcext:value-type="float">
            <text:p>1,4</text:p>
          </table:table-cell>
          <table:table-cell table:style-name="ce288" table:formula="of:=[.L8]*[$Мног_колич_жителей.G7]" office:value-type="float" office:value="638.4" calcext:value-type="float">
            <text:p>638,4</text:p>
          </table:table-cell>
          <table:table-cell table:style-name="ce288" office:value-type="float" office:value="1078" calcext:value-type="float">
            <text:p>1078</text:p>
          </table:table-cell>
          <table:table-cell table:style-name="ce397" table:formula="of:=[.M8]+[.J8]+[.G8]+[.D8]" office:value-type="float" office:value="2006.4" calcext:value-type="float">
            <text:p>2006,4</text:p>
          </table:table-cell>
          <table:table-cell table:style-name="ce397" table:formula="of:=[.N8]+[.K8]+[.H8]+[.E8]" office:value-type="float" office:value="3155" calcext:value-type="float">
            <text:p>3155</text:p>
          </table:table-cell>
          <table:table-cell table:style-name="ce398" table:formula="of:=[.P8]-[.O8]" office:value-type="float" office:value="1148.6" calcext:value-type="float">
            <text:p>1148,6</text:p>
          </table:table-cell>
          <table:table-cell office:value-type="float" office:value="1803" calcext:value-type="float">
            <text:p>1803</text:p>
          </table:table-cell>
          <table:table-cell table:number-columns-repeated="16366"/>
        </table:table-row>
        <table:table-row table:style-name="ro1">
          <table:table-cell table:style-name="ce284" office:value-type="string" calcext:value-type="string" table:number-columns-spanned="1" table:number-rows-spanned="3">
            <text:p>2</text:p>
          </table:table-cell>
          <table:table-cell table:style-name="ce287" office:value-type="string" calcext:value-type="string">
            <text:p>2-1</text:p>
          </table:table-cell>
          <table:table-cell table:style-name="ce288" office:value-type="float" office:value="0.7" calcext:value-type="float">
            <text:p>0,7</text:p>
          </table:table-cell>
          <table:table-cell table:style-name="ce288" table:formula="of:=[.C9]*[$Мног_колич_жителей.G8]" office:value-type="float" office:value="571.2" calcext:value-type="float">
            <text:p>571,2</text:p>
          </table:table-cell>
          <table:table-cell table:style-name="ce290" table:formula="of:=[.R9]-[.H9]" office:value-type="float" office:value="754.52" calcext:value-type="float">
            <text:p>755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F9]*[$Мног_колич_жителей.G8]" office:value-type="float" office:value="1632" calcext:value-type="float">
            <text:p>1632</text:p>
          </table:table-cell>
          <table:table-cell table:style-name="ce290" table:formula="of:=[.R9]*0.74" office:value-type="float" office:value="2147.48" calcext:value-type="float">
            <text:p>2147</text:p>
          </table:table-cell>
          <table:table-cell table:style-name="ce288" office:value-type="float" office:value="0.3" calcext:value-type="float">
            <text:p>0,3</text:p>
          </table:table-cell>
          <table:table-cell table:style-name="ce288" table:formula="of:=[.I9]*[$Мног_колич_жителей.G8]" office:value-type="float" office:value="244.8" calcext:value-type="float">
            <text:p>244,8</text:p>
          </table:table-cell>
          <table:table-cell table:style-name="ce288" office:value-type="float" office:value="376" calcext:value-type="float">
            <text:p>376</text:p>
          </table:table-cell>
          <table:table-cell table:style-name="ce288" office:value-type="float" office:value="1.4" calcext:value-type="float">
            <text:p>1,4</text:p>
          </table:table-cell>
          <table:table-cell table:style-name="ce288" table:formula="of:=[.L9]*[$Мног_колич_жителей.G8]" office:value-type="float" office:value="1142.4" calcext:value-type="float">
            <text:p>1142,4</text:p>
          </table:table-cell>
          <table:table-cell table:style-name="ce288" office:value-type="float" office:value="1467" calcext:value-type="float">
            <text:p>1467</text:p>
          </table:table-cell>
          <table:table-cell table:style-name="ce397" table:formula="of:=[.M9]+[.J9]+[.G9]+[.D9]" office:value-type="float" office:value="3590.4" calcext:value-type="float">
            <text:p>3590,4</text:p>
          </table:table-cell>
          <table:table-cell table:style-name="ce397" table:formula="of:=[.N9]+[.K9]+[.H9]+[.E9]" office:value-type="float" office:value="4745" calcext:value-type="float">
            <text:p>4745</text:p>
          </table:table-cell>
          <table:table-cell table:style-name="ce398" table:formula="of:=[.P9]-[.O9]" office:value-type="float" office:value="1154.6" calcext:value-type="float">
            <text:p>1154,6</text:p>
          </table:table-cell>
          <table:table-cell office:value-type="float" office:value="2902" calcext:value-type="float">
            <text:p>2902</text:p>
          </table:table-cell>
          <table:table-cell table:number-columns-repeated="16366"/>
        </table:table-row>
        <table:table-row table:style-name="ro1">
          <table:covered-table-cell table:style-name="ce285"/>
          <table:table-cell table:style-name="ce287" office:value-type="string" calcext:value-type="string">
            <text:p>2-2</text:p>
          </table:table-cell>
          <table:table-cell table:style-name="ce288" office:value-type="float" office:value="0.7" calcext:value-type="float">
            <text:p>0,7</text:p>
          </table:table-cell>
          <table:table-cell table:style-name="ce288" table:formula="of:=[.C10]*[$Мног_колич_жителей.G9]" office:value-type="float" office:value="571.2" calcext:value-type="float">
            <text:p>571,2</text:p>
          </table:table-cell>
          <table:table-cell table:style-name="ce290" table:formula="of:=[.R10]-[.H10]" office:value-type="float" office:value="757.64" calcext:value-type="float">
            <text:p>758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F10]*[$Мног_колич_жителей.G9]" office:value-type="float" office:value="1632" calcext:value-type="float">
            <text:p>1632</text:p>
          </table:table-cell>
          <table:table-cell table:style-name="ce290" table:formula="of:=[.R10]*0.74" office:value-type="float" office:value="2156.36" calcext:value-type="float">
            <text:p>2156</text:p>
          </table:table-cell>
          <table:table-cell table:style-name="ce288" office:value-type="float" office:value="0.3" calcext:value-type="float">
            <text:p>0,3</text:p>
          </table:table-cell>
          <table:table-cell table:style-name="ce288" table:formula="of:=[.I10]*[$Мног_колич_жителей.G9]" office:value-type="float" office:value="244.8" calcext:value-type="float">
            <text:p>244,8</text:p>
          </table:table-cell>
          <table:table-cell table:style-name="ce288" office:value-type="float" office:value="378" calcext:value-type="float">
            <text:p>378</text:p>
          </table:table-cell>
          <table:table-cell table:style-name="ce288" office:value-type="float" office:value="1.4" calcext:value-type="float">
            <text:p>1,4</text:p>
          </table:table-cell>
          <table:table-cell table:style-name="ce288" table:formula="of:=[.L10]*[$Мног_колич_жителей.G9]" office:value-type="float" office:value="1142.4" calcext:value-type="float">
            <text:p>1142,4</text:p>
          </table:table-cell>
          <table:table-cell table:style-name="ce288" office:value-type="float" office:value="1460" calcext:value-type="float">
            <text:p>1460</text:p>
          </table:table-cell>
          <table:table-cell table:style-name="ce397" table:formula="of:=[.M10]+[.J10]+[.G10]+[.D10]" office:value-type="float" office:value="3590.4" calcext:value-type="float">
            <text:p>3590,4</text:p>
          </table:table-cell>
          <table:table-cell table:style-name="ce397" table:formula="of:=[.N10]+[.K10]+[.H10]+[.E10]" office:value-type="float" office:value="4752" calcext:value-type="float">
            <text:p>4752</text:p>
          </table:table-cell>
          <table:table-cell table:style-name="ce398" table:formula="of:=[.P10]-[.O10]" office:value-type="float" office:value="1161.6" calcext:value-type="float">
            <text:p>1161,6</text:p>
          </table:table-cell>
          <table:table-cell office:value-type="float" office:value="2914" calcext:value-type="float">
            <text:p>2914</text:p>
          </table:table-cell>
          <table:table-cell table:number-columns-repeated="16366"/>
        </table:table-row>
        <table:table-row table:style-name="ro1">
          <table:covered-table-cell table:style-name="ce286"/>
          <table:table-cell table:style-name="ce287" office:value-type="string" calcext:value-type="string">
            <text:p>2-3</text:p>
          </table:table-cell>
          <table:table-cell table:style-name="ce288" office:value-type="float" office:value="0.7" calcext:value-type="float">
            <text:p>0,7</text:p>
          </table:table-cell>
          <table:table-cell table:style-name="ce288" table:formula="of:=[.C11]*[$Мног_колич_жителей.G10]" office:value-type="float" office:value="571.2" calcext:value-type="float">
            <text:p>571,2</text:p>
          </table:table-cell>
          <table:table-cell table:style-name="ce290" table:formula="of:=[.R11]-[.H11]" office:value-type="float" office:value="578.24" calcext:value-type="float">
            <text:p>578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F11]*[$Мног_колич_жителей.G10]" office:value-type="float" office:value="1632" calcext:value-type="float">
            <text:p>1632</text:p>
          </table:table-cell>
          <table:table-cell table:style-name="ce290" table:formula="of:=[.R11]*0.74" office:value-type="float" office:value="1645.76" calcext:value-type="float">
            <text:p>1646</text:p>
          </table:table-cell>
          <table:table-cell table:style-name="ce288" office:value-type="float" office:value="0.3" calcext:value-type="float">
            <text:p>0,3</text:p>
          </table:table-cell>
          <table:table-cell table:style-name="ce288" table:formula="of:=[.I11]*[$Мног_колич_жителей.G10]" office:value-type="float" office:value="244.8" calcext:value-type="float">
            <text:p>244,8</text:p>
          </table:table-cell>
          <table:table-cell table:style-name="ce288" office:value-type="float" office:value="293" calcext:value-type="float">
            <text:p>293</text:p>
          </table:table-cell>
          <table:table-cell table:style-name="ce288" office:value-type="float" office:value="1.4" calcext:value-type="float">
            <text:p>1,4</text:p>
          </table:table-cell>
          <table:table-cell table:style-name="ce288" table:formula="of:=[.L11]*[$Мног_колич_жителей.G10]" office:value-type="float" office:value="1142.4" calcext:value-type="float">
            <text:p>1142,4</text:p>
          </table:table-cell>
          <table:table-cell table:style-name="ce288" office:value-type="float" office:value="2133" calcext:value-type="float">
            <text:p>2133</text:p>
          </table:table-cell>
          <table:table-cell table:style-name="ce397" table:formula="of:=[.M11]+[.J11]+[.G11]+[.D11]" office:value-type="float" office:value="3590.4" calcext:value-type="float">
            <text:p>3590,4</text:p>
          </table:table-cell>
          <table:table-cell table:style-name="ce397" table:formula="of:=[.N11]+[.K11]+[.H11]+[.E11]" office:value-type="float" office:value="4650" calcext:value-type="float">
            <text:p>4650</text:p>
          </table:table-cell>
          <table:table-cell table:style-name="ce398" table:formula="of:=[.P11]-[.O11]" office:value-type="float" office:value="1059.6" calcext:value-type="float">
            <text:p>1059,6</text:p>
          </table:table-cell>
          <table:table-cell office:value-type="float" office:value="2224" calcext:value-type="float">
            <text:p>2224</text:p>
          </table:table-cell>
          <table:table-cell table:number-columns-repeated="16366"/>
        </table:table-row>
        <table:table-row table:style-name="ro1">
          <table:table-cell table:style-name="ce284" office:value-type="string" calcext:value-type="string" table:number-columns-spanned="1" table:number-rows-spanned="3">
            <text:p>3</text:p>
          </table:table-cell>
          <table:table-cell table:style-name="ce287" office:value-type="string" calcext:value-type="string">
            <text:p>3-1</text:p>
          </table:table-cell>
          <table:table-cell table:style-name="ce288" office:value-type="float" office:value="0.7" calcext:value-type="float">
            <text:p>0,7</text:p>
          </table:table-cell>
          <table:table-cell table:style-name="ce288" table:formula="of:=[.C12]*[$Мног_колич_жителей.G11]" office:value-type="float" office:value="571.2" calcext:value-type="float">
            <text:p>571,2</text:p>
          </table:table-cell>
          <table:table-cell table:style-name="ce290" table:formula="of:=[.R12]-[.H12]" office:value-type="float" office:value="722.02" calcext:value-type="float">
            <text:p>722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F12]*[$Мног_колич_жителей.G11]" office:value-type="float" office:value="1632" calcext:value-type="float">
            <text:p>1632</text:p>
          </table:table-cell>
          <table:table-cell table:style-name="ce290" table:formula="of:=[.R12]*0.74" office:value-type="float" office:value="2054.98" calcext:value-type="float">
            <text:p>2055</text:p>
          </table:table-cell>
          <table:table-cell table:style-name="ce288" office:value-type="float" office:value="0.3" calcext:value-type="float">
            <text:p>0,3</text:p>
          </table:table-cell>
          <table:table-cell table:style-name="ce288" table:formula="of:=[.I12]*[$Мног_колич_жителей.G11]" office:value-type="float" office:value="244.8" calcext:value-type="float">
            <text:p>244,8</text:p>
          </table:table-cell>
          <table:table-cell table:style-name="ce288" office:value-type="float" office:value="539" calcext:value-type="float">
            <text:p>539</text:p>
          </table:table-cell>
          <table:table-cell table:style-name="ce288" office:value-type="float" office:value="1.4" calcext:value-type="float">
            <text:p>1,4</text:p>
          </table:table-cell>
          <table:table-cell table:style-name="ce288" table:formula="of:=[.L12]*[$Мног_колич_жителей.G11]" office:value-type="float" office:value="1142.4" calcext:value-type="float">
            <text:p>1142,4</text:p>
          </table:table-cell>
          <table:table-cell table:style-name="ce288" office:value-type="float" office:value="2430" calcext:value-type="float">
            <text:p>2430</text:p>
          </table:table-cell>
          <table:table-cell table:style-name="ce397" table:formula="of:=[.M12]+[.J12]+[.G12]+[.D12]" office:value-type="float" office:value="3590.4" calcext:value-type="float">
            <text:p>3590,4</text:p>
          </table:table-cell>
          <table:table-cell table:style-name="ce397" table:formula="of:=[.N12]+[.K12]+[.H12]+[.E12]" office:value-type="float" office:value="5746" calcext:value-type="float">
            <text:p>5746</text:p>
          </table:table-cell>
          <table:table-cell table:style-name="ce398" table:formula="of:=[.P12]-[.O12]" office:value-type="float" office:value="2155.6" calcext:value-type="float">
            <text:p>2155,6</text:p>
          </table:table-cell>
          <table:table-cell office:value-type="float" office:value="2777" calcext:value-type="float">
            <text:p>2777</text:p>
          </table:table-cell>
          <table:table-cell table:number-columns-repeated="16366"/>
        </table:table-row>
        <table:table-row table:style-name="ro1">
          <table:covered-table-cell table:style-name="ce285"/>
          <table:table-cell table:style-name="ce287" office:value-type="string" calcext:value-type="string">
            <text:p>3-2</text:p>
          </table:table-cell>
          <table:table-cell table:style-name="ce288" office:value-type="float" office:value="0.7" calcext:value-type="float">
            <text:p>0,7</text:p>
          </table:table-cell>
          <table:table-cell table:style-name="ce288" table:formula="of:=[.C13]*[$Мног_колич_жителей.G12]" office:value-type="float" office:value="571.2" calcext:value-type="float">
            <text:p>571,2</text:p>
          </table:table-cell>
          <table:table-cell table:style-name="ce290" table:formula="of:=[.R13]-[.H13]" office:value-type="float" office:value="718.12" calcext:value-type="float">
            <text:p>718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F13]*[$Мног_колич_жителей.G12]" office:value-type="float" office:value="1632" calcext:value-type="float">
            <text:p>1632</text:p>
          </table:table-cell>
          <table:table-cell table:style-name="ce290" table:formula="of:=[.R13]*0.74" office:value-type="float" office:value="2043.88" calcext:value-type="float">
            <text:p>2044</text:p>
          </table:table-cell>
          <table:table-cell table:style-name="ce288" office:value-type="float" office:value="0.3" calcext:value-type="float">
            <text:p>0,3</text:p>
          </table:table-cell>
          <table:table-cell table:style-name="ce288" table:formula="of:=[.I13]*[$Мног_колич_жителей.G12]" office:value-type="float" office:value="244.8" calcext:value-type="float">
            <text:p>244,8</text:p>
          </table:table-cell>
          <table:table-cell table:style-name="ce288" office:value-type="float" office:value="536" calcext:value-type="float">
            <text:p>536</text:p>
          </table:table-cell>
          <table:table-cell table:style-name="ce288" office:value-type="float" office:value="1.4" calcext:value-type="float">
            <text:p>1,4</text:p>
          </table:table-cell>
          <table:table-cell table:style-name="ce288" table:formula="of:=[.L13]*[$Мног_колич_жителей.G12]" office:value-type="float" office:value="1142.4" calcext:value-type="float">
            <text:p>1142,4</text:p>
          </table:table-cell>
          <table:table-cell table:style-name="ce288" office:value-type="float" office:value="2419" calcext:value-type="float">
            <text:p>2419</text:p>
          </table:table-cell>
          <table:table-cell table:style-name="ce397" table:formula="of:=[.M13]+[.J13]+[.G13]+[.D13]" office:value-type="float" office:value="3590.4" calcext:value-type="float">
            <text:p>3590,4</text:p>
          </table:table-cell>
          <table:table-cell table:style-name="ce397" table:formula="of:=[.N13]+[.K13]+[.H13]+[.E13]" office:value-type="float" office:value="5717" calcext:value-type="float">
            <text:p>5717</text:p>
          </table:table-cell>
          <table:table-cell table:style-name="ce398" table:formula="of:=[.P13]-[.O13]" office:value-type="float" office:value="2126.6" calcext:value-type="float">
            <text:p>2126,6</text:p>
          </table:table-cell>
          <table:table-cell office:value-type="float" office:value="2762" calcext:value-type="float">
            <text:p>2762</text:p>
          </table:table-cell>
          <table:table-cell table:number-columns-repeated="16366"/>
        </table:table-row>
        <table:table-row table:style-name="ro1">
          <table:covered-table-cell table:style-name="ce286"/>
          <table:table-cell table:style-name="ce287" office:value-type="string" calcext:value-type="string">
            <text:p>3-3</text:p>
          </table:table-cell>
          <table:table-cell table:style-name="ce288" office:value-type="float" office:value="0.7" calcext:value-type="float">
            <text:p>0,7</text:p>
          </table:table-cell>
          <table:table-cell table:style-name="ce288" table:formula="of:=[.C14]*[$Мног_колич_жителей.G13]" office:value-type="float" office:value="655.2" calcext:value-type="float">
            <text:p>655,2</text:p>
          </table:table-cell>
          <table:table-cell table:style-name="ce290" table:formula="of:=[.R14]-[.H14]" office:value-type="float" office:value="1351.74" calcext:value-type="float">
            <text:p>1352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F14]*[$Мног_колич_жителей.G13]" office:value-type="float" office:value="1872" calcext:value-type="float">
            <text:p>1872</text:p>
          </table:table-cell>
          <table:table-cell table:style-name="ce290" table:formula="of:=[.R14]*0.74" office:value-type="float" office:value="3847.26" calcext:value-type="float">
            <text:p>3847</text:p>
          </table:table-cell>
          <table:table-cell table:style-name="ce288" office:value-type="float" office:value="0.3" calcext:value-type="float">
            <text:p>0,3</text:p>
          </table:table-cell>
          <table:table-cell table:style-name="ce288" table:formula="of:=[.I14]*[$Мног_колич_жителей.G13]" office:value-type="float" office:value="280.8" calcext:value-type="float">
            <text:p>280,8</text:p>
          </table:table-cell>
          <table:table-cell table:style-name="ce288" office:value-type="float" office:value="311" calcext:value-type="float">
            <text:p>311</text:p>
          </table:table-cell>
          <table:table-cell table:style-name="ce288" office:value-type="float" office:value="1.4" calcext:value-type="float">
            <text:p>1,4</text:p>
          </table:table-cell>
          <table:table-cell table:style-name="ce288" table:formula="of:=[.L14]*[$Мног_колич_жителей.G13]" office:value-type="float" office:value="1310.4" calcext:value-type="float">
            <text:p>1310,4</text:p>
          </table:table-cell>
          <table:table-cell table:style-name="ce288" office:value-type="float" office:value="2191" calcext:value-type="float">
            <text:p>2191</text:p>
          </table:table-cell>
          <table:table-cell table:style-name="ce397" table:formula="of:=[.M14]+[.J14]+[.G14]+[.D14]" office:value-type="float" office:value="4118.4" calcext:value-type="float">
            <text:p>4118,4</text:p>
          </table:table-cell>
          <table:table-cell table:style-name="ce397" table:formula="of:=[.N14]+[.K14]+[.H14]+[.E14]" office:value-type="float" office:value="7701" calcext:value-type="float">
            <text:p>7701</text:p>
          </table:table-cell>
          <table:table-cell table:style-name="ce398" table:formula="of:=[.P14]-[.O14]" office:value-type="float" office:value="3582.6" calcext:value-type="float">
            <text:p>3582,6</text:p>
          </table:table-cell>
          <table:table-cell office:value-type="float" office:value="5199" calcext:value-type="float">
            <text:p>5199</text:p>
          </table:table-cell>
          <table:table-cell table:number-columns-repeated="16366"/>
        </table:table-row>
        <table:table-row table:style-name="ro1">
          <table:table-cell table:style-name="ce287" office:value-type="string" calcext:value-type="string">
            <text:p>ИТОГО</text:p>
          </table:table-cell>
          <table:table-cell table:style-name="ce287"/>
          <table:table-cell table:style-name="ce288" office:value-type="float" office:value="0.7" calcext:value-type="float">
            <text:p>0,7</text:p>
          </table:table-cell>
          <table:table-cell table:style-name="ce288" table:formula="of:=SUM([.D4:.D14])" office:value-type="float" office:value="6031.2" calcext:value-type="float">
            <text:p>6031,2</text:p>
          </table:table-cell>
          <table:table-cell table:style-name="ce290" table:formula="of:=SUM([.E4:.E14])" office:value-type="float" office:value="9229.22" calcext:value-type="float">
            <text:p>9229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SUM([.G4:.G14])" office:value-type="float" office:value="17232" calcext:value-type="float">
            <text:p>17232</text:p>
          </table:table-cell>
          <table:table-cell table:style-name="ce288" table:formula="of:=SUM([.H4:.H14])" office:value-type="float" office:value="26267.78" calcext:value-type="float">
            <text:p>26267,78</text:p>
          </table:table-cell>
          <table:table-cell table:style-name="ce288" office:value-type="float" office:value="0.3" calcext:value-type="float">
            <text:p>0,3</text:p>
          </table:table-cell>
          <table:table-cell table:style-name="ce288" table:formula="of:=SUM([.J4:.J14])" office:value-type="float" office:value="2584.8" calcext:value-type="float">
            <text:p>2584,8</text:p>
          </table:table-cell>
          <table:table-cell table:style-name="ce288" table:formula="of:=SUM([.K4:.K14])" office:value-type="float" office:value="4059" calcext:value-type="float">
            <text:p>4059</text:p>
          </table:table-cell>
          <table:table-cell table:style-name="ce288" office:value-type="float" office:value="1.4" calcext:value-type="float">
            <text:p>1,4</text:p>
          </table:table-cell>
          <table:table-cell table:style-name="ce288" table:formula="of:=SUM([.M4:.M14])" office:value-type="float" office:value="12062.4" calcext:value-type="float">
            <text:p>12062,4</text:p>
          </table:table-cell>
          <table:table-cell table:style-name="ce288" table:formula="of:=SUM([.N4:.N14])" office:value-type="float" office:value="21414" calcext:value-type="float">
            <text:p>21414</text:p>
          </table:table-cell>
          <table:table-cell table:style-name="ce397" table:formula="of:=[.M15]+[.J15]+[.G15]+[.D15]" office:value-type="float" office:value="37910.4" calcext:value-type="float">
            <text:p>37910,4</text:p>
          </table:table-cell>
          <table:table-cell table:style-name="ce397" table:formula="of:=[.N15]+[.K15]+[.H15]+[.E15]" office:value-type="float" office:value="60970" calcext:value-type="float">
            <text:p>60970</text:p>
          </table:table-cell>
          <table:table-cell table:style-name="ce398" table:formula="of:=[.P15]-[.O15]" office:value-type="float" office:value="23059.6" calcext:value-type="float">
            <text:p>23059,6</text:p>
          </table:table-cell>
          <table:table-cell table:number-columns-repeated="16367"/>
        </table:table-row>
        <table:table-row table:style-name="ro3" table:number-rows-repeated="104856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Малоэтажка_площади" table:style-name="ta19">
        <office:forms form:automatic-focus="false" form:apply-design-mode="false"/>
        <table:table-column table:style-name="co8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7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7" table:default-cell-style-name="Default"/>
        <table:table-column table:style-name="co47" table:default-cell-style-name="Default"/>
        <table:table-column table:style-name="co7" table:number-columns-repeated="16372" table:default-cell-style-name="Default"/>
        <table:table-row table:style-name="ro1">
          <table:table-cell table:style-name="ce282" office:value-type="string" calcext:value-type="string" table:number-columns-spanned="1" table:number-rows-spanned="2">
            <text:p>Номер_микрорайона</text:p>
          </table:table-cell>
          <table:table-cell table:style-name="ce282" office:value-type="string" calcext:value-type="string" table:number-columns-spanned="1" table:number-rows-spanned="2">
            <text:p>Номер_участка</text:p>
          </table:table-cell>
          <table:table-cell table:style-name="ce288" office:value-type="string" calcext:value-type="string" table:number-columns-spanned="4" table:number-rows-spanned="1">
            <text:p>Площадь квартир общая</text:p>
          </table:table-cell>
          <table:covered-table-cell table:number-columns-repeated="2" table:style-name="ce292"/>
          <table:covered-table-cell table:style-name="ce293"/>
          <table:table-cell table:style-name="ce291"/>
          <table:table-cell table:number-columns-repeated="16377"/>
        </table:table-row>
        <table:table-row table:style-name="ro1">
          <table:covered-table-cell table:number-columns-repeated="2" table:style-name="ce283"/>
          <table:table-cell table:style-name="ce291" office:value-type="string" calcext:value-type="string">
            <text:p>Тип_1 (3кв)</text:p>
          </table:table-cell>
          <table:table-cell table:style-name="ce291" office:value-type="string" calcext:value-type="string">
            <text:p>Тип_2(4кв)</text:p>
          </table:table-cell>
          <table:table-cell table:style-name="ce291" office:value-type="string" calcext:value-type="string">
            <text:p>У_Тип_1(3кв)</text:p>
          </table:table-cell>
          <table:table-cell table:style-name="ce291" office:value-type="string" calcext:value-type="string">
            <text:p>У_Тип2(4кв)</text:p>
          </table:table-cell>
          <table:table-cell table:style-name="ce291"/>
          <table:table-cell table:number-columns-repeated="16377"/>
        </table:table-row>
        <table:table-row table:style-name="ro1">
          <table:table-cell table:style-name="ce284" office:value-type="string" calcext:value-type="string" table:number-columns-spanned="1" table:number-rows-spanned="5">
            <text:p>1</text:p>
          </table:table-cell>
          <table:table-cell table:style-name="ce287" office:value-type="string" calcext:value-type="string">
            <text:p>1-1</text:p>
          </table:table-cell>
          <table:table-cell table:style-name="ce291" table:formula="of:=[$Мног_колич_блоков.C3]*осн._характ_ки_малоэт_кварт![.$C$10]" office:value-type="float" office:value="0" calcext:value-type="float">
            <text:p>0</text:p>
          </table:table-cell>
          <table:table-cell table:style-name="ce291" table:formula="of:=[$Мног_колич_блоков.D3]*осн._характ_ки_малоэт_кварт![.$D$10]" office:value-type="float" office:value="15104" calcext:value-type="float">
            <text:p>15104</text:p>
          </table:table-cell>
          <table:table-cell table:style-name="ce291" table:formula="of:=[$Мног_колич_блоков.E3]*осн._характ_ки_малоэт_кварт![.$E$10]" office:value-type="float" office:value="2030.4" calcext:value-type="float">
            <text:p>2030,4</text:p>
          </table:table-cell>
          <table:table-cell table:style-name="ce291" table:formula="of:=[$Мног_колич_блоков.F3]*осн._характ_ки_малоэт_кварт![.$F$10]" office:value-type="float" office:value="0" calcext:value-type="float">
            <text:p>0</text:p>
          </table:table-cell>
          <table:table-cell table:style-name="ce291" table:formula="of:=SUM([.C3:.F3])" office:value-type="float" office:value="17134.4" calcext:value-type="float">
            <text:p>17134,4</text:p>
          </table:table-cell>
          <table:table-cell table:formula="of:=[.G3]*3500" office:value-type="float" office:value="59970400" calcext:value-type="float">
            <text:p>59970400</text:p>
          </table:table-cell>
          <table:table-cell table:style-name="ce119" table:formula="of:=[.H3]/[$'земельный участок'.E3]*100" office:value-type="float" office:value="396760.833608998" calcext:value-type="float">
            <text:p>396761</text:p>
          </table:table-cell>
          <table:table-cell table:formula="of:=[.G3]*80000" office:value-type="float" office:value="1370752000" calcext:value-type="float">
            <text:p>1370752000</text:p>
          </table:table-cell>
          <table:table-cell/>
          <table:table-cell table:formula="of:=[.G3]*10000" office:value-type="float" office:value="171344000" calcext:value-type="float">
            <text:p>171344000</text:p>
          </table:table-cell>
          <table:table-cell table:number-columns-repeated="16372"/>
        </table:table-row>
        <table:table-row table:style-name="ro1">
          <table:covered-table-cell table:style-name="ce285"/>
          <table:table-cell table:style-name="ce287" office:value-type="string" calcext:value-type="string">
            <text:p>1-2</text:p>
          </table:table-cell>
          <table:table-cell table:style-name="ce291" table:formula="of:=[$Мног_колич_блоков.C4]*осн._характ_ки_малоэт_кварт![.$C$10]" office:value-type="float" office:value="0" calcext:value-type="float">
            <text:p>0</text:p>
          </table:table-cell>
          <table:table-cell table:style-name="ce291" table:formula="of:=[$Мног_колич_блоков.D4]*осн._характ_ки_малоэт_кварт![.$D$10]" office:value-type="float" office:value="16992" calcext:value-type="float">
            <text:p>16992</text:p>
          </table:table-cell>
          <table:table-cell table:style-name="ce291" table:formula="of:=[$Мног_колич_блоков.E4]*осн._характ_ки_малоэт_кварт![.$E$10]" office:value-type="float" office:value="2030.4" calcext:value-type="float">
            <text:p>2030,4</text:p>
          </table:table-cell>
          <table:table-cell table:style-name="ce291" table:formula="of:=[$Мног_колич_блоков.F4]*осн._характ_ки_малоэт_кварт![.$F$10]" office:value-type="float" office:value="0" calcext:value-type="float">
            <text:p>0</text:p>
          </table:table-cell>
          <table:table-cell table:style-name="ce291" table:formula="of:=SUM([.C4:.F4])" office:value-type="float" office:value="19022.4" calcext:value-type="float">
            <text:p>19022,4</text:p>
          </table:table-cell>
          <table:table-cell table:formula="of:=[.G4]*3500" office:value-type="float" office:value="66578400" calcext:value-type="float">
            <text:p>66578400</text:p>
          </table:table-cell>
          <table:table-cell table:style-name="ce119" table:formula="of:=[.H4]/[$'земельный участок'.E4]*100" office:value-type="float" office:value="350634.084685064" calcext:value-type="float">
            <text:p>350634</text:p>
          </table:table-cell>
          <table:table-cell table:formula="of:=[.G4]*80000" office:value-type="float" office:value="1521792000" calcext:value-type="float">
            <text:p>1521792000</text:p>
          </table:table-cell>
          <table:table-cell/>
          <table:table-cell table:formula="of:=[.G4]*10000" office:value-type="float" office:value="190224000" calcext:value-type="float">
            <text:p>190224000</text:p>
          </table:table-cell>
          <table:table-cell table:number-columns-repeated="16372"/>
        </table:table-row>
        <table:table-row table:style-name="ro1">
          <table:covered-table-cell table:style-name="ce285"/>
          <table:table-cell table:style-name="ce287" office:value-type="string" calcext:value-type="string">
            <text:p>1-3</text:p>
          </table:table-cell>
          <table:table-cell table:style-name="ce291" table:formula="of:=[$Мног_колич_блоков.C5]*осн._характ_ки_малоэт_кварт![.$C$10]" office:value-type="float" office:value="0" calcext:value-type="float">
            <text:p>0</text:p>
          </table:table-cell>
          <table:table-cell table:style-name="ce291" table:formula="of:=[$Мног_колич_блоков.D5]*осн._характ_ки_малоэт_кварт![.$D$10]" office:value-type="float" office:value="13216" calcext:value-type="float">
            <text:p>13216</text:p>
          </table:table-cell>
          <table:table-cell table:style-name="ce291" table:formula="of:=[$Мног_колич_блоков.E5]*осн._характ_ки_малоэт_кварт![.$E$10]" office:value-type="float" office:value="4060.8" calcext:value-type="float">
            <text:p>4060,8</text:p>
          </table:table-cell>
          <table:table-cell table:style-name="ce291" table:formula="of:=[$Мног_колич_блоков.F5]*осн._характ_ки_малоэт_кварт![.$F$10]" office:value-type="float" office:value="0" calcext:value-type="float">
            <text:p>0</text:p>
          </table:table-cell>
          <table:table-cell table:style-name="ce291" table:formula="of:=SUM([.C5:.F5])" office:value-type="float" office:value="17276.8" calcext:value-type="float">
            <text:p>17276,8</text:p>
          </table:table-cell>
          <table:table-cell table:formula="of:=[.G5]*3500" office:value-type="float" office:value="60468800" calcext:value-type="float">
            <text:p>60468800</text:p>
          </table:table-cell>
          <table:table-cell table:style-name="ce119" table:formula="of:=[.H5]/[$'земельный участок'.E5]*100" office:value-type="float" office:value="516871.527480981" calcext:value-type="float">
            <text:p>516872</text:p>
          </table:table-cell>
          <table:table-cell table:formula="of:=[.G5]*80000" office:value-type="float" office:value="1382144000" calcext:value-type="float">
            <text:p>1382144000</text:p>
          </table:table-cell>
          <table:table-cell/>
          <table:table-cell table:formula="of:=[.G5]*10000" office:value-type="float" office:value="172768000" calcext:value-type="float">
            <text:p>172768000</text:p>
          </table:table-cell>
          <table:table-cell table:number-columns-repeated="16372"/>
        </table:table-row>
        <table:table-row table:style-name="ro1">
          <table:covered-table-cell table:style-name="ce285"/>
          <table:table-cell table:style-name="ce287" office:value-type="string" calcext:value-type="string">
            <text:p>1-4</text:p>
          </table:table-cell>
          <table:table-cell table:style-name="ce291" table:formula="of:=[$Мног_колич_блоков.C6]*осн._характ_ки_малоэт_кварт![.$C$10]" office:value-type="float" office:value="0" calcext:value-type="float">
            <text:p>0</text:p>
          </table:table-cell>
          <table:table-cell table:style-name="ce291" table:formula="of:=[$Мног_колич_блоков.D6]*осн._характ_ки_малоэт_кварт![.$D$10]" office:value-type="float" office:value="9440" calcext:value-type="float">
            <text:p>9440</text:p>
          </table:table-cell>
          <table:table-cell table:style-name="ce291" table:formula="of:=[$Мног_колич_блоков.E6]*осн._характ_ки_малоэт_кварт![.$E$10]" office:value-type="float" office:value="2030.4" calcext:value-type="float">
            <text:p>2030,4</text:p>
          </table:table-cell>
          <table:table-cell table:style-name="ce291" table:formula="of:=[$Мног_колич_блоков.F6]*осн._характ_ки_малоэт_кварт![.$F$10]" office:value-type="float" office:value="0" calcext:value-type="float">
            <text:p>0</text:p>
          </table:table-cell>
          <table:table-cell table:style-name="ce291" table:formula="of:=SUM([.C6:.F6])" office:value-type="float" office:value="11470.4" calcext:value-type="float">
            <text:p>11470,4</text:p>
          </table:table-cell>
          <table:table-cell table:formula="of:=[.G6]*3500" office:value-type="float" office:value="40146400" calcext:value-type="float">
            <text:p>40146400</text:p>
          </table:table-cell>
          <table:table-cell table:style-name="ce119" table:formula="of:=[.H6]/[$'земельный участок'.E6]*100" office:value-type="float" office:value="432845.283018868" calcext:value-type="float">
            <text:p>432845</text:p>
          </table:table-cell>
          <table:table-cell table:formula="of:=[.G6]*80000" office:value-type="float" office:value="917632000" calcext:value-type="float">
            <text:p>917632000</text:p>
          </table:table-cell>
          <table:table-cell/>
          <table:table-cell table:formula="of:=[.G6]*10000" office:value-type="float" office:value="114704000" calcext:value-type="float">
            <text:p>114704000</text:p>
          </table:table-cell>
          <table:table-cell table:number-columns-repeated="16372"/>
        </table:table-row>
        <table:table-row table:style-name="ro1">
          <table:covered-table-cell table:style-name="ce286"/>
          <table:table-cell table:style-name="ce287" office:value-type="string" calcext:value-type="string">
            <text:p>1-5</text:p>
          </table:table-cell>
          <table:table-cell table:style-name="ce291" table:formula="of:=[$Мног_колич_блоков.C7]*осн._характ_ки_малоэт_кварт![.$C$10]" office:value-type="float" office:value="0" calcext:value-type="float">
            <text:p>0</text:p>
          </table:table-cell>
          <table:table-cell table:style-name="ce291" table:formula="of:=[$Мног_колич_блоков.D7]*осн._характ_ки_малоэт_кварт![.$D$10]" office:value-type="float" office:value="7552" calcext:value-type="float">
            <text:p>7552</text:p>
          </table:table-cell>
          <table:table-cell table:style-name="ce291" table:formula="of:=[$Мног_колич_блоков.E7]*осн._характ_ки_малоэт_кварт![.$E$10]" office:value-type="float" office:value="2030.4" calcext:value-type="float">
            <text:p>2030,4</text:p>
          </table:table-cell>
          <table:table-cell table:style-name="ce291" table:formula="of:=[$Мног_колич_блоков.F7]*осн._характ_ки_малоэт_кварт![.$F$10]" office:value-type="float" office:value="0" calcext:value-type="float">
            <text:p>0</text:p>
          </table:table-cell>
          <table:table-cell table:style-name="ce291" table:formula="of:=SUM([.C7:.F7])" office:value-type="float" office:value="9582.4" calcext:value-type="float">
            <text:p>9582,4</text:p>
          </table:table-cell>
          <table:table-cell table:formula="of:=[.G7]*3500" office:value-type="float" office:value="33538400" calcext:value-type="float">
            <text:p>33538400</text:p>
          </table:table-cell>
          <table:table-cell table:style-name="ce119" table:formula="of:=[.H7]/[$'земельный участок'.E7]*100" office:value-type="float" office:value="399124.122337261" calcext:value-type="float">
            <text:p>399124</text:p>
          </table:table-cell>
          <table:table-cell table:formula="of:=[.G7]*80000" office:value-type="float" office:value="766592000" calcext:value-type="float">
            <text:p>766592000</text:p>
          </table:table-cell>
          <table:table-cell/>
          <table:table-cell table:formula="of:=[.G7]*10000" office:value-type="float" office:value="95824000" calcext:value-type="float">
            <text:p>95824000</text:p>
          </table:table-cell>
          <table:table-cell/>
          <table:table-cell table:formula="of:=SUM([.G3:.G7])" office:value-type="float" office:value="74486.4" calcext:value-type="float">
            <text:p>74486,4</text:p>
          </table:table-cell>
          <table:table-cell table:number-columns-repeated="16370"/>
        </table:table-row>
        <table:table-row table:style-name="ro1">
          <table:table-cell table:style-name="ce284" office:value-type="string" calcext:value-type="string" table:number-columns-spanned="1" table:number-rows-spanned="3">
            <text:p>2</text:p>
          </table:table-cell>
          <table:table-cell table:style-name="ce287" office:value-type="string" calcext:value-type="string">
            <text:p>2-1</text:p>
          </table:table-cell>
          <table:table-cell table:style-name="ce291" table:formula="of:=[$Мног_колич_блоков.C8]*осн._характ_ки_малоэт_кварт![.$C$10]" office:value-type="float" office:value="0" calcext:value-type="float">
            <text:p>0</text:p>
          </table:table-cell>
          <table:table-cell table:style-name="ce291" table:formula="of:=[$Мног_колич_блоков.D8]*осн._характ_ки_малоэт_кварт![.$D$10]" office:value-type="float" office:value="13216" calcext:value-type="float">
            <text:p>13216</text:p>
          </table:table-cell>
          <table:table-cell table:style-name="ce291" table:formula="of:=[$Мног_колич_блоков.E8]*осн._характ_ки_малоэт_кварт![.$E$10]" office:value-type="float" office:value="4060.8" calcext:value-type="float">
            <text:p>4060,8</text:p>
          </table:table-cell>
          <table:table-cell table:style-name="ce291" table:formula="of:=[$Мног_колич_блоков.F8]*осн._характ_ки_малоэт_кварт![.$F$10]" office:value-type="float" office:value="0" calcext:value-type="float">
            <text:p>0</text:p>
          </table:table-cell>
          <table:table-cell table:style-name="ce291" table:formula="of:=SUM([.C8:.F8])" office:value-type="float" office:value="17276.8" calcext:value-type="float">
            <text:p>17276,8</text:p>
          </table:table-cell>
          <table:table-cell table:formula="of:=[.G8]*3500" office:value-type="float" office:value="60468800" calcext:value-type="float">
            <text:p>60468800</text:p>
          </table:table-cell>
          <table:table-cell table:style-name="ce119" table:formula="of:=[.H8]/[$'земельный участок'.E8]*100" office:value-type="float" office:value="423065.836423424" calcext:value-type="float">
            <text:p>423066</text:p>
          </table:table-cell>
          <table:table-cell table:formula="of:=[.G8]*80000" office:value-type="float" office:value="1382144000" calcext:value-type="float">
            <text:p>1382144000</text:p>
          </table:table-cell>
          <table:table-cell/>
          <table:table-cell table:formula="of:=[.G8]*10000" office:value-type="float" office:value="172768000" calcext:value-type="float">
            <text:p>172768000</text:p>
          </table:table-cell>
          <table:table-cell table:number-columns-repeated="16372"/>
        </table:table-row>
        <table:table-row table:style-name="ro1">
          <table:covered-table-cell table:style-name="ce285"/>
          <table:table-cell table:style-name="ce287" office:value-type="string" calcext:value-type="string">
            <text:p>2-2</text:p>
          </table:table-cell>
          <table:table-cell table:style-name="ce291" table:formula="of:=[$Мног_колич_блоков.C9]*осн._характ_ки_малоэт_кварт![.$C$10]" office:value-type="float" office:value="0" calcext:value-type="float">
            <text:p>0</text:p>
          </table:table-cell>
          <table:table-cell table:style-name="ce291" table:formula="of:=[$Мног_колич_блоков.D9]*осн._характ_ки_малоэт_кварт![.$D$10]" office:value-type="float" office:value="13216" calcext:value-type="float">
            <text:p>13216</text:p>
          </table:table-cell>
          <table:table-cell table:style-name="ce291" table:formula="of:=[$Мног_колич_блоков.E9]*осн._характ_ки_малоэт_кварт![.$E$10]" office:value-type="float" office:value="4060.8" calcext:value-type="float">
            <text:p>4060,8</text:p>
          </table:table-cell>
          <table:table-cell table:style-name="ce291" table:formula="of:=[$Мног_колич_блоков.F9]*осн._характ_ки_малоэт_кварт![.$F$10]" office:value-type="float" office:value="0" calcext:value-type="float">
            <text:p>0</text:p>
          </table:table-cell>
          <table:table-cell table:style-name="ce291" table:formula="of:=SUM([.C9:.F9])" office:value-type="float" office:value="17276.8" calcext:value-type="float">
            <text:p>17276,8</text:p>
          </table:table-cell>
          <table:table-cell table:formula="of:=[.G9]*3500" office:value-type="float" office:value="60468800" calcext:value-type="float">
            <text:p>60468800</text:p>
          </table:table-cell>
          <table:table-cell table:style-name="ce119" table:formula="of:=[.H9]/[$'земельный участок'.E9]*100" office:value-type="float" office:value="423065.836423424" calcext:value-type="float">
            <text:p>423066</text:p>
          </table:table-cell>
          <table:table-cell table:formula="of:=[.G9]*80000" office:value-type="float" office:value="1382144000" calcext:value-type="float">
            <text:p>1382144000</text:p>
          </table:table-cell>
          <table:table-cell/>
          <table:table-cell table:formula="of:=[.G9]*10000" office:value-type="float" office:value="172768000" calcext:value-type="float">
            <text:p>172768000</text:p>
          </table:table-cell>
          <table:table-cell table:number-columns-repeated="16372"/>
        </table:table-row>
        <table:table-row table:style-name="ro1">
          <table:covered-table-cell table:style-name="ce286"/>
          <table:table-cell table:style-name="ce287" office:value-type="string" calcext:value-type="string">
            <text:p>2-3</text:p>
          </table:table-cell>
          <table:table-cell table:style-name="ce291" table:formula="of:=[$Мног_колич_блоков.C10]*осн._характ_ки_малоэт_кварт![.$C$10]" office:value-type="float" office:value="0" calcext:value-type="float">
            <text:p>0</text:p>
          </table:table-cell>
          <table:table-cell table:style-name="ce291" table:formula="of:=[$Мног_колич_блоков.D10]*осн._характ_ки_малоэт_кварт![.$D$10]" office:value-type="float" office:value="13216" calcext:value-type="float">
            <text:p>13216</text:p>
          </table:table-cell>
          <table:table-cell table:style-name="ce291" table:formula="of:=[$Мног_колич_блоков.E10]*осн._характ_ки_малоэт_кварт![.$E$10]" office:value-type="float" office:value="4060.8" calcext:value-type="float">
            <text:p>4060,8</text:p>
          </table:table-cell>
          <table:table-cell table:style-name="ce291" table:formula="of:=[$Мног_колич_блоков.F10]*осн._характ_ки_малоэт_кварт![.$F$10]" office:value-type="float" office:value="0" calcext:value-type="float">
            <text:p>0</text:p>
          </table:table-cell>
          <table:table-cell table:style-name="ce291" table:formula="of:=SUM([.C10:.F10])" office:value-type="float" office:value="17276.8" calcext:value-type="float">
            <text:p>17276,8</text:p>
          </table:table-cell>
          <table:table-cell table:formula="of:=[.G10]*3500" office:value-type="float" office:value="60468800" calcext:value-type="float">
            <text:p>60468800</text:p>
          </table:table-cell>
          <table:table-cell table:style-name="ce119" table:formula="of:=[.H10]/[$'земельный участок'.E10]*100" office:value-type="float" office:value="519000.944124968" calcext:value-type="float">
            <text:p>519001</text:p>
          </table:table-cell>
          <table:table-cell table:formula="of:=[.G10]*80000" office:value-type="float" office:value="1382144000" calcext:value-type="float">
            <text:p>1382144000</text:p>
          </table:table-cell>
          <table:table-cell/>
          <table:table-cell table:formula="of:=[.G10]*10000" office:value-type="float" office:value="172768000" calcext:value-type="float">
            <text:p>172768000</text:p>
          </table:table-cell>
          <table:table-cell/>
          <table:table-cell table:formula="of:=SUM([.G8:.G10])" office:value-type="float" office:value="51830.4" calcext:value-type="float">
            <text:p>51830,4</text:p>
          </table:table-cell>
          <table:table-cell table:number-columns-repeated="16370"/>
        </table:table-row>
        <table:table-row table:style-name="ro1">
          <table:table-cell table:style-name="ce284" office:value-type="string" calcext:value-type="string" table:number-columns-spanned="1" table:number-rows-spanned="3">
            <text:p>3</text:p>
          </table:table-cell>
          <table:table-cell table:style-name="ce287" office:value-type="string" calcext:value-type="string">
            <text:p>3-1</text:p>
          </table:table-cell>
          <table:table-cell table:style-name="ce291" table:formula="of:=[$Мног_колич_блоков.C11]*осн._характ_ки_малоэт_кварт![.$C$10]" office:value-type="float" office:value="0" calcext:value-type="float">
            <text:p>0</text:p>
          </table:table-cell>
          <table:table-cell table:style-name="ce291" table:formula="of:=[$Мног_колич_блоков.D11]*осн._характ_ки_малоэт_кварт![.$D$10]" office:value-type="float" office:value="13216" calcext:value-type="float">
            <text:p>13216</text:p>
          </table:table-cell>
          <table:table-cell table:style-name="ce291" table:formula="of:=[$Мног_колич_блоков.E11]*осн._характ_ки_малоэт_кварт![.$E$10]" office:value-type="float" office:value="4060.8" calcext:value-type="float">
            <text:p>4060,8</text:p>
          </table:table-cell>
          <table:table-cell table:style-name="ce291" table:formula="of:=[$Мног_колич_блоков.F11]*осн._характ_ки_малоэт_кварт![.$F$10]" office:value-type="float" office:value="0" calcext:value-type="float">
            <text:p>0</text:p>
          </table:table-cell>
          <table:table-cell table:style-name="ce291" table:formula="of:=SUM([.C11:.F11])" office:value-type="float" office:value="17276.8" calcext:value-type="float">
            <text:p>17276,8</text:p>
          </table:table-cell>
          <table:table-cell table:formula="of:=[.G11]*3500" office:value-type="float" office:value="60468800" calcext:value-type="float">
            <text:p>60468800</text:p>
          </table:table-cell>
          <table:table-cell table:style-name="ce119" table:formula="of:=[.H11]/[$'земельный участок'.E11]*100" office:value-type="float" office:value="435716.962098285" calcext:value-type="float">
            <text:p>435717</text:p>
          </table:table-cell>
          <table:table-cell table:formula="of:=[.G11]*80000" office:value-type="float" office:value="1382144000" calcext:value-type="float">
            <text:p>1382144000</text:p>
          </table:table-cell>
          <table:table-cell/>
          <table:table-cell table:formula="of:=[.G11]*10000" office:value-type="float" office:value="172768000" calcext:value-type="float">
            <text:p>172768000</text:p>
          </table:table-cell>
          <table:table-cell table:number-columns-repeated="16372"/>
        </table:table-row>
        <table:table-row table:style-name="ro1">
          <table:covered-table-cell table:style-name="ce285"/>
          <table:table-cell table:style-name="ce287" office:value-type="string" calcext:value-type="string">
            <text:p>3-2</text:p>
          </table:table-cell>
          <table:table-cell table:style-name="ce291" table:formula="of:=[$Мног_колич_блоков.C12]*осн._характ_ки_малоэт_кварт![.$C$10]" office:value-type="float" office:value="0" calcext:value-type="float">
            <text:p>0</text:p>
          </table:table-cell>
          <table:table-cell table:style-name="ce291" table:formula="of:=[$Мног_колич_блоков.D12]*осн._характ_ки_малоэт_кварт![.$D$10]" office:value-type="float" office:value="13216" calcext:value-type="float">
            <text:p>13216</text:p>
          </table:table-cell>
          <table:table-cell table:style-name="ce291" table:formula="of:=[$Мног_колич_блоков.E12]*осн._характ_ки_малоэт_кварт![.$E$10]" office:value-type="float" office:value="4060.8" calcext:value-type="float">
            <text:p>4060,8</text:p>
          </table:table-cell>
          <table:table-cell table:style-name="ce291" table:formula="of:=[$Мног_колич_блоков.F12]*осн._характ_ки_малоэт_кварт![.$F$10]" office:value-type="float" office:value="0" calcext:value-type="float">
            <text:p>0</text:p>
          </table:table-cell>
          <table:table-cell table:style-name="ce291" table:formula="of:=SUM([.C12:.F12])" office:value-type="float" office:value="17276.8" calcext:value-type="float">
            <text:p>17276,8</text:p>
          </table:table-cell>
          <table:table-cell table:formula="of:=[.G12]*3500" office:value-type="float" office:value="60468800" calcext:value-type="float">
            <text:p>60468800</text:p>
          </table:table-cell>
          <table:table-cell table:style-name="ce119" table:formula="of:=[.H12]/[$'земельный участок'.E12]*100" office:value-type="float" office:value="436850.166160959" calcext:value-type="float">
            <text:p>436850</text:p>
          </table:table-cell>
          <table:table-cell table:formula="of:=[.G12]*80000" office:value-type="float" office:value="1382144000" calcext:value-type="float">
            <text:p>1382144000</text:p>
          </table:table-cell>
          <table:table-cell/>
          <table:table-cell table:formula="of:=[.G12]*10000" office:value-type="float" office:value="172768000" calcext:value-type="float">
            <text:p>172768000</text:p>
          </table:table-cell>
          <table:table-cell table:number-columns-repeated="16372"/>
        </table:table-row>
        <table:table-row table:style-name="ro1">
          <table:covered-table-cell table:style-name="ce286"/>
          <table:table-cell table:style-name="ce287" office:value-type="string" calcext:value-type="string">
            <text:p>3-3</text:p>
          </table:table-cell>
          <table:table-cell table:style-name="ce291" table:formula="of:=[$Мног_колич_блоков.C13]*осн._характ_ки_малоэт_кварт![.$C$10]" office:value-type="float" office:value="0" calcext:value-type="float">
            <text:p>0</text:p>
          </table:table-cell>
          <table:table-cell table:style-name="ce291" table:formula="of:=[$Мног_колич_блоков.D13]*осн._характ_ки_малоэт_кварт![.$D$10]" office:value-type="float" office:value="16992" calcext:value-type="float">
            <text:p>16992</text:p>
          </table:table-cell>
          <table:table-cell table:style-name="ce291" table:formula="of:=[$Мног_колич_блоков.E13]*осн._характ_ки_малоэт_кварт![.$E$10]" office:value-type="float" office:value="2030.4" calcext:value-type="float">
            <text:p>2030,4</text:p>
          </table:table-cell>
          <table:table-cell table:style-name="ce291" table:formula="of:=[$Мног_колич_блоков.F13]*осн._характ_ки_малоэт_кварт![.$F$10]" office:value-type="float" office:value="0" calcext:value-type="float">
            <text:p>0</text:p>
          </table:table-cell>
          <table:table-cell table:style-name="ce291" table:formula="of:=SUM([.C13:.F13])" office:value-type="float" office:value="19022.4" calcext:value-type="float">
            <text:p>19022,4</text:p>
          </table:table-cell>
          <table:table-cell table:formula="of:=[.G13]*3500" office:value-type="float" office:value="66578400" calcext:value-type="float">
            <text:p>66578400</text:p>
          </table:table-cell>
          <table:table-cell table:style-name="ce119" table:formula="of:=[.H13]/[$'земельный участок'.E13]*100" office:value-type="float" office:value="319030.140399636" calcext:value-type="float">
            <text:p>319030</text:p>
          </table:table-cell>
          <table:table-cell table:formula="of:=[.G13]*80000" office:value-type="float" office:value="1521792000" calcext:value-type="float">
            <text:p>1521792000</text:p>
          </table:table-cell>
          <table:table-cell/>
          <table:table-cell table:formula="of:=[.G13]*10000" office:value-type="float" office:value="190224000" calcext:value-type="float">
            <text:p>190224000</text:p>
          </table:table-cell>
          <table:table-cell/>
          <table:table-cell table:formula="of:=SUM([.G11:.G13])" office:value-type="float" office:value="53576" calcext:value-type="float">
            <text:p>53576</text:p>
          </table:table-cell>
          <table:table-cell table:number-columns-repeated="16370"/>
        </table:table-row>
        <table:table-row table:style-name="ro1">
          <table:table-cell table:style-name="ce399" office:value-type="string" calcext:value-type="string">
            <text:p>ИТОГО</text:p>
          </table:table-cell>
          <table:table-cell table:style-name="ce400" table:formula="of:=COUNTA([.B3:.B13])" office:value-type="float" office:value="11" calcext:value-type="float">
            <text:p>11</text:p>
          </table:table-cell>
          <table:table-cell table:style-name="ce372" table:formula="of:=[$Мног_колич_блоков.C14]*осн._характ_ки_малоэт_кварт![.$C$10]" office:value-type="float" office:value="0" calcext:value-type="float">
            <text:p>0</text:p>
          </table:table-cell>
          <table:table-cell table:style-name="ce372" table:formula="of:=[$Мног_колич_блоков.D14]*осн._характ_ки_малоэт_кварт![.$D$10]" office:value-type="float" office:value="145376" calcext:value-type="float">
            <text:p>145376</text:p>
          </table:table-cell>
          <table:table-cell table:style-name="ce372" table:formula="of:=[$Мног_колич_блоков.E14]*осн._характ_ки_малоэт_кварт![.$E$10]" office:value-type="float" office:value="34516.8" calcext:value-type="float">
            <text:p>34516,8</text:p>
          </table:table-cell>
          <table:table-cell table:style-name="ce372" table:formula="of:=[$Мног_колич_блоков.F14]*осн._характ_ки_малоэт_кварт![.$F$10]" office:value-type="float" office:value="0" calcext:value-type="float">
            <text:p>0</text:p>
          </table:table-cell>
          <table:table-cell table:style-name="ce372" table:formula="of:=SUM([.C14:.F14])" office:value-type="float" office:value="179892.8" calcext:value-type="float">
            <text:p>179892,8</text:p>
          </table:table-cell>
          <table:table-cell table:formula="of:=[.G14]*3500" office:value-type="float" office:value="629624800" calcext:value-type="float">
            <text:p>629624800</text:p>
          </table:table-cell>
          <table:table-cell table:style-name="ce119" table:formula="of:=[.H14]/[$'земельный участок'.E14]*100" office:value-type="float" office:value="413394.613475503" calcext:value-type="float">
            <text:p>413395</text:p>
          </table:table-cell>
          <table:table-cell table:style-name="ce120" table:formula="of:=SUM([.J3:.J13])" office:value-type="currency" office:currency="RUB" office:value="14391424000" calcext:value-type="currency">
            <text:p><text:s/>14 391 424 000,00 ₽ </text:p>
          </table:table-cell>
          <table:table-cell/>
          <table:table-cell table:style-name="ce120" table:formula="of:=SUM([.L3:.L13])" office:value-type="currency" office:currency="RUB" office:value="1798928000" calcext:value-type="currency">
            <text:p><text:s/>1 798 928 000,00 ₽ </text:p>
          </table:table-cell>
          <table:table-cell table:number-columns-repeated="16372"/>
        </table:table-row>
        <table:table-row table:style-name="ro3" table:number-rows-repeated="104856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Осн._характ_ки_малоэт_кварт" table:style-name="ta14">
        <table:table-column table:style-name="co39" table:number-columns-repeated="2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7" table:number-columns-repeated="16378" table:default-cell-style-name="Default"/>
        <table:table-row table:style-name="ro1">
          <table:table-cell table:style-name="ce282" office:value-type="string" calcext:value-type="string" table:number-columns-spanned="1" table:number-rows-spanned="2">
            <text:p>Основные характеристики</text:p>
          </table:table-cell>
          <table:table-cell table:style-name="ce395" office:value-type="string" calcext:value-type="string" table:number-columns-spanned="1" table:number-rows-spanned="2">
            <text:p>Единица</text:p>
            <text:p>измерения</text:p>
          </table:table-cell>
          <table:table-cell table:style-name="ce288" office:value-type="string" calcext:value-type="string" table:number-columns-spanned="4" table:number-rows-spanned="1">
            <text:p>Типы</text:p>
          </table:table-cell>
          <table:covered-table-cell table:number-columns-repeated="2" table:style-name="ce292"/>
          <table:covered-table-cell table:style-name="ce293"/>
          <table:table-cell table:number-columns-repeated="16378"/>
        </table:table-row>
        <table:table-row table:style-name="ro1">
          <table:covered-table-cell table:style-name="ce283"/>
          <table:covered-table-cell table:style-name="ce396"/>
          <table:table-cell table:style-name="ce291" office:value-type="string" calcext:value-type="string">
            <text:p>Тип_1 (3кв)</text:p>
          </table:table-cell>
          <table:table-cell table:style-name="ce291" office:value-type="string" calcext:value-type="string">
            <text:p>Тип_2(4кв)</text:p>
          </table:table-cell>
          <table:table-cell table:style-name="ce291" office:value-type="string" calcext:value-type="string">
            <text:p>У_Тип_1(3кв)</text:p>
          </table:table-cell>
          <table:table-cell table:style-name="ce291" office:value-type="string" calcext:value-type="string">
            <text:p>У_Тип2(4кв)</text:p>
          </table:table-cell>
          <table:table-cell table:number-columns-repeated="16378"/>
        </table:table-row>
        <table:table-row table:style-name="ro1">
          <table:table-cell table:style-name="ce291" office:value-type="string" calcext:value-type="string">
            <text:p>Количество этажей</text:p>
          </table:table-cell>
          <table:table-cell table:style-name="ce288" office:value-type="string" calcext:value-type="string">
            <text:p>шт.</text:p>
          </table:table-cell>
          <table:table-cell table:number-columns-repeated="4" table:style-name="ce291"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table:style-name="ce291" office:value-type="string" calcext:value-type="string">
            <text:p>Количество 1к_квартир_этаж</text:p>
          </table:table-cell>
          <table:table-cell table:style-name="ce288" office:value-type="string" calcext:value-type="string">
            <text:p>шт.</text:p>
          </table:table-cell>
          <table:table-cell table:number-columns-repeated="2" table:style-name="ce291" office:value-type="float" office:value="1" calcext:value-type="float">
            <text:p>1</text:p>
          </table:table-cell>
          <table:table-cell table:style-name="ce291" office:value-type="float" office:value="0" calcext:value-type="float">
            <text:p>0</text:p>
          </table:table-cell>
          <table:table-cell table:style-name="ce291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ce291" office:value-type="string" calcext:value-type="string">
            <text:p>Количество 2к_квартир_этаж</text:p>
          </table:table-cell>
          <table:table-cell table:style-name="ce288" office:value-type="string" calcext:value-type="string">
            <text:p>шт.</text:p>
          </table:table-cell>
          <table:table-cell table:style-name="ce291" office:value-type="float" office:value="1" calcext:value-type="float">
            <text:p>1</text:p>
          </table:table-cell>
          <table:table-cell table:style-name="ce291" office:value-type="float" office:value="2" calcext:value-type="float">
            <text:p>2</text:p>
          </table:table-cell>
          <table:table-cell table:number-columns-repeated="2" table:style-name="ce291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 table:style-name="ce291" office:value-type="string" calcext:value-type="string">
            <text:p>Количество 3к_квартир_этаж</text:p>
          </table:table-cell>
          <table:table-cell table:style-name="ce288" office:value-type="string" calcext:value-type="string">
            <text:p>шт.</text:p>
          </table:table-cell>
          <table:table-cell table:number-columns-repeated="2" table:style-name="ce291" office:value-type="float" office:value="1" calcext:value-type="float">
            <text:p>1</text:p>
          </table:table-cell>
          <table:table-cell table:number-columns-repeated="2" table:style-name="ce291" office:value-type="float" office:value="2" calcext:value-type="float">
            <text:p>2</text:p>
          </table:table-cell>
          <table:table-cell table:number-columns-repeated="16378"/>
        </table:table-row>
        <table:table-row table:style-name="ro1">
          <table:table-cell table:style-name="ce291" office:value-type="string" calcext:value-type="string">
            <text:p>Всего_квартир_этаж</text:p>
          </table:table-cell>
          <table:table-cell table:style-name="ce288" office:value-type="string" calcext:value-type="string">
            <text:p>шт.</text:p>
          </table:table-cell>
          <table:table-cell table:style-name="ce291" table:formula="of:=SUM([.C4:.C6])" office:value-type="float" office:value="3" calcext:value-type="float">
            <text:p>3</text:p>
          </table:table-cell>
          <table:table-cell table:style-name="ce291" table:formula="of:=SUM([.D4:.D6])" office:value-type="float" office:value="4" calcext:value-type="float">
            <text:p>4</text:p>
          </table:table-cell>
          <table:table-cell table:style-name="ce291" table:formula="of:=SUM([.E4:.E6])" office:value-type="float" office:value="3" calcext:value-type="float">
            <text:p>3</text:p>
          </table:table-cell>
          <table:table-cell table:style-name="ce291" table:formula="of:=SUM([.F4:.F6])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ce291" office:value-type="string" calcext:value-type="string">
            <text:p>Всего_квартир_секция</text:p>
          </table:table-cell>
          <table:table-cell table:style-name="ce288" office:value-type="string" calcext:value-type="string">
            <text:p>шт.</text:p>
          </table:table-cell>
          <table:table-cell table:style-name="ce291" table:formula="of:=[.C7]*[.C3]" office:value-type="float" office:value="24" calcext:value-type="float">
            <text:p>24</text:p>
          </table:table-cell>
          <table:table-cell table:style-name="ce291" table:formula="of:=[.D7]*[.D3]" office:value-type="float" office:value="32" calcext:value-type="float">
            <text:p>32</text:p>
          </table:table-cell>
          <table:table-cell table:style-name="ce291" table:formula="of:=[.E7]*[.E3]" office:value-type="float" office:value="24" calcext:value-type="float">
            <text:p>24</text:p>
          </table:table-cell>
          <table:table-cell table:style-name="ce291" table:formula="of:=[.F7]*[.F3]" office:value-type="float" office:value="32" calcext:value-type="float">
            <text:p>32</text:p>
          </table:table-cell>
          <table:table-cell table:number-columns-repeated="16378"/>
        </table:table-row>
        <table:table-row table:style-name="ro1">
          <table:table-cell table:style-name="ce291" office:value-type="string" calcext:value-type="string">
            <text:p>Площадь_квартир_этаж</text:p>
          </table:table-cell>
          <table:table-cell table:style-name="ce288" office:value-type="string" calcext:value-type="string">
            <text:p>кв. м.</text:p>
          </table:table-cell>
          <table:table-cell table:style-name="ce291" table:formula="of:=[$'1тип(3кв)'.C5]" office:value-type="float" office:value="177.5" calcext:value-type="float">
            <text:p>177,5</text:p>
          </table:table-cell>
          <table:table-cell table:style-name="ce291" table:formula="of:=[$'2тип(4кв)'.C6]" office:value-type="float" office:value="236" calcext:value-type="float">
            <text:p>236</text:p>
          </table:table-cell>
          <table:table-cell table:style-name="ce291" table:formula="of:=[$'У_1тип(3кв)'.C5]" office:value-type="float" office:value="253.8" calcext:value-type="float">
            <text:p>253,8</text:p>
          </table:table-cell>
          <table:table-cell table:style-name="ce291" table:formula="of:=[$'У_2тип(4кв)'.C6]" office:value-type="float" office:value="283.7" calcext:value-type="float">
            <text:p>283,7</text:p>
          </table:table-cell>
          <table:table-cell table:number-columns-repeated="16378"/>
        </table:table-row>
        <table:table-row table:style-name="ro1">
          <table:table-cell table:style-name="ce291" office:value-type="string" calcext:value-type="string">
            <text:p>Площадь_квартир_секция</text:p>
          </table:table-cell>
          <table:table-cell table:style-name="ce288" office:value-type="string" calcext:value-type="string">
            <text:p>кв. м.</text:p>
          </table:table-cell>
          <table:table-cell table:style-name="ce291" table:formula="of:=[.C9]*[.C3]" office:value-type="float" office:value="1420" calcext:value-type="float">
            <text:p>1420</text:p>
          </table:table-cell>
          <table:table-cell table:style-name="ce291" table:formula="of:=[.D9]*[.D3]" office:value-type="float" office:value="1888" calcext:value-type="float">
            <text:p>1888</text:p>
          </table:table-cell>
          <table:table-cell table:style-name="ce291" table:formula="of:=[.E9]*[.E3]" office:value-type="float" office:value="2030.4" calcext:value-type="float">
            <text:p>2030,4</text:p>
          </table:table-cell>
          <table:table-cell table:style-name="ce291" table:formula="of:=[.F9]*[.F3]" office:value-type="float" office:value="2269.6" calcext:value-type="float">
            <text:p>2269,6</text:p>
          </table:table-cell>
          <table:table-cell table:number-columns-repeated="16378"/>
        </table:table-row>
        <table:table-row table:style-name="ro3" table:number-rows-repeated="1048565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1тип(3кв)" table:style-name="ta15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7" table:number-columns-repeated="16381" table:default-cell-style-name="Default"/>
        <table:table-row table:style-name="ro1">
          <table:table-cell table:style-name="ce291" office:value-type="string" calcext:value-type="string">
            <text:p>Тип квартиры</text:p>
          </table:table-cell>
          <table:table-cell table:style-name="ce291" office:value-type="string" calcext:value-type="string">
            <text:p>ед. изм</text:p>
          </table:table-cell>
          <table:table-cell table:style-name="ce291" office:value-type="string" calcext:value-type="string">
            <text:p>Площадь</text:p>
          </table:table-cell>
          <table:table-cell table:number-columns-repeated="16381"/>
        </table:table-row>
        <table:table-row table:style-name="ro1">
          <table:table-cell table:style-name="ce291" office:value-type="string" calcext:value-type="string">
            <text:p>1 комнатная</text:p>
          </table:table-cell>
          <table:table-cell table:style-name="ce291" office:value-type="string" calcext:value-type="string">
            <text:p>кв. м.</text:p>
          </table:table-cell>
          <table:table-cell table:style-name="ce291" office:value-type="float" office:value="34.9" calcext:value-type="float">
            <text:p>34,9</text:p>
          </table:table-cell>
          <table:table-cell table:number-columns-repeated="16381"/>
        </table:table-row>
        <table:table-row table:style-name="ro1">
          <table:table-cell table:style-name="ce291" office:value-type="string" calcext:value-type="string">
            <text:p>2 комнатная</text:p>
          </table:table-cell>
          <table:table-cell table:style-name="ce291" office:value-type="string" calcext:value-type="string">
            <text:p>кв. м.</text:p>
          </table:table-cell>
          <table:table-cell table:style-name="ce291" office:value-type="float" office:value="58.3" calcext:value-type="float">
            <text:p>58,3</text:p>
          </table:table-cell>
          <table:table-cell table:number-columns-repeated="16381"/>
        </table:table-row>
        <table:table-row table:style-name="ro1">
          <table:table-cell table:style-name="ce291" office:value-type="string" calcext:value-type="string">
            <text:p>3 комнатная</text:p>
          </table:table-cell>
          <table:table-cell table:style-name="ce291" office:value-type="string" calcext:value-type="string">
            <text:p>кв. м.</text:p>
          </table:table-cell>
          <table:table-cell table:style-name="ce291" office:value-type="float" office:value="84.3" calcext:value-type="float">
            <text:p>84,3</text:p>
          </table:table-cell>
          <table:table-cell table:number-columns-repeated="16381"/>
        </table:table-row>
        <table:table-row table:style-name="ro1">
          <table:table-cell table:style-name="ce372" office:value-type="string" calcext:value-type="string">
            <text:p>ИТОГО</text:p>
          </table:table-cell>
          <table:table-cell table:style-name="ce372" office:value-type="string" calcext:value-type="string">
            <text:p>кв. м.</text:p>
          </table:table-cell>
          <table:table-cell table:style-name="ce372" table:formula="of:=SUM([.C2:.C4])" office:value-type="float" office:value="177.5" calcext:value-type="float">
            <text:p>177,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403" office:value-type="string" calcext:value-type="string" table:number-columns-spanned="6" table:number-rows-spanned="1">
            <text:p>Тип_1(3 кв) концевой</text:p>
          </table:table-cell>
          <table:covered-table-cell table:number-columns-repeated="4" table:style-name="ce412"/>
          <table:covered-table-cell table:style-name="ce418"/>
          <table:table-cell table:number-columns-repeated="16378"/>
        </table:table-row>
        <table:table-row table:style-name="ro1">
          <table:table-cell table:style-name="ce404" office:value-type="string" calcext:value-type="string">
            <text:p>окна</text:p>
          </table:table-cell>
          <table:table-cell table:style-name="ce413" table:number-columns-repeated="4"/>
          <table:table-cell table:style-name="ce419"/>
          <table:table-cell table:number-columns-repeated="16378"/>
        </table:table-row>
        <table:table-row table:style-name="ro1">
          <table:table-cell table:style-name="ce405" office:value-type="string" calcext:value-type="string">
            <text:p>Тип окна</text:p>
          </table:table-cell>
          <table:table-cell table:style-name="ce291" office:value-type="string" calcext:value-type="string">
            <text:p>ширина, м</text:p>
          </table:table-cell>
          <table:table-cell table:style-name="ce291" office:value-type="string" calcext:value-type="string">
            <text:p>высота, м</text:p>
          </table:table-cell>
          <table:table-cell table:style-name="ce291" office:value-type="string" calcext:value-type="string">
            <text:p>площадь, кв. м</text:p>
          </table:table-cell>
          <table:table-cell table:style-name="ce291" office:value-type="string" calcext:value-type="string">
            <text:p>кол-во, ед</text:p>
          </table:table-cell>
          <table:table-cell table:style-name="ce420" office:value-type="string" calcext:value-type="string">
            <text:p>всего, кв. м</text:p>
          </table:table-cell>
          <table:table-cell table:number-columns-repeated="16378"/>
        </table:table-row>
        <table:table-row table:style-name="ro1">
          <table:table-cell table:style-name="ce405" office:value-type="string" calcext:value-type="string">
            <text:p>окно_Тип_1_О1</text:p>
          </table:table-cell>
          <table:table-cell table:style-name="ce288" office:value-type="float" office:value="1.2" calcext:value-type="float">
            <text:p>1,2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10]*[.C10]" office:value-type="float" office:value="2.4" calcext:value-type="float">
            <text:p>2,4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10]*[.E10]" office:value-type="float" office:value="2.4" calcext:value-type="float">
            <text:p>2,4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1_О2</text:p>
          </table:table-cell>
          <table:table-cell table:style-name="ce288" office:value-type="float" office:value="2.4" calcext:value-type="float">
            <text:p>2,4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11]*[.C11]" office:value-type="float" office:value="4.8" calcext:value-type="float">
            <text:p>4,8</text:p>
          </table:table-cell>
          <table:table-cell table:style-name="ce288" office:value-type="float" office:value="5" calcext:value-type="float">
            <text:p>5</text:p>
          </table:table-cell>
          <table:table-cell table:style-name="ce363" table:formula="of:=[.D11]*[.E11]" office:value-type="float" office:value="24" calcext:value-type="float">
            <text:p>24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1_О3</text:p>
          </table:table-cell>
          <table:table-cell table:number-columns-repeated="2" table:style-name="ce288" office:value-type="float" office:value="2" calcext:value-type="float">
            <text:p>2</text:p>
          </table:table-cell>
          <table:table-cell table:style-name="ce288" table:formula="of:=[.B12]*[.C12]" office:value-type="float" office:value="4" calcext:value-type="float">
            <text:p>4</text:p>
          </table:table-cell>
          <table:table-cell table:style-name="ce288" office:value-type="float" office:value="2" calcext:value-type="float">
            <text:p>2</text:p>
          </table:table-cell>
          <table:table-cell table:style-name="ce363" table:formula="of:=[.D12]*[.E12]"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1_О4</text:p>
          </table:table-cell>
          <table:table-cell table:style-name="ce288" office:value-type="float" office:value="1.9" calcext:value-type="float">
            <text:p>1,9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13]*[.C13]" office:value-type="float" office:value="3.8" calcext:value-type="float">
            <text:p>3,8</text:p>
          </table:table-cell>
          <table:table-cell table:style-name="ce288" office:value-type="float" office:value="2" calcext:value-type="float">
            <text:p>2</text:p>
          </table:table-cell>
          <table:table-cell table:style-name="ce363" table:formula="of:=[.D13]*[.E13]" office:value-type="float" office:value="7.6" calcext:value-type="float">
            <text:p>7,6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1_М1</text:p>
          </table:table-cell>
          <table:table-cell table:style-name="ce288" office:value-type="float" office:value="4.14" calcext:value-type="float">
            <text:p>4,14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14]*[.C14]" office:value-type="float" office:value="12.42" calcext:value-type="float">
            <text:p>12,42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14]*[.E14]" office:value-type="float" office:value="12.42" calcext:value-type="float">
            <text:p>12,42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1_М2</text:p>
          </table:table-cell>
          <table:table-cell table:style-name="ce288" office:value-type="float" office:value="3.32" calcext:value-type="float">
            <text:p>3,32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15]*[.C15]" office:value-type="float" office:value="9.96" calcext:value-type="float">
            <text:p>9,96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15]*[.E15]" office:value-type="float" office:value="9.96" calcext:value-type="float">
            <text:p>9,96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1_М3</text:p>
          </table:table-cell>
          <table:table-cell table:style-name="ce288" office:value-type="float" office:value="3.27" calcext:value-type="float">
            <text:p>3,27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16]*[.C16]" office:value-type="float" office:value="9.81" calcext:value-type="float">
            <text:p>9,81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16]*[.E16]" office:value-type="float" office:value="9.81" calcext:value-type="float">
            <text:p>9,81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1_М4</text:p>
          </table:table-cell>
          <table:table-cell table:style-name="ce288" office:value-type="float" office:value="2.94" calcext:value-type="float">
            <text:p>2,94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17]*[.C17]" office:value-type="float" office:value="8.82" calcext:value-type="float">
            <text:p>8,82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17]*[.E17]" office:value-type="float" office:value="8.82" calcext:value-type="float">
            <text:p>8,82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10:.F17])" office:value-type="float" office:value="83.01" calcext:value-type="float">
            <text:p>83,01</text:p>
          </table:table-cell>
          <table:table-cell table:number-columns-repeated="16378"/>
        </table:table-row>
        <table:table-row table:style-name="ro1">
          <table:table-cell table:style-name="ce408"/>
          <table:table-cell table:style-name="ce415" table:number-columns-repeated="4"/>
          <table:table-cell table:style-name="ce422"/>
          <table:table-cell table:number-columns-repeated="16378"/>
        </table:table-row>
        <table:table-row table:style-name="ro1">
          <table:table-cell table:style-name="ce404" office:value-type="string" calcext:value-type="string">
            <text:p>двери</text:p>
          </table:table-cell>
          <table:table-cell table:style-name="ce413" table:number-columns-repeated="4"/>
          <table:table-cell table:style-name="ce419"/>
          <table:table-cell table:number-columns-repeated="16378"/>
        </table:table-row>
        <table:table-row table:style-name="ro1">
          <table:table-cell table:style-name="ce406" office:value-type="string" calcext:value-type="string">
            <text:p>Тип двери</text:p>
          </table:table-cell>
          <table:table-cell table:style-name="ce349" office:value-type="string" calcext:value-type="string">
            <text:p>ширина, м</text:p>
          </table:table-cell>
          <table:table-cell table:style-name="ce349" office:value-type="string" calcext:value-type="string">
            <text:p>высота, м</text:p>
          </table:table-cell>
          <table:table-cell table:style-name="ce349" office:value-type="string" calcext:value-type="string">
            <text:p>площадь, кв. м</text:p>
          </table:table-cell>
          <table:table-cell table:style-name="ce349" office:value-type="string" calcext:value-type="string">
            <text:p>кол-во, ед</text:p>
          </table:table-cell>
          <table:table-cell table:style-name="ce423" office:value-type="string" calcext:value-type="string">
            <text:p>всего, кв. м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дверь_Тип_1_Д1</text:p>
          </table:table-cell>
          <table:table-cell table:style-name="ce299" office:value-type="float" office:value="1.2" calcext:value-type="float">
            <text:p>1,2</text:p>
          </table:table-cell>
          <table:table-cell table:style-name="ce288" office:value-type="float" office:value="2.1" calcext:value-type="float">
            <text:p>2,1</text:p>
          </table:table-cell>
          <table:table-cell table:style-name="ce288" table:formula="of:=[.B22]*[.C22]" office:value-type="float" office:value="2.52" calcext:value-type="float">
            <text:p>2,52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22]*[.E22]" office:value-type="float" office:value="2.52" calcext:value-type="float">
            <text:p>2,52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22:.F22])" office:value-type="float" office:value="2.52" calcext:value-type="float">
            <text:p>2,52</text:p>
          </table:table-cell>
          <table:table-cell table:number-columns-repeated="16378"/>
        </table:table-row>
        <table:table-row table:style-name="ro1">
          <table:table-cell table:style-name="ce408"/>
          <table:table-cell table:style-name="ce415" table:number-columns-repeated="4"/>
          <table:table-cell table:style-name="ce422"/>
          <table:table-cell table:number-columns-repeated="16378"/>
        </table:table-row>
        <table:table-row table:style-name="ro1">
          <table:table-cell table:style-name="ce409" office:value-type="string" calcext:value-type="string">
            <text:p>стены 1 этаж</text:p>
          </table:table-cell>
          <table:table-cell table:style-name="ce413" table:number-columns-repeated="4"/>
          <table:table-cell table:style-name="ce424"/>
          <table:table-cell table:number-columns-repeated="16378"/>
        </table:table-row>
        <table:table-row table:style-name="ro1">
          <table:table-cell table:style-name="ce406" office:value-type="string" calcext:value-type="string">
            <text:p>Тип стены</text:p>
          </table:table-cell>
          <table:table-cell table:style-name="ce349" office:value-type="string" calcext:value-type="string">
            <text:p>длина, м</text:p>
          </table:table-cell>
          <table:table-cell table:style-name="ce291" office:value-type="string" calcext:value-type="string">
            <text:p>высота, м</text:p>
          </table:table-cell>
          <table:table-cell table:style-name="ce291" office:value-type="string" calcext:value-type="string">
            <text:p>площадь, кв. м</text:p>
          </table:table-cell>
          <table:table-cell table:style-name="ce291" office:value-type="string" calcext:value-type="string">
            <text:p>минус_окна_двери, кв. м</text:p>
          </table:table-cell>
          <table:table-cell table:style-name="ce420" office:value-type="string" calcext:value-type="string">
            <text:p>итого стены, кв. м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стена_Тип_1_С1</text:p>
          </table:table-cell>
          <table:table-cell table:style-name="ce288" office:value-type="float" office:value="51.5" calcext:value-type="float">
            <text:p>51,5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27]*[.C27]" office:value-type="float" office:value="154.5" calcext:value-type="float">
            <text:p>154,5</text:p>
          </table:table-cell>
          <table:table-cell table:style-name="ce288" table:formula="of:=[.F22]+[.F11]+[.F12]+[.F13]" office:value-type="float" office:value="42.12" calcext:value-type="float">
            <text:p>42,12</text:p>
          </table:table-cell>
          <table:table-cell table:style-name="ce363" table:formula="of:=[.D27]-[.E27]" office:value-type="float" office:value="112.38" calcext:value-type="float">
            <text:p>112,38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27])" office:value-type="float" office:value="112.38" calcext:value-type="float">
            <text:p>112,38</text:p>
          </table:table-cell>
          <table:table-cell table:number-columns-repeated="16378"/>
        </table:table-row>
        <table:table-row table:style-name="ro1">
          <table:table-cell table:style-name="ce408"/>
          <table:table-cell table:style-name="ce415" table:number-columns-repeated="4"/>
          <table:table-cell table:style-name="ce422"/>
          <table:table-cell table:number-columns-repeated="16378"/>
        </table:table-row>
        <table:table-row table:style-name="ro1">
          <table:table-cell table:style-name="ce409" office:value-type="string" calcext:value-type="string">
            <text:p>стены 2 этаж и выше</text:p>
          </table:table-cell>
          <table:table-cell table:style-name="ce413" table:number-columns-repeated="4"/>
          <table:table-cell table:style-name="ce424"/>
          <table:table-cell table:number-columns-repeated="16378"/>
        </table:table-row>
        <table:table-row table:style-name="ro1">
          <table:table-cell table:style-name="ce406" office:value-type="string" calcext:value-type="string">
            <text:p>Тип стены</text:p>
          </table:table-cell>
          <table:table-cell table:style-name="ce349" office:value-type="string" calcext:value-type="string">
            <text:p>длина, м</text:p>
          </table:table-cell>
          <table:table-cell table:style-name="ce349" office:value-type="string" calcext:value-type="string">
            <text:p>высота, м</text:p>
          </table:table-cell>
          <table:table-cell table:style-name="ce349" office:value-type="string" calcext:value-type="string">
            <text:p>площадь, кв. м</text:p>
          </table:table-cell>
          <table:table-cell table:style-name="ce349" office:value-type="string" calcext:value-type="string">
            <text:p>минус_окна_двери, кв. м</text:p>
          </table:table-cell>
          <table:table-cell table:style-name="ce423" office:value-type="string" calcext:value-type="string">
            <text:p>итого стены, кв. м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стена_Тип_1_С1</text:p>
          </table:table-cell>
          <table:table-cell table:style-name="ce288" office:value-type="float" office:value="51.5" calcext:value-type="float">
            <text:p>51,5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32]*[.C32]" office:value-type="float" office:value="154.5" calcext:value-type="float">
            <text:p>154,5</text:p>
          </table:table-cell>
          <table:table-cell table:style-name="ce288" table:formula="of:=[.F10]+[.F11]+[.F12]+[.F13]" office:value-type="float" office:value="42" calcext:value-type="float">
            <text:p>42</text:p>
          </table:table-cell>
          <table:table-cell table:style-name="ce363" table:formula="of:=[.D32]-[.E32]" office:value-type="float" office:value="112.5" calcext:value-type="float">
            <text:p>112,5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32])" office:value-type="float" office:value="112.5" calcext:value-type="float">
            <text:p>112,5</text:p>
          </table:table-cell>
          <table:table-cell table:number-columns-repeated="16378"/>
        </table:table-row>
        <table:table-row table:style-name="ro1">
          <table:table-cell table:style-name="ce410"/>
          <table:table-cell table:style-name="ce416" table:number-columns-repeated="4"/>
          <table:table-cell table:style-name="ce425"/>
          <table:table-cell table:number-columns-repeated="16378"/>
        </table:table-row>
        <table:table-row table:style-name="ro1">
          <table:table-cell table:style-name="ce334" table:number-columns-repeated="6"/>
          <table:table-cell table:number-columns-repeated="16378"/>
        </table:table-row>
        <table:table-row table:style-name="ro1">
          <table:table-cell table:style-name="ce335" table:number-columns-repeated="6"/>
          <table:table-cell table:number-columns-repeated="16378"/>
        </table:table-row>
        <table:table-row table:style-name="ro1">
          <table:table-cell table:style-name="ce403" office:value-type="string" calcext:value-type="string" table:number-columns-spanned="6" table:number-rows-spanned="1">
            <text:p>Тип_1(3 кв) промежуточный</text:p>
          </table:table-cell>
          <table:covered-table-cell table:number-columns-repeated="4" table:style-name="ce412"/>
          <table:covered-table-cell table:style-name="ce418"/>
          <table:table-cell table:number-columns-repeated="16378"/>
        </table:table-row>
        <table:table-row table:style-name="ro1">
          <table:table-cell table:style-name="ce409" office:value-type="string" calcext:value-type="string">
            <text:p>окна</text:p>
          </table:table-cell>
          <table:table-cell table:style-name="ce413" table:number-columns-repeated="4"/>
          <table:table-cell table:style-name="ce419"/>
          <table:table-cell table:number-columns-repeated="16378"/>
        </table:table-row>
        <table:table-row table:style-name="ro1">
          <table:table-cell table:style-name="ce406" office:value-type="string" calcext:value-type="string">
            <text:p>Тип окна</text:p>
          </table:table-cell>
          <table:table-cell table:style-name="ce299" office:value-type="string" calcext:value-type="string">
            <text:p>ширина, м</text:p>
          </table:table-cell>
          <table:table-cell table:style-name="ce299" office:value-type="string" calcext:value-type="string">
            <text:p>высота, м</text:p>
          </table:table-cell>
          <table:table-cell table:style-name="ce299" office:value-type="string" calcext:value-type="string">
            <text:p>площадь, кв. м</text:p>
          </table:table-cell>
          <table:table-cell table:style-name="ce299" office:value-type="string" calcext:value-type="string">
            <text:p>кол-во, ед</text:p>
          </table:table-cell>
          <table:table-cell table:style-name="ce426" office:value-type="string" calcext:value-type="string">
            <text:p>всего, кв. м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1_О1</text:p>
          </table:table-cell>
          <table:table-cell table:style-name="ce299" office:value-type="float" office:value="1.2" calcext:value-type="float">
            <text:p>1,2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40]*[.C40]" office:value-type="float" office:value="2.4" calcext:value-type="float">
            <text:p>2,4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40]*[.E40]" office:value-type="float" office:value="2.4" calcext:value-type="float">
            <text:p>2,4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1_О2</text:p>
          </table:table-cell>
          <table:table-cell table:style-name="ce288" office:value-type="float" office:value="2.4" calcext:value-type="float">
            <text:p>2,4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41]*[.C41]" office:value-type="float" office:value="4.8" calcext:value-type="float">
            <text:p>4,8</text:p>
          </table:table-cell>
          <table:table-cell table:style-name="ce288" office:value-type="float" office:value="5" calcext:value-type="float">
            <text:p>5</text:p>
          </table:table-cell>
          <table:table-cell table:style-name="ce363" table:formula="of:=[.D41]*[.E41]" office:value-type="float" office:value="24" calcext:value-type="float">
            <text:p>24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1_О3</text:p>
          </table:table-cell>
          <table:table-cell table:number-columns-repeated="2" table:style-name="ce288" office:value-type="float" office:value="2" calcext:value-type="float">
            <text:p>2</text:p>
          </table:table-cell>
          <table:table-cell table:style-name="ce288" table:formula="of:=[.B42]*[.C42]" office:value-type="float" office:value="4" calcext:value-type="float">
            <text:p>4</text:p>
          </table:table-cell>
          <table:table-cell table:style-name="ce288" office:value-type="float" office:value="2" calcext:value-type="float">
            <text:p>2</text:p>
          </table:table-cell>
          <table:table-cell table:style-name="ce363" table:formula="of:=[.D42]*[.E42]" office:value-type="float" office:value="8" calcext:value-type="float">
            <text:p>8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1_О4</text:p>
          </table:table-cell>
          <table:table-cell table:style-name="ce288" office:value-type="float" office:value="1.9" calcext:value-type="float">
            <text:p>1,9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43]*[.C43]" office:value-type="float" office:value="3.8" calcext:value-type="float">
            <text:p>3,8</text:p>
          </table:table-cell>
          <table:table-cell table:style-name="ce288" office:value-type="float" office:value="2" calcext:value-type="float">
            <text:p>2</text:p>
          </table:table-cell>
          <table:table-cell table:style-name="ce363" table:formula="of:=[.D43]*[.E43]" office:value-type="float" office:value="7.6" calcext:value-type="float">
            <text:p>7,6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1_М5</text:p>
          </table:table-cell>
          <table:table-cell table:number-columns-repeated="2" table:style-name="ce288" office:value-type="float" office:value="3" calcext:value-type="float">
            <text:p>3</text:p>
          </table:table-cell>
          <table:table-cell table:style-name="ce288" table:formula="of:=[.B44]*[.C44]" office:value-type="float" office:value="9" calcext:value-type="float">
            <text:p>9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44]*[.E44]"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1_М2</text:p>
          </table:table-cell>
          <table:table-cell table:style-name="ce288" office:value-type="float" office:value="3.32" calcext:value-type="float">
            <text:p>3,32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45]*[.C45]" office:value-type="float" office:value="9.96" calcext:value-type="float">
            <text:p>9,96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45]*[.E45]" office:value-type="float" office:value="9.96" calcext:value-type="float">
            <text:p>9,96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1_М3</text:p>
          </table:table-cell>
          <table:table-cell table:style-name="ce288" office:value-type="float" office:value="3.27" calcext:value-type="float">
            <text:p>3,27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46]*[.C46]" office:value-type="float" office:value="9.81" calcext:value-type="float">
            <text:p>9,81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46]*[.E46]" office:value-type="float" office:value="9.81" calcext:value-type="float">
            <text:p>9,81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1_М4</text:p>
          </table:table-cell>
          <table:table-cell table:style-name="ce288" office:value-type="float" office:value="2.94" calcext:value-type="float">
            <text:p>2,94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47]*[.C47]" office:value-type="float" office:value="8.82" calcext:value-type="float">
            <text:p>8,82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47]*[.E47]" office:value-type="float" office:value="8.82" calcext:value-type="float">
            <text:p>8,82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40:.F47])" office:value-type="float" office:value="79.59" calcext:value-type="float">
            <text:p>79,59</text:p>
          </table:table-cell>
          <table:table-cell table:number-columns-repeated="16378"/>
        </table:table-row>
        <table:table-row table:style-name="ro1">
          <table:table-cell table:style-name="ce408"/>
          <table:table-cell table:style-name="ce415" table:number-columns-repeated="4"/>
          <table:table-cell table:style-name="ce422"/>
          <table:table-cell table:number-columns-repeated="16378"/>
        </table:table-row>
        <table:table-row table:style-name="ro1">
          <table:table-cell table:style-name="ce409" office:value-type="string" calcext:value-type="string">
            <text:p>двери</text:p>
          </table:table-cell>
          <table:table-cell table:style-name="ce413" table:number-columns-repeated="4"/>
          <table:table-cell table:style-name="ce419"/>
          <table:table-cell table:number-columns-repeated="16378"/>
        </table:table-row>
        <table:table-row table:style-name="ro1">
          <table:table-cell table:style-name="ce406" office:value-type="string" calcext:value-type="string">
            <text:p>Тип двери</text:p>
          </table:table-cell>
          <table:table-cell table:style-name="ce349" office:value-type="string" calcext:value-type="string">
            <text:p>ширина, м</text:p>
          </table:table-cell>
          <table:table-cell table:style-name="ce349" office:value-type="string" calcext:value-type="string">
            <text:p>высота, м</text:p>
          </table:table-cell>
          <table:table-cell table:style-name="ce349" office:value-type="string" calcext:value-type="string">
            <text:p>площадь, кв. м</text:p>
          </table:table-cell>
          <table:table-cell table:style-name="ce349" office:value-type="string" calcext:value-type="string">
            <text:p>кол-во, ед</text:p>
          </table:table-cell>
          <table:table-cell table:style-name="ce423" office:value-type="string" calcext:value-type="string">
            <text:p>всего, кв. м</text:p>
          </table:table-cell>
          <table:table-cell table:number-columns-repeated="16378"/>
        </table:table-row>
        <table:table-row table:style-name="ro1">
          <table:table-cell table:style-name="ce411" office:value-type="string" calcext:value-type="string">
            <text:p>дверь_Тип_1_Д1</text:p>
          </table:table-cell>
          <table:table-cell table:style-name="ce299" office:value-type="float" office:value="1.2" calcext:value-type="float">
            <text:p>1,2</text:p>
          </table:table-cell>
          <table:table-cell table:style-name="ce288" office:value-type="float" office:value="2.1" calcext:value-type="float">
            <text:p>2,1</text:p>
          </table:table-cell>
          <table:table-cell table:style-name="ce288" table:formula="of:=[.B52]*[.C52]" office:value-type="float" office:value="2.52" calcext:value-type="float">
            <text:p>2,52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52]*[.E52]" office:value-type="float" office:value="2.52" calcext:value-type="float">
            <text:p>2,52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52:.F52])" office:value-type="float" office:value="2.52" calcext:value-type="float">
            <text:p>2,52</text:p>
          </table:table-cell>
          <table:table-cell table:number-columns-repeated="16378"/>
        </table:table-row>
        <table:table-row table:style-name="ro1">
          <table:table-cell table:style-name="ce408"/>
          <table:table-cell table:style-name="ce415" table:number-columns-repeated="4"/>
          <table:table-cell table:style-name="ce422"/>
          <table:table-cell table:number-columns-repeated="16378"/>
        </table:table-row>
        <table:table-row table:style-name="ro1">
          <table:table-cell table:style-name="ce409" office:value-type="string" calcext:value-type="string">
            <text:p>стены 1 этаж</text:p>
          </table:table-cell>
          <table:table-cell table:style-name="ce413" table:number-columns-repeated="4"/>
          <table:table-cell table:style-name="ce424"/>
          <table:table-cell table:number-columns-repeated="16378"/>
        </table:table-row>
        <table:table-row table:style-name="ro1">
          <table:table-cell table:style-name="ce406" office:value-type="string" calcext:value-type="string">
            <text:p>Тип стены</text:p>
          </table:table-cell>
          <table:table-cell table:style-name="ce349" office:value-type="string" calcext:value-type="string">
            <text:p>длина, м</text:p>
          </table:table-cell>
          <table:table-cell table:style-name="ce349" office:value-type="string" calcext:value-type="string">
            <text:p>высота, м</text:p>
          </table:table-cell>
          <table:table-cell table:style-name="ce349" office:value-type="string" calcext:value-type="string">
            <text:p>площадь, кв. м</text:p>
          </table:table-cell>
          <table:table-cell table:style-name="ce349" office:value-type="string" calcext:value-type="string">
            <text:p>минус_окна_двери, кв. м</text:p>
          </table:table-cell>
          <table:table-cell table:style-name="ce423" office:value-type="string" calcext:value-type="string">
            <text:p>итого стены, кв. м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стена_Тип_1_С1</text:p>
          </table:table-cell>
          <table:table-cell table:style-name="ce288" table:formula="of:=51.5-14.96" office:value-type="float" office:value="36.54" calcext:value-type="float">
            <text:p>36,54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57]*[.C57]" office:value-type="float" office:value="109.62" calcext:value-type="float">
            <text:p>109,62</text:p>
          </table:table-cell>
          <table:table-cell table:style-name="ce288" table:formula="of:=[.F52]+[.F41]+[.F42]+[.F43]" office:value-type="float" office:value="42.12" calcext:value-type="float">
            <text:p>42,12</text:p>
          </table:table-cell>
          <table:table-cell table:style-name="ce363" table:formula="of:=[.D57]-[.E57]" office:value-type="float" office:value="67.5" calcext:value-type="float">
            <text:p>67,5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57])" office:value-type="float" office:value="67.5" calcext:value-type="float">
            <text:p>67,5</text:p>
          </table:table-cell>
          <table:table-cell table:number-columns-repeated="16378"/>
        </table:table-row>
        <table:table-row table:style-name="ro1">
          <table:table-cell table:style-name="ce408"/>
          <table:table-cell table:style-name="ce415" table:number-columns-repeated="4"/>
          <table:table-cell table:style-name="ce422"/>
          <table:table-cell table:number-columns-repeated="16378"/>
        </table:table-row>
        <table:table-row table:style-name="ro1">
          <table:table-cell table:style-name="ce409" office:value-type="string" calcext:value-type="string">
            <text:p>стены 2 этаж и выше</text:p>
          </table:table-cell>
          <table:table-cell table:style-name="ce413" table:number-columns-repeated="4"/>
          <table:table-cell table:style-name="ce424"/>
          <table:table-cell table:number-columns-repeated="16378"/>
        </table:table-row>
        <table:table-row table:style-name="ro1">
          <table:table-cell table:style-name="ce406" office:value-type="string" calcext:value-type="string">
            <text:p>Тип стены</text:p>
          </table:table-cell>
          <table:table-cell table:style-name="ce349" office:value-type="string" calcext:value-type="string">
            <text:p>длина, м</text:p>
          </table:table-cell>
          <table:table-cell table:style-name="ce349" office:value-type="string" calcext:value-type="string">
            <text:p>высота, м</text:p>
          </table:table-cell>
          <table:table-cell table:style-name="ce349" office:value-type="string" calcext:value-type="string">
            <text:p>площадь, кв. м</text:p>
          </table:table-cell>
          <table:table-cell table:style-name="ce349" office:value-type="string" calcext:value-type="string">
            <text:p>минус_окна_двери, кв. м</text:p>
          </table:table-cell>
          <table:table-cell table:style-name="ce423" office:value-type="string" calcext:value-type="string">
            <text:p>итого стены, кв. м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стена_Тип_1_С1</text:p>
          </table:table-cell>
          <table:table-cell table:style-name="ce288" table:formula="of:=51.5-14.96" office:value-type="float" office:value="36.54" calcext:value-type="float">
            <text:p>36,54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62]*[.C62]" office:value-type="float" office:value="109.62" calcext:value-type="float">
            <text:p>109,62</text:p>
          </table:table-cell>
          <table:table-cell table:style-name="ce288" table:formula="of:=[.F40]+[.F41]+[.F42]+[.F43]" office:value-type="float" office:value="42" calcext:value-type="float">
            <text:p>42</text:p>
          </table:table-cell>
          <table:table-cell table:style-name="ce363" table:formula="of:=[.D62]-[.E62]" office:value-type="float" office:value="67.62" calcext:value-type="float">
            <text:p>67,62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62])" office:value-type="float" office:value="67.62" calcext:value-type="float">
            <text:p>67,62</text:p>
          </table:table-cell>
          <table:table-cell table:number-columns-repeated="16378"/>
        </table:table-row>
        <table:table-row table:style-name="ro1">
          <table:table-cell table:style-name="ce410"/>
          <table:table-cell table:style-name="ce416" table:number-columns-repeated="4"/>
          <table:table-cell table:style-name="ce425"/>
          <table:table-cell table:number-columns-repeated="16378"/>
        </table:table-row>
        <table:table-row table:style-name="ro1">
          <table:table-cell table:style-name="ce334" table:number-columns-repeated="6"/>
          <table:table-cell table:number-columns-repeated="16378"/>
        </table:table-row>
        <table:table-row table:style-name="ro1">
          <table:table-cell table:style-name="ce333" office:value-type="string" calcext:value-type="string">
            <text:p>перекрытия</text:p>
          </table:table-cell>
          <table:table-cell table:style-name="ce333" office:value-type="float" office:value="256.2" calcext:value-type="float">
            <text:p>256,2</text:p>
          </table:table-cell>
          <table:table-cell table:style-name="ce333" table:number-columns-repeated="4"/>
          <table:table-cell table:number-columns-repeated="16378"/>
        </table:table-row>
        <table:table-row table:style-name="ro3" table:number-rows-repeated="104850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2тип(4кв)" table:style-name="ta16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7" table:number-columns-repeated="16381" table:default-cell-style-name="Default"/>
        <table:table-row table:style-name="ro1">
          <table:table-cell table:style-name="ce291" office:value-type="string" calcext:value-type="string">
            <text:p>Тип квартиры</text:p>
          </table:table-cell>
          <table:table-cell table:style-name="ce291" office:value-type="string" calcext:value-type="string">
            <text:p>ед. изм</text:p>
          </table:table-cell>
          <table:table-cell table:style-name="ce291" office:value-type="string" calcext:value-type="string">
            <text:p>Площадь</text:p>
          </table:table-cell>
          <table:table-cell table:number-columns-repeated="16381"/>
        </table:table-row>
        <table:table-row table:style-name="ro1">
          <table:table-cell table:style-name="ce291" office:value-type="string" calcext:value-type="string">
            <text:p>1 комнатная</text:p>
          </table:table-cell>
          <table:table-cell table:style-name="ce291" office:value-type="string" calcext:value-type="string">
            <text:p>кв. м.</text:p>
          </table:table-cell>
          <table:table-cell table:style-name="ce291" office:value-type="float" office:value="38.7" calcext:value-type="float">
            <text:p>38,7</text:p>
          </table:table-cell>
          <table:table-cell table:number-columns-repeated="16381"/>
        </table:table-row>
        <table:table-row table:style-name="ro1">
          <table:table-cell table:style-name="ce291" office:value-type="string" calcext:value-type="string">
            <text:p>2 комнатная</text:p>
          </table:table-cell>
          <table:table-cell table:style-name="ce291" office:value-type="string" calcext:value-type="string">
            <text:p>кв. м.</text:p>
          </table:table-cell>
          <table:table-cell table:style-name="ce291" office:value-type="float" office:value="63.7" calcext:value-type="float">
            <text:p>63,7</text:p>
          </table:table-cell>
          <table:table-cell table:number-columns-repeated="16381"/>
        </table:table-row>
        <table:table-row table:style-name="ro1">
          <table:table-cell table:style-name="ce291" office:value-type="string" calcext:value-type="string">
            <text:p>2 комнатная</text:p>
          </table:table-cell>
          <table:table-cell table:style-name="ce291" office:value-type="string" calcext:value-type="string">
            <text:p>кв. м.</text:p>
          </table:table-cell>
          <table:table-cell table:style-name="ce291" office:value-type="float" office:value="56.1" calcext:value-type="float">
            <text:p>56,1</text:p>
          </table:table-cell>
          <table:table-cell table:number-columns-repeated="16381"/>
        </table:table-row>
        <table:table-row table:style-name="ro1">
          <table:table-cell table:style-name="ce291" office:value-type="string" calcext:value-type="string">
            <text:p>3 комнатная</text:p>
          </table:table-cell>
          <table:table-cell table:style-name="ce291" office:value-type="string" calcext:value-type="string">
            <text:p>кв. м.</text:p>
          </table:table-cell>
          <table:table-cell table:style-name="ce291" office:value-type="float" office:value="77.5" calcext:value-type="float">
            <text:p>77,5</text:p>
          </table:table-cell>
          <table:table-cell table:number-columns-repeated="16381"/>
        </table:table-row>
        <table:table-row table:style-name="ro1">
          <table:table-cell table:style-name="ce372" office:value-type="string" calcext:value-type="string">
            <text:p>ИТОГО</text:p>
          </table:table-cell>
          <table:table-cell table:style-name="ce372" office:value-type="string" calcext:value-type="string">
            <text:p>кв. м.</text:p>
          </table:table-cell>
          <table:table-cell table:style-name="ce372" table:formula="of:=SUM([.C2:.C5])" office:value-type="float" office:value="236" calcext:value-type="float">
            <text:p>236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403" office:value-type="string" calcext:value-type="string" table:number-columns-spanned="6" table:number-rows-spanned="1">
            <text:p>Тип_2(4 кв) концевой</text:p>
          </table:table-cell>
          <table:covered-table-cell table:number-columns-repeated="4" table:style-name="ce412"/>
          <table:covered-table-cell table:style-name="ce418"/>
          <table:table-cell table:number-columns-repeated="16378"/>
        </table:table-row>
        <table:table-row table:style-name="ro1">
          <table:table-cell table:style-name="ce404" office:value-type="string" calcext:value-type="string">
            <text:p>окна</text:p>
          </table:table-cell>
          <table:table-cell table:style-name="ce413" table:number-columns-repeated="4"/>
          <table:table-cell table:style-name="ce419"/>
          <table:table-cell table:number-columns-repeated="16378"/>
        </table:table-row>
        <table:table-row table:style-name="ro1">
          <table:table-cell table:style-name="ce405" office:value-type="string" calcext:value-type="string">
            <text:p>Тип окна</text:p>
          </table:table-cell>
          <table:table-cell table:style-name="ce291" office:value-type="string" calcext:value-type="string">
            <text:p>ширина, м</text:p>
          </table:table-cell>
          <table:table-cell table:style-name="ce291" office:value-type="string" calcext:value-type="string">
            <text:p>высота, м</text:p>
          </table:table-cell>
          <table:table-cell table:style-name="ce291" office:value-type="string" calcext:value-type="string">
            <text:p>площадь, кв. м</text:p>
          </table:table-cell>
          <table:table-cell table:style-name="ce291" office:value-type="string" calcext:value-type="string">
            <text:p>кол-во, ед</text:p>
          </table:table-cell>
          <table:table-cell table:style-name="ce420" office:value-type="string" calcext:value-type="string">
            <text:p>всего, кв. м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2_О1</text:p>
          </table:table-cell>
          <table:table-cell table:style-name="ce288" office:value-type="float" office:value="1.2" calcext:value-type="float">
            <text:p>1,2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12]*[.C12]" office:value-type="float" office:value="2.4" calcext:value-type="float">
            <text:p>2,4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12]*[.E12]" office:value-type="float" office:value="2.4" calcext:value-type="float">
            <text:p>2,4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2_О2</text:p>
          </table:table-cell>
          <table:table-cell table:style-name="ce288" office:value-type="float" office:value="2.4" calcext:value-type="float">
            <text:p>2,4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13]*[.C13]" office:value-type="float" office:value="4.8" calcext:value-type="float">
            <text:p>4,8</text:p>
          </table:table-cell>
          <table:table-cell table:style-name="ce288" office:value-type="float" office:value="8" calcext:value-type="float">
            <text:p>8</text:p>
          </table:table-cell>
          <table:table-cell table:style-name="ce363" table:formula="of:=[.D13]*[.E13]" office:value-type="float" office:value="38.4" calcext:value-type="float">
            <text:p>38,4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2_О3</text:p>
          </table:table-cell>
          <table:table-cell table:style-name="ce288" office:value-type="float" office:value="1.9" calcext:value-type="float">
            <text:p>1,9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14]*[.C14]" office:value-type="float" office:value="3.8" calcext:value-type="float">
            <text:p>3,8</text:p>
          </table:table-cell>
          <table:table-cell table:style-name="ce288" office:value-type="float" office:value="4" calcext:value-type="float">
            <text:p>4</text:p>
          </table:table-cell>
          <table:table-cell table:style-name="ce363" table:formula="of:=[.D14]*[.E14]" office:value-type="float" office:value="15.2" calcext:value-type="float">
            <text:p>15,2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2_М1</text:p>
          </table:table-cell>
          <table:table-cell table:style-name="ce288" office:value-type="float" office:value="2.79" calcext:value-type="float">
            <text:p>2,79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15]*[.C15]" office:value-type="float" office:value="8.37" calcext:value-type="float">
            <text:p>8,37</text:p>
          </table:table-cell>
          <table:table-cell table:style-name="ce288" office:value-type="float" office:value="2" calcext:value-type="float">
            <text:p>2</text:p>
          </table:table-cell>
          <table:table-cell table:style-name="ce363" table:formula="of:=[.D15]*[.E15]" office:value-type="float" office:value="16.74" calcext:value-type="float">
            <text:p>16,74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2_М3</text:p>
          </table:table-cell>
          <table:table-cell table:style-name="ce288" office:value-type="float" office:value="4.14" calcext:value-type="float">
            <text:p>4,14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16]*[.C16]" office:value-type="float" office:value="12.42" calcext:value-type="float">
            <text:p>12,42</text:p>
          </table:table-cell>
          <table:table-cell table:style-name="ce288" office:value-type="float" office:value="2" calcext:value-type="float">
            <text:p>2</text:p>
          </table:table-cell>
          <table:table-cell table:style-name="ce363" table:formula="of:=[.D16]*[.E16]" office:value-type="float" office:value="24.84" calcext:value-type="float">
            <text:p>24,84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12:.F16])" office:value-type="float" office:value="97.58" calcext:value-type="float">
            <text:p>97,58</text:p>
          </table:table-cell>
          <table:table-cell table:number-columns-repeated="16378"/>
        </table:table-row>
        <table:table-row table:style-name="ro1">
          <table:table-cell table:style-name="ce408"/>
          <table:table-cell table:style-name="ce415" table:number-columns-repeated="4"/>
          <table:table-cell table:style-name="ce422"/>
          <table:table-cell table:number-columns-repeated="16378"/>
        </table:table-row>
        <table:table-row table:style-name="ro1">
          <table:table-cell table:style-name="ce404" office:value-type="string" calcext:value-type="string">
            <text:p>двери</text:p>
          </table:table-cell>
          <table:table-cell table:style-name="ce413" table:number-columns-repeated="4"/>
          <table:table-cell table:style-name="ce419"/>
          <table:table-cell table:number-columns-repeated="16378"/>
        </table:table-row>
        <table:table-row table:style-name="ro1">
          <table:table-cell table:style-name="ce406" office:value-type="string" calcext:value-type="string">
            <text:p>Тип двери</text:p>
          </table:table-cell>
          <table:table-cell table:style-name="ce349" office:value-type="string" calcext:value-type="string">
            <text:p>ширина, м</text:p>
          </table:table-cell>
          <table:table-cell table:style-name="ce349" office:value-type="string" calcext:value-type="string">
            <text:p>высота, м</text:p>
          </table:table-cell>
          <table:table-cell table:style-name="ce349" office:value-type="string" calcext:value-type="string">
            <text:p>площадь, кв. м</text:p>
          </table:table-cell>
          <table:table-cell table:style-name="ce349" office:value-type="string" calcext:value-type="string">
            <text:p>кол-во, ед</text:p>
          </table:table-cell>
          <table:table-cell table:style-name="ce423" office:value-type="string" calcext:value-type="string">
            <text:p>всего, кв. м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дверь_Тип_2_Д1</text:p>
          </table:table-cell>
          <table:table-cell table:style-name="ce299" office:value-type="float" office:value="1.2" calcext:value-type="float">
            <text:p>1,2</text:p>
          </table:table-cell>
          <table:table-cell table:style-name="ce288" office:value-type="float" office:value="2.1" calcext:value-type="float">
            <text:p>2,1</text:p>
          </table:table-cell>
          <table:table-cell table:style-name="ce288" table:formula="of:=[.B21]*[.C21]" office:value-type="float" office:value="2.52" calcext:value-type="float">
            <text:p>2,52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21]*[.E21]" office:value-type="float" office:value="2.52" calcext:value-type="float">
            <text:p>2,52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21:.F21])" office:value-type="float" office:value="2.52" calcext:value-type="float">
            <text:p>2,52</text:p>
          </table:table-cell>
          <table:table-cell table:number-columns-repeated="16378"/>
        </table:table-row>
        <table:table-row table:style-name="ro1">
          <table:table-cell table:style-name="ce408"/>
          <table:table-cell table:style-name="ce415" table:number-columns-repeated="4"/>
          <table:table-cell table:style-name="ce422"/>
          <table:table-cell table:number-columns-repeated="16378"/>
        </table:table-row>
        <table:table-row table:style-name="ro1">
          <table:table-cell table:style-name="ce409" office:value-type="string" calcext:value-type="string">
            <text:p>стены 1 этаж</text:p>
          </table:table-cell>
          <table:table-cell table:style-name="ce413" table:number-columns-repeated="4"/>
          <table:table-cell table:style-name="ce424"/>
          <table:table-cell table:number-columns-repeated="16378"/>
        </table:table-row>
        <table:table-row table:style-name="ro1">
          <table:table-cell table:style-name="ce406" office:value-type="string" calcext:value-type="string">
            <text:p>Тип стены</text:p>
          </table:table-cell>
          <table:table-cell table:style-name="ce349" office:value-type="string" calcext:value-type="string">
            <text:p>длина, м</text:p>
          </table:table-cell>
          <table:table-cell table:style-name="ce291" office:value-type="string" calcext:value-type="string">
            <text:p>высота, м</text:p>
          </table:table-cell>
          <table:table-cell table:style-name="ce291" office:value-type="string" calcext:value-type="string">
            <text:p>площадь, кв. м</text:p>
          </table:table-cell>
          <table:table-cell table:style-name="ce291" office:value-type="string" calcext:value-type="string">
            <text:p>минус_окна_двери, кв. м</text:p>
          </table:table-cell>
          <table:table-cell table:style-name="ce420" office:value-type="string" calcext:value-type="string">
            <text:p>итого стены, кв. м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стена_Тип_2_С1</text:p>
          </table:table-cell>
          <table:table-cell table:style-name="ce288" table:formula="of:=47.24+14.96" office:value-type="float" office:value="62.2" calcext:value-type="float">
            <text:p>62,2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26]*[.C26]" office:value-type="float" office:value="186.6" calcext:value-type="float">
            <text:p>186,6</text:p>
          </table:table-cell>
          <table:table-cell table:style-name="ce288" table:formula="of:=[.F13]+[.F14]+[.F22]" office:value-type="float" office:value="56.12" calcext:value-type="float">
            <text:p>56,12</text:p>
          </table:table-cell>
          <table:table-cell table:style-name="ce363" table:formula="of:=[.D26]-[.E26]" office:value-type="float" office:value="130.48" calcext:value-type="float">
            <text:p>130,48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26])" office:value-type="float" office:value="130.48" calcext:value-type="float">
            <text:p>130,48</text:p>
          </table:table-cell>
          <table:table-cell table:number-columns-repeated="16378"/>
        </table:table-row>
        <table:table-row table:style-name="ro1">
          <table:table-cell table:style-name="ce408"/>
          <table:table-cell table:style-name="ce415" table:number-columns-repeated="4"/>
          <table:table-cell table:style-name="ce422"/>
          <table:table-cell table:number-columns-repeated="16378"/>
        </table:table-row>
        <table:table-row table:style-name="ro1">
          <table:table-cell table:style-name="ce409" office:value-type="string" calcext:value-type="string">
            <text:p>стены 2 этаж и выше</text:p>
          </table:table-cell>
          <table:table-cell table:style-name="ce413" table:number-columns-repeated="4"/>
          <table:table-cell table:style-name="ce424"/>
          <table:table-cell table:number-columns-repeated="16378"/>
        </table:table-row>
        <table:table-row table:style-name="ro1">
          <table:table-cell table:style-name="ce406" office:value-type="string" calcext:value-type="string">
            <text:p>Тип стены</text:p>
          </table:table-cell>
          <table:table-cell table:style-name="ce349" office:value-type="string" calcext:value-type="string">
            <text:p>длина, м</text:p>
          </table:table-cell>
          <table:table-cell table:style-name="ce349" office:value-type="string" calcext:value-type="string">
            <text:p>высота, м</text:p>
          </table:table-cell>
          <table:table-cell table:style-name="ce349" office:value-type="string" calcext:value-type="string">
            <text:p>площадь, кв. м</text:p>
          </table:table-cell>
          <table:table-cell table:style-name="ce349" office:value-type="string" calcext:value-type="string">
            <text:p>минус_окна_двери, кв. м</text:p>
          </table:table-cell>
          <table:table-cell table:style-name="ce423" office:value-type="string" calcext:value-type="string">
            <text:p>итого стены, кв. м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стена_Тип_2_С1</text:p>
          </table:table-cell>
          <table:table-cell table:style-name="ce288" table:formula="of:=[.B26]" office:value-type="float" office:value="62.2" calcext:value-type="float">
            <text:p>62,2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31]*[.C31]" office:value-type="float" office:value="186.6" calcext:value-type="float">
            <text:p>186,6</text:p>
          </table:table-cell>
          <table:table-cell table:style-name="ce288" table:formula="of:=[.F12]+[.F13]+[.F14]" office:value-type="float" office:value="56" calcext:value-type="float">
            <text:p>56</text:p>
          </table:table-cell>
          <table:table-cell table:style-name="ce363" table:formula="of:=[.D31]-[.E31]" office:value-type="float" office:value="130.6" calcext:value-type="float">
            <text:p>130,6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31])" office:value-type="float" office:value="130.6" calcext:value-type="float">
            <text:p>130,6</text:p>
          </table:table-cell>
          <table:table-cell table:number-columns-repeated="16378"/>
        </table:table-row>
        <table:table-row table:style-name="ro1">
          <table:table-cell table:style-name="ce410"/>
          <table:table-cell table:style-name="ce416" table:number-columns-repeated="4"/>
          <table:table-cell table:style-name="ce425"/>
          <table:table-cell table:number-columns-repeated="16378"/>
        </table:table-row>
        <table:table-row table:style-name="ro1">
          <table:table-cell table:style-name="ce334" table:number-columns-repeated="6"/>
          <table:table-cell table:number-columns-repeated="16378"/>
        </table:table-row>
        <table:table-row table:style-name="ro1">
          <table:table-cell table:style-name="ce335" table:number-columns-repeated="6"/>
          <table:table-cell table:number-columns-repeated="16378"/>
        </table:table-row>
        <table:table-row table:style-name="ro1">
          <table:table-cell table:style-name="ce403" office:value-type="string" calcext:value-type="string" table:number-columns-spanned="6" table:number-rows-spanned="1">
            <text:p>Тип_2(4 кв) промежуточный</text:p>
          </table:table-cell>
          <table:covered-table-cell table:number-columns-repeated="4" table:style-name="ce412"/>
          <table:covered-table-cell table:style-name="ce418"/>
          <table:table-cell table:number-columns-repeated="16378"/>
        </table:table-row>
        <table:table-row table:style-name="ro1">
          <table:table-cell table:style-name="ce409" office:value-type="string" calcext:value-type="string">
            <text:p>окна</text:p>
          </table:table-cell>
          <table:table-cell table:style-name="ce413" table:number-columns-repeated="4"/>
          <table:table-cell table:style-name="ce419"/>
          <table:table-cell table:number-columns-repeated="16378"/>
        </table:table-row>
        <table:table-row table:style-name="ro1">
          <table:table-cell table:style-name="ce406" office:value-type="string" calcext:value-type="string">
            <text:p>Тип окна</text:p>
          </table:table-cell>
          <table:table-cell table:style-name="ce299" office:value-type="string" calcext:value-type="string">
            <text:p>ширина, м</text:p>
          </table:table-cell>
          <table:table-cell table:style-name="ce299" office:value-type="string" calcext:value-type="string">
            <text:p>высота, м</text:p>
          </table:table-cell>
          <table:table-cell table:style-name="ce299" office:value-type="string" calcext:value-type="string">
            <text:p>площадь, кв. м</text:p>
          </table:table-cell>
          <table:table-cell table:style-name="ce299" office:value-type="string" calcext:value-type="string">
            <text:p>кол-во, ед</text:p>
          </table:table-cell>
          <table:table-cell table:style-name="ce426" office:value-type="string" calcext:value-type="string">
            <text:p>всего, кв. м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2_О1</text:p>
          </table:table-cell>
          <table:table-cell table:style-name="ce299" office:value-type="float" office:value="1.2" calcext:value-type="float">
            <text:p>1,2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39]*[.C39]" office:value-type="float" office:value="2.4" calcext:value-type="float">
            <text:p>2,4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39]*[.E39]" office:value-type="float" office:value="2.4" calcext:value-type="float">
            <text:p>2,4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2_О2</text:p>
          </table:table-cell>
          <table:table-cell table:style-name="ce288" office:value-type="float" office:value="2.4" calcext:value-type="float">
            <text:p>2,4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40]*[.C40]" office:value-type="float" office:value="4.8" calcext:value-type="float">
            <text:p>4,8</text:p>
          </table:table-cell>
          <table:table-cell table:style-name="ce288" office:value-type="float" office:value="8" calcext:value-type="float">
            <text:p>8</text:p>
          </table:table-cell>
          <table:table-cell table:style-name="ce363" table:formula="of:=[.D40]*[.E40]" office:value-type="float" office:value="38.4" calcext:value-type="float">
            <text:p>38,4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2_О3</text:p>
          </table:table-cell>
          <table:table-cell table:style-name="ce288" office:value-type="float" office:value="1.9" calcext:value-type="float">
            <text:p>1,9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41]*[.C41]" office:value-type="float" office:value="3.8" calcext:value-type="float">
            <text:p>3,8</text:p>
          </table:table-cell>
          <table:table-cell table:style-name="ce288" office:value-type="float" office:value="4" calcext:value-type="float">
            <text:p>4</text:p>
          </table:table-cell>
          <table:table-cell table:style-name="ce363" table:formula="of:=[.D41]*[.E41]" office:value-type="float" office:value="15.2" calcext:value-type="float">
            <text:p>15,2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2_М1</text:p>
          </table:table-cell>
          <table:table-cell table:style-name="ce288" office:value-type="float" office:value="2.79" calcext:value-type="float">
            <text:p>2,79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42]*[.C42]" office:value-type="float" office:value="8.37" calcext:value-type="float">
            <text:p>8,37</text:p>
          </table:table-cell>
          <table:table-cell table:style-name="ce288" office:value-type="float" office:value="2" calcext:value-type="float">
            <text:p>2</text:p>
          </table:table-cell>
          <table:table-cell table:style-name="ce363" table:formula="of:=[.D42]*[.E42]" office:value-type="float" office:value="16.74" calcext:value-type="float">
            <text:p>16,74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2_М2</text:p>
          </table:table-cell>
          <table:table-cell table:style-name="ce288" office:value-type="float" office:value="2.99" calcext:value-type="float">
            <text:p>2,99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43]*[.C43]" office:value-type="float" office:value="8.97" calcext:value-type="float">
            <text:p>8,97</text:p>
          </table:table-cell>
          <table:table-cell table:style-name="ce288" office:value-type="float" office:value="2" calcext:value-type="float">
            <text:p>2</text:p>
          </table:table-cell>
          <table:table-cell table:style-name="ce363" table:formula="of:=[.D43]*[.E43]" office:value-type="float" office:value="17.94" calcext:value-type="float">
            <text:p>17,94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39:.F43])" office:value-type="float" office:value="90.68" calcext:value-type="float">
            <text:p>90,68</text:p>
          </table:table-cell>
          <table:table-cell table:number-columns-repeated="16378"/>
        </table:table-row>
        <table:table-row table:style-name="ro1">
          <table:table-cell table:style-name="ce408"/>
          <table:table-cell table:style-name="ce415" table:number-columns-repeated="4"/>
          <table:table-cell table:style-name="ce422"/>
          <table:table-cell table:number-columns-repeated="16378"/>
        </table:table-row>
        <table:table-row table:style-name="ro1">
          <table:table-cell table:style-name="ce409" office:value-type="string" calcext:value-type="string">
            <text:p>двери</text:p>
          </table:table-cell>
          <table:table-cell table:style-name="ce413" table:number-columns-repeated="4"/>
          <table:table-cell table:style-name="ce419"/>
          <table:table-cell table:number-columns-repeated="16378"/>
        </table:table-row>
        <table:table-row table:style-name="ro1">
          <table:table-cell table:style-name="ce406" office:value-type="string" calcext:value-type="string">
            <text:p>Тип двери</text:p>
          </table:table-cell>
          <table:table-cell table:style-name="ce349" office:value-type="string" calcext:value-type="string">
            <text:p>ширина, м</text:p>
          </table:table-cell>
          <table:table-cell table:style-name="ce349" office:value-type="string" calcext:value-type="string">
            <text:p>высота, м</text:p>
          </table:table-cell>
          <table:table-cell table:style-name="ce349" office:value-type="string" calcext:value-type="string">
            <text:p>площадь, кв. м</text:p>
          </table:table-cell>
          <table:table-cell table:style-name="ce349" office:value-type="string" calcext:value-type="string">
            <text:p>кол-во, ед</text:p>
          </table:table-cell>
          <table:table-cell table:style-name="ce423" office:value-type="string" calcext:value-type="string">
            <text:p>всего, кв. м</text:p>
          </table:table-cell>
          <table:table-cell table:number-columns-repeated="16378"/>
        </table:table-row>
        <table:table-row table:style-name="ro1">
          <table:table-cell table:style-name="ce411" office:value-type="string" calcext:value-type="string">
            <text:p>дверь_Тип_2_Д1</text:p>
          </table:table-cell>
          <table:table-cell table:style-name="ce299" office:value-type="float" office:value="1.2" calcext:value-type="float">
            <text:p>1,2</text:p>
          </table:table-cell>
          <table:table-cell table:style-name="ce288" office:value-type="float" office:value="2.1" calcext:value-type="float">
            <text:p>2,1</text:p>
          </table:table-cell>
          <table:table-cell table:style-name="ce288" table:formula="of:=[.B48]*[.C48]" office:value-type="float" office:value="2.52" calcext:value-type="float">
            <text:p>2,52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48]*[.E48]" office:value-type="float" office:value="2.52" calcext:value-type="float">
            <text:p>2,52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48:.F48])" office:value-type="float" office:value="2.52" calcext:value-type="float">
            <text:p>2,52</text:p>
          </table:table-cell>
          <table:table-cell table:number-columns-repeated="16378"/>
        </table:table-row>
        <table:table-row table:style-name="ro1">
          <table:table-cell table:style-name="ce408"/>
          <table:table-cell table:style-name="ce415" table:number-columns-repeated="4"/>
          <table:table-cell table:style-name="ce422"/>
          <table:table-cell table:number-columns-repeated="16378"/>
        </table:table-row>
        <table:table-row table:style-name="ro1">
          <table:table-cell table:style-name="ce409" office:value-type="string" calcext:value-type="string">
            <text:p>стены 1 этаж</text:p>
          </table:table-cell>
          <table:table-cell table:style-name="ce413" table:number-columns-repeated="4"/>
          <table:table-cell table:style-name="ce424"/>
          <table:table-cell table:number-columns-repeated="16378"/>
        </table:table-row>
        <table:table-row table:style-name="ro1">
          <table:table-cell table:style-name="ce406" office:value-type="string" calcext:value-type="string">
            <text:p>Тип стены</text:p>
          </table:table-cell>
          <table:table-cell table:style-name="ce349" office:value-type="string" calcext:value-type="string">
            <text:p>длина, м</text:p>
          </table:table-cell>
          <table:table-cell table:style-name="ce349" office:value-type="string" calcext:value-type="string">
            <text:p>высота, м</text:p>
          </table:table-cell>
          <table:table-cell table:style-name="ce349" office:value-type="string" calcext:value-type="string">
            <text:p>площадь, кв. м</text:p>
          </table:table-cell>
          <table:table-cell table:style-name="ce349" office:value-type="string" calcext:value-type="string">
            <text:p>минус_окна_двери, кв. м</text:p>
          </table:table-cell>
          <table:table-cell table:style-name="ce423" office:value-type="string" calcext:value-type="string">
            <text:p>итого стены, кв. м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стена_Тип_2_С1</text:p>
          </table:table-cell>
          <table:table-cell table:style-name="ce288" table:formula="of:=23.62*2" office:value-type="float" office:value="47.24" calcext:value-type="float">
            <text:p>47,24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53]*[.C53]" office:value-type="float" office:value="141.72" calcext:value-type="float">
            <text:p>141,72</text:p>
          </table:table-cell>
          <table:table-cell table:style-name="ce288" table:formula="of:=[.F40]+[.F41]+[.F49]" office:value-type="float" office:value="56.12" calcext:value-type="float">
            <text:p>56,12</text:p>
          </table:table-cell>
          <table:table-cell table:style-name="ce363" table:formula="of:=[.D53]-[.E53]" office:value-type="float" office:value="85.6" calcext:value-type="float">
            <text:p>85,6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53])" office:value-type="float" office:value="85.6" calcext:value-type="float">
            <text:p>85,6</text:p>
          </table:table-cell>
          <table:table-cell table:number-columns-repeated="16378"/>
        </table:table-row>
        <table:table-row table:style-name="ro1">
          <table:table-cell table:style-name="ce408"/>
          <table:table-cell table:style-name="ce415" table:number-columns-repeated="4"/>
          <table:table-cell table:style-name="ce422"/>
          <table:table-cell table:number-columns-repeated="16378"/>
        </table:table-row>
        <table:table-row table:style-name="ro1">
          <table:table-cell table:style-name="ce409" office:value-type="string" calcext:value-type="string">
            <text:p>стены 2 этаж и выше</text:p>
          </table:table-cell>
          <table:table-cell table:style-name="ce413" table:number-columns-repeated="4"/>
          <table:table-cell table:style-name="ce424"/>
          <table:table-cell table:number-columns-repeated="16378"/>
        </table:table-row>
        <table:table-row table:style-name="ro1">
          <table:table-cell table:style-name="ce406" office:value-type="string" calcext:value-type="string">
            <text:p>Тип стены</text:p>
          </table:table-cell>
          <table:table-cell table:style-name="ce349" office:value-type="string" calcext:value-type="string">
            <text:p>длина, м</text:p>
          </table:table-cell>
          <table:table-cell table:style-name="ce349" office:value-type="string" calcext:value-type="string">
            <text:p>высота, м</text:p>
          </table:table-cell>
          <table:table-cell table:style-name="ce349" office:value-type="string" calcext:value-type="string">
            <text:p>площадь, кв. м</text:p>
          </table:table-cell>
          <table:table-cell table:style-name="ce349" office:value-type="string" calcext:value-type="string">
            <text:p>минус_окна_двери, кв. м</text:p>
          </table:table-cell>
          <table:table-cell table:style-name="ce423" office:value-type="string" calcext:value-type="string">
            <text:p>итого стены, кв. м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стена_Тип_2_С1</text:p>
          </table:table-cell>
          <table:table-cell table:style-name="ce288" table:formula="of:=[.B53]" office:value-type="float" office:value="47.24" calcext:value-type="float">
            <text:p>47,24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58]*[.C58]" office:value-type="float" office:value="141.72" calcext:value-type="float">
            <text:p>141,72</text:p>
          </table:table-cell>
          <table:table-cell table:style-name="ce288" table:formula="of:=[.F39]+[.F40]+[.F41]" office:value-type="float" office:value="56" calcext:value-type="float">
            <text:p>56</text:p>
          </table:table-cell>
          <table:table-cell table:style-name="ce363" table:formula="of:=[.D58]-[.E58]" office:value-type="float" office:value="85.72" calcext:value-type="float">
            <text:p>85,72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58])" office:value-type="float" office:value="85.72" calcext:value-type="float">
            <text:p>85,72</text:p>
          </table:table-cell>
          <table:table-cell table:number-columns-repeated="16378"/>
        </table:table-row>
        <table:table-row table:style-name="ro1">
          <table:table-cell table:style-name="ce410"/>
          <table:table-cell table:style-name="ce416" table:number-columns-repeated="4"/>
          <table:table-cell table:style-name="ce425"/>
          <table:table-cell table:number-columns-repeated="16378"/>
        </table:table-row>
        <table:table-row table:style-name="ro1">
          <table:table-cell table:style-name="ce334" table:number-columns-repeated="6"/>
          <table:table-cell table:number-columns-repeated="16378"/>
        </table:table-row>
        <table:table-row table:style-name="ro1">
          <table:table-cell table:style-name="ce427" office:value-type="string" calcext:value-type="string">
            <text:p>перекрытия</text:p>
          </table:table-cell>
          <table:table-cell table:style-name="ce333" office:value-type="float" office:value="353.3" calcext:value-type="float">
            <text:p>353,3</text:p>
          </table:table-cell>
          <table:table-cell table:style-name="ce333" table:number-columns-repeated="4"/>
          <table:table-cell table:number-columns-repeated="16378"/>
        </table:table-row>
        <table:table-row table:style-name="ro3" table:number-rows-repeated="1048513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У_1тип(3кв)" table:style-name="ta17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7" table:number-columns-repeated="16381" table:default-cell-style-name="Default"/>
        <table:table-row table:style-name="ro1">
          <table:table-cell table:style-name="ce291" office:value-type="string" calcext:value-type="string">
            <text:p>Тип квартиры</text:p>
          </table:table-cell>
          <table:table-cell table:style-name="ce291" office:value-type="string" calcext:value-type="string">
            <text:p>ед. изм</text:p>
          </table:table-cell>
          <table:table-cell table:style-name="ce291" office:value-type="string" calcext:value-type="string">
            <text:p>Площадь</text:p>
          </table:table-cell>
          <table:table-cell table:number-columns-repeated="16381"/>
        </table:table-row>
        <table:table-row table:style-name="ro1">
          <table:table-cell table:style-name="ce291" office:value-type="string" calcext:value-type="string">
            <text:p>2 комнатная</text:p>
          </table:table-cell>
          <table:table-cell table:style-name="ce291" office:value-type="string" calcext:value-type="string">
            <text:p>кв. м.</text:p>
          </table:table-cell>
          <table:table-cell table:style-name="ce291" office:value-type="float" office:value="71.9" calcext:value-type="float">
            <text:p>71,9</text:p>
          </table:table-cell>
          <table:table-cell table:number-columns-repeated="16381"/>
        </table:table-row>
        <table:table-row table:style-name="ro1">
          <table:table-cell table:style-name="ce291" office:value-type="string" calcext:value-type="string">
            <text:p>3 комнатная</text:p>
          </table:table-cell>
          <table:table-cell table:style-name="ce291" office:value-type="string" calcext:value-type="string">
            <text:p>кв. м.</text:p>
          </table:table-cell>
          <table:table-cell table:style-name="ce291" office:value-type="float" office:value="82.5" calcext:value-type="float">
            <text:p>82,5</text:p>
          </table:table-cell>
          <table:table-cell table:number-columns-repeated="16381"/>
        </table:table-row>
        <table:table-row table:style-name="ro1">
          <table:table-cell table:style-name="ce291" office:value-type="string" calcext:value-type="string">
            <text:p>3 комнатная</text:p>
          </table:table-cell>
          <table:table-cell table:style-name="ce291" office:value-type="string" calcext:value-type="string">
            <text:p>кв. м.</text:p>
          </table:table-cell>
          <table:table-cell table:style-name="ce291" office:value-type="float" office:value="99.4" calcext:value-type="float">
            <text:p>99,4</text:p>
          </table:table-cell>
          <table:table-cell table:number-columns-repeated="16381"/>
        </table:table-row>
        <table:table-row table:style-name="ro1">
          <table:table-cell table:style-name="ce372" office:value-type="string" calcext:value-type="string">
            <text:p>ИТОГО</text:p>
          </table:table-cell>
          <table:table-cell table:style-name="ce372" office:value-type="string" calcext:value-type="string">
            <text:p>кв. м.</text:p>
          </table:table-cell>
          <table:table-cell table:style-name="ce372" table:formula="of:=SUM([.C2:.C4])" office:value-type="float" office:value="253.8" calcext:value-type="float">
            <text:p>253,8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403" office:value-type="string" calcext:value-type="string" table:number-columns-spanned="6" table:number-rows-spanned="1">
            <text:p>У_Тип_1(3 кв) - концевой</text:p>
          </table:table-cell>
          <table:covered-table-cell table:number-columns-repeated="4" table:style-name="ce412"/>
          <table:covered-table-cell table:style-name="ce418"/>
          <table:table-cell table:number-columns-repeated="16378"/>
        </table:table-row>
        <table:table-row table:style-name="ro1">
          <table:table-cell table:style-name="ce404" office:value-type="string" calcext:value-type="string">
            <text:p>окна</text:p>
          </table:table-cell>
          <table:table-cell table:style-name="ce413" table:number-columns-repeated="4"/>
          <table:table-cell table:style-name="ce419"/>
          <table:table-cell table:number-columns-repeated="16378"/>
        </table:table-row>
        <table:table-row table:style-name="ro1">
          <table:table-cell table:style-name="ce405" office:value-type="string" calcext:value-type="string">
            <text:p>Тип окна</text:p>
          </table:table-cell>
          <table:table-cell table:style-name="ce291" office:value-type="string" calcext:value-type="string">
            <text:p>ширина, м</text:p>
          </table:table-cell>
          <table:table-cell table:style-name="ce291" office:value-type="string" calcext:value-type="string">
            <text:p>высота, м</text:p>
          </table:table-cell>
          <table:table-cell table:style-name="ce291" office:value-type="string" calcext:value-type="string">
            <text:p>площадь, кв. м</text:p>
          </table:table-cell>
          <table:table-cell table:style-name="ce291" office:value-type="string" calcext:value-type="string">
            <text:p>кол-во, ед</text:p>
          </table:table-cell>
          <table:table-cell table:style-name="ce420" office:value-type="string" calcext:value-type="string">
            <text:p>всего, кв. м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3_О1</text:p>
          </table:table-cell>
          <table:table-cell table:number-columns-repeated="2" table:style-name="ce288" office:value-type="float" office:value="2" calcext:value-type="float">
            <text:p>2</text:p>
          </table:table-cell>
          <table:table-cell table:style-name="ce288" table:formula="of:=[.B11]*[.C11]" office:value-type="float" office:value="4" calcext:value-type="float">
            <text:p>4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11]*[.E11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3_О2</text:p>
          </table:table-cell>
          <table:table-cell table:style-name="ce288" office:value-type="float" office:value="2.2" calcext:value-type="float">
            <text:p>2,2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12]*[.C12]" office:value-type="float" office:value="4.4" calcext:value-type="float">
            <text:p>4,4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12]*[.E12]" office:value-type="float" office:value="4.4" calcext:value-type="float">
            <text:p>4,4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3_О3</text:p>
          </table:table-cell>
          <table:table-cell table:style-name="ce288" office:value-type="float" office:value="2.23" calcext:value-type="float">
            <text:p>2,23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13]*[.C13]" office:value-type="float" office:value="4.46" calcext:value-type="float">
            <text:p>4,46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13]*[.E13]" office:value-type="float" office:value="4.46" calcext:value-type="float">
            <text:p>4,46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3_О4</text:p>
          </table:table-cell>
          <table:table-cell table:style-name="ce288" office:value-type="float" office:value="2.4" calcext:value-type="float">
            <text:p>2,4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14]*[.C14]" office:value-type="float" office:value="4.8" calcext:value-type="float">
            <text:p>4,8</text:p>
          </table:table-cell>
          <table:table-cell table:style-name="ce288" office:value-type="float" office:value="6" calcext:value-type="float">
            <text:p>6</text:p>
          </table:table-cell>
          <table:table-cell table:style-name="ce363" table:formula="of:=[.D14]*[.E14]" office:value-type="float" office:value="28.8" calcext:value-type="float">
            <text:p>28,8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3_О5</text:p>
          </table:table-cell>
          <table:table-cell table:style-name="ce288" office:value-type="float" office:value="1.76" calcext:value-type="float">
            <text:p>1,76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15]*[.C15]" office:value-type="float" office:value="3.52" calcext:value-type="float">
            <text:p>3,52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15]*[.E15]" office:value-type="float" office:value="3.52" calcext:value-type="float">
            <text:p>3,52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3_О6</text:p>
          </table:table-cell>
          <table:table-cell table:style-name="ce288" office:value-type="float" office:value="1.89" calcext:value-type="float">
            <text:p>1,89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16]*[.C16]" office:value-type="float" office:value="3.78" calcext:value-type="float">
            <text:p>3,78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16]*[.E16]" office:value-type="float" office:value="3.78" calcext:value-type="float">
            <text:p>3,78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3_М1</text:p>
          </table:table-cell>
          <table:table-cell table:style-name="ce288" office:value-type="float" office:value="3.27" calcext:value-type="float">
            <text:p>3,27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17]*[.C17]" office:value-type="float" office:value="9.81" calcext:value-type="float">
            <text:p>9,81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17]*[.E17]" office:value-type="float" office:value="9.81" calcext:value-type="float">
            <text:p>9,81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3_М2</text:p>
          </table:table-cell>
          <table:table-cell table:style-name="ce288" office:value-type="float" office:value="2.87" calcext:value-type="float">
            <text:p>2,87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18]*[.C18]" office:value-type="float" office:value="8.61" calcext:value-type="float">
            <text:p>8,61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18]*[.E18]" office:value-type="float" office:value="8.61" calcext:value-type="float">
            <text:p>8,61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3_М3</text:p>
          </table:table-cell>
          <table:table-cell table:style-name="ce288" office:value-type="float" office:value="4" calcext:value-type="float">
            <text:p>4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19]*[.C19]" office:value-type="float" office:value="12" calcext:value-type="float">
            <text:p>12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19]*[.E19]" office:value-type="float" office:value="12" calcext:value-type="float">
            <text:p>12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11:.F19])" office:value-type="float" office:value="79.38" calcext:value-type="float">
            <text:p>79,38</text:p>
          </table:table-cell>
          <table:table-cell table:number-columns-repeated="16378"/>
        </table:table-row>
        <table:table-row table:style-name="ro1">
          <table:table-cell table:style-name="ce408"/>
          <table:table-cell table:style-name="ce415" table:number-columns-repeated="4"/>
          <table:table-cell table:style-name="ce422"/>
          <table:table-cell table:number-columns-repeated="16378"/>
        </table:table-row>
        <table:table-row table:style-name="ro1">
          <table:table-cell table:style-name="ce404" office:value-type="string" calcext:value-type="string">
            <text:p>двери</text:p>
          </table:table-cell>
          <table:table-cell table:style-name="ce413" table:number-columns-repeated="4"/>
          <table:table-cell table:style-name="ce419"/>
          <table:table-cell table:number-columns-repeated="16378"/>
        </table:table-row>
        <table:table-row table:style-name="ro1">
          <table:table-cell table:style-name="ce406" office:value-type="string" calcext:value-type="string">
            <text:p>Тип двери</text:p>
          </table:table-cell>
          <table:table-cell table:style-name="ce349" office:value-type="string" calcext:value-type="string">
            <text:p>ширина, м</text:p>
          </table:table-cell>
          <table:table-cell table:style-name="ce349" office:value-type="string" calcext:value-type="string">
            <text:p>высота, м</text:p>
          </table:table-cell>
          <table:table-cell table:style-name="ce349" office:value-type="string" calcext:value-type="string">
            <text:p>площадь, кв. м</text:p>
          </table:table-cell>
          <table:table-cell table:style-name="ce349" office:value-type="string" calcext:value-type="string">
            <text:p>кол-во, ед</text:p>
          </table:table-cell>
          <table:table-cell table:style-name="ce423" office:value-type="string" calcext:value-type="string">
            <text:p>всего, кв. м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дверь_Тип_1_Д1</text:p>
          </table:table-cell>
          <table:table-cell table:style-name="ce299" office:value-type="float" office:value="1.2" calcext:value-type="float">
            <text:p>1,2</text:p>
          </table:table-cell>
          <table:table-cell table:style-name="ce288" office:value-type="float" office:value="2.1" calcext:value-type="float">
            <text:p>2,1</text:p>
          </table:table-cell>
          <table:table-cell table:style-name="ce288" table:formula="of:=[.B24]*[.C24]" office:value-type="float" office:value="2.52" calcext:value-type="float">
            <text:p>2,52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24]*[.E24]" office:value-type="float" office:value="2.52" calcext:value-type="float">
            <text:p>2,52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24:.F24])" office:value-type="float" office:value="2.52" calcext:value-type="float">
            <text:p>2,52</text:p>
          </table:table-cell>
          <table:table-cell table:number-columns-repeated="16378"/>
        </table:table-row>
        <table:table-row table:style-name="ro1">
          <table:table-cell table:style-name="ce408"/>
          <table:table-cell table:style-name="ce415" table:number-columns-repeated="4"/>
          <table:table-cell table:style-name="ce422"/>
          <table:table-cell table:number-columns-repeated="16378"/>
        </table:table-row>
        <table:table-row table:style-name="ro1">
          <table:table-cell table:style-name="ce409" office:value-type="string" calcext:value-type="string">
            <text:p>стены 1 этаж</text:p>
          </table:table-cell>
          <table:table-cell table:style-name="ce413" table:number-columns-repeated="4"/>
          <table:table-cell table:style-name="ce424"/>
          <table:table-cell table:number-columns-repeated="16378"/>
        </table:table-row>
        <table:table-row table:style-name="ro1">
          <table:table-cell table:style-name="ce406" office:value-type="string" calcext:value-type="string">
            <text:p>Тип стены</text:p>
          </table:table-cell>
          <table:table-cell table:style-name="ce349" office:value-type="string" calcext:value-type="string">
            <text:p>длина, м</text:p>
          </table:table-cell>
          <table:table-cell table:style-name="ce291" office:value-type="string" calcext:value-type="string">
            <text:p>высота, м</text:p>
          </table:table-cell>
          <table:table-cell table:style-name="ce291" office:value-type="string" calcext:value-type="string">
            <text:p>площадь, кв. м</text:p>
          </table:table-cell>
          <table:table-cell table:style-name="ce291" office:value-type="string" calcext:value-type="string">
            <text:p>минус_окна_двери, кв. м</text:p>
          </table:table-cell>
          <table:table-cell table:style-name="ce420" office:value-type="string" calcext:value-type="string">
            <text:p>итого стены, кв. м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стена_Тип_1_С1</text:p>
          </table:table-cell>
          <table:table-cell table:style-name="ce288" table:formula="of:=39.6+11.9+12.66" office:value-type="float" office:value="64.16" calcext:value-type="float">
            <text:p>64,16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29]*[.C29]" office:value-type="float" office:value="192.48" calcext:value-type="float">
            <text:p>192,48</text:p>
          </table:table-cell>
          <table:table-cell table:style-name="ce288" table:formula="of:=[.F11]+[.F13]+[.F14]+[.F15]+[.F16]+[.F25]" office:value-type="float" office:value="47.08" calcext:value-type="float">
            <text:p>47,08</text:p>
          </table:table-cell>
          <table:table-cell table:style-name="ce363" table:formula="of:=[.D29]-[.E29]" office:value-type="float" office:value="145.4" calcext:value-type="float">
            <text:p>145,4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29])" office:value-type="float" office:value="145.4" calcext:value-type="float">
            <text:p>145,4</text:p>
          </table:table-cell>
          <table:table-cell table:number-columns-repeated="16378"/>
        </table:table-row>
        <table:table-row table:style-name="ro1">
          <table:table-cell table:style-name="ce408"/>
          <table:table-cell table:style-name="ce415" table:number-columns-repeated="4"/>
          <table:table-cell table:style-name="ce422"/>
          <table:table-cell table:number-columns-repeated="16378"/>
        </table:table-row>
        <table:table-row table:style-name="ro1">
          <table:table-cell table:style-name="ce409" office:value-type="string" calcext:value-type="string">
            <text:p>стены 2 этаж и выше</text:p>
          </table:table-cell>
          <table:table-cell table:style-name="ce413" table:number-columns-repeated="4"/>
          <table:table-cell table:style-name="ce424"/>
          <table:table-cell table:number-columns-repeated="16378"/>
        </table:table-row>
        <table:table-row table:style-name="ro1">
          <table:table-cell table:style-name="ce406" office:value-type="string" calcext:value-type="string">
            <text:p>Тип стены</text:p>
          </table:table-cell>
          <table:table-cell table:style-name="ce349" office:value-type="string" calcext:value-type="string">
            <text:p>длина, м</text:p>
          </table:table-cell>
          <table:table-cell table:style-name="ce349" office:value-type="string" calcext:value-type="string">
            <text:p>высота, м</text:p>
          </table:table-cell>
          <table:table-cell table:style-name="ce349" office:value-type="string" calcext:value-type="string">
            <text:p>площадь, кв. м</text:p>
          </table:table-cell>
          <table:table-cell table:style-name="ce349" office:value-type="string" calcext:value-type="string">
            <text:p>минус_окна_двери, кв. м</text:p>
          </table:table-cell>
          <table:table-cell table:style-name="ce423" office:value-type="string" calcext:value-type="string">
            <text:p>итого стены, кв. м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стена_Тип_1_С1</text:p>
          </table:table-cell>
          <table:table-cell table:style-name="ce288" table:formula="of:=[.B29]" office:value-type="float" office:value="64.16" calcext:value-type="float">
            <text:p>64,16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34]*[.C34]" office:value-type="float" office:value="192.48" calcext:value-type="float">
            <text:p>192,48</text:p>
          </table:table-cell>
          <table:table-cell table:style-name="ce288" table:formula="of:=SUM([.F11:.F16])" office:value-type="float" office:value="48.96" calcext:value-type="float">
            <text:p>48,96</text:p>
          </table:table-cell>
          <table:table-cell table:style-name="ce363" table:formula="of:=[.D34]-[.E34]" office:value-type="float" office:value="143.52" calcext:value-type="float">
            <text:p>143,52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34])" office:value-type="float" office:value="143.52" calcext:value-type="float">
            <text:p>143,52</text:p>
          </table:table-cell>
          <table:table-cell table:number-columns-repeated="16378"/>
        </table:table-row>
        <table:table-row table:style-name="ro1">
          <table:table-cell table:style-name="ce410"/>
          <table:table-cell table:style-name="ce416" table:number-columns-repeated="4"/>
          <table:table-cell table:style-name="ce425"/>
          <table:table-cell table:number-columns-repeated="16378"/>
        </table:table-row>
        <table:table-row table:style-name="ro1">
          <table:table-cell table:style-name="ce428" table:number-columns-repeated="6"/>
          <table:table-cell table:number-columns-repeated="16378"/>
        </table:table-row>
        <table:table-row table:style-name="ro1">
          <table:table-cell table:style-name="ce403" office:value-type="string" calcext:value-type="string" table:number-columns-spanned="6" table:number-rows-spanned="1">
            <text:p>У_Тип_1(3 кв) - промежуточный</text:p>
          </table:table-cell>
          <table:covered-table-cell table:number-columns-repeated="4" table:style-name="ce412"/>
          <table:covered-table-cell table:style-name="ce418"/>
          <table:table-cell table:number-columns-repeated="16378"/>
        </table:table-row>
        <table:table-row table:style-name="ro1">
          <table:table-cell table:style-name="ce404" office:value-type="string" calcext:value-type="string">
            <text:p>окна</text:p>
          </table:table-cell>
          <table:table-cell table:style-name="ce413" table:number-columns-repeated="4"/>
          <table:table-cell table:style-name="ce419"/>
          <table:table-cell table:number-columns-repeated="16378"/>
        </table:table-row>
        <table:table-row table:style-name="ro1">
          <table:table-cell table:style-name="ce405" office:value-type="string" calcext:value-type="string">
            <text:p>Тип окна</text:p>
          </table:table-cell>
          <table:table-cell table:style-name="ce291" office:value-type="string" calcext:value-type="string">
            <text:p>ширина, м</text:p>
          </table:table-cell>
          <table:table-cell table:style-name="ce291" office:value-type="string" calcext:value-type="string">
            <text:p>высота, м</text:p>
          </table:table-cell>
          <table:table-cell table:style-name="ce291" office:value-type="string" calcext:value-type="string">
            <text:p>площадь, кв. м</text:p>
          </table:table-cell>
          <table:table-cell table:style-name="ce291" office:value-type="string" calcext:value-type="string">
            <text:p>кол-во, ед</text:p>
          </table:table-cell>
          <table:table-cell table:style-name="ce420" office:value-type="string" calcext:value-type="string">
            <text:p>всего, кв. м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3_О1</text:p>
          </table:table-cell>
          <table:table-cell table:number-columns-repeated="2" table:style-name="ce288" office:value-type="float" office:value="2" calcext:value-type="float">
            <text:p>2</text:p>
          </table:table-cell>
          <table:table-cell table:style-name="ce288" table:formula="of:=[.B41]*[.C41]" office:value-type="float" office:value="4" calcext:value-type="float">
            <text:p>4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41]*[.E41]"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3_О2</text:p>
          </table:table-cell>
          <table:table-cell table:style-name="ce288" office:value-type="float" office:value="2.2" calcext:value-type="float">
            <text:p>2,2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42]*[.C42]" office:value-type="float" office:value="4.4" calcext:value-type="float">
            <text:p>4,4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42]*[.E42]" office:value-type="float" office:value="4.4" calcext:value-type="float">
            <text:p>4,4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3_О3</text:p>
          </table:table-cell>
          <table:table-cell table:style-name="ce288" office:value-type="float" office:value="2.23" calcext:value-type="float">
            <text:p>2,23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43]*[.C43]" office:value-type="float" office:value="4.46" calcext:value-type="float">
            <text:p>4,46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43]*[.E43]" office:value-type="float" office:value="4.46" calcext:value-type="float">
            <text:p>4,46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3_О4</text:p>
          </table:table-cell>
          <table:table-cell table:style-name="ce288" office:value-type="float" office:value="2.4" calcext:value-type="float">
            <text:p>2,4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44]*[.C44]" office:value-type="float" office:value="4.8" calcext:value-type="float">
            <text:p>4,8</text:p>
          </table:table-cell>
          <table:table-cell table:style-name="ce288" office:value-type="float" office:value="6" calcext:value-type="float">
            <text:p>6</text:p>
          </table:table-cell>
          <table:table-cell table:style-name="ce363" table:formula="of:=[.D44]*[.E44]" office:value-type="float" office:value="28.8" calcext:value-type="float">
            <text:p>28,8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3_О5</text:p>
          </table:table-cell>
          <table:table-cell table:style-name="ce288" office:value-type="float" office:value="1.76" calcext:value-type="float">
            <text:p>1,76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45]*[.C45]" office:value-type="float" office:value="3.52" calcext:value-type="float">
            <text:p>3,52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45]*[.E45]" office:value-type="float" office:value="3.52" calcext:value-type="float">
            <text:p>3,52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3_О6</text:p>
          </table:table-cell>
          <table:table-cell table:style-name="ce288" office:value-type="float" office:value="1.89" calcext:value-type="float">
            <text:p>1,89</text:p>
          </table:table-cell>
          <table:table-cell table:style-name="ce288" office:value-type="float" office:value="2" calcext:value-type="float">
            <text:p>2</text:p>
          </table:table-cell>
          <table:table-cell table:style-name="ce288" table:formula="of:=[.B46]*[.C46]" office:value-type="float" office:value="3.78" calcext:value-type="float">
            <text:p>3,78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46]*[.E46]" office:value-type="float" office:value="3.78" calcext:value-type="float">
            <text:p>3,78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3_М1</text:p>
          </table:table-cell>
          <table:table-cell table:style-name="ce288" office:value-type="float" office:value="3.27" calcext:value-type="float">
            <text:p>3,27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47]*[.C47]" office:value-type="float" office:value="9.81" calcext:value-type="float">
            <text:p>9,81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47]*[.E47]" office:value-type="float" office:value="9.81" calcext:value-type="float">
            <text:p>9,81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3_М2</text:p>
          </table:table-cell>
          <table:table-cell table:style-name="ce288" office:value-type="float" office:value="2.87" calcext:value-type="float">
            <text:p>2,87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48]*[.C48]" office:value-type="float" office:value="8.61" calcext:value-type="float">
            <text:p>8,61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48]*[.E48]" office:value-type="float" office:value="8.61" calcext:value-type="float">
            <text:p>8,61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окно_Тип_3_М3</text:p>
          </table:table-cell>
          <table:table-cell table:style-name="ce288" office:value-type="float" office:value="2.85" calcext:value-type="float">
            <text:p>2,85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49]*[.C49]" office:value-type="float" office:value="8.55" calcext:value-type="float">
            <text:p>8,55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49]*[.E49]" office:value-type="float" office:value="8.55" calcext:value-type="float">
            <text:p>8,55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41:.F49])" office:value-type="float" office:value="75.93" calcext:value-type="float">
            <text:p>75,93</text:p>
          </table:table-cell>
          <table:table-cell table:number-columns-repeated="16378"/>
        </table:table-row>
        <table:table-row table:style-name="ro1">
          <table:table-cell table:style-name="ce408"/>
          <table:table-cell table:style-name="ce415" table:number-columns-repeated="4"/>
          <table:table-cell table:style-name="ce422"/>
          <table:table-cell table:number-columns-repeated="16378"/>
        </table:table-row>
        <table:table-row table:style-name="ro1">
          <table:table-cell table:style-name="ce404" office:value-type="string" calcext:value-type="string">
            <text:p>двери</text:p>
          </table:table-cell>
          <table:table-cell table:style-name="ce413" table:number-columns-repeated="4"/>
          <table:table-cell table:style-name="ce419"/>
          <table:table-cell table:number-columns-repeated="16378"/>
        </table:table-row>
        <table:table-row table:style-name="ro1">
          <table:table-cell table:style-name="ce406" office:value-type="string" calcext:value-type="string">
            <text:p>Тип двери</text:p>
          </table:table-cell>
          <table:table-cell table:style-name="ce349" office:value-type="string" calcext:value-type="string">
            <text:p>ширина, м</text:p>
          </table:table-cell>
          <table:table-cell table:style-name="ce349" office:value-type="string" calcext:value-type="string">
            <text:p>высота, м</text:p>
          </table:table-cell>
          <table:table-cell table:style-name="ce349" office:value-type="string" calcext:value-type="string">
            <text:p>площадь, кв. м</text:p>
          </table:table-cell>
          <table:table-cell table:style-name="ce349" office:value-type="string" calcext:value-type="string">
            <text:p>кол-во, ед</text:p>
          </table:table-cell>
          <table:table-cell table:style-name="ce423" office:value-type="string" calcext:value-type="string">
            <text:p>всего, кв. м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дверь_Тип_1_Д1</text:p>
          </table:table-cell>
          <table:table-cell table:style-name="ce299" office:value-type="float" office:value="1.2" calcext:value-type="float">
            <text:p>1,2</text:p>
          </table:table-cell>
          <table:table-cell table:style-name="ce288" office:value-type="float" office:value="2.1" calcext:value-type="float">
            <text:p>2,1</text:p>
          </table:table-cell>
          <table:table-cell table:style-name="ce288" table:formula="of:=[.B54]*[.C54]" office:value-type="float" office:value="2.52" calcext:value-type="float">
            <text:p>2,52</text:p>
          </table:table-cell>
          <table:table-cell table:style-name="ce288" office:value-type="float" office:value="1" calcext:value-type="float">
            <text:p>1</text:p>
          </table:table-cell>
          <table:table-cell table:style-name="ce363" table:formula="of:=[.D54]*[.E54]" office:value-type="float" office:value="2.52" calcext:value-type="float">
            <text:p>2,52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54:.F54])" office:value-type="float" office:value="2.52" calcext:value-type="float">
            <text:p>2,52</text:p>
          </table:table-cell>
          <table:table-cell table:number-columns-repeated="16378"/>
        </table:table-row>
        <table:table-row table:style-name="ro1">
          <table:table-cell table:style-name="ce408"/>
          <table:table-cell table:style-name="ce415" table:number-columns-repeated="4"/>
          <table:table-cell table:style-name="ce422"/>
          <table:table-cell table:number-columns-repeated="16378"/>
        </table:table-row>
        <table:table-row table:style-name="ro1">
          <table:table-cell table:style-name="ce409" office:value-type="string" calcext:value-type="string">
            <text:p>стены 1 этаж</text:p>
          </table:table-cell>
          <table:table-cell table:style-name="ce413" table:number-columns-repeated="4"/>
          <table:table-cell table:style-name="ce424"/>
          <table:table-cell table:number-columns-repeated="16378"/>
        </table:table-row>
        <table:table-row table:style-name="ro1">
          <table:table-cell table:style-name="ce406" office:value-type="string" calcext:value-type="string">
            <text:p>Тип стены</text:p>
          </table:table-cell>
          <table:table-cell table:style-name="ce349" office:value-type="string" calcext:value-type="string">
            <text:p>длина, м</text:p>
          </table:table-cell>
          <table:table-cell table:style-name="ce291" office:value-type="string" calcext:value-type="string">
            <text:p>высота, м</text:p>
          </table:table-cell>
          <table:table-cell table:style-name="ce291" office:value-type="string" calcext:value-type="string">
            <text:p>площадь, кв. м</text:p>
          </table:table-cell>
          <table:table-cell table:style-name="ce291" office:value-type="string" calcext:value-type="string">
            <text:p>минус_окна_двери, кв. м</text:p>
          </table:table-cell>
          <table:table-cell table:style-name="ce420" office:value-type="string" calcext:value-type="string">
            <text:p>итого стены, кв. м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стена_Тип_1_С1</text:p>
          </table:table-cell>
          <table:table-cell table:style-name="ce288" table:formula="of:=39.6+11.9" office:value-type="float" office:value="51.5" calcext:value-type="float">
            <text:p>51,5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59]*[.C59]" office:value-type="float" office:value="154.5" calcext:value-type="float">
            <text:p>154,5</text:p>
          </table:table-cell>
          <table:table-cell table:style-name="ce288" table:formula="of:=[.E29]" office:value-type="float" office:value="47.08" calcext:value-type="float">
            <text:p>47,08</text:p>
          </table:table-cell>
          <table:table-cell table:style-name="ce363" table:formula="of:=[.D59]-[.E59]" office:value-type="float" office:value="107.42" calcext:value-type="float">
            <text:p>107,42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59])" office:value-type="float" office:value="107.42" calcext:value-type="float">
            <text:p>107,42</text:p>
          </table:table-cell>
          <table:table-cell table:number-columns-repeated="16378"/>
        </table:table-row>
        <table:table-row table:style-name="ro1">
          <table:table-cell table:style-name="ce408"/>
          <table:table-cell table:style-name="ce415" table:number-columns-repeated="4"/>
          <table:table-cell table:style-name="ce422"/>
          <table:table-cell table:number-columns-repeated="16378"/>
        </table:table-row>
        <table:table-row table:style-name="ro1">
          <table:table-cell table:style-name="ce409" office:value-type="string" calcext:value-type="string">
            <text:p>стены 2 этаж и выше</text:p>
          </table:table-cell>
          <table:table-cell table:style-name="ce413" table:number-columns-repeated="4"/>
          <table:table-cell table:style-name="ce424"/>
          <table:table-cell table:number-columns-repeated="16378"/>
        </table:table-row>
        <table:table-row table:style-name="ro1">
          <table:table-cell table:style-name="ce406" office:value-type="string" calcext:value-type="string">
            <text:p>Тип стены</text:p>
          </table:table-cell>
          <table:table-cell table:style-name="ce349" office:value-type="string" calcext:value-type="string">
            <text:p>длина, м</text:p>
          </table:table-cell>
          <table:table-cell table:style-name="ce349" office:value-type="string" calcext:value-type="string">
            <text:p>высота, м</text:p>
          </table:table-cell>
          <table:table-cell table:style-name="ce349" office:value-type="string" calcext:value-type="string">
            <text:p>площадь, кв. м</text:p>
          </table:table-cell>
          <table:table-cell table:style-name="ce349" office:value-type="string" calcext:value-type="string">
            <text:p>минус_окна_двери, кв. м</text:p>
          </table:table-cell>
          <table:table-cell table:style-name="ce423" office:value-type="string" calcext:value-type="string">
            <text:p>итого стены, кв. м</text:p>
          </table:table-cell>
          <table:table-cell table:number-columns-repeated="16378"/>
        </table:table-row>
        <table:table-row table:style-name="ro1">
          <table:table-cell table:style-name="ce406" office:value-type="string" calcext:value-type="string">
            <text:p>стена_Тип_1_С1</text:p>
          </table:table-cell>
          <table:table-cell table:style-name="ce288" table:formula="of:=[.B59]" office:value-type="float" office:value="51.5" calcext:value-type="float">
            <text:p>51,5</text:p>
          </table:table-cell>
          <table:table-cell table:style-name="ce288" office:value-type="float" office:value="3" calcext:value-type="float">
            <text:p>3</text:p>
          </table:table-cell>
          <table:table-cell table:style-name="ce288" table:formula="of:=[.B64]*[.C64]" office:value-type="float" office:value="154.5" calcext:value-type="float">
            <text:p>154,5</text:p>
          </table:table-cell>
          <table:table-cell table:style-name="ce288" table:formula="of:=[.E34]" office:value-type="float" office:value="48.96" calcext:value-type="float">
            <text:p>48,96</text:p>
          </table:table-cell>
          <table:table-cell table:style-name="ce363" table:formula="of:=[.D64]-[.E64]" office:value-type="float" office:value="105.54" calcext:value-type="float">
            <text:p>105,54</text:p>
          </table:table-cell>
          <table:table-cell table:number-columns-repeated="16378"/>
        </table:table-row>
        <table:table-row table:style-name="ro1">
          <table:table-cell table:style-name="ce407" office:value-type="string" calcext:value-type="string" table:number-columns-spanned="5" table:number-rows-spanned="1">
            <text:p>ИТОГО</text:p>
          </table:table-cell>
          <table:covered-table-cell table:number-columns-repeated="3" table:style-name="ce414"/>
          <table:covered-table-cell table:style-name="ce417"/>
          <table:table-cell table:style-name="ce421" table:formula="of:=SUM([.F64])" office:value-type="float" office:value="105.54" calcext:value-type="float">
            <text:p>105,54</text:p>
          </table:table-cell>
          <table:table-cell table:number-columns-repeated="16378"/>
        </table:table-row>
        <table:table-row table:style-name="ro1">
          <table:table-cell table:style-name="ce410"/>
          <table:table-cell table:style-name="ce416" table:number-columns-repeated="4"/>
          <table:table-cell table:style-name="ce425"/>
          <table:table-cell table:number-columns-repeated="16378"/>
        </table:table-row>
        <table:table-row table:style-name="ro1">
          <table:table-cell table:style-name="ce359" table:number-columns-repeated="6"/>
          <table:table-cell table:number-columns-repeated="16378"/>
        </table:table-row>
        <table:table-row table:style-name="ro1">
          <table:table-cell table:style-name="ce333" office:value-type="string" calcext:value-type="string">
            <text:p>перекрытия</text:p>
          </table:table-cell>
          <table:table-cell table:style-name="ce333" office:value-type="float" office:value="355.8" calcext:value-type="float">
            <text:p>355,8</text:p>
          </table:table-cell>
          <table:table-cell table:style-name="ce333" table:number-columns-repeated="4"/>
          <table:table-cell table:number-columns-repeated="16378"/>
        </table:table-row>
        <table:table-row table:style-name="ro3" table:number-rows-repeated="104850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У_2тип(4кв)" table:style-name="ta18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7" table:number-columns-repeated="16381" table:default-cell-style-name="Default"/>
        <table:table-row table:style-name="ro1">
          <table:table-cell table:style-name="ce291" office:value-type="string" calcext:value-type="string">
            <text:p>Тип квартиры</text:p>
          </table:table-cell>
          <table:table-cell table:style-name="ce291" office:value-type="string" calcext:value-type="string">
            <text:p>ед. изм</text:p>
          </table:table-cell>
          <table:table-cell table:style-name="ce291" office:value-type="string" calcext:value-type="string">
            <text:p>Площадь</text:p>
          </table:table-cell>
          <table:table-cell table:number-columns-repeated="16381"/>
        </table:table-row>
        <table:table-row table:style-name="ro1">
          <table:table-cell table:style-name="ce291" office:value-type="string" calcext:value-type="string">
            <text:p>1 комнатная</text:p>
          </table:table-cell>
          <table:table-cell table:style-name="ce291" office:value-type="string" calcext:value-type="string">
            <text:p>кв. м.</text:p>
          </table:table-cell>
          <table:table-cell table:style-name="ce291" office:value-type="float" office:value="39.7" calcext:value-type="float">
            <text:p>39,7</text:p>
          </table:table-cell>
          <table:table-cell table:number-columns-repeated="16381"/>
        </table:table-row>
        <table:table-row table:style-name="ro1">
          <table:table-cell table:style-name="ce291" office:value-type="string" calcext:value-type="string">
            <text:p>2 комнатная</text:p>
          </table:table-cell>
          <table:table-cell table:style-name="ce291" office:value-type="string" calcext:value-type="string">
            <text:p>кв. м.</text:p>
          </table:table-cell>
          <table:table-cell table:style-name="ce291" office:value-type="float" office:value="60.5" calcext:value-type="float">
            <text:p>60,5</text:p>
          </table:table-cell>
          <table:table-cell table:number-columns-repeated="16381"/>
        </table:table-row>
        <table:table-row table:style-name="ro1">
          <table:table-cell table:style-name="ce291" office:value-type="string" calcext:value-type="string">
            <text:p>3 комнатная</text:p>
          </table:table-cell>
          <table:table-cell table:style-name="ce291" office:value-type="string" calcext:value-type="string">
            <text:p>кв. м.</text:p>
          </table:table-cell>
          <table:table-cell table:style-name="ce291" office:value-type="float" office:value="100" calcext:value-type="float">
            <text:p>100</text:p>
          </table:table-cell>
          <table:table-cell table:number-columns-repeated="16381"/>
        </table:table-row>
        <table:table-row table:style-name="ro1">
          <table:table-cell table:style-name="ce291" office:value-type="string" calcext:value-type="string">
            <text:p>3 комнатная</text:p>
          </table:table-cell>
          <table:table-cell table:style-name="ce291" office:value-type="string" calcext:value-type="string">
            <text:p>кв. м.</text:p>
          </table:table-cell>
          <table:table-cell table:style-name="ce291" office:value-type="float" office:value="83.5" calcext:value-type="float">
            <text:p>83,5</text:p>
          </table:table-cell>
          <table:table-cell table:number-columns-repeated="16381"/>
        </table:table-row>
        <table:table-row table:style-name="ro1">
          <table:table-cell table:style-name="ce372" office:value-type="string" calcext:value-type="string">
            <text:p>ИТОГО</text:p>
          </table:table-cell>
          <table:table-cell table:style-name="ce372" office:value-type="string" calcext:value-type="string">
            <text:p>кв. м.</text:p>
          </table:table-cell>
          <table:table-cell table:style-name="ce372" table:formula="of:=SUM([.C2:.C5])" office:value-type="float" office:value="283.7" calcext:value-type="float">
            <text:p>283,7</text:p>
          </table:table-cell>
          <table:table-cell table:number-columns-repeated="16381"/>
        </table:table-row>
        <table:table-row table:style-name="ro3" table:number-rows-repeated="104856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  </number:text>
    </number:number-style>
    <number:number-style style:name="N12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  </number:text>
    </number:number-style>
    <number:number-style style:name="N13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40P2" style:volatile="true">
      <number:text> </number:text>
      <number:fill-character> </number:fill-character>
      <number:text>-р.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>₽</number:currency-symbol>
      <number:text> </number:text>
    </number:currency-style>
    <number:currency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₽</number:currency-symbol>
      <number:text> </number:text>
    </number:currency-style>
    <number:currency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  <number:currency-symbol>₽</number:currency-symbol>
      <number:text> </number:text>
    </number:currency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.00.0000</text:date>, <text:time style:data-style-name="N2" text:time-value="09:54:20.40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Мног_5f_колич_5f_блоков" style:display-name="PageStyle_Мног_колич_блоков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ног_5f_колич_5f_жителей" style:display-name="PageStyle_Мног_колич_жителей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ног_5f_колич_5f_квартир" style:display-name="PageStyle_Мног_колич_квартир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ног_5f_электро" style:display-name="PageStyle_Мног_электро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ного_5f_кол_5f_бло_5f_огр" style:display-name="PageStyle_Много_кол_бло_огр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ног_5f_колич_5f_кухня" style:display-name="PageStyle_Мног_колич_кухня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блоки_5f_площади_5f_огражд" style:display-name="PageStyle_блоки_площади_огражд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земельный_20_участок" style:display-name="PageStyle_земельный участок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ног_5f_показ_5f_благоуст_5f_норматив" style:display-name="PageStyle_Мног_показ_благоуст_норматив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ного_5f_кол_5f_энерг_5f_огр" style:display-name="PageStyle_Много_кол_энерг_огр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ног_5f_потреб_5f_вода" style:display-name="PageStyle_Мног_потреб_вода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ног_5f_вода_5f_нагрев" style:display-name="PageStyle_Мног_вода_нагрев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Осн._5f_характ_5f_ки_5f_малоэт_5f_кварт" style:display-name="PageStyle_Осн._характ_ки_малоэт_кварт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У_5f_1тип_28_3кв_29_" style:display-name="PageStyle_У_1тип(3кв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тип_28_3кв_29_" style:display-name="PageStyle_1тип(3кв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алоэтажка_5f_площади" style:display-name="PageStyle_Малоэтажка_площади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У_5f_2тип_28_4кв_29_" style:display-name="PageStyle_У_2тип(4кв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тип_28_4кв_29_" style:display-name="PageStyle_2тип(4кв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11</meta:editing-cycles>
    <dc:date>2023-08-22T11:46:49.819000000</dc:date>
    <meta:generator>LibreOffice/7.5.5.2$Windows_X86_64 LibreOffice_project/ca8fe7424262805f223b9a2334bc7181abbcbf5e</meta:generator>
    <meta:editing-duration>PT1H52M29S</meta:editing-duration>
    <meta:document-statistic meta:table-count="18" meta:cell-count="3634" meta:object-count="0"/>
    <meta:template xlink:type="simple" xlink:actuate="onRequest" xlink:title="Normal.dotm" xlink:href=""/>
  </office:meta>
</office:document-meta>
</file>